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WP 34S Solid Font Regular" svg:font-family="'WP 34S Solid Font Regular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0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1.192cm" fo:break-before="auto" style:use-optimal-row-height="false"/>
    </style:style>
    <style:style style:name="ro2" style:family="table-row">
      <style:table-row-properties style:row-height="0.536cm" fo:break-before="auto" style:use-optimal-row-height="true"/>
    </style:style>
    <style:style style:name="ro3" style:family="table-row">
      <style:table-row-properties style:row-height="0.501cm" fo:break-before="auto" style:use-optimal-row-height="true"/>
    </style:style>
    <style:style style:name="ro4" style:family="table-row">
      <style:table-row-properties style:row-height="0.492cm" fo:break-before="auto" style:use-optimal-row-height="true"/>
    </style:style>
    <style:style style:name="ro5" style:family="table-row">
      <style:table-row-properties style:row-height="1.19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style:font-name="WP 34S Solid Font Regular"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By Command" table:style-name="ta1" table:print="false"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>
            <text:p>Command</text:p>
          </table:table-cell>
          <table:table-cell table:style-name="ce1" office:value-type="string">
            <text:p>Full Name</text:p>
          </table:table-cell>
          <table:table-cell table:style-name="ce1" office:value-type="string">
            <text:p>Alias</text:p>
          </table:table-cell>
        </table:table-row>
        <table:table-row table:style-name="ro2">
          <table:table-cell office:value-type="string">
            <text:p>°C→°F</text:p>
          </table:table-cell>
          <table:table-cell office:value-type="string">
            <text:p>[degree]C[-&gt;][degree]F</text:p>
          </table:table-cell>
          <table:table-cell office:value-type="string">
            <text:p>C&gt;F</text:p>
          </table:table-cell>
        </table:table-row>
        <table:table-row table:style-name="ro2">
          <table:table-cell office:value-type="string">
            <text:p>°F→°C</text:p>
          </table:table-cell>
          <table:table-cell office:value-type="string">
            <text:p>[degree]F[-&gt;][degree]C</text:p>
          </table:table-cell>
          <table:table-cell office:value-type="string">
            <text:p>F&gt;C</text:p>
          </table:table-cell>
        </table:table-row>
        <table:table-row table:style-name="ro2">
          <table:table-cell office:value-type="string">
            <text:p>°→G</text:p>
          </table:table-cell>
          <table:table-cell office:value-type="string">
            <text:p>[degree][-&gt;]G</text:p>
          </table:table-cell>
          <table:table-cell office:value-type="string">
            <text:p>DEG&gt;GRAD</text:p>
          </table:table-cell>
        </table:table-row>
        <table:table-row table:style-name="ro3">
          <table:table-cell office:value-type="string">
            <text:p>°→rad</text:p>
          </table:table-cell>
          <table:table-cell office:value-type="string">
            <text:p>[degree][-&gt;]rad</text:p>
          </table:table-cell>
          <table:table-cell office:value-type="string">
            <text:p>DEG&gt;RAD</text:p>
          </table:table-cell>
        </table:table-row>
        <table:table-row table:style-name="ro2">
          <table:table-cell office:value-type="string">
            <text:p>10ᵡ</text:p>
          </table:table-cell>
          <table:table-cell office:value-type="string">
            <text:p>10[^x]</text:p>
          </table:table-cell>
          <table:table-cell office:value-type="string">
            <text:p>10^x</text:p>
          </table:table-cell>
        </table:table-row>
        <table:table-row table:style-name="ro2">
          <table:table-cell office:value-type="string">
            <text:p>©10ᵡ</text:p>
          </table:table-cell>
          <table:table-cell office:value-type="string">
            <text:p>[cmplx]10[^x]</text:p>
          </table:table-cell>
          <table:table-cell office:value-type="string">
            <text:p>c10^x</text:p>
          </table:table-cell>
        </table:table-row>
        <table:table-row table:style-name="ro2">
          <table:table-cell table:number-columns-repeated="2" office:value-type="string">
            <text:p>1/x</text:p>
          </table:table-cell>
          <table:table-cell office:value-type="string">
            <text:p>INV</text:p>
          </table:table-cell>
        </table:table-row>
        <table:table-row table:style-name="ro2">
          <table:table-cell office:value-type="string">
            <text:p>©1/x</text:p>
          </table:table-cell>
          <table:table-cell office:value-type="string">
            <text:p>[cmplx]1/x</text:p>
          </table:table-cell>
          <table:table-cell office:value-type="string">
            <text:p>cINV</text:p>
          </table:table-cell>
        </table:table-row>
        <table:table-row table:style-name="ro2">
          <table:table-cell office:value-type="string">
            <text:p>2ᵡ</text:p>
          </table:table-cell>
          <table:table-cell office:value-type="string">
            <text:p>2[^x]</text:p>
          </table:table-cell>
          <table:table-cell office:value-type="string">
            <text:p>2^x</text:p>
          </table:table-cell>
        </table:table-row>
        <table:table-row table:style-name="ro2">
          <table:table-cell office:value-type="string">
            <text:p>©2ᵡ</text:p>
          </table:table-cell>
          <table:table-cell office:value-type="string">
            <text:p>[cmplx]2[^x]</text:p>
          </table:table-cell>
          <table:table-cell office:value-type="string">
            <text:p>c2^x</text:p>
          </table:table-cell>
        </table:table-row>
        <table:table-row table:style-name="ro2">
          <table:table-cell office:value-type="string">
            <text:p>³√</text:p>
          </table:table-cell>
          <table:table-cell office:value-type="string">
            <text:p>[^3][sqrt]</text:p>
          </table:table-cell>
          <table:table-cell office:value-type="string">
            <text:p>CROOT</text:p>
          </table:table-cell>
        </table:table-row>
        <table:table-row table:style-name="ro2">
          <table:table-cell office:value-type="string">
            <text:p>©³√</text:p>
          </table:table-cell>
          <table:table-cell office:value-type="string">
            <text:p>[cmplx][^3][sqrt]</text:p>
          </table:table-cell>
          <table:table-cell office:value-type="string">
            <text:p>cCROOT</text:p>
          </table:table-cell>
        </table:table-row>
        <table:table-row table:style-name="ro2">
          <table:table-cell office:value-type="string">
            <text:p>©ABS</text:p>
          </table:table-cell>
          <table:table-cell office:value-type="string">
            <text:p>[cmplx]ABS</text:p>
          </table:table-cell>
          <table:table-cell office:value-type="string">
            <text:p>cABS</text:p>
          </table:table-cell>
        </table:table-row>
        <table:table-row table:style-name="ro2">
          <table:table-cell office:value-type="string">
            <text:p>©ACOS</text:p>
          </table:table-cell>
          <table:table-cell office:value-type="string">
            <text:p>[cmplx]ACOS</text:p>
          </table:table-cell>
          <table:table-cell office:value-type="string">
            <text:p>cACOS</text:p>
          </table:table-cell>
        </table:table-row>
        <table:table-row table:style-name="ro2">
          <table:table-cell office:value-type="string">
            <text:p>©ACOSH</text:p>
          </table:table-cell>
          <table:table-cell office:value-type="string">
            <text:p>[cmplx]ACOSH</text:p>
          </table:table-cell>
          <table:table-cell office:value-type="string">
            <text:p>cACOSH</text:p>
          </table:table-cell>
        </table:table-row>
        <table:table-row table:style-name="ro3">
          <table:table-cell office:value-type="string">
            <text:p>acres→ha</text:p>
          </table:table-cell>
          <table:table-cell office:value-type="string">
            <text:p>acres[-&gt;]ha</text:p>
          </table:table-cell>
          <table:table-cell office:value-type="string">
            <text:p>acres&gt;ha</text:p>
          </table:table-cell>
        </table:table-row>
        <table:table-row table:style-name="ro3">
          <table:table-cell office:value-type="string">
            <text:p>acreUS→ha</text:p>
          </table:table-cell>
          <table:table-cell office:value-type="string">
            <text:p>acreUS[-&gt;]ha</text:p>
          </table:table-cell>
          <table:table-cell office:value-type="string">
            <text:p>acreUS&gt;ha</text:p>
          </table:table-cell>
        </table:table-row>
        <table:table-row table:style-name="ro2">
          <table:table-cell office:value-type="string">
            <text:p>©AGM</text:p>
          </table:table-cell>
          <table:table-cell office:value-type="string">
            <text:p>[cmplx]AGM</text:p>
          </table:table-cell>
          <table:table-cell office:value-type="string">
            <text:p>cAGM</text:p>
          </table:table-cell>
        </table:table-row>
        <table:table-row table:style-name="ro3">
          <table:table-cell office:value-type="string">
            <text:p>ar.→dB</text:p>
          </table:table-cell>
          <table:table-cell office:value-type="string">
            <text:p>ar.[-&gt;]dB</text:p>
          </table:table-cell>
          <table:table-cell office:value-type="string">
            <text:p>ar.&gt;dB</text:p>
          </table:table-cell>
        </table:table-row>
        <table:table-row table:style-name="ro2">
          <table:table-cell office:value-type="string">
            <text:p>©ASIN</text:p>
          </table:table-cell>
          <table:table-cell office:value-type="string">
            <text:p>[cmplx]ASIN</text:p>
          </table:table-cell>
          <table:table-cell office:value-type="string">
            <text:p>cASIN</text:p>
          </table:table-cell>
        </table:table-row>
        <table:table-row table:style-name="ro2">
          <table:table-cell office:value-type="string">
            <text:p>©ASINH</text:p>
          </table:table-cell>
          <table:table-cell office:value-type="string">
            <text:p>[cmplx]ASINH</text:p>
          </table:table-cell>
          <table:table-cell office:value-type="string">
            <text:p>cASINH</text:p>
          </table:table-cell>
        </table:table-row>
        <table:table-row table:style-name="ro2">
          <table:table-cell office:value-type="string">
            <text:p>©ATAN</text:p>
          </table:table-cell>
          <table:table-cell office:value-type="string">
            <text:p>[cmplx]ATAN</text:p>
          </table:table-cell>
          <table:table-cell office:value-type="string">
            <text:p>cATAN</text:p>
          </table:table-cell>
        </table:table-row>
        <table:table-row table:style-name="ro2">
          <table:table-cell office:value-type="string">
            <text:p>©ATANH</text:p>
          </table:table-cell>
          <table:table-cell office:value-type="string">
            <text:p>[cmplx]ATANH</text:p>
          </table:table-cell>
          <table:table-cell office:value-type="string">
            <text:p>cATANH</text:p>
          </table:table-cell>
        </table:table-row>
        <table:table-row table:style-name="ro3">
          <table:table-cell office:value-type="string">
            <text:p>atm→Pa</text:p>
          </table:table-cell>
          <table:table-cell office:value-type="string">
            <text:p>atm[-&gt;]Pa</text:p>
          </table:table-cell>
          <table:table-cell office:value-type="string">
            <text:p>atm&gt;Pa</text:p>
          </table:table-cell>
        </table:table-row>
        <table:table-row table:style-name="ro2">
          <table:table-cell office:value-type="string">
            <text:p>AU→km</text:p>
          </table:table-cell>
          <table:table-cell office:value-type="string">
            <text:p>AU[-&gt;]km</text:p>
          </table:table-cell>
          <table:table-cell office:value-type="string">
            <text:p>AU&gt;km</text:p>
          </table:table-cell>
        </table:table-row>
        <table:table-row table:style-name="ro3">
          <table:table-cell office:value-type="string">
            <text:p>bar→Pa</text:p>
          </table:table-cell>
          <table:table-cell office:value-type="string">
            <text:p>bar[-&gt;]Pa</text:p>
          </table:table-cell>
          <table:table-cell office:value-type="string">
            <text:p>bar&gt;Pa</text:p>
          </table:table-cell>
        </table:table-row>
        <table:table-row table:style-name="ro2">
          <table:table-cell office:value-type="string">
            <text:p>Binomₚ</text:p>
          </table:table-cell>
          <table:table-cell office:value-type="string">
            <text:p>Binom[sub-p]</text:p>
          </table:table-cell>
          <table:table-cell office:value-type="string">
            <text:p>Binom-p</text:p>
          </table:table-cell>
        </table:table-row>
        <table:table-row table:style-name="ro3">
          <table:table-cell office:value-type="string">
            <text:p>Binomᵤ</text:p>
          </table:table-cell>
          <table:table-cell office:value-type="string">
            <text:p>Binom[sub-u]</text:p>
          </table:table-cell>
          <table:table-cell office:value-type="string">
            <text:p>Binom-u</text:p>
          </table:table-cell>
        </table:table-row>
        <table:table-row table:style-name="ro2">
          <table:table-cell office:value-type="string">
            <text:p>Binom⁸</text:p>
          </table:table-cell>
          <table:table-cell office:value-type="string">
            <text:p>Binom[^-1]</text:p>
          </table:table-cell>
          <table:table-cell office:value-type="string">
            <text:p>INV-Binom</text:p>
          </table:table-cell>
        </table:table-row>
        <table:table-row table:style-name="ro2">
          <table:table-cell office:value-type="string">
            <text:p>Bₙ</text:p>
          </table:table-cell>
          <table:table-cell office:value-type="string">
            <text:p>B[sub-n]</text:p>
          </table:table-cell>
          <table:table-cell office:value-type="string">
            <text:p>Bn</text:p>
          </table:table-cell>
        </table:table-row>
        <table:table-row table:style-name="ro2">
          <table:table-cell office:value-type="string">
            <text:p>Bₙ⁺</text:p>
          </table:table-cell>
          <table:table-cell office:value-type="string">
            <text:p>B[sub-n][super-star]</text:p>
          </table:table-cell>
          <table:table-cell office:value-type="string">
            <text:p>Bn*</text:p>
          </table:table-cell>
        </table:table-row>
        <table:table-row table:style-name="ro3">
          <table:table-cell office:value-type="string">
            <text:p>Btu→J</text:p>
          </table:table-cell>
          <table:table-cell office:value-type="string">
            <text:p>Btu[-&gt;]J</text:p>
          </table:table-cell>
          <table:table-cell office:value-type="string">
            <text:p>Btu&gt;J</text:p>
          </table:table-cell>
        </table:table-row>
        <table:table-row table:style-name="ro3">
          <table:table-cell office:value-type="string">
            <text:p>cal→J</text:p>
          </table:table-cell>
          <table:table-cell office:value-type="string">
            <text:p>cal[-&gt;]J</text:p>
          </table:table-cell>
          <table:table-cell office:value-type="string">
            <text:p>cal&gt;J</text:p>
          </table:table-cell>
        </table:table-row>
        <table:table-row table:style-name="ro3">
          <table:table-cell office:value-type="string">
            <text:p>Cauchₚ</text:p>
          </table:table-cell>
          <table:table-cell office:value-type="string">
            <text:p>Cauch[sub-p]</text:p>
          </table:table-cell>
          <table:table-cell office:value-type="string">
            <text:p>Cauch-p</text:p>
          </table:table-cell>
        </table:table-row>
        <table:table-row table:style-name="ro3">
          <table:table-cell office:value-type="string">
            <text:p>Cauchᵤ</text:p>
          </table:table-cell>
          <table:table-cell office:value-type="string">
            <text:p>Cauch[sub-u]</text:p>
          </table:table-cell>
          <table:table-cell office:value-type="string">
            <text:p>Cauch-u</text:p>
          </table:table-cell>
        </table:table-row>
        <table:table-row table:style-name="ro3">
          <table:table-cell office:value-type="string">
            <text:p>Cauch⁸</text:p>
          </table:table-cell>
          <table:table-cell office:value-type="string">
            <text:p>Cauch[^-1]</text:p>
          </table:table-cell>
          <table:table-cell office:value-type="string">
            <text:p>INV-Cauch</text:p>
          </table:table-cell>
        </table:table-row>
        <table:table-row table:style-name="ro3">
          <table:table-cell office:value-type="string">
            <text:p>cft→l</text:p>
          </table:table-cell>
          <table:table-cell office:value-type="string">
            <text:p>cft[-&gt;]l</text:p>
          </table:table-cell>
          <table:table-cell office:value-type="string">
            <text:p>cft&gt;l</text:p>
          </table:table-cell>
        </table:table-row>
        <table:table-row table:style-name="ro3">
          <table:table-cell office:value-type="string">
            <text:p>CLα</text:p>
          </table:table-cell>
          <table:table-cell office:value-type="string">
            <text:p>CL[alpha]</text:p>
          </table:table-cell>
          <table:table-cell office:value-type="string">
            <text:p>CLa</text:p>
          </table:table-cell>
        </table:table-row>
        <table:table-row table:style-name="ro2">
          <table:table-cell office:value-type="string">
            <text:p>CLΣ</text:p>
          </table:table-cell>
          <table:table-cell office:value-type="string">
            <text:p>CL[SIGMA]</text:p>
          </table:table-cell>
          <table:table-cell office:value-type="string">
            <text:p>CLSUMS</text:p>
          </table:table-cell>
        </table:table-row>
        <table:table-row table:style-name="ro3">
          <table:table-cell office:value-type="string">
            <text:p>cm→inches</text:p>
          </table:table-cell>
          <table:table-cell office:value-type="string">
            <text:p>cm[-&gt;]inches</text:p>
          </table:table-cell>
          <table:table-cell office:value-type="string">
            <text:p>cm&gt;inches</text:p>
          </table:table-cell>
        </table:table-row>
        <table:table-row table:style-name="ro2">
          <table:table-cell office:value-type="string">
            <text:p>©CNST</text:p>
          </table:table-cell>
          <table:table-cell office:value-type="string">
            <text:p>[cmplx]CNST</text:p>
          </table:table-cell>
          <table:table-cell office:value-type="string">
            <text:p>cCNST</text:p>
          </table:table-cell>
        </table:table-row>
        <table:table-row table:style-name="ro2">
          <table:table-cell office:value-type="string">
            <text:p>©COMB</text:p>
          </table:table-cell>
          <table:table-cell office:value-type="string">
            <text:p>[cmplx]COMB</text:p>
          </table:table-cell>
          <table:table-cell office:value-type="string">
            <text:p>cCOMB</text:p>
          </table:table-cell>
        </table:table-row>
        <table:table-row table:style-name="ro2">
          <table:table-cell office:value-type="string">
            <text:p>©CONJ</text:p>
          </table:table-cell>
          <table:table-cell office:value-type="string">
            <text:p>[cmplx]CONJ</text:p>
          </table:table-cell>
          <table:table-cell office:value-type="string">
            <text:p>cCONJ</text:p>
          </table:table-cell>
        </table:table-row>
        <table:table-row table:style-name="ro2">
          <table:table-cell office:value-type="string">
            <text:p>©COS</text:p>
          </table:table-cell>
          <table:table-cell office:value-type="string">
            <text:p>[cmplx]COS</text:p>
          </table:table-cell>
          <table:table-cell office:value-type="string">
            <text:p>cCOS</text:p>
          </table:table-cell>
        </table:table-row>
        <table:table-row table:style-name="ro2">
          <table:table-cell office:value-type="string">
            <text:p>©COSH</text:p>
          </table:table-cell>
          <table:table-cell office:value-type="string">
            <text:p>[cmplx]COSH</text:p>
          </table:table-cell>
          <table:table-cell office:value-type="string">
            <text:p>cCOSH</text:p>
          </table:table-cell>
        </table:table-row>
        <table:table-row table:style-name="ro2">
          <table:table-cell office:value-type="string">
            <text:p>©CROSS</text:p>
          </table:table-cell>
          <table:table-cell office:value-type="string">
            <text:p>[cmplx]CROSS</text:p>
          </table:table-cell>
          <table:table-cell office:value-type="string">
            <text:p>cCROSS</text:p>
          </table:table-cell>
        </table:table-row>
        <table:table-row table:style-name="ro3">
          <table:table-cell office:value-type="string">
            <text:p>cwt→kg</text:p>
          </table:table-cell>
          <table:table-cell office:value-type="string">
            <text:p>cwt[-&gt;]kg</text:p>
          </table:table-cell>
          <table:table-cell office:value-type="string">
            <text:p>cwt&gt;kg</text:p>
          </table:table-cell>
        </table:table-row>
        <table:table-row table:style-name="ro2">
          <table:table-cell office:value-type="string">
            <text:p>DATE→</text:p>
          </table:table-cell>
          <table:table-cell office:value-type="string">
            <text:p>DATE[-&gt;]</text:p>
          </table:table-cell>
          <table:table-cell office:value-type="string">
            <text:p>DATE&gt;</text:p>
          </table:table-cell>
        </table:table-row>
        <table:table-row table:style-name="ro2">
          <table:table-cell office:value-type="string">
            <text:p>DBL×</text:p>
          </table:table-cell>
          <table:table-cell office:value-type="string">
            <text:p>DBL[times]</text:p>
          </table:table-cell>
          <table:table-cell office:value-type="string">
            <text:p>DBL*</text:p>
          </table:table-cell>
        </table:table-row>
        <table:table-row table:style-name="ro3">
          <table:table-cell office:value-type="string">
            <text:p>dB→ar.</text:p>
          </table:table-cell>
          <table:table-cell office:value-type="string">
            <text:p>dB[-&gt;]ar.</text:p>
          </table:table-cell>
          <table:table-cell office:value-type="string">
            <text:p>dB&gt;ar.</text:p>
          </table:table-cell>
        </table:table-row>
        <table:table-row table:style-name="ro3">
          <table:table-cell office:value-type="string">
            <text:p>dB→pr.</text:p>
          </table:table-cell>
          <table:table-cell office:value-type="string">
            <text:p>dB[-&gt;]pr.</text:p>
          </table:table-cell>
          <table:table-cell office:value-type="string">
            <text:p>dB&gt;pr.</text:p>
          </table:table-cell>
        </table:table-row>
        <table:table-row table:style-name="ro2">
          <table:table-cell office:value-type="string">
            <text:p>DEG→</text:p>
          </table:table-cell>
          <table:table-cell office:value-type="string">
            <text:p>DEG[-&gt;]</text:p>
          </table:table-cell>
          <table:table-cell office:value-type="string">
            <text:p>DEG&gt;</text:p>
          </table:table-cell>
        </table:table-row>
        <table:table-row table:style-name="ro2">
          <table:table-cell office:value-type="string">
            <text:p>©DOT</text:p>
          </table:table-cell>
          <table:table-cell office:value-type="string">
            <text:p>[cmplx]DOT</text:p>
          </table:table-cell>
          <table:table-cell office:value-type="string">
            <text:p>cDOT</text:p>
          </table:table-cell>
        </table:table-row>
        <table:table-row table:style-name="ro2">
          <table:table-cell office:value-type="string">
            <text:p>©DROP</text:p>
          </table:table-cell>
          <table:table-cell office:value-type="string">
            <text:p>[cmplx]DROP</text:p>
          </table:table-cell>
          <table:table-cell office:value-type="string">
            <text:p>cDROP</text:p>
          </table:table-cell>
        </table:table-row>
        <table:table-row table:style-name="ro2">
          <table:table-cell office:value-type="string">
            <text:p>D→J</text:p>
          </table:table-cell>
          <table:table-cell office:value-type="string">
            <text:p>D[-&gt;]J</text:p>
          </table:table-cell>
          <table:table-cell office:value-type="string">
            <text:p>D&gt;J</text:p>
          </table:table-cell>
        </table:table-row>
        <table:table-row table:style-name="ro2">
          <table:table-cell office:value-type="string">
            <text:p>©ENTER</text:p>
          </table:table-cell>
          <table:table-cell office:value-type="string">
            <text:p>[cmplx]ENTER</text:p>
          </table:table-cell>
          <table:table-cell office:value-type="string">
            <text:p>cENTER</text:p>
          </table:table-cell>
        </table:table-row>
        <table:table-row table:style-name="ro2">
          <table:table-cell office:value-type="string">
            <text:p>ENTER↑</text:p>
          </table:table-cell>
          <table:table-cell office:value-type="string">
            <text:p>ENTER[^]</text:p>
          </table:table-cell>
          <table:table-cell office:value-type="string">
            <text:p>ENTER</text:p>
          </table:table-cell>
        </table:table-row>
        <table:table-row table:style-name="ro4">
          <table:table-cell office:value-type="string">
            <text:p>eᵡ</text:p>
          </table:table-cell>
          <table:table-cell office:value-type="string">
            <text:p>e[^x]</text:p>
          </table:table-cell>
          <table:table-cell office:value-type="string">
            <text:p>EXP</text:p>
          </table:table-cell>
        </table:table-row>
        <table:table-row table:style-name="ro3">
          <table:table-cell office:value-type="string">
            <text:p>©eᵡ</text:p>
          </table:table-cell>
          <table:table-cell office:value-type="string">
            <text:p>[cmplx]e[^x]</text:p>
          </table:table-cell>
          <table:table-cell office:value-type="string">
            <text:p>cEXP</text:p>
          </table:table-cell>
        </table:table-row>
        <table:table-row table:style-name="ro3">
          <table:table-cell office:value-type="string">
            <text:p>Exponₚ</text:p>
          </table:table-cell>
          <table:table-cell office:value-type="string">
            <text:p>Expon[sub-p]</text:p>
          </table:table-cell>
          <table:table-cell office:value-type="string">
            <text:p>Expon-p</text:p>
          </table:table-cell>
        </table:table-row>
        <table:table-row table:style-name="ro3">
          <table:table-cell office:value-type="string">
            <text:p>Exponᵤ</text:p>
          </table:table-cell>
          <table:table-cell office:value-type="string">
            <text:p>Expon[sub-u]</text:p>
          </table:table-cell>
          <table:table-cell office:value-type="string">
            <text:p>Expon-u</text:p>
          </table:table-cell>
        </table:table-row>
        <table:table-row table:style-name="ro3">
          <table:table-cell office:value-type="string">
            <text:p>Expon⁸</text:p>
          </table:table-cell>
          <table:table-cell office:value-type="string">
            <text:p>Expon[^-1]</text:p>
          </table:table-cell>
          <table:table-cell office:value-type="string">
            <text:p>INV-Expon</text:p>
          </table:table-cell>
        </table:table-row>
        <table:table-row table:style-name="ro4">
          <table:table-cell office:value-type="string">
            <text:p>eᵡ-1</text:p>
          </table:table-cell>
          <table:table-cell office:value-type="string">
            <text:p>e[^x]-1</text:p>
          </table:table-cell>
          <table:table-cell office:value-type="string">
            <text:p>EXP-1</text:p>
          </table:table-cell>
        </table:table-row>
        <table:table-row table:style-name="ro3">
          <table:table-cell office:value-type="string">
            <text:p>©eᵡ-1</text:p>
          </table:table-cell>
          <table:table-cell office:value-type="string">
            <text:p>[cmplx]e[^x]-1</text:p>
          </table:table-cell>
          <table:table-cell office:value-type="string">
            <text:p>cEXP-1</text:p>
          </table:table-cell>
        </table:table-row>
        <table:table-row table:style-name="ro3">
          <table:table-cell office:value-type="string">
            <text:p>fathom→m</text:p>
          </table:table-cell>
          <table:table-cell office:value-type="string">
            <text:p>fathom[-&gt;]m</text:p>
          </table:table-cell>
          <table:table-cell office:value-type="string">
            <text:p>fathom&gt;m</text:p>
          </table:table-cell>
        </table:table-row>
        <table:table-row table:style-name="ro3">
          <table:table-cell office:value-type="string">
            <text:p>feetUS→m</text:p>
          </table:table-cell>
          <table:table-cell office:value-type="string">
            <text:p>feetUS[-&gt;]m</text:p>
          </table:table-cell>
          <table:table-cell office:value-type="string">
            <text:p>feetUS&gt;m</text:p>
          </table:table-cell>
        </table:table-row>
        <table:table-row table:style-name="ro3">
          <table:table-cell office:value-type="string">
            <text:p>feet→m</text:p>
          </table:table-cell>
          <table:table-cell office:value-type="string">
            <text:p>feet[-&gt;]m</text:p>
          </table:table-cell>
          <table:table-cell office:value-type="string">
            <text:p>feet&gt;m</text:p>
          </table:table-cell>
        </table:table-row>
        <table:table-row table:style-name="ro2">
          <table:table-cell office:value-type="string">
            <text:p>©FIB</text:p>
          </table:table-cell>
          <table:table-cell office:value-type="string">
            <text:p>[cmplx]FIB</text:p>
          </table:table-cell>
          <table:table-cell office:value-type="string">
            <text:p>cFIB</text:p>
          </table:table-cell>
        </table:table-row>
        <table:table-row table:style-name="ro2">
          <table:table-cell office:value-type="string">
            <text:p>©FILL</text:p>
          </table:table-cell>
          <table:table-cell office:value-type="string">
            <text:p>[cmplx]FILL</text:p>
          </table:table-cell>
          <table:table-cell office:value-type="string">
            <text:p>cFILL</text:p>
          </table:table-cell>
        </table:table-row>
        <table:table-row table:style-name="ro3">
          <table:table-cell office:value-type="string">
            <text:p>flozUK→ml</text:p>
          </table:table-cell>
          <table:table-cell office:value-type="string">
            <text:p>flozUK[-&gt;]ml</text:p>
          </table:table-cell>
          <table:table-cell office:value-type="string">
            <text:p>flozUK&gt;ml</text:p>
          </table:table-cell>
        </table:table-row>
        <table:table-row table:style-name="ro3">
          <table:table-cell office:value-type="string">
            <text:p>flozUS→ml</text:p>
          </table:table-cell>
          <table:table-cell office:value-type="string">
            <text:p>flozUS[-&gt;]ml</text:p>
          </table:table-cell>
          <table:table-cell office:value-type="string">
            <text:p>flozUS&gt;ml</text:p>
          </table:table-cell>
        </table:table-row>
        <table:table-row table:style-name="ro2">
          <table:table-cell office:value-type="string">
            <text:p>©FP</text:p>
          </table:table-cell>
          <table:table-cell office:value-type="string">
            <text:p>[cmplx]FP</text:p>
          </table:table-cell>
          <table:table-cell office:value-type="string">
            <text:p>cFP</text:p>
          </table:table-cell>
        </table:table-row>
        <table:table-row table:style-name="ro2">
          <table:table-cell office:value-type="string">
            <text:p>Fₚ(x)</text:p>
          </table:table-cell>
          <table:table-cell office:value-type="string">
            <text:p>F[sub-p](x)</text:p>
          </table:table-cell>
          <table:table-cell office:value-type="string">
            <text:p>F-p(x)</text:p>
          </table:table-cell>
        </table:table-row>
        <table:table-row table:style-name="ro3">
          <table:table-cell office:value-type="string">
            <text:p>Fᵤ(x)</text:p>
          </table:table-cell>
          <table:table-cell office:value-type="string">
            <text:p>F[sub-u](x)</text:p>
          </table:table-cell>
          <table:table-cell office:value-type="string">
            <text:p>F-u</text:p>
          </table:table-cell>
        </table:table-row>
        <table:table-row table:style-name="ro2">
          <table:table-cell office:value-type="string">
            <text:p>F⁸(p)</text:p>
          </table:table-cell>
          <table:table-cell office:value-type="string">
            <text:p>F[^-1](p)</text:p>
          </table:table-cell>
          <table:table-cell office:value-type="string">
            <text:p>INV-F</text:p>
          </table:table-cell>
        </table:table-row>
        <table:table-row table:style-name="ro3">
          <table:table-cell office:value-type="string">
            <text:p>galUK→l</text:p>
          </table:table-cell>
          <table:table-cell office:value-type="string">
            <text:p>galUK[-&gt;]l</text:p>
          </table:table-cell>
          <table:table-cell office:value-type="string">
            <text:p>galUK&gt;l</text:p>
          </table:table-cell>
        </table:table-row>
        <table:table-row table:style-name="ro3">
          <table:table-cell office:value-type="string">
            <text:p>galUS→l</text:p>
          </table:table-cell>
          <table:table-cell office:value-type="string">
            <text:p>galUS[-&gt;]l</text:p>
          </table:table-cell>
          <table:table-cell office:value-type="string">
            <text:p>galUS&gt;l</text:p>
          </table:table-cell>
        </table:table-row>
        <table:table-row table:style-name="ro2">
          <table:table-cell office:value-type="string">
            <text:p>g⒟</text:p>
          </table:table-cell>
          <table:table-cell office:value-type="string">
            <text:p>g[sub-d]</text:p>
          </table:table-cell>
          <table:table-cell office:value-type="string">
            <text:p>GUD</text:p>
          </table:table-cell>
        </table:table-row>
        <table:table-row table:style-name="ro2">
          <table:table-cell office:value-type="string">
            <text:p>©g⒟</text:p>
          </table:table-cell>
          <table:table-cell office:value-type="string">
            <text:p>[cmplx]g[sub-d]</text:p>
          </table:table-cell>
          <table:table-cell office:value-type="string">
            <text:p>cGUD</text:p>
          </table:table-cell>
        </table:table-row>
        <table:table-row table:style-name="ro2">
          <table:table-cell office:value-type="string">
            <text:p>g⒟⁸</text:p>
          </table:table-cell>
          <table:table-cell office:value-type="string">
            <text:p>g[sub-d][^-1]</text:p>
          </table:table-cell>
          <table:table-cell office:value-type="string">
            <text:p>INV-GUD</text:p>
          </table:table-cell>
        </table:table-row>
        <table:table-row table:style-name="ro2">
          <table:table-cell office:value-type="string">
            <text:p>©g⒟⁸</text:p>
          </table:table-cell>
          <table:table-cell office:value-type="string">
            <text:p>[cmplx]g[sub-d][^-1]</text:p>
          </table:table-cell>
          <table:table-cell office:value-type="string">
            <text:p>cINV-GUD</text:p>
          </table:table-cell>
        </table:table-row>
        <table:table-row table:style-name="ro3">
          <table:table-cell office:value-type="string">
            <text:p>Geomₚ</text:p>
          </table:table-cell>
          <table:table-cell office:value-type="string">
            <text:p>Geom[sub-p]</text:p>
          </table:table-cell>
          <table:table-cell office:value-type="string">
            <text:p>Geom-p</text:p>
          </table:table-cell>
        </table:table-row>
        <table:table-row table:style-name="ro3">
          <table:table-cell office:value-type="string">
            <text:p>Geomᵤ</text:p>
          </table:table-cell>
          <table:table-cell office:value-type="string">
            <text:p>Geom[sub-u]</text:p>
          </table:table-cell>
          <table:table-cell office:value-type="string">
            <text:p>Geom-u</text:p>
          </table:table-cell>
        </table:table-row>
        <table:table-row table:style-name="ro3">
          <table:table-cell office:value-type="string">
            <text:p>Geom⁸</text:p>
          </table:table-cell>
          <table:table-cell office:value-type="string">
            <text:p>Geom[^-1]</text:p>
          </table:table-cell>
          <table:table-cell office:value-type="string">
            <text:p>INV-Geom</text:p>
          </table:table-cell>
        </table:table-row>
        <table:table-row table:style-name="ro2">
          <table:table-cell office:value-type="string">
            <text:p>GRAD→</text:p>
          </table:table-cell>
          <table:table-cell office:value-type="string">
            <text:p>GRAD[-&gt;]</text:p>
          </table:table-cell>
          <table:table-cell office:value-type="string">
            <text:p>GRAD&gt;</text:p>
          </table:table-cell>
        </table:table-row>
        <table:table-row table:style-name="ro3">
          <table:table-cell office:value-type="string">
            <text:p>GTOα</text:p>
          </table:table-cell>
          <table:table-cell office:value-type="string">
            <text:p>GTO[alpha]</text:p>
          </table:table-cell>
          <table:table-cell office:value-type="string">
            <text:p>GTOa</text:p>
          </table:table-cell>
        </table:table-row>
        <table:table-row table:style-name="ro2">
          <table:table-cell office:value-type="string">
            <text:p>G→°</text:p>
          </table:table-cell>
          <table:table-cell office:value-type="string">
            <text:p>G[-&gt;][degree]</text:p>
          </table:table-cell>
          <table:table-cell office:value-type="string">
            <text:p>GRAD&gt;DEG</text:p>
          </table:table-cell>
        </table:table-row>
        <table:table-row table:style-name="ro3">
          <table:table-cell office:value-type="string">
            <text:p>g→oz</text:p>
          </table:table-cell>
          <table:table-cell office:value-type="string">
            <text:p>g[-&gt;]oz</text:p>
          </table:table-cell>
          <table:table-cell office:value-type="string">
            <text:p>g&gt;oz</text:p>
          </table:table-cell>
        </table:table-row>
        <table:table-row table:style-name="ro3">
          <table:table-cell office:value-type="string">
            <text:p>G→rad</text:p>
          </table:table-cell>
          <table:table-cell office:value-type="string">
            <text:p>G[-&gt;]rad</text:p>
          </table:table-cell>
          <table:table-cell office:value-type="string">
            <text:p>GRAD&gt;RAD</text:p>
          </table:table-cell>
        </table:table-row>
        <table:table-row table:style-name="ro3">
          <table:table-cell office:value-type="string">
            <text:p>g→tr.oz</text:p>
          </table:table-cell>
          <table:table-cell office:value-type="string">
            <text:p>g[-&gt;]tr.oz</text:p>
          </table:table-cell>
          <table:table-cell office:value-type="string">
            <text:p>g&gt;tr.oz</text:p>
          </table:table-cell>
        </table:table-row>
        <table:table-row table:style-name="ro3">
          <table:table-cell office:value-type="string">
            <text:p>ha→acres</text:p>
          </table:table-cell>
          <table:table-cell office:value-type="string">
            <text:p>ha[-&gt;]acres</text:p>
          </table:table-cell>
          <table:table-cell office:value-type="string">
            <text:p>ha&gt;acres</text:p>
          </table:table-cell>
        </table:table-row>
        <table:table-row table:style-name="ro3">
          <table:table-cell office:value-type="string">
            <text:p>ha→acreUS</text:p>
          </table:table-cell>
          <table:table-cell office:value-type="string">
            <text:p>ha[-&gt;]acreUS</text:p>
          </table:table-cell>
          <table:table-cell office:value-type="string">
            <text:p>ha&gt;acreUS</text:p>
          </table:table-cell>
        </table:table-row>
        <table:table-row table:style-name="ro2">
          <table:table-cell office:value-type="string">
            <text:p>Hₙ</text:p>
          </table:table-cell>
          <table:table-cell office:value-type="string">
            <text:p>H[sub-n]</text:p>
          </table:table-cell>
          <table:table-cell office:value-type="string">
            <text:p>Hn</text:p>
          </table:table-cell>
        </table:table-row>
        <table:table-row table:style-name="ro2">
          <table:table-cell office:value-type="string">
            <text:p>Hₙₚ</text:p>
          </table:table-cell>
          <table:table-cell office:value-type="string">
            <text:p>H[sub-n][sub-p]</text:p>
          </table:table-cell>
          <table:table-cell office:value-type="string">
            <text:p>Hnp</text:p>
          </table:table-cell>
        </table:table-row>
        <table:table-row table:style-name="ro3">
          <table:table-cell office:value-type="string">
            <text:p>hp(E)→W</text:p>
          </table:table-cell>
          <table:table-cell office:value-type="string">
            <text:p>hp(E)[-&gt;]W</text:p>
          </table:table-cell>
          <table:table-cell office:value-type="string">
            <text:p>hp(E)&gt;W</text:p>
          </table:table-cell>
        </table:table-row>
        <table:table-row table:style-name="ro3">
          <table:table-cell office:value-type="string">
            <text:p>hp(I)→W</text:p>
          </table:table-cell>
          <table:table-cell office:value-type="string">
            <text:p>hp(I)[-&gt;]W</text:p>
          </table:table-cell>
          <table:table-cell office:value-type="string">
            <text:p>hp(I)&gt;W</text:p>
          </table:table-cell>
        </table:table-row>
        <table:table-row table:style-name="ro3">
          <table:table-cell office:value-type="string">
            <text:p>hp(M)→W</text:p>
          </table:table-cell>
          <table:table-cell office:value-type="string">
            <text:p>hp(M)[-&gt;]W</text:p>
          </table:table-cell>
          <table:table-cell office:value-type="string">
            <text:p>hp(M)&gt;W</text:p>
          </table:table-cell>
        </table:table-row>
        <table:table-row table:style-name="ro2">
          <table:table-cell office:value-type="string">
            <text:p>©i</text:p>
          </table:table-cell>
          <table:table-cell office:value-type="string">
            <text:p>[cmplx]i</text:p>
          </table:table-cell>
          <table:table-cell office:value-type="string">
            <text:p>ci</text:p>
          </table:table-cell>
        </table:table-row>
        <table:table-row table:style-name="ro2">
          <table:table-cell office:value-type="string">
            <text:p>©IDIV</text:p>
          </table:table-cell>
          <table:table-cell office:value-type="string">
            <text:p>[cmplx]IDIV</text:p>
          </table:table-cell>
          <table:table-cell office:value-type="string">
            <text:p>cIDIV</text:p>
          </table:table-cell>
        </table:table-row>
        <table:table-row table:style-name="ro3">
          <table:table-cell office:value-type="string">
            <text:p>inches→cm</text:p>
          </table:table-cell>
          <table:table-cell office:value-type="string">
            <text:p>inches[-&gt;]cm</text:p>
          </table:table-cell>
          <table:table-cell office:value-type="string">
            <text:p>inches&gt;cm</text:p>
          </table:table-cell>
        </table:table-row>
        <table:table-row table:style-name="ro3">
          <table:table-cell office:value-type="string">
            <text:p>inHg→Pa</text:p>
          </table:table-cell>
          <table:table-cell office:value-type="string">
            <text:p>inHg[-&gt;]Pa</text:p>
          </table:table-cell>
          <table:table-cell office:value-type="string">
            <text:p>inHg&gt;Pa</text:p>
          </table:table-cell>
        </table:table-row>
        <table:table-row table:style-name="ro2">
          <table:table-cell office:value-type="string">
            <text:p>©IP</text:p>
          </table:table-cell>
          <table:table-cell office:value-type="string">
            <text:p>[cmplx]IP</text:p>
          </table:table-cell>
          <table:table-cell office:value-type="string">
            <text:p>cIP</text:p>
          </table:table-cell>
        </table:table-row>
        <table:table-row table:style-name="ro2">
          <table:table-cell office:value-type="string">
            <text:p>Iₓ</text:p>
          </table:table-cell>
          <table:table-cell office:value-type="string">
            <text:p>I[sub-x]</text:p>
          </table:table-cell>
          <table:table-cell office:value-type="string">
            <text:p>IBETA</text:p>
          </table:table-cell>
        </table:table-row>
        <table:table-row table:style-name="ro3">
          <table:table-cell office:value-type="string">
            <text:p>J→Btu</text:p>
          </table:table-cell>
          <table:table-cell office:value-type="string">
            <text:p>J[-&gt;]Btu</text:p>
          </table:table-cell>
          <table:table-cell office:value-type="string">
            <text:p>J&gt;Btu</text:p>
          </table:table-cell>
        </table:table-row>
        <table:table-row table:style-name="ro3">
          <table:table-cell office:value-type="string">
            <text:p>J→cal</text:p>
          </table:table-cell>
          <table:table-cell office:value-type="string">
            <text:p>J[-&gt;]cal</text:p>
          </table:table-cell>
          <table:table-cell office:value-type="string">
            <text:p>J&gt;cal</text:p>
          </table:table-cell>
        </table:table-row>
        <table:table-row table:style-name="ro2">
          <table:table-cell office:value-type="string">
            <text:p>J→D</text:p>
          </table:table-cell>
          <table:table-cell office:value-type="string">
            <text:p>J[-&gt;]D</text:p>
          </table:table-cell>
          <table:table-cell office:value-type="string">
            <text:p>J&gt;D</text:p>
          </table:table-cell>
        </table:table-row>
        <table:table-row table:style-name="ro3">
          <table:table-cell office:value-type="string">
            <text:p>J→kWh</text:p>
          </table:table-cell>
          <table:table-cell office:value-type="string">
            <text:p>J[-&gt;]kWh</text:p>
          </table:table-cell>
          <table:table-cell office:value-type="string">
            <text:p>J&gt;kWh</text:p>
          </table:table-cell>
        </table:table-row>
        <table:table-row table:style-name="ro3">
          <table:table-cell office:value-type="string">
            <text:p>kg→cwt</text:p>
          </table:table-cell>
          <table:table-cell office:value-type="string">
            <text:p>kg[-&gt;]cwt</text:p>
          </table:table-cell>
          <table:table-cell office:value-type="string">
            <text:p>kg&gt;cwt</text:p>
          </table:table-cell>
        </table:table-row>
        <table:table-row table:style-name="ro3">
          <table:table-cell office:value-type="string">
            <text:p>kg→lb</text:p>
          </table:table-cell>
          <table:table-cell office:value-type="string">
            <text:p>kg[-&gt;]lb</text:p>
          </table:table-cell>
          <table:table-cell office:value-type="string">
            <text:p>kg&gt;lb</text:p>
          </table:table-cell>
        </table:table-row>
        <table:table-row table:style-name="ro3">
          <table:table-cell office:value-type="string">
            <text:p>kg→stone</text:p>
          </table:table-cell>
          <table:table-cell office:value-type="string">
            <text:p>kg[-&gt;]stone</text:p>
          </table:table-cell>
          <table:table-cell office:value-type="string">
            <text:p>kg&gt;stone</text:p>
          </table:table-cell>
        </table:table-row>
        <table:table-row table:style-name="ro3">
          <table:table-cell office:value-type="string">
            <text:p>kg→s.cwt</text:p>
          </table:table-cell>
          <table:table-cell office:value-type="string">
            <text:p>kg[-&gt;]s.cwt</text:p>
          </table:table-cell>
          <table:table-cell office:value-type="string">
            <text:p>kg&gt;s.cwt</text:p>
          </table:table-cell>
        </table:table-row>
        <table:table-row table:style-name="ro2">
          <table:table-cell office:value-type="string">
            <text:p>km→AU</text:p>
          </table:table-cell>
          <table:table-cell office:value-type="string">
            <text:p>km[-&gt;]AU</text:p>
          </table:table-cell>
          <table:table-cell office:value-type="string">
            <text:p>km&gt;AU</text:p>
          </table:table-cell>
        </table:table-row>
        <table:table-row table:style-name="ro2">
          <table:table-cell office:value-type="string">
            <text:p>km→l.y.</text:p>
          </table:table-cell>
          <table:table-cell office:value-type="string">
            <text:p>km[-&gt;]l.y.</text:p>
          </table:table-cell>
          <table:table-cell office:value-type="string">
            <text:p>km&gt;l.y.</text:p>
          </table:table-cell>
        </table:table-row>
        <table:table-row table:style-name="ro3">
          <table:table-cell office:value-type="string">
            <text:p>km→miles</text:p>
          </table:table-cell>
          <table:table-cell office:value-type="string">
            <text:p>km[-&gt;]miles</text:p>
          </table:table-cell>
          <table:table-cell office:value-type="string">
            <text:p>km&gt;miles</text:p>
          </table:table-cell>
        </table:table-row>
        <table:table-row table:style-name="ro3">
          <table:table-cell office:value-type="string">
            <text:p>km→nmi</text:p>
          </table:table-cell>
          <table:table-cell office:value-type="string">
            <text:p>km[-&gt;]nmi</text:p>
          </table:table-cell>
          <table:table-cell office:value-type="string">
            <text:p>km&gt;nmi</text:p>
          </table:table-cell>
        </table:table-row>
        <table:table-row table:style-name="ro3">
          <table:table-cell office:value-type="string">
            <text:p>km→pc</text:p>
          </table:table-cell>
          <table:table-cell office:value-type="string">
            <text:p>km[-&gt;]pc</text:p>
          </table:table-cell>
          <table:table-cell office:value-type="string">
            <text:p>km&gt;pc</text:p>
          </table:table-cell>
        </table:table-row>
        <table:table-row table:style-name="ro3">
          <table:table-cell office:value-type="string">
            <text:p>kWh→J</text:p>
          </table:table-cell>
          <table:table-cell office:value-type="string">
            <text:p>kWh[-&gt;]J</text:p>
          </table:table-cell>
          <table:table-cell office:value-type="string">
            <text:p>kWh&gt;J</text:p>
          </table:table-cell>
        </table:table-row>
        <table:table-row table:style-name="ro3">
          <table:table-cell office:value-type="string">
            <text:p>lbf→N</text:p>
          </table:table-cell>
          <table:table-cell office:value-type="string">
            <text:p>lbf[-&gt;]N</text:p>
          </table:table-cell>
          <table:table-cell office:value-type="string">
            <text:p>lbf&gt;N</text:p>
          </table:table-cell>
        </table:table-row>
        <table:table-row table:style-name="ro3">
          <table:table-cell office:value-type="string">
            <text:p>lb→kg</text:p>
          </table:table-cell>
          <table:table-cell office:value-type="string">
            <text:p>lb[-&gt;]kg</text:p>
          </table:table-cell>
          <table:table-cell office:value-type="string">
            <text:p>lb&gt;kg</text:p>
          </table:table-cell>
        </table:table-row>
        <table:table-row table:style-name="ro3">
          <table:table-cell office:value-type="string">
            <text:p>LgNrmₚ</text:p>
          </table:table-cell>
          <table:table-cell office:value-type="string">
            <text:p>LgNrm[sub-p]</text:p>
          </table:table-cell>
          <table:table-cell office:value-type="string">
            <text:p>LgNorm-p</text:p>
          </table:table-cell>
        </table:table-row>
        <table:table-row table:style-name="ro3">
          <table:table-cell office:value-type="string">
            <text:p>LgNrmᵤ</text:p>
          </table:table-cell>
          <table:table-cell office:value-type="string">
            <text:p>LgNrm[sub-u]</text:p>
          </table:table-cell>
          <table:table-cell office:value-type="string">
            <text:p>LgNrm-u</text:p>
          </table:table-cell>
        </table:table-row>
        <table:table-row table:style-name="ro3">
          <table:table-cell office:value-type="string">
            <text:p>LgNrm⁸</text:p>
          </table:table-cell>
          <table:table-cell office:value-type="string">
            <text:p>LgNrm[^-1]</text:p>
          </table:table-cell>
          <table:table-cell office:value-type="string">
            <text:p>INV-LgNorm</text:p>
          </table:table-cell>
        </table:table-row>
        <table:table-row table:style-name="ro2">
          <table:table-cell office:value-type="string">
            <text:p>Lₙ</text:p>
          </table:table-cell>
          <table:table-cell office:value-type="string">
            <text:p>L[sub-n]</text:p>
          </table:table-cell>
          <table:table-cell office:value-type="string">
            <text:p>Ln</text:p>
          </table:table-cell>
        </table:table-row>
        <table:table-row table:style-name="ro2">
          <table:table-cell office:value-type="string">
            <text:p>©LN</text:p>
          </table:table-cell>
          <table:table-cell office:value-type="string">
            <text:p>[cmplx]LN</text:p>
          </table:table-cell>
          <table:table-cell office:value-type="string">
            <text:p>cLN</text:p>
          </table:table-cell>
        </table:table-row>
        <table:table-row table:style-name="ro2">
          <table:table-cell office:value-type="string">
            <text:p>©LN1+x</text:p>
          </table:table-cell>
          <table:table-cell office:value-type="string">
            <text:p>[cmplx]LN1+x</text:p>
          </table:table-cell>
          <table:table-cell office:value-type="string">
            <text:p>cLN1+x</text:p>
          </table:table-cell>
        </table:table-row>
        <table:table-row table:style-name="ro3">
          <table:table-cell office:value-type="string">
            <text:p>Lₙα</text:p>
          </table:table-cell>
          <table:table-cell office:value-type="string">
            <text:p>L[sub-n][alpha]</text:p>
          </table:table-cell>
          <table:table-cell office:value-type="string">
            <text:p>LnAlpha</text:p>
          </table:table-cell>
        </table:table-row>
        <table:table-row table:style-name="ro4">
          <table:table-cell office:value-type="string">
            <text:p>LNβ</text:p>
          </table:table-cell>
          <table:table-cell office:value-type="string">
            <text:p>LN[beta]</text:p>
          </table:table-cell>
          <table:table-cell office:value-type="string">
            <text:p>LNBETA</text:p>
          </table:table-cell>
        </table:table-row>
        <table:table-row table:style-name="ro3">
          <table:table-cell office:value-type="string">
            <text:p>©LNβ</text:p>
          </table:table-cell>
          <table:table-cell office:value-type="string">
            <text:p>[cmplx]LN[beta]</text:p>
          </table:table-cell>
          <table:table-cell office:value-type="string">
            <text:p>cLNBETA</text:p>
          </table:table-cell>
        </table:table-row>
        <table:table-row table:style-name="ro2">
          <table:table-cell office:value-type="string">
            <text:p>LNΓ</text:p>
          </table:table-cell>
          <table:table-cell office:value-type="string">
            <text:p>LN[GAMMA]</text:p>
          </table:table-cell>
          <table:table-cell office:value-type="string">
            <text:p>LNGAMMA</text:p>
          </table:table-cell>
        </table:table-row>
        <table:table-row table:style-name="ro2">
          <table:table-cell office:value-type="string">
            <text:p>©LNΓ</text:p>
          </table:table-cell>
          <table:table-cell office:value-type="string">
            <text:p>[cmplx]LN[GAMMA]</text:p>
          </table:table-cell>
          <table:table-cell office:value-type="string">
            <text:p>cLNGAMMA</text:p>
          </table:table-cell>
        </table:table-row>
        <table:table-row table:style-name="ro2">
          <table:table-cell office:value-type="string">
            <text:p>LOADΣ</text:p>
          </table:table-cell>
          <table:table-cell office:value-type="string">
            <text:p>LOAD[SIGMA]</text:p>
          </table:table-cell>
          <table:table-cell office:value-type="string">
            <text:p>LOADSUMS</text:p>
          </table:table-cell>
        </table:table-row>
        <table:table-row table:style-name="ro2">
          <table:table-cell office:value-type="string">
            <text:p>LOG₁₀</text:p>
          </table:table-cell>
          <table:table-cell office:value-type="string">
            <text:p>LOG[sub-1][sub-0]</text:p>
          </table:table-cell>
          <table:table-cell office:value-type="string">
            <text:p>LG</text:p>
          </table:table-cell>
        </table:table-row>
        <table:table-row table:style-name="ro2">
          <table:table-cell office:value-type="string">
            <text:p>©LOG₁₀</text:p>
          </table:table-cell>
          <table:table-cell office:value-type="string">
            <text:p>[cmplx]LOG[sub-1][sub-0]</text:p>
          </table:table-cell>
          <table:table-cell office:value-type="string">
            <text:p>cLG</text:p>
          </table:table-cell>
        </table:table-row>
        <table:table-row table:style-name="ro2">
          <table:table-cell office:value-type="string">
            <text:p>LOG₂</text:p>
          </table:table-cell>
          <table:table-cell office:value-type="string">
            <text:p>LOG[sub-2]</text:p>
          </table:table-cell>
          <table:table-cell office:value-type="string">
            <text:p>LB</text:p>
          </table:table-cell>
        </table:table-row>
        <table:table-row table:style-name="ro2">
          <table:table-cell office:value-type="string">
            <text:p>©LOG₂</text:p>
          </table:table-cell>
          <table:table-cell office:value-type="string">
            <text:p>[cmplx]LOG[sub-2]</text:p>
          </table:table-cell>
          <table:table-cell office:value-type="string">
            <text:p>cLB</text:p>
          </table:table-cell>
        </table:table-row>
        <table:table-row table:style-name="ro2">
          <table:table-cell office:value-type="string">
            <text:p>Logisₚ</text:p>
          </table:table-cell>
          <table:table-cell office:value-type="string">
            <text:p>Logis[sub-p]</text:p>
          </table:table-cell>
          <table:table-cell office:value-type="string">
            <text:p>Logis-p</text:p>
          </table:table-cell>
        </table:table-row>
        <table:table-row table:style-name="ro3">
          <table:table-cell office:value-type="string">
            <text:p>Logisᵤ</text:p>
          </table:table-cell>
          <table:table-cell office:value-type="string">
            <text:p>Logis[sub-u]</text:p>
          </table:table-cell>
          <table:table-cell office:value-type="string">
            <text:p>Logis-u</text:p>
          </table:table-cell>
        </table:table-row>
        <table:table-row table:style-name="ro2">
          <table:table-cell office:value-type="string">
            <text:p>Logis⁸</text:p>
          </table:table-cell>
          <table:table-cell office:value-type="string">
            <text:p>Logis[^-1]</text:p>
          </table:table-cell>
          <table:table-cell office:value-type="string">
            <text:p>INV-Logis</text:p>
          </table:table-cell>
        </table:table-row>
        <table:table-row table:style-name="ro2">
          <table:table-cell office:value-type="string">
            <text:p>LOGₓ</text:p>
          </table:table-cell>
          <table:table-cell office:value-type="string">
            <text:p>LOG[sub-x]</text:p>
          </table:table-cell>
          <table:table-cell office:value-type="string">
            <text:p>LOGx</text:p>
          </table:table-cell>
        </table:table-row>
        <table:table-row table:style-name="ro2">
          <table:table-cell office:value-type="string">
            <text:p>©LOGₓ</text:p>
          </table:table-cell>
          <table:table-cell office:value-type="string">
            <text:p>[cmplx]LOG[sub-x]</text:p>
          </table:table-cell>
          <table:table-cell office:value-type="string">
            <text:p>cLOGx</text:p>
          </table:table-cell>
        </table:table-row>
        <table:table-row table:style-name="ro2">
          <table:table-cell office:value-type="string">
            <text:p>l.y.→km</text:p>
          </table:table-cell>
          <table:table-cell office:value-type="string">
            <text:p>l.y.[-&gt;]km</text:p>
          </table:table-cell>
          <table:table-cell office:value-type="string">
            <text:p>l.y.&gt;km</text:p>
          </table:table-cell>
        </table:table-row>
        <table:table-row table:style-name="ro3">
          <table:table-cell office:value-type="string">
            <text:p>l→cft</text:p>
          </table:table-cell>
          <table:table-cell office:value-type="string">
            <text:p>l[-&gt;]cft</text:p>
          </table:table-cell>
          <table:table-cell office:value-type="string">
            <text:p>l&gt;cft</text:p>
          </table:table-cell>
        </table:table-row>
        <table:table-row table:style-name="ro3">
          <table:table-cell office:value-type="string">
            <text:p>l→galUK</text:p>
          </table:table-cell>
          <table:table-cell office:value-type="string">
            <text:p>l[-&gt;]galUK</text:p>
          </table:table-cell>
          <table:table-cell office:value-type="string">
            <text:p>l&gt;galUK</text:p>
          </table:table-cell>
        </table:table-row>
        <table:table-row table:style-name="ro3">
          <table:table-cell office:value-type="string">
            <text:p>l→galUS</text:p>
          </table:table-cell>
          <table:table-cell office:value-type="string">
            <text:p>l[-&gt;]galUS</text:p>
          </table:table-cell>
          <table:table-cell office:value-type="string">
            <text:p>l&gt;galUS</text:p>
          </table:table-cell>
        </table:table-row>
        <table:table-row table:style-name="ro3">
          <table:table-cell office:value-type="string">
            <text:p>miles→km</text:p>
          </table:table-cell>
          <table:table-cell office:value-type="string">
            <text:p>miles[-&gt;]km</text:p>
          </table:table-cell>
          <table:table-cell office:value-type="string">
            <text:p>miles&gt;km</text:p>
          </table:table-cell>
        </table:table-row>
        <table:table-row table:style-name="ro3">
          <table:table-cell office:value-type="string">
            <text:p>ml→flozUK</text:p>
          </table:table-cell>
          <table:table-cell office:value-type="string">
            <text:p>ml[-&gt;]flozUK</text:p>
          </table:table-cell>
          <table:table-cell office:value-type="string">
            <text:p>ml&gt;flozUK</text:p>
          </table:table-cell>
        </table:table-row>
        <table:table-row table:style-name="ro3">
          <table:table-cell office:value-type="string">
            <text:p>ml→flozUS</text:p>
          </table:table-cell>
          <table:table-cell office:value-type="string">
            <text:p>ml[-&gt;]flozUS</text:p>
          </table:table-cell>
          <table:table-cell office:value-type="string">
            <text:p>ml&gt;flozUS</text:p>
          </table:table-cell>
        </table:table-row>
        <table:table-row table:style-name="ro3">
          <table:table-cell office:value-type="string">
            <text:p>mmHg→Pa</text:p>
          </table:table-cell>
          <table:table-cell office:value-type="string">
            <text:p>mmHg[-&gt;]Pa</text:p>
          </table:table-cell>
          <table:table-cell office:value-type="string">
            <text:p>mmHg&gt;Pa</text:p>
          </table:table-cell>
        </table:table-row>
        <table:table-row table:style-name="ro2">
          <table:table-cell office:value-type="string">
            <text:p>MROW+×</text:p>
          </table:table-cell>
          <table:table-cell office:value-type="string">
            <text:p>MROW+[times]</text:p>
          </table:table-cell>
          <table:table-cell office:value-type="string">
            <text:p>MROW+*</text:p>
          </table:table-cell>
        </table:table-row>
        <table:table-row table:style-name="ro2">
          <table:table-cell office:value-type="string">
            <text:p>MROW×</text:p>
          </table:table-cell>
          <table:table-cell office:value-type="string">
            <text:p>MROW[times]</text:p>
          </table:table-cell>
          <table:table-cell office:value-type="string">
            <text:p>MROW*</text:p>
          </table:table-cell>
        </table:table-row>
        <table:table-row table:style-name="ro2">
          <table:table-cell office:value-type="string">
            <text:p>MROW⇆</text:p>
          </table:table-cell>
          <table:table-cell office:value-type="string">
            <text:p>MROW[&lt;-&gt;]</text:p>
          </table:table-cell>
          <table:table-cell office:value-type="string">
            <text:p>MROW&lt;&gt;</text:p>
          </table:table-cell>
        </table:table-row>
        <table:table-row table:style-name="ro2">
          <table:table-cell office:value-type="string">
            <text:p>M+×</text:p>
          </table:table-cell>
          <table:table-cell office:value-type="string">
            <text:p>M+[times]</text:p>
          </table:table-cell>
          <table:table-cell office:value-type="string">
            <text:p>M+*</text:p>
          </table:table-cell>
        </table:table-row>
        <table:table-row table:style-name="ro2">
          <table:table-cell office:value-type="string">
            <text:p>M⁸</text:p>
          </table:table-cell>
          <table:table-cell office:value-type="string">
            <text:p>M[^-1]</text:p>
          </table:table-cell>
          <table:table-cell office:value-type="string">
            <text:p>M.INV</text:p>
          </table:table-cell>
        </table:table-row>
        <table:table-row table:style-name="ro2">
          <table:table-cell office:value-type="string">
            <text:p>M×</text:p>
          </table:table-cell>
          <table:table-cell office:value-type="string">
            <text:p>M[times]</text:p>
          </table:table-cell>
          <table:table-cell office:value-type="string">
            <text:p>M*</text:p>
          </table:table-cell>
        </table:table-row>
        <table:table-row table:style-name="ro3">
          <table:table-cell office:value-type="string">
            <text:p>m→fathom</text:p>
          </table:table-cell>
          <table:table-cell office:value-type="string">
            <text:p>m[-&gt;]fathom</text:p>
          </table:table-cell>
          <table:table-cell office:value-type="string">
            <text:p>m&gt;fathom</text:p>
          </table:table-cell>
        </table:table-row>
        <table:table-row table:style-name="ro3">
          <table:table-cell office:value-type="string">
            <text:p>m→feet</text:p>
          </table:table-cell>
          <table:table-cell office:value-type="string">
            <text:p>m[-&gt;]feet</text:p>
          </table:table-cell>
          <table:table-cell office:value-type="string">
            <text:p>m&gt;feet</text:p>
          </table:table-cell>
        </table:table-row>
        <table:table-row table:style-name="ro3">
          <table:table-cell office:value-type="string">
            <text:p>m→feetUS</text:p>
          </table:table-cell>
          <table:table-cell office:value-type="string">
            <text:p>m[-&gt;]feetUS</text:p>
          </table:table-cell>
          <table:table-cell office:value-type="string">
            <text:p>m&gt;feetUS</text:p>
          </table:table-cell>
        </table:table-row>
        <table:table-row table:style-name="ro3">
          <table:table-cell office:value-type="string">
            <text:p>m→yards</text:p>
          </table:table-cell>
          <table:table-cell office:value-type="string">
            <text:p>m[-&gt;]yards</text:p>
          </table:table-cell>
          <table:table-cell office:value-type="string">
            <text:p>m&gt;yards</text:p>
          </table:table-cell>
        </table:table-row>
        <table:table-row table:style-name="ro3">
          <table:table-cell office:value-type="string">
            <text:p>nmi→km</text:p>
          </table:table-cell>
          <table:table-cell office:value-type="string">
            <text:p>nmi[-&gt;]km</text:p>
          </table:table-cell>
          <table:table-cell office:value-type="string">
            <text:p>nmi&gt;km</text:p>
          </table:table-cell>
        </table:table-row>
        <table:table-row table:style-name="ro3">
          <table:table-cell office:value-type="string">
            <text:p>Normlₚ</text:p>
          </table:table-cell>
          <table:table-cell office:value-type="string">
            <text:p>Norml[sub-p]</text:p>
          </table:table-cell>
          <table:table-cell office:value-type="string">
            <text:p>Norml-p</text:p>
          </table:table-cell>
        </table:table-row>
        <table:table-row table:style-name="ro3">
          <table:table-cell office:value-type="string">
            <text:p>Normlᵤ</text:p>
          </table:table-cell>
          <table:table-cell office:value-type="string">
            <text:p>Norml[sub-u]</text:p>
          </table:table-cell>
          <table:table-cell office:value-type="string">
            <text:p>Norml-u</text:p>
          </table:table-cell>
        </table:table-row>
        <table:table-row table:style-name="ro3">
          <table:table-cell office:value-type="string">
            <text:p>Norml⁸</text:p>
          </table:table-cell>
          <table:table-cell office:value-type="string">
            <text:p>Norml[^-1]</text:p>
          </table:table-cell>
          <table:table-cell office:value-type="string">
            <text:p>INV-Norml</text:p>
          </table:table-cell>
        </table:table-row>
        <table:table-row table:style-name="ro3">
          <table:table-cell office:value-type="string">
            <text:p>nΣ</text:p>
          </table:table-cell>
          <table:table-cell office:value-type="string">
            <text:p>n[SIGMA]</text:p>
          </table:table-cell>
          <table:table-cell office:value-type="string">
            <text:p>nSUM</text:p>
          </table:table-cell>
        </table:table-row>
        <table:table-row table:style-name="ro3">
          <table:table-cell office:value-type="string">
            <text:p>N→lbf</text:p>
          </table:table-cell>
          <table:table-cell office:value-type="string">
            <text:p>N[-&gt;]lbf</text:p>
          </table:table-cell>
          <table:table-cell office:value-type="string">
            <text:p>N&gt;lbf</text:p>
          </table:table-cell>
        </table:table-row>
        <table:table-row table:style-name="ro3">
          <table:table-cell office:value-type="string">
            <text:p>oz→g</text:p>
          </table:table-cell>
          <table:table-cell office:value-type="string">
            <text:p>oz[-&gt;]g</text:p>
          </table:table-cell>
          <table:table-cell office:value-type="string">
            <text:p>oz&gt;g</text:p>
          </table:table-cell>
        </table:table-row>
        <table:table-row table:style-name="ro3">
          <table:table-cell office:value-type="string">
            <text:p>Pa→atm</text:p>
          </table:table-cell>
          <table:table-cell office:value-type="string">
            <text:p>Pa[-&gt;]atm</text:p>
          </table:table-cell>
          <table:table-cell office:value-type="string">
            <text:p>Pa&gt;atm</text:p>
          </table:table-cell>
        </table:table-row>
        <table:table-row table:style-name="ro3">
          <table:table-cell office:value-type="string">
            <text:p>Pa→bar</text:p>
          </table:table-cell>
          <table:table-cell office:value-type="string">
            <text:p>Pa[-&gt;]bar</text:p>
          </table:table-cell>
          <table:table-cell office:value-type="string">
            <text:p>Pa&gt;bar</text:p>
          </table:table-cell>
        </table:table-row>
        <table:table-row table:style-name="ro3">
          <table:table-cell office:value-type="string">
            <text:p>Pa→inHg</text:p>
          </table:table-cell>
          <table:table-cell office:value-type="string">
            <text:p>Pa[-&gt;]inHg</text:p>
          </table:table-cell>
          <table:table-cell office:value-type="string">
            <text:p>Pa&gt;inHg</text:p>
          </table:table-cell>
        </table:table-row>
        <table:table-row table:style-name="ro3">
          <table:table-cell office:value-type="string">
            <text:p>Pa→mmHg</text:p>
          </table:table-cell>
          <table:table-cell office:value-type="string">
            <text:p>Pa[-&gt;]mmHg</text:p>
          </table:table-cell>
          <table:table-cell office:value-type="string">
            <text:p>Pa&gt;mmHg</text:p>
          </table:table-cell>
        </table:table-row>
        <table:table-row table:style-name="ro3">
          <table:table-cell office:value-type="string">
            <text:p>Pa→psi</text:p>
          </table:table-cell>
          <table:table-cell office:value-type="string">
            <text:p>Pa[-&gt;]psi</text:p>
          </table:table-cell>
          <table:table-cell office:value-type="string">
            <text:p>Pa&gt;psi</text:p>
          </table:table-cell>
        </table:table-row>
        <table:table-row table:style-name="ro3">
          <table:table-cell office:value-type="string">
            <text:p>Pa→torr</text:p>
          </table:table-cell>
          <table:table-cell office:value-type="string">
            <text:p>Pa[-&gt;]torr</text:p>
          </table:table-cell>
          <table:table-cell office:value-type="string">
            <text:p>Pa&gt;torr</text:p>
          </table:table-cell>
        </table:table-row>
        <table:table-row table:style-name="ro3">
          <table:table-cell office:value-type="string">
            <text:p>pc→km</text:p>
          </table:table-cell>
          <table:table-cell office:value-type="string">
            <text:p>pc[-&gt;]km</text:p>
          </table:table-cell>
          <table:table-cell office:value-type="string">
            <text:p>pc&gt;km</text:p>
          </table:table-cell>
        </table:table-row>
        <table:table-row table:style-name="ro2">
          <table:table-cell office:value-type="string">
            <text:p>©PERM</text:p>
          </table:table-cell>
          <table:table-cell office:value-type="string">
            <text:p>[cmplx]PERM</text:p>
          </table:table-cell>
          <table:table-cell office:value-type="string">
            <text:p>cPERM</text:p>
          </table:table-cell>
        </table:table-row>
        <table:table-row table:style-name="ro2">
          <table:table-cell office:value-type="string">
            <text:p>Pₙ</text:p>
          </table:table-cell>
          <table:table-cell office:value-type="string">
            <text:p>P[sub-n]</text:p>
          </table:table-cell>
          <table:table-cell office:value-type="string">
            <text:p>Pn</text:p>
          </table:table-cell>
        </table:table-row>
        <table:table-row table:style-name="ro3">
          <table:table-cell office:value-type="string">
            <text:p>Poiss</text:p>
          </table:table-cell>
          <table:table-cell office:value-type="string">
            <text:p>Poiss</text:p>
          </table:table-cell>
          <table:table-cell office:value-type="string">
            <text:p>Pois2</text:p>
          </table:table-cell>
        </table:table-row>
        <table:table-row table:style-name="ro3">
          <table:table-cell office:value-type="string">
            <text:p>Poissₚ</text:p>
          </table:table-cell>
          <table:table-cell office:value-type="string">
            <text:p>Poiss[sub-p]</text:p>
          </table:table-cell>
          <table:table-cell office:value-type="string">
            <text:p>Pois2-p</text:p>
          </table:table-cell>
        </table:table-row>
        <table:table-row table:style-name="ro3">
          <table:table-cell office:value-type="string">
            <text:p>Poissᵤ</text:p>
          </table:table-cell>
          <table:table-cell office:value-type="string">
            <text:p>Poiss[sub-u]</text:p>
          </table:table-cell>
          <table:table-cell office:value-type="string">
            <text:p>Pois2-u</text:p>
          </table:table-cell>
        </table:table-row>
        <table:table-row table:style-name="ro3">
          <table:table-cell office:value-type="string">
            <text:p>Poiss⁸</text:p>
          </table:table-cell>
          <table:table-cell office:value-type="string">
            <text:p>Poiss[^-1]</text:p>
          </table:table-cell>
          <table:table-cell office:value-type="string">
            <text:p>INV-Pois2</text:p>
          </table:table-cell>
        </table:table-row>
        <table:table-row table:style-name="ro3">
          <table:table-cell office:value-type="string">
            <text:p>Poisλ</text:p>
          </table:table-cell>
          <table:table-cell office:value-type="string">
            <text:p>Pois[lambda]</text:p>
          </table:table-cell>
          <table:table-cell office:value-type="string">
            <text:p>Pois</text:p>
          </table:table-cell>
        </table:table-row>
        <table:table-row table:style-name="ro3">
          <table:table-cell office:value-type="string">
            <text:p>Poisλₚ</text:p>
          </table:table-cell>
          <table:table-cell office:value-type="string">
            <text:p>Pois[lambda][sub-p]</text:p>
          </table:table-cell>
          <table:table-cell office:value-type="string">
            <text:p>Pois-p</text:p>
          </table:table-cell>
        </table:table-row>
        <table:table-row table:style-name="ro3">
          <table:table-cell office:value-type="string">
            <text:p>Poisλᵤ</text:p>
          </table:table-cell>
          <table:table-cell office:value-type="string">
            <text:p>Pois[lambda][sub-u]</text:p>
          </table:table-cell>
          <table:table-cell office:value-type="string">
            <text:p>Pois-u</text:p>
          </table:table-cell>
        </table:table-row>
        <table:table-row table:style-name="ro3">
          <table:table-cell office:value-type="string">
            <text:p>Poisλ⁸</text:p>
          </table:table-cell>
          <table:table-cell office:value-type="string">
            <text:p>Pois[lambda][^-1]</text:p>
          </table:table-cell>
          <table:table-cell office:value-type="string">
            <text:p>INV-Pois</text:p>
          </table:table-cell>
        </table:table-row>
        <table:table-row table:style-name="ro3">
          <table:table-cell office:value-type="string">
            <text:p>pr.→dB</text:p>
          </table:table-cell>
          <table:table-cell office:value-type="string">
            <text:p>pr.[-&gt;]dB</text:p>
          </table:table-cell>
          <table:table-cell office:value-type="string">
            <text:p>pr.&gt;dB</text:p>
          </table:table-cell>
        </table:table-row>
        <table:table-row table:style-name="ro3">
          <table:table-cell office:value-type="string">
            <text:p>psi→Pa</text:p>
          </table:table-cell>
          <table:table-cell office:value-type="string">
            <text:p>psi[-&gt;]Pa</text:p>
          </table:table-cell>
          <table:table-cell office:value-type="string">
            <text:p>psi&gt;Pa</text:p>
          </table:table-cell>
        </table:table-row>
        <table:table-row table:style-name="ro2">
          <table:table-cell office:value-type="string">
            <text:p>RAD→</text:p>
          </table:table-cell>
          <table:table-cell office:value-type="string">
            <text:p>RAD[-&gt;]</text:p>
          </table:table-cell>
          <table:table-cell office:value-type="string">
            <text:p>RAD&gt;</text:p>
          </table:table-cell>
        </table:table-row>
        <table:table-row table:style-name="ro3">
          <table:table-cell office:value-type="string">
            <text:p>rad→°</text:p>
          </table:table-cell>
          <table:table-cell office:value-type="string">
            <text:p>rad[-&gt;][degree]</text:p>
          </table:table-cell>
          <table:table-cell office:value-type="string">
            <text:p>RAD&gt;DEG</text:p>
          </table:table-cell>
        </table:table-row>
        <table:table-row table:style-name="ro3">
          <table:table-cell office:value-type="string">
            <text:p>rad→G</text:p>
          </table:table-cell>
          <table:table-cell office:value-type="string">
            <text:p>rad[-&gt;]G</text:p>
          </table:table-cell>
          <table:table-cell office:value-type="string">
            <text:p>RAD&gt;GRAD</text:p>
          </table:table-cell>
        </table:table-row>
        <table:table-row table:style-name="ro2">
          <table:table-cell office:value-type="string">
            <text:p>©RCL</text:p>
          </table:table-cell>
          <table:table-cell office:value-type="string">
            <text:p>[cmplx]RCL</text:p>
          </table:table-cell>
          <table:table-cell office:value-type="string">
            <text:p>cRCL</text:p>
          </table:table-cell>
        </table:table-row>
        <table:table-row table:style-name="ro2">
          <table:table-cell office:value-type="string">
            <text:p>©RCL+</text:p>
          </table:table-cell>
          <table:table-cell office:value-type="string">
            <text:p>[cmplx]RCL+</text:p>
          </table:table-cell>
          <table:table-cell office:value-type="string">
            <text:p>cRCL+</text:p>
          </table:table-cell>
        </table:table-row>
        <table:table-row table:style-name="ro2">
          <table:table-cell office:value-type="string">
            <text:p>©RCL-</text:p>
          </table:table-cell>
          <table:table-cell office:value-type="string">
            <text:p>[cmplx]RCL-</text:p>
          </table:table-cell>
          <table:table-cell office:value-type="string">
            <text:p>cRCL-</text:p>
          </table:table-cell>
        </table:table-row>
        <table:table-row table:style-name="ro2">
          <table:table-cell office:value-type="string">
            <text:p>RCL×</text:p>
          </table:table-cell>
          <table:table-cell office:value-type="string">
            <text:p>RCL[times]</text:p>
          </table:table-cell>
          <table:table-cell office:value-type="string">
            <text:p>RCL*</text:p>
          </table:table-cell>
        </table:table-row>
        <table:table-row table:style-name="ro2">
          <table:table-cell office:value-type="string">
            <text:p>©RCL×</text:p>
          </table:table-cell>
          <table:table-cell office:value-type="string">
            <text:p>[cmplx]RCL[times]</text:p>
          </table:table-cell>
          <table:table-cell office:value-type="string">
            <text:p>cRCL*</text:p>
          </table:table-cell>
        </table:table-row>
        <table:table-row table:style-name="ro2">
          <table:table-cell office:value-type="string">
            <text:p>©RCL/</text:p>
          </table:table-cell>
          <table:table-cell office:value-type="string">
            <text:p>[cmplx]RCL/</text:p>
          </table:table-cell>
          <table:table-cell office:value-type="string">
            <text:p>cRCL/</text:p>
          </table:table-cell>
        </table:table-row>
        <table:table-row table:style-name="ro2">
          <table:table-cell office:value-type="string">
            <text:p>RCL↑</text:p>
          </table:table-cell>
          <table:table-cell office:value-type="string">
            <text:p>RCL[^]</text:p>
          </table:table-cell>
          <table:table-cell office:value-type="string">
            <text:p>RCLMAX</text:p>
          </table:table-cell>
        </table:table-row>
        <table:table-row table:style-name="ro2">
          <table:table-cell office:value-type="string">
            <text:p>RCL↓</text:p>
          </table:table-cell>
          <table:table-cell office:value-type="string">
            <text:p>RCL[v]</text:p>
          </table:table-cell>
          <table:table-cell office:value-type="string">
            <text:p>RCLMIN</text:p>
          </table:table-cell>
        </table:table-row>
        <table:table-row table:style-name="ro2">
          <table:table-cell office:value-type="string">
            <text:p>©ROUND</text:p>
          </table:table-cell>
          <table:table-cell office:value-type="string">
            <text:p>[cmplx]ROUND</text:p>
          </table:table-cell>
          <table:table-cell office:value-type="string">
            <text:p>cROUND</text:p>
          </table:table-cell>
        </table:table-row>
        <table:table-row table:style-name="ro2">
          <table:table-cell office:value-type="string">
            <text:p>R↑</text:p>
          </table:table-cell>
          <table:table-cell office:value-type="string">
            <text:p>R[^]</text:p>
          </table:table-cell>
          <table:table-cell office:value-type="string">
            <text:p>RUP</text:p>
          </table:table-cell>
        </table:table-row>
        <table:table-row table:style-name="ro2">
          <table:table-cell office:value-type="string">
            <text:p>©R↑</text:p>
          </table:table-cell>
          <table:table-cell office:value-type="string">
            <text:p>[cmplx]R[^]</text:p>
          </table:table-cell>
          <table:table-cell office:value-type="string">
            <text:p>cRUP</text:p>
          </table:table-cell>
        </table:table-row>
        <table:table-row table:style-name="ro2">
          <table:table-cell office:value-type="string">
            <text:p>R↓</text:p>
          </table:table-cell>
          <table:table-cell office:value-type="string">
            <text:p>R[v]</text:p>
          </table:table-cell>
          <table:table-cell office:value-type="string">
            <text:p>RDN</text:p>
          </table:table-cell>
        </table:table-row>
        <table:table-row table:style-name="ro2">
          <table:table-cell office:value-type="string">
            <text:p>©R↓</text:p>
          </table:table-cell>
          <table:table-cell office:value-type="string">
            <text:p>[cmplx]R[v]</text:p>
          </table:table-cell>
          <table:table-cell office:value-type="string">
            <text:p>cRDN</text:p>
          </table:table-cell>
        </table:table-row>
        <table:table-row table:style-name="ro2">
          <table:table-cell office:value-type="string">
            <text:p>SENDΣ</text:p>
          </table:table-cell>
          <table:table-cell office:value-type="string">
            <text:p>SEND[SIGMA]</text:p>
          </table:table-cell>
          <table:table-cell office:value-type="string">
            <text:p>SENDSUMS</text:p>
          </table:table-cell>
        </table:table-row>
        <table:table-row table:style-name="ro2">
          <table:table-cell office:value-type="string">
            <text:p>©SIGN</text:p>
          </table:table-cell>
          <table:table-cell office:value-type="string">
            <text:p>[cmplx]SIGN</text:p>
          </table:table-cell>
          <table:table-cell office:value-type="string">
            <text:p>cSIGN</text:p>
          </table:table-cell>
        </table:table-row>
        <table:table-row table:style-name="ro2">
          <table:table-cell office:value-type="string">
            <text:p>©SIN</text:p>
          </table:table-cell>
          <table:table-cell office:value-type="string">
            <text:p>[cmplx]SIN</text:p>
          </table:table-cell>
          <table:table-cell office:value-type="string">
            <text:p>cSIN</text:p>
          </table:table-cell>
        </table:table-row>
        <table:table-row table:style-name="ro2">
          <table:table-cell office:value-type="string">
            <text:p>©SINC</text:p>
          </table:table-cell>
          <table:table-cell office:value-type="string">
            <text:p>[cmplx]SINC</text:p>
          </table:table-cell>
          <table:table-cell office:value-type="string">
            <text:p>cSINC</text:p>
          </table:table-cell>
        </table:table-row>
        <table:table-row table:style-name="ro2">
          <table:table-cell office:value-type="string">
            <text:p>©SINH</text:p>
          </table:table-cell>
          <table:table-cell office:value-type="string">
            <text:p>[cmplx]SINH</text:p>
          </table:table-cell>
          <table:table-cell office:value-type="string">
            <text:p>cSINH</text:p>
          </table:table-cell>
        </table:table-row>
        <table:table-row table:style-name="ro2">
          <table:table-cell office:value-type="string">
            <text:p>©STO</text:p>
          </table:table-cell>
          <table:table-cell office:value-type="string">
            <text:p>[cmplx]STO</text:p>
          </table:table-cell>
          <table:table-cell office:value-type="string">
            <text:p>cSTO</text:p>
          </table:table-cell>
        </table:table-row>
        <table:table-row table:style-name="ro3">
          <table:table-cell office:value-type="string">
            <text:p>stone→kg</text:p>
          </table:table-cell>
          <table:table-cell office:value-type="string">
            <text:p>stone[-&gt;]kg</text:p>
          </table:table-cell>
          <table:table-cell office:value-type="string">
            <text:p>stone&gt;kg</text:p>
          </table:table-cell>
        </table:table-row>
        <table:table-row table:style-name="ro2">
          <table:table-cell office:value-type="string">
            <text:p>©STO+</text:p>
          </table:table-cell>
          <table:table-cell office:value-type="string">
            <text:p>[cmplx]STO+</text:p>
          </table:table-cell>
          <table:table-cell office:value-type="string">
            <text:p>cSTO+</text:p>
          </table:table-cell>
        </table:table-row>
        <table:table-row table:style-name="ro2">
          <table:table-cell office:value-type="string">
            <text:p>©STO-</text:p>
          </table:table-cell>
          <table:table-cell office:value-type="string">
            <text:p>[cmplx]STO-</text:p>
          </table:table-cell>
          <table:table-cell office:value-type="string">
            <text:p>cSTO-</text:p>
          </table:table-cell>
        </table:table-row>
        <table:table-row table:style-name="ro2">
          <table:table-cell office:value-type="string">
            <text:p>STO×</text:p>
          </table:table-cell>
          <table:table-cell office:value-type="string">
            <text:p>STO[times]</text:p>
          </table:table-cell>
          <table:table-cell office:value-type="string">
            <text:p>STO*</text:p>
          </table:table-cell>
        </table:table-row>
        <table:table-row table:style-name="ro2">
          <table:table-cell office:value-type="string">
            <text:p>©STO×</text:p>
          </table:table-cell>
          <table:table-cell office:value-type="string">
            <text:p>[cmplx]STO[times]</text:p>
          </table:table-cell>
          <table:table-cell office:value-type="string">
            <text:p>cSTO*</text:p>
          </table:table-cell>
        </table:table-row>
        <table:table-row table:style-name="ro2">
          <table:table-cell office:value-type="string">
            <text:p>©STO/</text:p>
          </table:table-cell>
          <table:table-cell office:value-type="string">
            <text:p>[cmplx]STO/</text:p>
          </table:table-cell>
          <table:table-cell office:value-type="string">
            <text:p>cSTO/</text:p>
          </table:table-cell>
        </table:table-row>
        <table:table-row table:style-name="ro2">
          <table:table-cell office:value-type="string">
            <text:p>STO↑</text:p>
          </table:table-cell>
          <table:table-cell office:value-type="string">
            <text:p>STO[^]</text:p>
          </table:table-cell>
          <table:table-cell office:value-type="string">
            <text:p>STOMAX</text:p>
          </table:table-cell>
        </table:table-row>
        <table:table-row table:style-name="ro2">
          <table:table-cell office:value-type="string">
            <text:p>STO↓</text:p>
          </table:table-cell>
          <table:table-cell office:value-type="string">
            <text:p>STO[v]</text:p>
          </table:table-cell>
          <table:table-cell office:value-type="string">
            <text:p>STOMIN</text:p>
          </table:table-cell>
        </table:table-row>
        <table:table-row table:style-name="ro3">
          <table:table-cell office:value-type="string">
            <text:p>sₓᵧ</text:p>
          </table:table-cell>
          <table:table-cell office:value-type="string">
            <text:p>s[sub-x][sub-y]</text:p>
          </table:table-cell>
          <table:table-cell office:value-type="string">
            <text:p>sxy</text:p>
          </table:table-cell>
        </table:table-row>
        <table:table-row table:style-name="ro3">
          <table:table-cell office:value-type="string">
            <text:p>s.cwt→kg</text:p>
          </table:table-cell>
          <table:table-cell office:value-type="string">
            <text:p>s.cwt[-&gt;]kg</text:p>
          </table:table-cell>
          <table:table-cell office:value-type="string">
            <text:p>s.cwt&gt;kg</text:p>
          </table:table-cell>
        </table:table-row>
        <table:table-row table:style-name="ro3">
          <table:table-cell office:value-type="string">
            <text:p>s.tons→t</text:p>
          </table:table-cell>
          <table:table-cell office:value-type="string">
            <text:p>s.tons[-&gt;]t</text:p>
          </table:table-cell>
          <table:table-cell office:value-type="string">
            <text:p>s.tons&gt;t</text:p>
          </table:table-cell>
        </table:table-row>
        <table:table-row table:style-name="ro2">
          <table:table-cell office:value-type="string">
            <text:p>©TAN</text:p>
          </table:table-cell>
          <table:table-cell office:value-type="string">
            <text:p>[cmplx]TAN</text:p>
          </table:table-cell>
          <table:table-cell office:value-type="string">
            <text:p>cTAN</text:p>
          </table:table-cell>
        </table:table-row>
        <table:table-row table:style-name="ro2">
          <table:table-cell office:value-type="string">
            <text:p>©TANH</text:p>
          </table:table-cell>
          <table:table-cell office:value-type="string">
            <text:p>[cmplx]TANH</text:p>
          </table:table-cell>
          <table:table-cell office:value-type="string">
            <text:p>cTANH</text:p>
          </table:table-cell>
        </table:table-row>
        <table:table-row table:style-name="ro2">
          <table:table-cell office:value-type="string">
            <text:p>Tₙ</text:p>
          </table:table-cell>
          <table:table-cell office:value-type="string">
            <text:p>T[sub-n]</text:p>
          </table:table-cell>
          <table:table-cell office:value-type="string">
            <text:p>Tn</text:p>
          </table:table-cell>
        </table:table-row>
        <table:table-row table:style-name="ro3">
          <table:table-cell office:value-type="string">
            <text:p>tons→t</text:p>
          </table:table-cell>
          <table:table-cell office:value-type="string">
            <text:p>tons[-&gt;]t</text:p>
          </table:table-cell>
          <table:table-cell office:value-type="string">
            <text:p>tons&gt;t</text:p>
          </table:table-cell>
        </table:table-row>
        <table:table-row table:style-name="ro3">
          <table:table-cell office:value-type="string">
            <text:p>torr→Pa</text:p>
          </table:table-cell>
          <table:table-cell office:value-type="string">
            <text:p>torr[-&gt;]Pa</text:p>
          </table:table-cell>
          <table:table-cell office:value-type="string">
            <text:p>torr&gt;Pa</text:p>
          </table:table-cell>
        </table:table-row>
        <table:table-row table:style-name="ro2">
          <table:table-cell office:value-type="string">
            <text:p>tₚ(x)</text:p>
          </table:table-cell>
          <table:table-cell office:value-type="string">
            <text:p>t[sub-p](x)</text:p>
          </table:table-cell>
          <table:table-cell office:value-type="string">
            <text:p>t-p(x)</text:p>
          </table:table-cell>
        </table:table-row>
        <table:table-row table:style-name="ro3">
          <table:table-cell office:value-type="string">
            <text:p>tr.oz→g</text:p>
          </table:table-cell>
          <table:table-cell office:value-type="string">
            <text:p>tr.oz[-&gt;]g</text:p>
          </table:table-cell>
          <table:table-cell office:value-type="string">
            <text:p>tr.oz&gt;g</text:p>
          </table:table-cell>
        </table:table-row>
        <table:table-row table:style-name="ro2">
          <table:table-cell table:number-columns-repeated="2" office:value-type="string">
            <text:p>TSOFF</text:p>
          </table:table-cell>
          <table:table-cell office:value-type="string">
            <text:p>E3OFF</text:p>
          </table:table-cell>
        </table:table-row>
        <table:table-row table:style-name="ro2">
          <table:table-cell table:number-columns-repeated="2" office:value-type="string">
            <text:p>TSON</text:p>
          </table:table-cell>
          <table:table-cell office:value-type="string">
            <text:p>E3ON</text:p>
          </table:table-cell>
        </table:table-row>
        <table:table-row table:style-name="ro3">
          <table:table-cell office:value-type="string">
            <text:p>tᵤ(x)</text:p>
          </table:table-cell>
          <table:table-cell office:value-type="string">
            <text:p>t[sub-u](x)</text:p>
          </table:table-cell>
          <table:table-cell office:value-type="string">
            <text:p>t-u</text:p>
          </table:table-cell>
        </table:table-row>
        <table:table-row table:style-name="ro2">
          <table:table-cell office:value-type="string">
            <text:p>t⁸(p)</text:p>
          </table:table-cell>
          <table:table-cell office:value-type="string">
            <text:p>t[^-1](p)</text:p>
          </table:table-cell>
          <table:table-cell office:value-type="string">
            <text:p>INV-t</text:p>
          </table:table-cell>
        </table:table-row>
        <table:table-row table:style-name="ro3">
          <table:table-cell office:value-type="string">
            <text:p>t→s.tons</text:p>
          </table:table-cell>
          <table:table-cell office:value-type="string">
            <text:p>t[-&gt;]s.tons</text:p>
          </table:table-cell>
          <table:table-cell office:value-type="string">
            <text:p>t&gt;s.tons</text:p>
          </table:table-cell>
        </table:table-row>
        <table:table-row table:style-name="ro3">
          <table:table-cell office:value-type="string">
            <text:p>t→tons</text:p>
          </table:table-cell>
          <table:table-cell office:value-type="string">
            <text:p>t[-&gt;]tons</text:p>
          </table:table-cell>
          <table:table-cell office:value-type="string">
            <text:p>t&gt;tons</text:p>
          </table:table-cell>
        </table:table-row>
        <table:table-row table:style-name="ro2">
          <table:table-cell office:value-type="string">
            <text:p>t⇆</text:p>
          </table:table-cell>
          <table:table-cell office:value-type="string">
            <text:p>t[&lt;-&gt;]</text:p>
          </table:table-cell>
          <table:table-cell office:value-type="string">
            <text:p>t&lt;&gt;</text:p>
          </table:table-cell>
        </table:table-row>
        <table:table-row table:style-name="ro2">
          <table:table-cell office:value-type="string">
            <text:p>Uₙ</text:p>
          </table:table-cell>
          <table:table-cell office:value-type="string">
            <text:p>U[sub-n]</text:p>
          </table:table-cell>
          <table:table-cell office:value-type="string">
            <text:p>Un</text:p>
          </table:table-cell>
        </table:table-row>
        <table:table-row table:style-name="ro2">
          <table:table-cell office:value-type="string">
            <text:p>©VIEW</text:p>
          </table:table-cell>
          <table:table-cell office:value-type="string">
            <text:p>[cmplx]VIEW</text:p>
          </table:table-cell>
          <table:table-cell office:value-type="string">
            <text:p>cVIEW</text:p>
          </table:table-cell>
        </table:table-row>
        <table:table-row table:style-name="ro3">
          <table:table-cell office:value-type="string">
            <text:p>VIEWα</text:p>
          </table:table-cell>
          <table:table-cell office:value-type="string">
            <text:p>VIEW[alpha]</text:p>
          </table:table-cell>
          <table:table-cell office:value-type="string">
            <text:p>VIEWa</text:p>
          </table:table-cell>
        </table:table-row>
        <table:table-row table:style-name="ro3">
          <table:table-cell office:value-type="string">
            <text:p>VWα+</text:p>
          </table:table-cell>
          <table:table-cell office:value-type="string">
            <text:p>VW[alpha]+</text:p>
          </table:table-cell>
          <table:table-cell office:value-type="string">
            <text:p>VWa+</text:p>
          </table:table-cell>
        </table:table-row>
        <table:table-row table:style-name="ro3">
          <table:table-cell office:value-type="string">
            <text:p>Weiblₚ</text:p>
          </table:table-cell>
          <table:table-cell office:value-type="string">
            <text:p>Weibl[sub-p]</text:p>
          </table:table-cell>
          <table:table-cell office:value-type="string">
            <text:p>Weibl-p</text:p>
          </table:table-cell>
        </table:table-row>
        <table:table-row table:style-name="ro3">
          <table:table-cell office:value-type="string">
            <text:p>Weiblᵤ</text:p>
          </table:table-cell>
          <table:table-cell office:value-type="string">
            <text:p>Weibl[sub-u]</text:p>
          </table:table-cell>
          <table:table-cell office:value-type="string">
            <text:p>Weibl-u</text:p>
          </table:table-cell>
        </table:table-row>
        <table:table-row table:style-name="ro3">
          <table:table-cell office:value-type="string">
            <text:p>Weibl⁸</text:p>
          </table:table-cell>
          <table:table-cell office:value-type="string">
            <text:p>Weibl[^-1]</text:p>
          </table:table-cell>
          <table:table-cell office:value-type="string">
            <text:p>INV-Weibl</text:p>
          </table:table-cell>
        </table:table-row>
        <table:table-row table:style-name="ro2">
          <table:table-cell office:value-type="string">
            <text:p>Wₘ</text:p>
          </table:table-cell>
          <table:table-cell office:value-type="string">
            <text:p>W[sub-m]</text:p>
          </table:table-cell>
          <table:table-cell office:value-type="string">
            <text:p>W1</text:p>
          </table:table-cell>
        </table:table-row>
        <table:table-row table:style-name="ro2">
          <table:table-cell office:value-type="string">
            <text:p>Wₚ</text:p>
          </table:table-cell>
          <table:table-cell office:value-type="string">
            <text:p>W[sub-p]</text:p>
          </table:table-cell>
          <table:table-cell office:value-type="string">
            <text:p>W0</text:p>
          </table:table-cell>
        </table:table-row>
        <table:table-row table:style-name="ro2">
          <table:table-cell office:value-type="string">
            <text:p>©Wₚ</text:p>
          </table:table-cell>
          <table:table-cell office:value-type="string">
            <text:p>[cmplx]W[sub-p]</text:p>
          </table:table-cell>
          <table:table-cell office:value-type="string">
            <text:p>cW0</text:p>
          </table:table-cell>
        </table:table-row>
        <table:table-row table:style-name="ro2">
          <table:table-cell office:value-type="string">
            <text:p>W⁸</text:p>
          </table:table-cell>
          <table:table-cell office:value-type="string">
            <text:p>W[^-1]</text:p>
          </table:table-cell>
          <table:table-cell office:value-type="string">
            <text:p>INV-W</text:p>
          </table:table-cell>
        </table:table-row>
        <table:table-row table:style-name="ro2">
          <table:table-cell office:value-type="string">
            <text:p>©W⁸</text:p>
          </table:table-cell>
          <table:table-cell office:value-type="string">
            <text:p>[cmplx]W[^-1]</text:p>
          </table:table-cell>
          <table:table-cell office:value-type="string">
            <text:p>cINV-W</text:p>
          </table:table-cell>
        </table:table-row>
        <table:table-row table:style-name="ro3">
          <table:table-cell office:value-type="string">
            <text:p>W→hp(E)</text:p>
          </table:table-cell>
          <table:table-cell office:value-type="string">
            <text:p>W[-&gt;]hp(E)</text:p>
          </table:table-cell>
          <table:table-cell office:value-type="string">
            <text:p>W&gt;hp(E)</text:p>
          </table:table-cell>
        </table:table-row>
        <table:table-row table:style-name="ro3">
          <table:table-cell office:value-type="string">
            <text:p>W→hp(I)</text:p>
          </table:table-cell>
          <table:table-cell office:value-type="string">
            <text:p>W[-&gt;]hp(I)</text:p>
          </table:table-cell>
          <table:table-cell office:value-type="string">
            <text:p>W&gt;hp(I)</text:p>
          </table:table-cell>
        </table:table-row>
        <table:table-row table:style-name="ro3">
          <table:table-cell office:value-type="string">
            <text:p>W→hp(M)</text:p>
          </table:table-cell>
          <table:table-cell office:value-type="string">
            <text:p>W[-&gt;]hp(M)</text:p>
          </table:table-cell>
          <table:table-cell office:value-type="string">
            <text:p>W&gt;hp(M)</text:p>
          </table:table-cell>
        </table:table-row>
        <table:table-row table:style-name="ro2">
          <table:table-cell office:value-type="string">
            <text:p>Ẁ</text:p>
          </table:table-cell>
          <table:table-cell office:value-type="string">
            <text:p>[x-bar]</text:p>
          </table:table-cell>
          <table:table-cell office:value-type="string">
            <text:p>MEAN</text:p>
          </table:table-cell>
        </table:table-row>
        <table:table-row table:style-name="ro2">
          <table:table-cell office:value-type="string">
            <text:p>x²</text:p>
          </table:table-cell>
          <table:table-cell office:value-type="string">
            <text:p>x[^2]</text:p>
          </table:table-cell>
          <table:table-cell office:value-type="string">
            <text:p>x^2</text:p>
          </table:table-cell>
        </table:table-row>
        <table:table-row table:style-name="ro2">
          <table:table-cell office:value-type="string">
            <text:p>©x²</text:p>
          </table:table-cell>
          <table:table-cell office:value-type="string">
            <text:p>[cmplx]x[^2]</text:p>
          </table:table-cell>
          <table:table-cell office:value-type="string">
            <text:p>cx^2</text:p>
          </table:table-cell>
        </table:table-row>
        <table:table-row table:style-name="ro2">
          <table:table-cell office:value-type="string">
            <text:p>x³</text:p>
          </table:table-cell>
          <table:table-cell office:value-type="string">
            <text:p>x[^3]</text:p>
          </table:table-cell>
          <table:table-cell office:value-type="string">
            <text:p>x^3</text:p>
          </table:table-cell>
        </table:table-row>
        <table:table-row table:style-name="ro2">
          <table:table-cell office:value-type="string">
            <text:p>©x³</text:p>
          </table:table-cell>
          <table:table-cell office:value-type="string">
            <text:p>[cmplx]x[^3]</text:p>
          </table:table-cell>
          <table:table-cell office:value-type="string">
            <text:p>cx^3</text:p>
          </table:table-cell>
        </table:table-row>
        <table:table-row table:style-name="ro3">
          <table:table-cell office:value-type="string">
            <text:p>XEQα</text:p>
          </table:table-cell>
          <table:table-cell office:value-type="string">
            <text:p>XEQ[alpha]</text:p>
          </table:table-cell>
          <table:table-cell office:value-type="string">
            <text:p>XEQa</text:p>
          </table:table-cell>
        </table:table-row>
        <table:table-row table:style-name="ro4">
          <table:table-cell office:value-type="string">
            <text:p>Ẁg</text:p>
          </table:table-cell>
          <table:table-cell office:value-type="string">
            <text:p>[x-bar]g</text:p>
          </table:table-cell>
          <table:table-cell office:value-type="string">
            <text:p>GEOMEAN</text:p>
          </table:table-cell>
        </table:table-row>
        <table:table-row table:style-name="ro4">
          <table:table-cell office:value-type="string">
            <text:p>Ẁw</text:p>
          </table:table-cell>
          <table:table-cell office:value-type="string">
            <text:p>[x-bar]w</text:p>
          </table:table-cell>
          <table:table-cell office:value-type="string">
            <text:p>MEAN-w</text:p>
          </table:table-cell>
        </table:table-row>
        <table:table-row table:style-name="ro2">
          <table:table-cell office:value-type="string">
            <text:p>©x!</text:p>
          </table:table-cell>
          <table:table-cell office:value-type="string">
            <text:p>[cmplx]x!</text:p>
          </table:table-cell>
          <table:table-cell office:value-type="string">
            <text:p>cx!</text:p>
          </table:table-cell>
        </table:table-row>
        <table:table-row table:style-name="ro4">
          <table:table-cell office:value-type="string">
            <text:p>x→α</text:p>
          </table:table-cell>
          <table:table-cell office:value-type="string">
            <text:p>x[-&gt;][alpha]</text:p>
          </table:table-cell>
          <table:table-cell office:value-type="string">
            <text:p>x&gt;a</text:p>
          </table:table-cell>
        </table:table-row>
        <table:table-row table:style-name="ro2">
          <table:table-cell office:value-type="string">
            <text:p>x⇆</text:p>
          </table:table-cell>
          <table:table-cell office:value-type="string">
            <text:p>x[&lt;-&gt;]</text:p>
          </table:table-cell>
          <table:table-cell office:value-type="string">
            <text:p>x&lt;&gt;</text:p>
          </table:table-cell>
        </table:table-row>
        <table:table-row table:style-name="ro2">
          <table:table-cell office:value-type="string">
            <text:p>©x⇆</text:p>
          </table:table-cell>
          <table:table-cell office:value-type="string">
            <text:p>[cmplx]x[&lt;-&gt;]</text:p>
          </table:table-cell>
          <table:table-cell office:value-type="string">
            <text:p>cx&lt;&gt;</text:p>
          </table:table-cell>
        </table:table-row>
        <table:table-row table:style-name="ro2">
          <table:table-cell office:value-type="string">
            <text:p>x⇆ Y</text:p>
          </table:table-cell>
          <table:table-cell office:value-type="string">
            <text:p>x[&lt;-&gt;] Y</text:p>
          </table:table-cell>
          <table:table-cell office:value-type="string">
            <text:p>SWAP</text:p>
          </table:table-cell>
        </table:table-row>
        <table:table-row table:style-name="ro2">
          <table:table-cell office:value-type="string">
            <text:p>x⇆ Y</text:p>
          </table:table-cell>
          <table:table-cell office:value-type="string">
            <text:p>x[&lt;-&gt;] Y</text:p>
          </table:table-cell>
          <table:table-cell office:value-type="string">
            <text:p>x&lt;&gt;y</text:p>
          </table:table-cell>
        </table:table-row>
        <table:table-row table:style-name="ro2">
          <table:table-cell office:value-type="string">
            <text:p>©x⇆ Z</text:p>
          </table:table-cell>
          <table:table-cell office:value-type="string">
            <text:p>[cmplx]x[&lt;-&gt;] Z</text:p>
          </table:table-cell>
          <table:table-cell office:value-type="string">
            <text:p>cSWAP</text:p>
          </table:table-cell>
        </table:table-row>
        <table:table-row table:style-name="ro2">
          <table:table-cell office:value-type="string">
            <text:p>x≤0?</text:p>
          </table:table-cell>
          <table:table-cell office:value-type="string">
            <text:p>x[&lt;=]0?</text:p>
          </table:table-cell>
          <table:table-cell office:value-type="string">
            <text:p>x&lt;=0?</text:p>
          </table:table-cell>
        </table:table-row>
        <table:table-row table:style-name="ro2">
          <table:table-cell office:value-type="string">
            <text:p>x≤1?</text:p>
          </table:table-cell>
          <table:table-cell office:value-type="string">
            <text:p>x[&lt;=]1?</text:p>
          </table:table-cell>
          <table:table-cell office:value-type="string">
            <text:p>x&lt;=1?</text:p>
          </table:table-cell>
        </table:table-row>
        <table:table-row table:style-name="ro2">
          <table:table-cell office:value-type="string">
            <text:p>x≤?</text:p>
          </table:table-cell>
          <table:table-cell office:value-type="string">
            <text:p>x[&lt;=]?</text:p>
          </table:table-cell>
          <table:table-cell office:value-type="string">
            <text:p>x&lt;=?</text:p>
          </table:table-cell>
        </table:table-row>
        <table:table-row table:style-name="ro2">
          <table:table-cell office:value-type="string">
            <text:p>©x=0?</text:p>
          </table:table-cell>
          <table:table-cell office:value-type="string">
            <text:p>[cmplx]x=0?</text:p>
          </table:table-cell>
          <table:table-cell office:value-type="string">
            <text:p>cx=0?</text:p>
          </table:table-cell>
        </table:table-row>
        <table:table-row table:style-name="ro2">
          <table:table-cell office:value-type="string">
            <text:p>©x=1?</text:p>
          </table:table-cell>
          <table:table-cell office:value-type="string">
            <text:p>[cmplx]x=1?</text:p>
          </table:table-cell>
          <table:table-cell office:value-type="string">
            <text:p>cx=1?</text:p>
          </table:table-cell>
        </table:table-row>
        <table:table-row table:style-name="ro2">
          <table:table-cell office:value-type="string">
            <text:p>©x=i?</text:p>
          </table:table-cell>
          <table:table-cell office:value-type="string">
            <text:p>[cmplx]x=i?</text:p>
          </table:table-cell>
          <table:table-cell office:value-type="string">
            <text:p>cx=i?</text:p>
          </table:table-cell>
        </table:table-row>
        <table:table-row table:style-name="ro2">
          <table:table-cell office:value-type="string">
            <text:p>©x=?</text:p>
          </table:table-cell>
          <table:table-cell office:value-type="string">
            <text:p>[cmplx]x=?</text:p>
          </table:table-cell>
          <table:table-cell office:value-type="string">
            <text:p>cx=?</text:p>
          </table:table-cell>
        </table:table-row>
        <table:table-row table:style-name="ro2">
          <table:table-cell office:value-type="string">
            <text:p>x≈0?</text:p>
          </table:table-cell>
          <table:table-cell office:value-type="string">
            <text:p>x[approx]0?</text:p>
          </table:table-cell>
          <table:table-cell office:value-type="string">
            <text:p>x~0?</text:p>
          </table:table-cell>
        </table:table-row>
        <table:table-row table:style-name="ro2">
          <table:table-cell office:value-type="string">
            <text:p>x≈1?</text:p>
          </table:table-cell>
          <table:table-cell office:value-type="string">
            <text:p>x[approx]1?</text:p>
          </table:table-cell>
          <table:table-cell office:value-type="string">
            <text:p>x~1?</text:p>
          </table:table-cell>
        </table:table-row>
        <table:table-row table:style-name="ro2">
          <table:table-cell office:value-type="string">
            <text:p>x≈?</text:p>
          </table:table-cell>
          <table:table-cell office:value-type="string">
            <text:p>x[approx]?</text:p>
          </table:table-cell>
          <table:table-cell office:value-type="string">
            <text:p>x~?</text:p>
          </table:table-cell>
        </table:table-row>
        <table:table-row table:style-name="ro2">
          <table:table-cell office:value-type="string">
            <text:p>x≠0?</text:p>
          </table:table-cell>
          <table:table-cell office:value-type="string">
            <text:p>x[!=]0?</text:p>
          </table:table-cell>
          <table:table-cell office:value-type="string">
            <text:p>x!=0?</text:p>
          </table:table-cell>
        </table:table-row>
        <table:table-row table:style-name="ro2">
          <table:table-cell office:value-type="string">
            <text:p>©x≠0?</text:p>
          </table:table-cell>
          <table:table-cell office:value-type="string">
            <text:p>[cmplx]x[!=]0?</text:p>
          </table:table-cell>
          <table:table-cell office:value-type="string">
            <text:p>cx!=0?</text:p>
          </table:table-cell>
        </table:table-row>
        <table:table-row table:style-name="ro2">
          <table:table-cell office:value-type="string">
            <text:p>x≠1?</text:p>
          </table:table-cell>
          <table:table-cell office:value-type="string">
            <text:p>x[!=]1?</text:p>
          </table:table-cell>
          <table:table-cell office:value-type="string">
            <text:p>x!=1?</text:p>
          </table:table-cell>
        </table:table-row>
        <table:table-row table:style-name="ro2">
          <table:table-cell office:value-type="string">
            <text:p>©x≠1?</text:p>
          </table:table-cell>
          <table:table-cell office:value-type="string">
            <text:p>[cmplx]x[!=]1?</text:p>
          </table:table-cell>
          <table:table-cell office:value-type="string">
            <text:p>cx!=1?</text:p>
          </table:table-cell>
        </table:table-row>
        <table:table-row table:style-name="ro2">
          <table:table-cell office:value-type="string">
            <text:p>©x≠i?</text:p>
          </table:table-cell>
          <table:table-cell office:value-type="string">
            <text:p>[cmplx]x[!=]i?</text:p>
          </table:table-cell>
          <table:table-cell office:value-type="string">
            <text:p>cx!=i?</text:p>
          </table:table-cell>
        </table:table-row>
        <table:table-row table:style-name="ro2">
          <table:table-cell office:value-type="string">
            <text:p>x≠?</text:p>
          </table:table-cell>
          <table:table-cell office:value-type="string">
            <text:p>x[!=]?</text:p>
          </table:table-cell>
          <table:table-cell office:value-type="string">
            <text:p>x!=?</text:p>
          </table:table-cell>
        </table:table-row>
        <table:table-row table:style-name="ro2">
          <table:table-cell office:value-type="string">
            <text:p>©x≠?</text:p>
          </table:table-cell>
          <table:table-cell office:value-type="string">
            <text:p>[cmplx]x[!=]?</text:p>
          </table:table-cell>
          <table:table-cell office:value-type="string">
            <text:p>cx!=?</text:p>
          </table:table-cell>
        </table:table-row>
        <table:table-row table:style-name="ro2">
          <table:table-cell office:value-type="string">
            <text:p>x≥0?</text:p>
          </table:table-cell>
          <table:table-cell office:value-type="string">
            <text:p>x[&gt;=]0?</text:p>
          </table:table-cell>
          <table:table-cell office:value-type="string">
            <text:p>x&gt;=0?</text:p>
          </table:table-cell>
        </table:table-row>
        <table:table-row table:style-name="ro2">
          <table:table-cell office:value-type="string">
            <text:p>x≥1?</text:p>
          </table:table-cell>
          <table:table-cell office:value-type="string">
            <text:p>x[&gt;=]1?</text:p>
          </table:table-cell>
          <table:table-cell office:value-type="string">
            <text:p>x&gt;=1?</text:p>
          </table:table-cell>
        </table:table-row>
        <table:table-row table:style-name="ro2">
          <table:table-cell office:value-type="string">
            <text:p>x≥?</text:p>
          </table:table-cell>
          <table:table-cell office:value-type="string">
            <text:p>x[&gt;=]?</text:p>
          </table:table-cell>
          <table:table-cell office:value-type="string">
            <text:p>x&gt;=?</text:p>
          </table:table-cell>
        </table:table-row>
        <table:table-row table:style-name="ro3">
          <table:table-cell office:value-type="string">
            <text:p>ᵡ√y</text:p>
          </table:table-cell>
          <table:table-cell office:value-type="string">
            <text:p>[^x][sqrt]y</text:p>
          </table:table-cell>
          <table:table-cell office:value-type="string">
            <text:p>XROOT</text:p>
          </table:table-cell>
        </table:table-row>
        <table:table-row table:style-name="ro3">
          <table:table-cell office:value-type="string">
            <text:p>©ᵡ√y</text:p>
          </table:table-cell>
          <table:table-cell office:value-type="string">
            <text:p>[cmplx][^x][sqrt]y</text:p>
          </table:table-cell>
          <table:table-cell office:value-type="string">
            <text:p>cXROOT</text:p>
          </table:table-cell>
        </table:table-row>
        <table:table-row table:style-name="ro3">
          <table:table-cell office:value-type="string">
            <text:p>ẋ</text:p>
          </table:table-cell>
          <table:table-cell office:value-type="string">
            <text:p>[x-hat]</text:p>
          </table:table-cell>
          <table:table-cell office:value-type="string">
            <text:p>FCSTx</text:p>
          </table:table-cell>
        </table:table-row>
        <table:table-row table:style-name="ro3">
          <table:table-cell office:value-type="string">
            <text:p>yards→m</text:p>
          </table:table-cell>
          <table:table-cell office:value-type="string">
            <text:p>yards[-&gt;]m</text:p>
          </table:table-cell>
          <table:table-cell office:value-type="string">
            <text:p>yards&gt;m</text:p>
          </table:table-cell>
        </table:table-row>
        <table:table-row table:style-name="ro4">
          <table:table-cell office:value-type="string">
            <text:p>yᵡ</text:p>
          </table:table-cell>
          <table:table-cell office:value-type="string">
            <text:p>y[^x]</text:p>
          </table:table-cell>
          <table:table-cell office:value-type="string">
            <text:p>y^x</text:p>
          </table:table-cell>
        </table:table-row>
        <table:table-row table:style-name="ro3">
          <table:table-cell office:value-type="string">
            <text:p>©yᵡ</text:p>
          </table:table-cell>
          <table:table-cell office:value-type="string">
            <text:p>[cmplx]y[^x]</text:p>
          </table:table-cell>
          <table:table-cell office:value-type="string">
            <text:p>cy^x</text:p>
          </table:table-cell>
        </table:table-row>
        <table:table-row table:style-name="ro2">
          <table:table-cell office:value-type="string">
            <text:p>y⇆</text:p>
          </table:table-cell>
          <table:table-cell office:value-type="string">
            <text:p>y[&lt;-&gt;]</text:p>
          </table:table-cell>
          <table:table-cell office:value-type="string">
            <text:p>y&lt;&gt;</text:p>
          </table:table-cell>
        </table:table-row>
        <table:table-row table:style-name="ro3">
          <table:table-cell office:value-type="string">
            <text:p>ŷ</text:p>
          </table:table-cell>
          <table:table-cell office:value-type="string">
            <text:p>[y-hat]</text:p>
          </table:table-cell>
          <table:table-cell office:value-type="string">
            <text:p>FCSTy</text:p>
          </table:table-cell>
        </table:table-row>
        <table:table-row table:style-name="ro2">
          <table:table-cell office:value-type="string">
            <text:p>z⇆</text:p>
          </table:table-cell>
          <table:table-cell office:value-type="string">
            <text:p>z[&lt;-&gt;]</text:p>
          </table:table-cell>
          <table:table-cell office:value-type="string">
            <text:p>z&lt;&gt;</text:p>
          </table:table-cell>
        </table:table-row>
        <table:table-row table:style-name="ro2">
          <table:table-cell office:value-type="string">
            <text:p>©z⇆</text:p>
          </table:table-cell>
          <table:table-cell office:value-type="string">
            <text:p>[cmplx]z[&lt;-&gt;]</text:p>
          </table:table-cell>
          <table:table-cell office:value-type="string">
            <text:p>cz&lt;&gt;</text:p>
          </table:table-cell>
        </table:table-row>
        <table:table-row table:style-name="ro3">
          <table:table-cell office:value-type="string">
            <text:p>αDATE</text:p>
          </table:table-cell>
          <table:table-cell office:value-type="string">
            <text:p>[alpha]DATE</text:p>
          </table:table-cell>
          <table:table-cell office:value-type="string">
            <text:p>aDATE</text:p>
          </table:table-cell>
        </table:table-row>
        <table:table-row table:style-name="ro3">
          <table:table-cell office:value-type="string">
            <text:p>αDAY</text:p>
          </table:table-cell>
          <table:table-cell office:value-type="string">
            <text:p>[alpha]DAY</text:p>
          </table:table-cell>
          <table:table-cell office:value-type="string">
            <text:p>aDAY</text:p>
          </table:table-cell>
        </table:table-row>
        <table:table-row table:style-name="ro3">
          <table:table-cell office:value-type="string">
            <text:p>αGTO</text:p>
          </table:table-cell>
          <table:table-cell office:value-type="string">
            <text:p>[alpha]GTO</text:p>
          </table:table-cell>
          <table:table-cell office:value-type="string">
            <text:p>aGTO</text:p>
          </table:table-cell>
        </table:table-row>
        <table:table-row table:style-name="ro3">
          <table:table-cell office:value-type="string">
            <text:p>αIP</text:p>
          </table:table-cell>
          <table:table-cell office:value-type="string">
            <text:p>[alpha]IP</text:p>
          </table:table-cell>
          <table:table-cell office:value-type="string">
            <text:p>aIP</text:p>
          </table:table-cell>
        </table:table-row>
        <table:table-row table:style-name="ro3">
          <table:table-cell office:value-type="string">
            <text:p>αLENG</text:p>
          </table:table-cell>
          <table:table-cell office:value-type="string">
            <text:p>[alpha]LENG</text:p>
          </table:table-cell>
          <table:table-cell office:value-type="string">
            <text:p>aLENG</text:p>
          </table:table-cell>
        </table:table-row>
        <table:table-row table:style-name="ro3">
          <table:table-cell office:value-type="string">
            <text:p>αMONTH</text:p>
          </table:table-cell>
          <table:table-cell office:value-type="string">
            <text:p>[alpha]MONTH</text:p>
          </table:table-cell>
          <table:table-cell office:value-type="string">
            <text:p>aMONTH</text:p>
          </table:table-cell>
        </table:table-row>
        <table:table-row table:style-name="ro3">
          <table:table-cell office:value-type="string">
            <text:p>αOFF</text:p>
          </table:table-cell>
          <table:table-cell office:value-type="string">
            <text:p>[alpha]OFF</text:p>
          </table:table-cell>
          <table:table-cell office:value-type="string">
            <text:p>aOFF</text:p>
          </table:table-cell>
        </table:table-row>
        <table:table-row table:style-name="ro3">
          <table:table-cell office:value-type="string">
            <text:p>αON</text:p>
          </table:table-cell>
          <table:table-cell office:value-type="string">
            <text:p>[alpha]ON</text:p>
          </table:table-cell>
          <table:table-cell office:value-type="string">
            <text:p>aON</text:p>
          </table:table-cell>
        </table:table-row>
        <table:table-row table:style-name="ro3">
          <table:table-cell office:value-type="string">
            <text:p>αRCL</text:p>
          </table:table-cell>
          <table:table-cell office:value-type="string">
            <text:p>[alpha]RCL</text:p>
          </table:table-cell>
          <table:table-cell office:value-type="string">
            <text:p>aRCL</text:p>
          </table:table-cell>
        </table:table-row>
        <table:table-row table:style-name="ro3">
          <table:table-cell office:value-type="string">
            <text:p>αRC#</text:p>
          </table:table-cell>
          <table:table-cell office:value-type="string">
            <text:p>[alpha]RC#</text:p>
          </table:table-cell>
          <table:table-cell office:value-type="string">
            <text:p>aRC#</text:p>
          </table:table-cell>
        </table:table-row>
        <table:table-row table:style-name="ro3">
          <table:table-cell office:value-type="string">
            <text:p>αRL</text:p>
          </table:table-cell>
          <table:table-cell office:value-type="string">
            <text:p>[alpha]RL</text:p>
          </table:table-cell>
          <table:table-cell office:value-type="string">
            <text:p>aRL</text:p>
          </table:table-cell>
        </table:table-row>
        <table:table-row table:style-name="ro3">
          <table:table-cell office:value-type="string">
            <text:p>αRR</text:p>
          </table:table-cell>
          <table:table-cell office:value-type="string">
            <text:p>[alpha]RR</text:p>
          </table:table-cell>
          <table:table-cell office:value-type="string">
            <text:p>aRR</text:p>
          </table:table-cell>
        </table:table-row>
        <table:table-row table:style-name="ro3">
          <table:table-cell office:value-type="string">
            <text:p>αSL</text:p>
          </table:table-cell>
          <table:table-cell office:value-type="string">
            <text:p>[alpha]SL</text:p>
          </table:table-cell>
          <table:table-cell office:value-type="string">
            <text:p>aSL</text:p>
          </table:table-cell>
        </table:table-row>
        <table:table-row table:style-name="ro3">
          <table:table-cell office:value-type="string">
            <text:p>αSR</text:p>
          </table:table-cell>
          <table:table-cell office:value-type="string">
            <text:p>[alpha]SR</text:p>
          </table:table-cell>
          <table:table-cell office:value-type="string">
            <text:p>aSR</text:p>
          </table:table-cell>
        </table:table-row>
        <table:table-row table:style-name="ro3">
          <table:table-cell office:value-type="string">
            <text:p>αSTO</text:p>
          </table:table-cell>
          <table:table-cell office:value-type="string">
            <text:p>[alpha]STO</text:p>
          </table:table-cell>
          <table:table-cell office:value-type="string">
            <text:p>aSTO</text:p>
          </table:table-cell>
        </table:table-row>
        <table:table-row table:style-name="ro3">
          <table:table-cell office:value-type="string">
            <text:p>αTIME</text:p>
          </table:table-cell>
          <table:table-cell office:value-type="string">
            <text:p>[alpha]TIME</text:p>
          </table:table-cell>
          <table:table-cell office:value-type="string">
            <text:p>aTIME</text:p>
          </table:table-cell>
        </table:table-row>
        <table:table-row table:style-name="ro3">
          <table:table-cell office:value-type="string">
            <text:p>αXEQ</text:p>
          </table:table-cell>
          <table:table-cell office:value-type="string">
            <text:p>[alpha]XEQ</text:p>
          </table:table-cell>
          <table:table-cell office:value-type="string">
            <text:p>aXEQ</text:p>
          </table:table-cell>
        </table:table-row>
        <table:table-row table:style-name="ro4">
          <table:table-cell office:value-type="string">
            <text:p>α→x</text:p>
          </table:table-cell>
          <table:table-cell office:value-type="string">
            <text:p>[alpha][-&gt;]x</text:p>
          </table:table-cell>
          <table:table-cell office:value-type="string">
            <text:p>a&gt;x</text:p>
          </table:table-cell>
        </table:table-row>
        <table:table-row table:style-name="ro4">
          <table:table-cell office:value-type="string">
            <text:p>β</text:p>
          </table:table-cell>
          <table:table-cell office:value-type="string">
            <text:p>[beta]</text:p>
          </table:table-cell>
          <table:table-cell office:value-type="string">
            <text:p>BETA</text:p>
          </table:table-cell>
        </table:table-row>
        <table:table-row table:style-name="ro3">
          <table:table-cell office:value-type="string">
            <text:p>©β</text:p>
          </table:table-cell>
          <table:table-cell office:value-type="string">
            <text:p>[cmplx][beta]</text:p>
          </table:table-cell>
          <table:table-cell office:value-type="string">
            <text:p>cBETA</text:p>
          </table:table-cell>
        </table:table-row>
        <table:table-row table:style-name="ro2">
          <table:table-cell office:value-type="string">
            <text:p>Γ</text:p>
          </table:table-cell>
          <table:table-cell office:value-type="string">
            <text:p>[GAMMA]</text:p>
          </table:table-cell>
          <table:table-cell office:value-type="string">
            <text:p>GAMMA</text:p>
          </table:table-cell>
        </table:table-row>
        <table:table-row table:style-name="ro2">
          <table:table-cell office:value-type="string">
            <text:p>©Γ</text:p>
          </table:table-cell>
          <table:table-cell office:value-type="string">
            <text:p>[cmplx][GAMMA]</text:p>
          </table:table-cell>
          <table:table-cell office:value-type="string">
            <text:p>cGAMMA</text:p>
          </table:table-cell>
        </table:table-row>
        <table:table-row table:style-name="ro2">
          <table:table-cell office:value-type="string">
            <text:p>Γₚ</text:p>
          </table:table-cell>
          <table:table-cell office:value-type="string">
            <text:p>[GAMMA][sub-p]</text:p>
          </table:table-cell>
          <table:table-cell office:value-type="string">
            <text:p>GAMMAP</text:p>
          </table:table-cell>
        </table:table-row>
        <table:table-row table:style-name="ro2">
          <table:table-cell office:value-type="string">
            <text:p>Γₛ</text:p>
          </table:table-cell>
          <table:table-cell office:value-type="string">
            <text:p>[GAMMA][sub-q]</text:p>
          </table:table-cell>
          <table:table-cell office:value-type="string">
            <text:p>GAMMAQ</text:p>
          </table:table-cell>
        </table:table-row>
        <table:table-row table:style-name="ro3">
          <table:table-cell office:value-type="string">
            <text:p>γₓᵧ</text:p>
          </table:table-cell>
          <table:table-cell office:value-type="string">
            <text:p>[gamma][sub-x][sub-y]</text:p>
          </table:table-cell>
          <table:table-cell office:value-type="string">
            <text:p>gammaxy</text:p>
          </table:table-cell>
        </table:table-row>
        <table:table-row table:style-name="ro3">
          <table:table-cell office:value-type="string">
            <text:p>Γₓᵧ</text:p>
          </table:table-cell>
          <table:table-cell office:value-type="string">
            <text:p>[GAMMA][sub-x][sub-y]</text:p>
          </table:table-cell>
          <table:table-cell office:value-type="string">
            <text:p>GAMMAxy</text:p>
          </table:table-cell>
        </table:table-row>
        <table:table-row table:style-name="ro2">
          <table:table-cell office:value-type="string">
            <text:p>ΔDAYS</text:p>
          </table:table-cell>
          <table:table-cell office:value-type="string">
            <text:p>[DELTA]DAYS</text:p>
          </table:table-cell>
          <table:table-cell office:value-type="string">
            <text:p>DDAYS</text:p>
          </table:table-cell>
        </table:table-row>
        <table:table-row table:style-name="ro2">
          <table:table-cell office:value-type="string">
            <text:p>Δ%</text:p>
          </table:table-cell>
          <table:table-cell office:value-type="string">
            <text:p>[DELTA]%</text:p>
          </table:table-cell>
          <table:table-cell office:value-type="string">
            <text:p>%CH</text:p>
          </table:table-cell>
        </table:table-row>
        <table:table-row table:style-name="ro4">
          <table:table-cell office:value-type="string">
            <text:p>ε</text:p>
          </table:table-cell>
          <table:table-cell office:value-type="string">
            <text:p>[epsilon]</text:p>
          </table:table-cell>
          <table:table-cell office:value-type="string">
            <text:p>epsilon</text:p>
          </table:table-cell>
        </table:table-row>
        <table:table-row table:style-name="ro4">
          <table:table-cell office:value-type="string">
            <text:p>εm</text:p>
          </table:table-cell>
          <table:table-cell office:value-type="string">
            <text:p>[epsilon]m</text:p>
          </table:table-cell>
          <table:table-cell office:value-type="string">
            <text:p>epsilon-m</text:p>
          </table:table-cell>
        </table:table-row>
        <table:table-row table:style-name="ro3">
          <table:table-cell office:value-type="string">
            <text:p>εₚ</text:p>
          </table:table-cell>
          <table:table-cell office:value-type="string">
            <text:p>[epsilon][sub-p]</text:p>
          </table:table-cell>
          <table:table-cell office:value-type="string">
            <text:p>epsilon-pop</text:p>
          </table:table-cell>
        </table:table-row>
        <table:table-row table:style-name="ro4">
          <table:table-cell office:value-type="string">
            <text:p>ζ</text:p>
          </table:table-cell>
          <table:table-cell office:value-type="string">
            <text:p>[zeta]</text:p>
          </table:table-cell>
          <table:table-cell office:value-type="string">
            <text:p>ZETA</text:p>
          </table:table-cell>
        </table:table-row>
        <table:table-row table:style-name="ro2">
          <table:table-cell office:value-type="string">
            <text:p>Π</text:p>
          </table:table-cell>
          <table:table-cell office:value-type="string">
            <text:p>[PI]</text:p>
          </table:table-cell>
          <table:table-cell office:value-type="string">
            <text:p>PROD</text:p>
          </table:table-cell>
        </table:table-row>
        <table:table-row table:style-name="ro4">
          <table:table-cell office:value-type="string">
            <text:p>σ</text:p>
          </table:table-cell>
          <table:table-cell office:value-type="string">
            <text:p>[sigma]</text:p>
          </table:table-cell>
          <table:table-cell office:value-type="string">
            <text:p>sigma</text:p>
          </table:table-cell>
        </table:table-row>
        <table:table-row table:style-name="ro2">
          <table:table-cell office:value-type="string">
            <text:p>Σ</text:p>
          </table:table-cell>
          <table:table-cell office:value-type="string">
            <text:p>[SIGMA]</text:p>
          </table:table-cell>
          <table:table-cell office:value-type="string">
            <text:p>SUM</text:p>
          </table:table-cell>
        </table:table-row>
        <table:table-row table:style-name="ro3">
          <table:table-cell office:value-type="string">
            <text:p>Σln²x</text:p>
          </table:table-cell>
          <table:table-cell office:value-type="string">
            <text:p>[SIGMA]ln[^2]x</text:p>
          </table:table-cell>
          <table:table-cell office:value-type="string">
            <text:p>SUMln2x</text:p>
          </table:table-cell>
        </table:table-row>
        <table:table-row table:style-name="ro3">
          <table:table-cell office:value-type="string">
            <text:p>Σln²y</text:p>
          </table:table-cell>
          <table:table-cell office:value-type="string">
            <text:p>[SIGMA]ln[^2]y</text:p>
          </table:table-cell>
          <table:table-cell office:value-type="string">
            <text:p>SUMln2y</text:p>
          </table:table-cell>
        </table:table-row>
        <table:table-row table:style-name="ro3">
          <table:table-cell office:value-type="string">
            <text:p>Σlnx</text:p>
          </table:table-cell>
          <table:table-cell office:value-type="string">
            <text:p>[SIGMA]lnx</text:p>
          </table:table-cell>
          <table:table-cell office:value-type="string">
            <text:p>SUMlnx</text:p>
          </table:table-cell>
        </table:table-row>
        <table:table-row table:style-name="ro3">
          <table:table-cell office:value-type="string">
            <text:p>Σlnxy</text:p>
          </table:table-cell>
          <table:table-cell office:value-type="string">
            <text:p>[SIGMA]lnxy</text:p>
          </table:table-cell>
          <table:table-cell office:value-type="string">
            <text:p>SUMlnxy</text:p>
          </table:table-cell>
        </table:table-row>
        <table:table-row table:style-name="ro3">
          <table:table-cell office:value-type="string">
            <text:p>Σlny</text:p>
          </table:table-cell>
          <table:table-cell office:value-type="string">
            <text:p>[SIGMA]lny</text:p>
          </table:table-cell>
          <table:table-cell office:value-type="string">
            <text:p>SUMlny</text:p>
          </table:table-cell>
        </table:table-row>
        <table:table-row table:style-name="ro4">
          <table:table-cell office:value-type="string">
            <text:p>σw</text:p>
          </table:table-cell>
          <table:table-cell office:value-type="string">
            <text:p>[sigma]w</text:p>
          </table:table-cell>
          <table:table-cell office:value-type="string">
            <text:p>sigma-w</text:p>
          </table:table-cell>
        </table:table-row>
        <table:table-row table:style-name="ro3">
          <table:table-cell office:value-type="string">
            <text:p>Σx</text:p>
          </table:table-cell>
          <table:table-cell office:value-type="string">
            <text:p>[SIGMA]x</text:p>
          </table:table-cell>
          <table:table-cell office:value-type="string">
            <text:p>SUMx</text:p>
          </table:table-cell>
        </table:table-row>
        <table:table-row table:style-name="ro4">
          <table:table-cell office:value-type="string">
            <text:p>Σx²</text:p>
          </table:table-cell>
          <table:table-cell office:value-type="string">
            <text:p>[SIGMA]x[^2]</text:p>
          </table:table-cell>
          <table:table-cell office:value-type="string">
            <text:p>SUMx2</text:p>
          </table:table-cell>
        </table:table-row>
        <table:table-row table:style-name="ro4">
          <table:table-cell office:value-type="string">
            <text:p>Σx²y</text:p>
          </table:table-cell>
          <table:table-cell office:value-type="string">
            <text:p>[SIGMA]x[^2]y</text:p>
          </table:table-cell>
          <table:table-cell office:value-type="string">
            <text:p>SUMx2y</text:p>
          </table:table-cell>
        </table:table-row>
        <table:table-row table:style-name="ro3">
          <table:table-cell office:value-type="string">
            <text:p>Σxlny</text:p>
          </table:table-cell>
          <table:table-cell office:value-type="string">
            <text:p>[SIGMA]xlny</text:p>
          </table:table-cell>
          <table:table-cell office:value-type="string">
            <text:p>SUMxlny</text:p>
          </table:table-cell>
        </table:table-row>
        <table:table-row table:style-name="ro3">
          <table:table-cell office:value-type="string">
            <text:p>Σxy</text:p>
          </table:table-cell>
          <table:table-cell office:value-type="string">
            <text:p>[SIGMA]xy</text:p>
          </table:table-cell>
          <table:table-cell office:value-type="string">
            <text:p>SUMxy</text:p>
          </table:table-cell>
        </table:table-row>
        <table:table-row table:style-name="ro3">
          <table:table-cell office:value-type="string">
            <text:p>Σy</text:p>
          </table:table-cell>
          <table:table-cell office:value-type="string">
            <text:p>[SIGMA]y</text:p>
          </table:table-cell>
          <table:table-cell office:value-type="string">
            <text:p>SUMy</text:p>
          </table:table-cell>
        </table:table-row>
        <table:table-row table:style-name="ro4">
          <table:table-cell office:value-type="string">
            <text:p>Σy²</text:p>
          </table:table-cell>
          <table:table-cell office:value-type="string">
            <text:p>[SIGMA]y[^2]</text:p>
          </table:table-cell>
          <table:table-cell office:value-type="string">
            <text:p>SUMy2</text:p>
          </table:table-cell>
        </table:table-row>
        <table:table-row table:style-name="ro3">
          <table:table-cell office:value-type="string">
            <text:p>Σylnx</text:p>
          </table:table-cell>
          <table:table-cell office:value-type="string">
            <text:p>[SIGMA]ylnx</text:p>
          </table:table-cell>
          <table:table-cell office:value-type="string">
            <text:p>SUMylnx</text:p>
          </table:table-cell>
        </table:table-row>
        <table:table-row table:style-name="ro2">
          <table:table-cell office:value-type="string">
            <text:p>Σ+</text:p>
          </table:table-cell>
          <table:table-cell office:value-type="string">
            <text:p>[SIGMA]+</text:p>
          </table:table-cell>
          <table:table-cell office:value-type="string">
            <text:p>SIGMA+</text:p>
          </table:table-cell>
        </table:table-row>
        <table:table-row table:style-name="ro2">
          <table:table-cell office:value-type="string">
            <text:p>Σ-</text:p>
          </table:table-cell>
          <table:table-cell office:value-type="string">
            <text:p>[SIGMA]-</text:p>
          </table:table-cell>
          <table:table-cell office:value-type="string">
            <text:p>SIGMA-</text:p>
          </table:table-cell>
        </table:table-row>
        <table:table-row table:style-name="ro3">
          <table:table-cell office:value-type="string">
            <text:p>Φᵤ(x)</text:p>
          </table:table-cell>
          <table:table-cell office:value-type="string">
            <text:p>[PHI][sub-u](x)</text:p>
          </table:table-cell>
          <table:table-cell office:value-type="string">
            <text:p>Q-u</text:p>
          </table:table-cell>
        </table:table-row>
        <table:table-row table:style-name="ro2">
          <table:table-cell office:value-type="string">
            <text:p>Φ(x)</text:p>
          </table:table-cell>
          <table:table-cell office:value-type="string">
            <text:p>[PHI](x)</text:p>
          </table:table-cell>
          <table:table-cell office:value-type="string">
            <text:p>PHI(x)</text:p>
          </table:table-cell>
        </table:table-row>
        <table:table-row table:style-name="ro4">
          <table:table-cell office:value-type="string">
            <text:p>φ(x)</text:p>
          </table:table-cell>
          <table:table-cell office:value-type="string">
            <text:p>[phi](x)</text:p>
          </table:table-cell>
          <table:table-cell office:value-type="string">
            <text:p>phi(x)</text:p>
          </table:table-cell>
        </table:table-row>
        <table:table-row table:style-name="ro2">
          <table:table-cell office:value-type="string">
            <text:p>Φ⁸(p)</text:p>
          </table:table-cell>
          <table:table-cell office:value-type="string">
            <text:p>[PHI][^-1](p)</text:p>
          </table:table-cell>
          <table:table-cell office:value-type="string">
            <text:p>INV-PHI</text:p>
          </table:table-cell>
        </table:table-row>
        <table:table-row table:style-name="ro4">
          <table:table-cell office:value-type="string">
            <text:p>χ²</text:p>
          </table:table-cell>
          <table:table-cell office:value-type="string">
            <text:p>[chi][^2]</text:p>
          </table:table-cell>
          <table:table-cell office:value-type="string">
            <text:p>CHI2</text:p>
          </table:table-cell>
        </table:table-row>
        <table:table-row table:style-name="ro4">
          <table:table-cell office:value-type="string">
            <text:p>χ²INV</text:p>
          </table:table-cell>
          <table:table-cell office:value-type="string">
            <text:p>[chi][^2]INV</text:p>
          </table:table-cell>
          <table:table-cell office:value-type="string">
            <text:p>INV-CHI2</text:p>
          </table:table-cell>
        </table:table-row>
        <table:table-row table:style-name="ro3">
          <table:table-cell office:value-type="string">
            <text:p>χ²ₚ</text:p>
          </table:table-cell>
          <table:table-cell office:value-type="string">
            <text:p>[chi][^2][sub-p]</text:p>
          </table:table-cell>
          <table:table-cell office:value-type="string">
            <text:p>chi2-p</text:p>
          </table:table-cell>
        </table:table-row>
        <table:table-row table:style-name="ro3">
          <table:table-cell office:value-type="string">
            <text:p>χ²ᵤ</text:p>
          </table:table-cell>
          <table:table-cell office:value-type="string">
            <text:p>[chi][^2][sub-u]</text:p>
          </table:table-cell>
          <table:table-cell office:value-type="string">
            <text:p>CHI2-u</text:p>
          </table:table-cell>
        </table:table-row>
        <table:table-row table:style-name="ro4">
          <table:table-cell office:value-type="string">
            <text:p>(-1)ᵡ</text:p>
          </table:table-cell>
          <table:table-cell office:value-type="string">
            <text:p>(-1)[^x]</text:p>
          </table:table-cell>
          <table:table-cell office:value-type="string">
            <text:p>(-1)^x</text:p>
          </table:table-cell>
        </table:table-row>
        <table:table-row table:style-name="ro3">
          <table:table-cell office:value-type="string">
            <text:p>©(-1)ᵡ</text:p>
          </table:table-cell>
          <table:table-cell office:value-type="string">
            <text:p>[cmplx](-1)[^x]</text:p>
          </table:table-cell>
          <table:table-cell office:value-type="string">
            <text:p>c(-1)^x</text:p>
          </table:table-cell>
        </table:table-row>
        <table:table-row table:style-name="ro2">
          <table:table-cell office:value-type="string">
            <text:p>©+</text:p>
          </table:table-cell>
          <table:table-cell office:value-type="string">
            <text:p>[cmplx]+</text:p>
          </table:table-cell>
          <table:table-cell office:value-type="string">
            <text:p>c+</text:p>
          </table:table-cell>
        </table:table-row>
        <table:table-row table:style-name="ro2">
          <table:table-cell office:value-type="string">
            <text:p>©+/-</text:p>
          </table:table-cell>
          <table:table-cell office:value-type="string">
            <text:p>[cmplx]+/-</text:p>
          </table:table-cell>
          <table:table-cell office:value-type="string">
            <text:p>c+/-</text:p>
          </table:table-cell>
        </table:table-row>
        <table:table-row table:style-name="ro2">
          <table:table-cell table:number-columns-repeated="2" office:value-type="string">
            <text:p>+/-</text:p>
          </table:table-cell>
          <table:table-cell office:value-type="string">
            <text:p>CHS</text:p>
          </table:table-cell>
        </table:table-row>
        <table:table-row table:style-name="ro2">
          <table:table-cell office:value-type="string">
            <text:p>©+/-</text:p>
          </table:table-cell>
          <table:table-cell office:value-type="string">
            <text:p>[cmplx]+/-</text:p>
          </table:table-cell>
          <table:table-cell office:value-type="string">
            <text:p>cCHS</text:p>
          </table:table-cell>
        </table:table-row>
        <table:table-row table:style-name="ro2">
          <table:table-cell office:value-type="string">
            <text:p>©-</text:p>
          </table:table-cell>
          <table:table-cell office:value-type="string">
            <text:p>[cmplx]-</text:p>
          </table:table-cell>
          <table:table-cell office:value-type="string">
            <text:p>c-</text:p>
          </table:table-cell>
        </table:table-row>
        <table:table-row table:style-name="ro2">
          <table:table-cell office:value-type="string">
            <text:p>×</text:p>
          </table:table-cell>
          <table:table-cell office:value-type="string">
            <text:p>[times]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©×</text:p>
          </table:table-cell>
          <table:table-cell office:value-type="string">
            <text:p>[cmplx][times]</text:p>
          </table:table-cell>
          <table:table-cell office:value-type="string">
            <text:p>c*</text:p>
          </table:table-cell>
        </table:table-row>
        <table:table-row table:style-name="ro2">
          <table:table-cell office:value-type="string">
            <text:p>×MOD</text:p>
          </table:table-cell>
          <table:table-cell office:value-type="string">
            <text:p>[times]MOD</text:p>
          </table:table-cell>
          <table:table-cell/>
        </table:table-row>
        <table:table-row table:style-name="ro2">
          <table:table-cell office:value-type="string">
            <text:p>©/</text:p>
          </table:table-cell>
          <table:table-cell office:value-type="string">
            <text:p>[cmplx]/</text:p>
          </table:table-cell>
          <table:table-cell office:value-type="string">
            <text:p>c/</text:p>
          </table:table-cell>
        </table:table-row>
        <table:table-row table:style-name="ro2">
          <table:table-cell office:value-type="string">
            <text:p>→DATE</text:p>
          </table:table-cell>
          <table:table-cell office:value-type="string">
            <text:p>[-&gt;]DATE</text:p>
          </table:table-cell>
          <table:table-cell office:value-type="string">
            <text:p>&gt;DATE</text:p>
          </table:table-cell>
        </table:table-row>
        <table:table-row table:style-name="ro2">
          <table:table-cell office:value-type="string">
            <text:p>→DEG</text:p>
          </table:table-cell>
          <table:table-cell office:value-type="string">
            <text:p>[-&gt;]DEG</text:p>
          </table:table-cell>
          <table:table-cell office:value-type="string">
            <text:p>&gt;DEG</text:p>
          </table:table-cell>
        </table:table-row>
        <table:table-row table:style-name="ro2">
          <table:table-cell office:value-type="string">
            <text:p>→GRAD</text:p>
          </table:table-cell>
          <table:table-cell office:value-type="string">
            <text:p>[-&gt;]GRAD</text:p>
          </table:table-cell>
          <table:table-cell office:value-type="string">
            <text:p>&gt;GRAD</text:p>
          </table:table-cell>
        </table:table-row>
        <table:table-row table:style-name="ro2">
          <table:table-cell office:value-type="string">
            <text:p>→HR</text:p>
          </table:table-cell>
          <table:table-cell office:value-type="string">
            <text:p>[-&gt;]HR</text:p>
          </table:table-cell>
          <table:table-cell office:value-type="string">
            <text:p>&gt;HR</text:p>
          </table:table-cell>
        </table:table-row>
        <table:table-row table:style-name="ro2">
          <table:table-cell office:value-type="string">
            <text:p>→H.MS</text:p>
          </table:table-cell>
          <table:table-cell office:value-type="string">
            <text:p>[-&gt;]H.MS</text:p>
          </table:table-cell>
          <table:table-cell office:value-type="string">
            <text:p>&gt;H.MS</text:p>
          </table:table-cell>
        </table:table-row>
        <table:table-row table:style-name="ro2">
          <table:table-cell office:value-type="string">
            <text:p>→POL</text:p>
          </table:table-cell>
          <table:table-cell office:value-type="string">
            <text:p>[-&gt;]POL</text:p>
          </table:table-cell>
          <table:table-cell office:value-type="string">
            <text:p>&gt;POL</text:p>
          </table:table-cell>
        </table:table-row>
        <table:table-row table:style-name="ro2">
          <table:table-cell office:value-type="string">
            <text:p>→RAD</text:p>
          </table:table-cell>
          <table:table-cell office:value-type="string">
            <text:p>[-&gt;]RAD</text:p>
          </table:table-cell>
          <table:table-cell office:value-type="string">
            <text:p>&gt;RAD</text:p>
          </table:table-cell>
        </table:table-row>
        <table:table-row table:style-name="ro2">
          <table:table-cell office:value-type="string">
            <text:p>→REC</text:p>
          </table:table-cell>
          <table:table-cell office:value-type="string">
            <text:p>[-&gt;]REC</text:p>
          </table:table-cell>
          <table:table-cell office:value-type="string">
            <text:p>&gt;REC</text:p>
          </table:table-cell>
        </table:table-row>
        <table:table-row table:style-name="ro2">
          <table:table-cell office:value-type="string">
            <text:p>⇆</text:p>
          </table:table-cell>
          <table:table-cell office:value-type="string">
            <text:p>[&lt;-&gt;]</text:p>
          </table:table-cell>
          <table:table-cell office:value-type="string">
            <text:p>&lt;&gt;</text:p>
          </table:table-cell>
        </table:table-row>
        <table:table-row table:style-name="ro2">
          <table:table-cell office:value-type="string">
            <text:p>%Σ</text:p>
          </table:table-cell>
          <table:table-cell office:value-type="string">
            <text:p>%[SIGMA]</text:p>
          </table:table-cell>
          <table:table-cell office:value-type="string">
            <text:p>%SUM</text:p>
          </table:table-cell>
        </table:table-row>
        <table:table-row table:style-name="ro2">
          <table:table-cell office:value-type="string">
            <text:p>√</text:p>
          </table:table-cell>
          <table:table-cell office:value-type="string">
            <text:p>[sqrt]</text:p>
          </table:table-cell>
          <table:table-cell office:value-type="string">
            <text:p>SQRT</text:p>
          </table:table-cell>
        </table:table-row>
        <table:table-row table:style-name="ro2">
          <table:table-cell office:value-type="string">
            <text:p>©√</text:p>
          </table:table-cell>
          <table:table-cell office:value-type="string">
            <text:p>[cmplx][sqrt]</text:p>
          </table:table-cell>
          <table:table-cell office:value-type="string">
            <text:p>cSQRT</text:p>
          </table:table-cell>
        </table:table-row>
        <table:table-row table:style-name="ro2">
          <table:table-cell office:value-type="string">
            <text:p>∫</text:p>
          </table:table-cell>
          <table:table-cell office:value-type="string">
            <text:p>[integral]</text:p>
          </table:table-cell>
          <table:table-cell office:value-type="string">
            <text:p>INTG</text:p>
          </table:table-cell>
        </table:table-row>
        <table:table-row table:style-name="ro2">
          <table:table-cell office:value-type="string">
            <text:p>∞?</text:p>
          </table:table-cell>
          <table:table-cell office:value-type="string">
            <text:p>[infinity]?</text:p>
          </table:table-cell>
          <table:table-cell office:value-type="string">
            <text:p>INF?</text:p>
          </table:table-cell>
        </table:table-row>
        <table:table-row table:style-name="ro2">
          <table:table-cell office:value-type="string">
            <text:p>©||</text:p>
          </table:table-cell>
          <table:table-cell office:value-type="string">
            <text:p>[cmplx]||</text:p>
          </table:table-cell>
          <table:table-cell office:value-type="string">
            <text:p>c||</text:p>
          </table:table-cell>
        </table:table-row>
        <table:table-row table:style-name="ro2">
          <table:table-cell office:value-type="string">
            <text:p>⎙ADV</text:p>
          </table:table-cell>
          <table:table-cell office:value-type="string">
            <text:p>[print]ADV</text:p>
          </table:table-cell>
          <table:table-cell office:value-type="string">
            <text:p>P.ADV</text:p>
          </table:table-cell>
        </table:table-row>
        <table:table-row table:style-name="ro2">
          <table:table-cell office:value-type="string">
            <text:p>⎙CHR</text:p>
          </table:table-cell>
          <table:table-cell office:value-type="string">
            <text:p>[print]CHR</text:p>
          </table:table-cell>
          <table:table-cell office:value-type="string">
            <text:p>P.CHR</text:p>
          </table:table-cell>
        </table:table-row>
        <table:table-row table:style-name="ro3">
          <table:table-cell office:value-type="string">
            <text:p>⎙©rₓᵧ</text:p>
          </table:table-cell>
          <table:table-cell office:value-type="string">
            <text:p>[print][cmplx]r[sub-x][sub-y]</text:p>
          </table:table-cell>
          <table:table-cell office:value-type="string">
            <text:p>P.crect</text:p>
          </table:table-cell>
        </table:table-row>
        <table:table-row table:style-name="ro2">
          <table:table-cell office:value-type="string">
            <text:p>⎙DLAY</text:p>
          </table:table-cell>
          <table:table-cell office:value-type="string">
            <text:p>[print]DLAY</text:p>
          </table:table-cell>
          <table:table-cell office:value-type="string">
            <text:p>P.DLAY</text:p>
          </table:table-cell>
        </table:table-row>
        <table:table-row table:style-name="ro2">
          <table:table-cell office:value-type="string">
            <text:p>⎙MODE</text:p>
          </table:table-cell>
          <table:table-cell office:value-type="string">
            <text:p>[print]MODE</text:p>
          </table:table-cell>
          <table:table-cell office:value-type="string">
            <text:p>P.MODE</text:p>
          </table:table-cell>
        </table:table-row>
        <table:table-row table:style-name="ro2">
          <table:table-cell office:value-type="string">
            <text:p>⎙PLOT</text:p>
          </table:table-cell>
          <table:table-cell office:value-type="string">
            <text:p>[print]PLOT</text:p>
          </table:table-cell>
          <table:table-cell office:value-type="string">
            <text:p>P.PLOT</text:p>
          </table:table-cell>
        </table:table-row>
        <table:table-row table:style-name="ro2">
          <table:table-cell office:value-type="string">
            <text:p>⎙PROG</text:p>
          </table:table-cell>
          <table:table-cell office:value-type="string">
            <text:p>[print]PROG</text:p>
          </table:table-cell>
          <table:table-cell office:value-type="string">
            <text:p>P.PROG</text:p>
          </table:table-cell>
        </table:table-row>
        <table:table-row table:style-name="ro2">
          <table:table-cell office:value-type="string">
            <text:p>⎙r</text:p>
          </table:table-cell>
          <table:table-cell office:value-type="string">
            <text:p>[print]r</text:p>
          </table:table-cell>
          <table:table-cell office:value-type="string">
            <text:p>P.r</text:p>
          </table:table-cell>
        </table:table-row>
        <table:table-row table:style-name="ro2">
          <table:table-cell office:value-type="string">
            <text:p>⎙REGS</text:p>
          </table:table-cell>
          <table:table-cell office:value-type="string">
            <text:p>[print]REGS</text:p>
          </table:table-cell>
          <table:table-cell office:value-type="string">
            <text:p>P.REGS</text:p>
          </table:table-cell>
        </table:table-row>
        <table:table-row table:style-name="ro2">
          <table:table-cell office:value-type="string">
            <text:p>⎙STK</text:p>
          </table:table-cell>
          <table:table-cell office:value-type="string">
            <text:p>[print]STK</text:p>
          </table:table-cell>
          <table:table-cell office:value-type="string">
            <text:p>P.STK</text:p>
          </table:table-cell>
        </table:table-row>
        <table:table-row table:style-name="ro2">
          <table:table-cell office:value-type="string">
            <text:p>⎙TAB</text:p>
          </table:table-cell>
          <table:table-cell office:value-type="string">
            <text:p>[print]TAB</text:p>
          </table:table-cell>
          <table:table-cell office:value-type="string">
            <text:p>P.TAB</text:p>
          </table:table-cell>
        </table:table-row>
        <table:table-row table:style-name="ro2">
          <table:table-cell office:value-type="string">
            <text:p>⎙WIDTH</text:p>
          </table:table-cell>
          <table:table-cell office:value-type="string">
            <text:p>[print]WIDTH</text:p>
          </table:table-cell>
          <table:table-cell office:value-type="string">
            <text:p>P.WIDTH</text:p>
          </table:table-cell>
        </table:table-row>
        <table:table-row table:style-name="ro3">
          <table:table-cell office:value-type="string">
            <text:p>⎙α</text:p>
          </table:table-cell>
          <table:table-cell office:value-type="string">
            <text:p>[print][alpha]</text:p>
          </table:table-cell>
          <table:table-cell office:value-type="string">
            <text:p>P.a</text:p>
          </table:table-cell>
        </table:table-row>
        <table:table-row table:style-name="ro3">
          <table:table-cell office:value-type="string">
            <text:p>⎙α+</text:p>
          </table:table-cell>
          <table:table-cell office:value-type="string">
            <text:p>[print][alpha]+</text:p>
          </table:table-cell>
          <table:table-cell office:value-type="string">
            <text:p>P.a+</text:p>
          </table:table-cell>
        </table:table-row>
        <table:table-row table:style-name="ro2">
          <table:table-cell office:value-type="string">
            <text:p>⎙Σ</text:p>
          </table:table-cell>
          <table:table-cell office:value-type="string">
            <text:p>[print][SIGMA]</text:p>
          </table:table-cell>
          <table:table-cell office:value-type="string">
            <text:p>P.SUMS</text:p>
          </table:table-cell>
        </table:table-row>
        <table:table-row table:style-name="ro3">
          <table:table-cell office:value-type="string">
            <text:p>⎙+α</text:p>
          </table:table-cell>
          <table:table-cell office:value-type="string">
            <text:p>[print]+[alpha]</text:p>
          </table:table-cell>
          <table:table-cell office:value-type="string">
            <text:p>P.+a</text:p>
          </table:table-cell>
        </table:table-row>
        <table:table-row table:style-name="ro2">
          <table:table-cell office:value-type="string">
            <text:p>⎙?</text:p>
          </table:table-cell>
          <table:table-cell office:value-type="string">
            <text:p>[print]?</text:p>
          </table:table-cell>
          <table:table-cell office:value-type="string">
            <text:p>PRT?</text:p>
          </table:table-cell>
        </table:table-row>
        <table:table-row table:style-name="ro2">
          <table:table-cell office:value-type="string">
            <text:p>⎙#</text:p>
          </table:table-cell>
          <table:table-cell office:value-type="string">
            <text:p>[print]#</text:p>
          </table:table-cell>
          <table:table-cell office:value-type="string">
            <text:p>P.#</text:p>
          </table:table-cell>
        </table:table-row>
        <table:table-row table:style-name="ro2">
          <table:table-cell office:value-type="string">
            <text:p>©#</text:p>
          </table:table-cell>
          <table:table-cell office:value-type="string">
            <text:p>[cmplx]#</text:p>
          </table:table-cell>
          <table:table-cell office:value-type="string">
            <text:p>c#</text:p>
          </table:table-cell>
        </table:table-row>
        <table:table-row table:style-name="ro2">
          <table:table-cell office:value-type="string">
            <text:p># 1/√5</text:p>
          </table:table-cell>
          <table:table-cell office:value-type="string">
            <text:p># 1/[sqrt]5</text:p>
          </table:table-cell>
          <table:table-cell office:value-type="string">
            <text:p># RECIP_SQRT5</text:p>
          </table:table-cell>
        </table:table-row>
        <table:table-row table:style-name="ro3">
          <table:table-cell office:value-type="string">
            <text:p># 1/√π</text:p>
          </table:table-cell>
          <table:table-cell office:value-type="string">
            <text:p># 1/[sqrt][pi]</text:p>
          </table:table-cell>
          <table:table-cell office:value-type="string">
            <text:p># RECIP_SQRTPI</text:p>
          </table:table-cell>
        </table:table-row>
        <table:table-row table:style-name="ro2">
          <table:table-cell office:value-type="string">
            <text:p># a₀</text:p>
          </table:table-cell>
          <table:table-cell office:value-type="string">
            <text:p># a[sub-0]</text:p>
          </table:table-cell>
          <table:table-cell office:value-type="string">
            <text:p># a0</text:p>
          </table:table-cell>
        </table:table-row>
        <table:table-row table:style-name="ro2">
          <table:table-cell office:value-type="string">
            <text:p># aₘ</text:p>
          </table:table-cell>
          <table:table-cell office:value-type="string">
            <text:p># a[sub-m]</text:p>
          </table:table-cell>
          <table:table-cell office:value-type="string">
            <text:p># SM_luna</text:p>
          </table:table-cell>
        </table:table-row>
        <table:table-row table:style-name="ro2">
          <table:table-cell office:value-type="string">
            <text:p># a♁</text:p>
          </table:table-cell>
          <table:table-cell office:value-type="string">
            <text:p># a[terra]</text:p>
          </table:table-cell>
          <table:table-cell office:value-type="string">
            <text:p># SM_terra</text:p>
          </table:table-cell>
        </table:table-row>
        <table:table-row table:style-name="ro2">
          <table:table-cell office:value-type="string">
            <text:p># c₁</text:p>
          </table:table-cell>
          <table:table-cell office:value-type="string">
            <text:p># c[sub-1]</text:p>
          </table:table-cell>
          <table:table-cell office:value-type="string">
            <text:p># C1</text:p>
          </table:table-cell>
        </table:table-row>
        <table:table-row table:style-name="ro2">
          <table:table-cell office:value-type="string">
            <text:p># c₂</text:p>
          </table:table-cell>
          <table:table-cell office:value-type="string">
            <text:p># c[sub-2]</text:p>
          </table:table-cell>
          <table:table-cell office:value-type="string">
            <text:p># C2</text:p>
          </table:table-cell>
        </table:table-row>
        <table:table-row table:style-name="ro4">
          <table:table-cell office:value-type="string">
            <text:p># Fα</text:p>
          </table:table-cell>
          <table:table-cell office:value-type="string">
            <text:p># F[alpha]</text:p>
          </table:table-cell>
          <table:table-cell office:value-type="string">
            <text:p># F_alpha</text:p>
          </table:table-cell>
        </table:table-row>
        <table:table-row table:style-name="ro4">
          <table:table-cell office:value-type="string">
            <text:p># Fδ</text:p>
          </table:table-cell>
          <table:table-cell office:value-type="string">
            <text:p># F[delta]</text:p>
          </table:table-cell>
          <table:table-cell office:value-type="string">
            <text:p># F_delta</text:p>
          </table:table-cell>
        </table:table-row>
        <table:table-row table:style-name="ro2">
          <table:table-cell office:value-type="string">
            <text:p># G₀</text:p>
          </table:table-cell>
          <table:table-cell office:value-type="string">
            <text:p># G[sub-0]</text:p>
          </table:table-cell>
          <table:table-cell office:value-type="string">
            <text:p># Go</text:p>
          </table:table-cell>
        </table:table-row>
        <table:table-row table:style-name="ro2">
          <table:table-cell office:value-type="string">
            <text:p># G⒞</text:p>
          </table:table-cell>
          <table:table-cell office:value-type="string">
            <text:p># G[sub-c]</text:p>
          </table:table-cell>
          <table:table-cell office:value-type="string">
            <text:p># catalan</text:p>
          </table:table-cell>
        </table:table-row>
        <table:table-row table:style-name="ro3">
          <table:table-cell office:value-type="string">
            <text:p># gₑ</text:p>
          </table:table-cell>
          <table:table-cell office:value-type="string">
            <text:p># g[sub-e]</text:p>
          </table:table-cell>
          <table:table-cell office:value-type="string">
            <text:p># Ge</text:p>
          </table:table-cell>
        </table:table-row>
        <table:table-row table:style-name="ro4">
          <table:table-cell office:value-type="string">
            <text:p># ħ</text:p>
          </table:table-cell>
          <table:table-cell office:value-type="string">
            <text:p># [h-bar]</text:p>
          </table:table-cell>
          <table:table-cell office:value-type="string">
            <text:p># hon2PI</text:p>
          </table:table-cell>
        </table:table-row>
        <table:table-row table:style-name="ro2">
          <table:table-cell office:value-type="string">
            <text:p># L10⁸</text:p>
          </table:table-cell>
          <table:table-cell office:value-type="string">
            <text:p># L10[^-1]</text:p>
          </table:table-cell>
          <table:table-cell office:value-type="string">
            <text:p># RECIPLN10</text:p>
          </table:table-cell>
        </table:table-row>
        <table:table-row table:style-name="ro2">
          <table:table-cell office:value-type="string">
            <text:p># LN2⁸</text:p>
          </table:table-cell>
          <table:table-cell office:value-type="string">
            <text:p># LN2[^-1]</text:p>
          </table:table-cell>
          <table:table-cell office:value-type="string">
            <text:p># RECIPLN2</text:p>
          </table:table-cell>
        </table:table-row>
        <table:table-row table:style-name="ro2">
          <table:table-cell office:value-type="string">
            <text:p># lₚ</text:p>
          </table:table-cell>
          <table:table-cell office:value-type="string">
            <text:p># l[sub-p]</text:p>
          </table:table-cell>
          <table:table-cell office:value-type="string">
            <text:p># PlanckL</text:p>
          </table:table-cell>
        </table:table-row>
        <table:table-row table:style-name="ro3">
          <table:table-cell office:value-type="string">
            <text:p># mₑ</text:p>
          </table:table-cell>
          <table:table-cell office:value-type="string">
            <text:p># m[sub-e]</text:p>
          </table:table-cell>
          <table:table-cell office:value-type="string">
            <text:p># me</text:p>
          </table:table-cell>
        </table:table-row>
        <table:table-row table:style-name="ro2">
          <table:table-cell office:value-type="string">
            <text:p># Mₘ</text:p>
          </table:table-cell>
          <table:table-cell office:value-type="string">
            <text:p># M[sub-m]</text:p>
          </table:table-cell>
          <table:table-cell office:value-type="string">
            <text:p># M_luna</text:p>
          </table:table-cell>
        </table:table-row>
        <table:table-row table:style-name="ro2">
          <table:table-cell office:value-type="string">
            <text:p># mₙ</text:p>
          </table:table-cell>
          <table:table-cell office:value-type="string">
            <text:p># m[sub-n]</text:p>
          </table:table-cell>
          <table:table-cell office:value-type="string">
            <text:p># mn</text:p>
          </table:table-cell>
        </table:table-row>
        <table:table-row table:style-name="ro2">
          <table:table-cell office:value-type="string">
            <text:p># mₚ</text:p>
          </table:table-cell>
          <table:table-cell office:value-type="string">
            <text:p># m[sub-p]</text:p>
          </table:table-cell>
          <table:table-cell office:value-type="string">
            <text:p># mp</text:p>
          </table:table-cell>
        </table:table-row>
        <table:table-row table:style-name="ro2">
          <table:table-cell office:value-type="string">
            <text:p># Mₚ</text:p>
          </table:table-cell>
          <table:table-cell office:value-type="string">
            <text:p># M[sub-p]</text:p>
          </table:table-cell>
          <table:table-cell office:value-type="string">
            <text:p># PlanckM</text:p>
          </table:table-cell>
        </table:table-row>
        <table:table-row table:style-name="ro3">
          <table:table-cell office:value-type="string">
            <text:p># mᵤ</text:p>
          </table:table-cell>
          <table:table-cell office:value-type="string">
            <text:p># m[sub-u]</text:p>
          </table:table-cell>
          <table:table-cell office:value-type="string">
            <text:p># mu</text:p>
          </table:table-cell>
        </table:table-row>
        <table:table-row table:style-name="ro3">
          <table:table-cell office:value-type="string">
            <text:p># mᵤc²</text:p>
          </table:table-cell>
          <table:table-cell office:value-type="string">
            <text:p># m[sub-u]c[^2]</text:p>
          </table:table-cell>
          <table:table-cell office:value-type="string">
            <text:p># muc2</text:p>
          </table:table-cell>
        </table:table-row>
        <table:table-row table:style-name="ro2">
          <table:table-cell office:value-type="string">
            <text:p># m¶</text:p>
          </table:table-cell>
          <table:table-cell office:value-type="string">
            <text:p># m[sub-mu]</text:p>
          </table:table-cell>
          <table:table-cell office:value-type="string">
            <text:p># mMu</text:p>
          </table:table-cell>
        </table:table-row>
        <table:table-row table:style-name="ro2">
          <table:table-cell office:value-type="string">
            <text:p># M☉</text:p>
          </table:table-cell>
          <table:table-cell office:value-type="string">
            <text:p># M[sol]</text:p>
          </table:table-cell>
          <table:table-cell office:value-type="string">
            <text:p># M_sol</text:p>
          </table:table-cell>
        </table:table-row>
        <table:table-row table:style-name="ro2">
          <table:table-cell office:value-type="string">
            <text:p># M♁</text:p>
          </table:table-cell>
          <table:table-cell office:value-type="string">
            <text:p># M[terra]</text:p>
          </table:table-cell>
          <table:table-cell office:value-type="string">
            <text:p># M_terra</text:p>
          </table:table-cell>
        </table:table-row>
        <table:table-row table:style-name="ro2">
          <table:table-cell office:value-type="string">
            <text:p># Nₐ</text:p>
          </table:table-cell>
          <table:table-cell office:value-type="string">
            <text:p># N[sub-A]</text:p>
          </table:table-cell>
          <table:table-cell office:value-type="string">
            <text:p># Na</text:p>
          </table:table-cell>
        </table:table-row>
        <table:table-row table:style-name="ro2">
          <table:table-cell office:value-type="string">
            <text:p># p₀</text:p>
          </table:table-cell>
          <table:table-cell office:value-type="string">
            <text:p># p[sub-0]</text:p>
          </table:table-cell>
          <table:table-cell office:value-type="string">
            <text:p># atm</text:p>
          </table:table-cell>
        </table:table-row>
        <table:table-row table:style-name="ro2">
          <table:table-cell office:value-type="string">
            <text:p># qₚ</text:p>
          </table:table-cell>
          <table:table-cell office:value-type="string">
            <text:p># q[sub-p]</text:p>
          </table:table-cell>
          <table:table-cell office:value-type="string">
            <text:p># PlanckQ</text:p>
          </table:table-cell>
        </table:table-row>
        <table:table-row table:style-name="ro3">
          <table:table-cell office:value-type="string">
            <text:p># rₑ</text:p>
          </table:table-cell>
          <table:table-cell office:value-type="string">
            <text:p># r[sub-e]</text:p>
          </table:table-cell>
          <table:table-cell office:value-type="string">
            <text:p># Re</text:p>
          </table:table-cell>
        </table:table-row>
        <table:table-row table:style-name="ro2">
          <table:table-cell office:value-type="string">
            <text:p># Rₖ</text:p>
          </table:table-cell>
          <table:table-cell office:value-type="string">
            <text:p># R[sub-k]</text:p>
          </table:table-cell>
          <table:table-cell office:value-type="string">
            <text:p># Rk</text:p>
          </table:table-cell>
        </table:table-row>
        <table:table-row table:style-name="ro2">
          <table:table-cell office:value-type="string">
            <text:p># Rₘ</text:p>
          </table:table-cell>
          <table:table-cell office:value-type="string">
            <text:p># R[sub-m]</text:p>
          </table:table-cell>
          <table:table-cell office:value-type="string">
            <text:p># R_luna</text:p>
          </table:table-cell>
        </table:table-row>
        <table:table-row table:style-name="ro2">
          <table:table-cell office:value-type="string">
            <text:p># R₈</text:p>
          </table:table-cell>
          <table:table-cell office:value-type="string">
            <text:p># R[sub-infinity]</text:p>
          </table:table-cell>
          <table:table-cell office:value-type="string">
            <text:p># Rinf</text:p>
          </table:table-cell>
        </table:table-row>
        <table:table-row table:style-name="ro2">
          <table:table-cell office:value-type="string">
            <text:p># R☉</text:p>
          </table:table-cell>
          <table:table-cell office:value-type="string">
            <text:p># R[sol]</text:p>
          </table:table-cell>
          <table:table-cell office:value-type="string">
            <text:p># R_sol</text:p>
          </table:table-cell>
        </table:table-row>
        <table:table-row table:style-name="ro2">
          <table:table-cell office:value-type="string">
            <text:p># R♁</text:p>
          </table:table-cell>
          <table:table-cell office:value-type="string">
            <text:p># R[terra]</text:p>
          </table:table-cell>
          <table:table-cell office:value-type="string">
            <text:p># R_terra</text:p>
          </table:table-cell>
        </table:table-row>
        <table:table-row table:style-name="ro3">
          <table:table-cell office:value-type="string">
            <text:p># Se²</text:p>
          </table:table-cell>
          <table:table-cell office:value-type="string">
            <text:p># Se[^2]</text:p>
          </table:table-cell>
          <table:table-cell office:value-type="string">
            <text:p># WGS_E2</text:p>
          </table:table-cell>
        </table:table-row>
        <table:table-row table:style-name="ro3">
          <table:table-cell office:value-type="string">
            <text:p># Se'²</text:p>
          </table:table-cell>
          <table:table-cell office:value-type="string">
            <text:p># Se'[^2]</text:p>
          </table:table-cell>
          <table:table-cell office:value-type="string">
            <text:p># WGS_ES2</text:p>
          </table:table-cell>
        </table:table-row>
        <table:table-row table:style-name="ro3">
          <table:table-cell office:value-type="string">
            <text:p># Sf⁸</text:p>
          </table:table-cell>
          <table:table-cell office:value-type="string">
            <text:p># Sf[^-1]</text:p>
          </table:table-cell>
          <table:table-cell office:value-type="string">
            <text:p># WGS_F</text:p>
          </table:table-cell>
        </table:table-row>
        <table:table-row table:style-name="ro2">
          <table:table-cell office:value-type="string">
            <text:p># T₀</text:p>
          </table:table-cell>
          <table:table-cell office:value-type="string">
            <text:p># T[sub-0]</text:p>
          </table:table-cell>
          <table:table-cell office:value-type="string">
            <text:p># t</text:p>
          </table:table-cell>
        </table:table-row>
        <table:table-row table:style-name="ro2">
          <table:table-cell office:value-type="string">
            <text:p># Tₚ</text:p>
          </table:table-cell>
          <table:table-cell office:value-type="string">
            <text:p># T[sub-p]</text:p>
          </table:table-cell>
          <table:table-cell office:value-type="string">
            <text:p># PlanckTh</text:p>
          </table:table-cell>
        </table:table-row>
        <table:table-row table:style-name="ro2">
          <table:table-cell office:value-type="string">
            <text:p># tₚ</text:p>
          </table:table-cell>
          <table:table-cell office:value-type="string">
            <text:p># t[sub-p]</text:p>
          </table:table-cell>
          <table:table-cell office:value-type="string">
            <text:p># tp</text:p>
          </table:table-cell>
        </table:table-row>
        <table:table-row table:style-name="ro2">
          <table:table-cell office:value-type="string">
            <text:p># Vₘ</text:p>
          </table:table-cell>
          <table:table-cell office:value-type="string">
            <text:p># V[sub-m]</text:p>
          </table:table-cell>
          <table:table-cell office:value-type="string">
            <text:p># Vm</text:p>
          </table:table-cell>
        </table:table-row>
        <table:table-row table:style-name="ro2">
          <table:table-cell office:value-type="string">
            <text:p># Z₀</text:p>
          </table:table-cell>
          <table:table-cell office:value-type="string">
            <text:p># Z[sub-0]</text:p>
          </table:table-cell>
          <table:table-cell office:value-type="string">
            <text:p># Zo</text:p>
          </table:table-cell>
        </table:table-row>
        <table:table-row table:style-name="ro4">
          <table:table-cell office:value-type="string">
            <text:p># α</text:p>
          </table:table-cell>
          <table:table-cell office:value-type="string">
            <text:p># [alpha]</text:p>
          </table:table-cell>
          <table:table-cell office:value-type="string">
            <text:p># alpha</text:p>
          </table:table-cell>
        </table:table-row>
        <table:table-row table:style-name="ro4">
          <table:table-cell office:value-type="string">
            <text:p># γEM</text:p>
          </table:table-cell>
          <table:table-cell office:value-type="string">
            <text:p># [gamma]EM</text:p>
          </table:table-cell>
          <table:table-cell office:value-type="string">
            <text:p># EULER</text:p>
          </table:table-cell>
        </table:table-row>
        <table:table-row table:style-name="ro3">
          <table:table-cell office:value-type="string">
            <text:p># γₚ</text:p>
          </table:table-cell>
          <table:table-cell office:value-type="string">
            <text:p># [gamma][sub-p]</text:p>
          </table:table-cell>
          <table:table-cell office:value-type="string">
            <text:p># gamP</text:p>
          </table:table-cell>
        </table:table-row>
        <table:table-row table:style-name="ro3">
          <table:table-cell office:value-type="string">
            <text:p># ε₀</text:p>
          </table:table-cell>
          <table:table-cell office:value-type="string">
            <text:p># [epsilon][sub-0]</text:p>
          </table:table-cell>
          <table:table-cell office:value-type="string">
            <text:p># eps0</text:p>
          </table:table-cell>
        </table:table-row>
        <table:table-row table:style-name="ro3">
          <table:table-cell office:value-type="string">
            <text:p># λ⒞</text:p>
          </table:table-cell>
          <table:table-cell office:value-type="string">
            <text:p># [lambda][sub-c]</text:p>
          </table:table-cell>
          <table:table-cell office:value-type="string">
            <text:p># lamC</text:p>
          </table:table-cell>
        </table:table-row>
        <table:table-row table:style-name="ro3">
          <table:table-cell office:value-type="string">
            <text:p># λ⒞ₙ</text:p>
          </table:table-cell>
          <table:table-cell office:value-type="string">
            <text:p># [lambda][sub-c][sub-n]</text:p>
          </table:table-cell>
          <table:table-cell office:value-type="string">
            <text:p># lamCn</text:p>
          </table:table-cell>
        </table:table-row>
        <table:table-row table:style-name="ro3">
          <table:table-cell office:value-type="string">
            <text:p># λ⒞ₚ</text:p>
          </table:table-cell>
          <table:table-cell office:value-type="string">
            <text:p># [lambda][sub-c][sub-p]</text:p>
          </table:table-cell>
          <table:table-cell office:value-type="string">
            <text:p># lamCp</text:p>
          </table:table-cell>
        </table:table-row>
        <table:table-row table:style-name="ro3">
          <table:table-cell office:value-type="string">
            <text:p># μ₀</text:p>
          </table:table-cell>
          <table:table-cell office:value-type="string">
            <text:p># [mu][sub-0]</text:p>
          </table:table-cell>
          <table:table-cell office:value-type="string">
            <text:p># mu0</text:p>
          </table:table-cell>
        </table:table-row>
        <table:table-row table:style-name="ro3">
          <table:table-cell office:value-type="string">
            <text:p># μ⒝</text:p>
          </table:table-cell>
          <table:table-cell office:value-type="string">
            <text:p># [mu][sub-B]</text:p>
          </table:table-cell>
          <table:table-cell office:value-type="string">
            <text:p># muB</text:p>
          </table:table-cell>
        </table:table-row>
        <table:table-row table:style-name="ro3">
          <table:table-cell office:value-type="string">
            <text:p># μₑ</text:p>
          </table:table-cell>
          <table:table-cell office:value-type="string">
            <text:p># [mu][sub-e]</text:p>
          </table:table-cell>
          <table:table-cell office:value-type="string">
            <text:p># muE</text:p>
          </table:table-cell>
        </table:table-row>
        <table:table-row table:style-name="ro3">
          <table:table-cell office:value-type="string">
            <text:p># μₙ</text:p>
          </table:table-cell>
          <table:table-cell office:value-type="string">
            <text:p># [mu][sub-n]</text:p>
          </table:table-cell>
          <table:table-cell office:value-type="string">
            <text:p># mun</text:p>
          </table:table-cell>
        </table:table-row>
        <table:table-row table:style-name="ro3">
          <table:table-cell office:value-type="string">
            <text:p># μₚ</text:p>
          </table:table-cell>
          <table:table-cell office:value-type="string">
            <text:p># [mu][sub-p]</text:p>
          </table:table-cell>
          <table:table-cell office:value-type="string">
            <text:p># muP</text:p>
          </table:table-cell>
        </table:table-row>
        <table:table-row table:style-name="ro3">
          <table:table-cell office:value-type="string">
            <text:p># μᵤ</text:p>
          </table:table-cell>
          <table:table-cell office:value-type="string">
            <text:p># [mu][sub-u]</text:p>
          </table:table-cell>
          <table:table-cell office:value-type="string">
            <text:p># mu_u</text:p>
          </table:table-cell>
        </table:table-row>
        <table:table-row table:style-name="ro3">
          <table:table-cell office:value-type="string">
            <text:p># μ¶</text:p>
          </table:table-cell>
          <table:table-cell office:value-type="string">
            <text:p># [mu][sub-mu]</text:p>
          </table:table-cell>
          <table:table-cell office:value-type="string">
            <text:p># mumu</text:p>
          </table:table-cell>
        </table:table-row>
        <table:table-row table:style-name="ro4">
          <table:table-cell office:value-type="string">
            <text:p># π</text:p>
          </table:table-cell>
          <table:table-cell office:value-type="string">
            <text:p># [pi]</text:p>
          </table:table-cell>
          <table:table-cell office:value-type="string">
            <text:p>PI</text:p>
          </table:table-cell>
        </table:table-row>
        <table:table-row table:style-name="ro4">
          <table:table-cell office:value-type="string">
            <text:p># π/2</text:p>
          </table:table-cell>
          <table:table-cell office:value-type="string">
            <text:p># [pi]/2</text:p>
          </table:table-cell>
          <table:table-cell office:value-type="string">
            <text:p># PIon2</text:p>
          </table:table-cell>
        </table:table-row>
        <table:table-row table:style-name="ro3">
          <table:table-cell office:value-type="string">
            <text:p># σ⒝</text:p>
          </table:table-cell>
          <table:table-cell office:value-type="string">
            <text:p># [sigma][sub-B]</text:p>
          </table:table-cell>
          <table:table-cell office:value-type="string">
            <text:p># sigma</text:p>
          </table:table-cell>
        </table:table-row>
        <table:table-row table:style-name="ro2">
          <table:table-cell office:value-type="string">
            <text:p># Φ</text:p>
          </table:table-cell>
          <table:table-cell office:value-type="string">
            <text:p># [PHI]</text:p>
          </table:table-cell>
          <table:table-cell office:value-type="string">
            <text:p># PHI</text:p>
          </table:table-cell>
        </table:table-row>
        <table:table-row table:style-name="ro2">
          <table:table-cell office:value-type="string">
            <text:p># Φ₀</text:p>
          </table:table-cell>
          <table:table-cell office:value-type="string">
            <text:p># [PHI][sub-0]</text:p>
          </table:table-cell>
          <table:table-cell office:value-type="string">
            <text:p># phi0</text:p>
          </table:table-cell>
        </table:table-row>
        <table:table-row table:style-name="ro4">
          <table:table-cell office:value-type="string">
            <text:p># ω</text:p>
          </table:table-cell>
          <table:table-cell office:value-type="string">
            <text:p># [omega]</text:p>
          </table:table-cell>
          <table:table-cell office:value-type="string">
            <text:p># WGS_OMEGA</text:p>
          </table:table-cell>
        </table:table-row>
        <table:table-row table:style-name="ro2">
          <table:table-cell office:value-type="string">
            <text:p># -∞</text:p>
          </table:table-cell>
          <table:table-cell office:value-type="string">
            <text:p># -[infinity]</text:p>
          </table:table-cell>
          <table:table-cell office:value-type="string">
            <text:p># NEGINF</text:p>
          </table:table-cell>
        </table:table-row>
        <table:table-row table:style-name="ro2">
          <table:table-cell office:value-type="string">
            <text:p># √2π</text:p>
          </table:table-cell>
          <table:table-cell office:value-type="string">
            <text:p># [sqrt]2[pi]</text:p>
          </table:table-cell>
          <table:table-cell office:value-type="string">
            <text:p># SQRT_2_PI</text:p>
          </table:table-cell>
        </table:table-row>
        <table:table-row table:style-name="ro3">
          <table:table-cell office:value-type="string">
            <text:p># ∫RgB</text:p>
          </table:table-cell>
          <table:table-cell office:value-type="string">
            <text:p># [integral]RgB</text:p>
          </table:table-cell>
          <table:table-cell office:value-type="string">
            <text:p># INT_R_BOUNDS</text:p>
          </table:table-cell>
        </table:table-row>
        <table:table-row table:style-name="ro2">
          <table:table-cell office:value-type="string">
            <text:p># ∞</text:p>
          </table:table-cell>
          <table:table-cell office:value-type="string">
            <text:p># [infinity]</text:p>
          </table:table-cell>
          <table:table-cell office:value-type="string">
            <text:p># INF</text:p>
          </table:table-cell>
        </table:table-row>
      </table:table>
      <table:table table:name="By Alias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>
            <text:p>Alias</text:p>
          </table:table-cell>
          <table:table-cell table:style-name="ce1" office:value-type="string">
            <text:p>Command</text:p>
          </table:table-cell>
          <table:table-cell table:style-name="ce1" office:value-type="string">
            <text:p>Full Name</text:p>
          </table:table-cell>
        </table:table-row>
        <table:table-row table:style-name="ro2">
          <table:table-cell office:value-type="string">
            <text:p>c#</text:p>
          </table:table-cell>
          <table:table-cell office:value-type="string">
            <text:p>©#</text:p>
          </table:table-cell>
          <table:table-cell office:value-type="string">
            <text:p>[cmplx]#</text:p>
          </table:table-cell>
        </table:table-row>
        <table:table-row table:style-name="ro2">
          <table:table-cell office:value-type="string">
            <text:p># a0</text:p>
          </table:table-cell>
          <table:table-cell office:value-type="string">
            <text:p># a₀</text:p>
          </table:table-cell>
          <table:table-cell office:value-type="string">
            <text:p># a[sub-0]</text:p>
          </table:table-cell>
        </table:table-row>
        <table:table-row table:style-name="ro4">
          <table:table-cell office:value-type="string">
            <text:p># alpha</text:p>
          </table:table-cell>
          <table:table-cell office:value-type="string">
            <text:p># α</text:p>
          </table:table-cell>
          <table:table-cell office:value-type="string">
            <text:p># [alpha]</text:p>
          </table:table-cell>
        </table:table-row>
        <table:table-row table:style-name="ro2">
          <table:table-cell office:value-type="string">
            <text:p># atm</text:p>
          </table:table-cell>
          <table:table-cell office:value-type="string">
            <text:p># p₀</text:p>
          </table:table-cell>
          <table:table-cell office:value-type="string">
            <text:p># p[sub-0]</text:p>
          </table:table-cell>
        </table:table-row>
        <table:table-row table:style-name="ro2">
          <table:table-cell office:value-type="string">
            <text:p># C1</text:p>
          </table:table-cell>
          <table:table-cell office:value-type="string">
            <text:p># c₁</text:p>
          </table:table-cell>
          <table:table-cell office:value-type="string">
            <text:p># c[sub-1]</text:p>
          </table:table-cell>
        </table:table-row>
        <table:table-row table:style-name="ro2">
          <table:table-cell office:value-type="string">
            <text:p># C2</text:p>
          </table:table-cell>
          <table:table-cell office:value-type="string">
            <text:p># c₂</text:p>
          </table:table-cell>
          <table:table-cell office:value-type="string">
            <text:p># c[sub-2]</text:p>
          </table:table-cell>
        </table:table-row>
        <table:table-row table:style-name="ro2">
          <table:table-cell office:value-type="string">
            <text:p># catalan</text:p>
          </table:table-cell>
          <table:table-cell office:value-type="string">
            <text:p># G⒞</text:p>
          </table:table-cell>
          <table:table-cell office:value-type="string">
            <text:p># G[sub-c]</text:p>
          </table:table-cell>
        </table:table-row>
        <table:table-row table:style-name="ro3">
          <table:table-cell office:value-type="string">
            <text:p># eps0</text:p>
          </table:table-cell>
          <table:table-cell office:value-type="string">
            <text:p># ε₀</text:p>
          </table:table-cell>
          <table:table-cell office:value-type="string">
            <text:p># [epsilon][sub-0]</text:p>
          </table:table-cell>
        </table:table-row>
        <table:table-row table:style-name="ro4">
          <table:table-cell office:value-type="string">
            <text:p># EULER</text:p>
          </table:table-cell>
          <table:table-cell office:value-type="string">
            <text:p># γEM</text:p>
          </table:table-cell>
          <table:table-cell office:value-type="string">
            <text:p># [gamma]EM</text:p>
          </table:table-cell>
        </table:table-row>
        <table:table-row table:style-name="ro4">
          <table:table-cell office:value-type="string">
            <text:p># F_alpha</text:p>
          </table:table-cell>
          <table:table-cell office:value-type="string">
            <text:p># Fα</text:p>
          </table:table-cell>
          <table:table-cell office:value-type="string">
            <text:p># F[alpha]</text:p>
          </table:table-cell>
        </table:table-row>
        <table:table-row table:style-name="ro4">
          <table:table-cell office:value-type="string">
            <text:p># F_delta</text:p>
          </table:table-cell>
          <table:table-cell office:value-type="string">
            <text:p># Fδ</text:p>
          </table:table-cell>
          <table:table-cell office:value-type="string">
            <text:p># F[delta]</text:p>
          </table:table-cell>
        </table:table-row>
        <table:table-row table:style-name="ro3">
          <table:table-cell office:value-type="string">
            <text:p># gamP</text:p>
          </table:table-cell>
          <table:table-cell office:value-type="string">
            <text:p># γₚ</text:p>
          </table:table-cell>
          <table:table-cell office:value-type="string">
            <text:p># [gamma][sub-p]</text:p>
          </table:table-cell>
        </table:table-row>
        <table:table-row table:style-name="ro3">
          <table:table-cell office:value-type="string">
            <text:p># Ge</text:p>
          </table:table-cell>
          <table:table-cell office:value-type="string">
            <text:p># gₑ</text:p>
          </table:table-cell>
          <table:table-cell office:value-type="string">
            <text:p># g[sub-e]</text:p>
          </table:table-cell>
        </table:table-row>
        <table:table-row table:style-name="ro2">
          <table:table-cell office:value-type="string">
            <text:p># Go</text:p>
          </table:table-cell>
          <table:table-cell office:value-type="string">
            <text:p># G₀</text:p>
          </table:table-cell>
          <table:table-cell office:value-type="string">
            <text:p># G[sub-0]</text:p>
          </table:table-cell>
        </table:table-row>
        <table:table-row table:style-name="ro4">
          <table:table-cell office:value-type="string">
            <text:p># hon2PI</text:p>
          </table:table-cell>
          <table:table-cell office:value-type="string">
            <text:p># ħ</text:p>
          </table:table-cell>
          <table:table-cell office:value-type="string">
            <text:p># [h-bar]</text:p>
          </table:table-cell>
        </table:table-row>
        <table:table-row table:style-name="ro2">
          <table:table-cell office:value-type="string">
            <text:p># INF</text:p>
          </table:table-cell>
          <table:table-cell office:value-type="string">
            <text:p># ∞</text:p>
          </table:table-cell>
          <table:table-cell office:value-type="string">
            <text:p># [infinity]</text:p>
          </table:table-cell>
        </table:table-row>
        <table:table-row table:style-name="ro3">
          <table:table-cell office:value-type="string">
            <text:p># INT_R_BOUNDS</text:p>
          </table:table-cell>
          <table:table-cell office:value-type="string">
            <text:p># ∫RgB</text:p>
          </table:table-cell>
          <table:table-cell office:value-type="string">
            <text:p># [integral]RgB</text:p>
          </table:table-cell>
        </table:table-row>
        <table:table-row table:style-name="ro3">
          <table:table-cell office:value-type="string">
            <text:p># lamC</text:p>
          </table:table-cell>
          <table:table-cell office:value-type="string">
            <text:p># λ⒞</text:p>
          </table:table-cell>
          <table:table-cell office:value-type="string">
            <text:p># [lambda][sub-c]</text:p>
          </table:table-cell>
        </table:table-row>
        <table:table-row table:style-name="ro3">
          <table:table-cell office:value-type="string">
            <text:p># lamCn</text:p>
          </table:table-cell>
          <table:table-cell office:value-type="string">
            <text:p># λ⒞ₙ</text:p>
          </table:table-cell>
          <table:table-cell office:value-type="string">
            <text:p># [lambda][sub-c][sub-n]</text:p>
          </table:table-cell>
        </table:table-row>
        <table:table-row table:style-name="ro3">
          <table:table-cell office:value-type="string">
            <text:p># lamCp</text:p>
          </table:table-cell>
          <table:table-cell office:value-type="string">
            <text:p># λ⒞ₚ</text:p>
          </table:table-cell>
          <table:table-cell office:value-type="string">
            <text:p># [lambda][sub-c][sub-p]</text:p>
          </table:table-cell>
        </table:table-row>
        <table:table-row table:style-name="ro2">
          <table:table-cell office:value-type="string">
            <text:p># M_luna</text:p>
          </table:table-cell>
          <table:table-cell office:value-type="string">
            <text:p># Mₘ</text:p>
          </table:table-cell>
          <table:table-cell office:value-type="string">
            <text:p># M[sub-m]</text:p>
          </table:table-cell>
        </table:table-row>
        <table:table-row table:style-name="ro2">
          <table:table-cell office:value-type="string">
            <text:p># M_sol</text:p>
          </table:table-cell>
          <table:table-cell office:value-type="string">
            <text:p># M☉</text:p>
          </table:table-cell>
          <table:table-cell office:value-type="string">
            <text:p># M[sol]</text:p>
          </table:table-cell>
        </table:table-row>
        <table:table-row table:style-name="ro2">
          <table:table-cell office:value-type="string">
            <text:p># M_terra</text:p>
          </table:table-cell>
          <table:table-cell office:value-type="string">
            <text:p># M♁</text:p>
          </table:table-cell>
          <table:table-cell office:value-type="string">
            <text:p># M[terra]</text:p>
          </table:table-cell>
        </table:table-row>
        <table:table-row table:style-name="ro3">
          <table:table-cell office:value-type="string">
            <text:p># me</text:p>
          </table:table-cell>
          <table:table-cell office:value-type="string">
            <text:p># mₑ</text:p>
          </table:table-cell>
          <table:table-cell office:value-type="string">
            <text:p># m[sub-e]</text:p>
          </table:table-cell>
        </table:table-row>
        <table:table-row table:style-name="ro2">
          <table:table-cell office:value-type="string">
            <text:p># mMu</text:p>
          </table:table-cell>
          <table:table-cell office:value-type="string">
            <text:p># m¶</text:p>
          </table:table-cell>
          <table:table-cell office:value-type="string">
            <text:p># m[sub-mu]</text:p>
          </table:table-cell>
        </table:table-row>
        <table:table-row table:style-name="ro2">
          <table:table-cell office:value-type="string">
            <text:p># mn</text:p>
          </table:table-cell>
          <table:table-cell office:value-type="string">
            <text:p># mₙ</text:p>
          </table:table-cell>
          <table:table-cell office:value-type="string">
            <text:p># m[sub-n]</text:p>
          </table:table-cell>
        </table:table-row>
        <table:table-row table:style-name="ro2">
          <table:table-cell office:value-type="string">
            <text:p># mp</text:p>
          </table:table-cell>
          <table:table-cell office:value-type="string">
            <text:p># mₚ</text:p>
          </table:table-cell>
          <table:table-cell office:value-type="string">
            <text:p># m[sub-p]</text:p>
          </table:table-cell>
        </table:table-row>
        <table:table-row table:style-name="ro3">
          <table:table-cell office:value-type="string">
            <text:p># mu</text:p>
          </table:table-cell>
          <table:table-cell office:value-type="string">
            <text:p># mᵤ</text:p>
          </table:table-cell>
          <table:table-cell office:value-type="string">
            <text:p># m[sub-u]</text:p>
          </table:table-cell>
        </table:table-row>
        <table:table-row table:style-name="ro3">
          <table:table-cell office:value-type="string">
            <text:p># mu0</text:p>
          </table:table-cell>
          <table:table-cell office:value-type="string">
            <text:p># μ₀</text:p>
          </table:table-cell>
          <table:table-cell office:value-type="string">
            <text:p># [mu][sub-0]</text:p>
          </table:table-cell>
        </table:table-row>
        <table:table-row table:style-name="ro3">
          <table:table-cell office:value-type="string">
            <text:p># mu_u</text:p>
          </table:table-cell>
          <table:table-cell office:value-type="string">
            <text:p># μᵤ</text:p>
          </table:table-cell>
          <table:table-cell office:value-type="string">
            <text:p># [mu][sub-u]</text:p>
          </table:table-cell>
        </table:table-row>
        <table:table-row table:style-name="ro3">
          <table:table-cell office:value-type="string">
            <text:p># muB</text:p>
          </table:table-cell>
          <table:table-cell office:value-type="string">
            <text:p># μ⒝</text:p>
          </table:table-cell>
          <table:table-cell office:value-type="string">
            <text:p># [mu][sub-B]</text:p>
          </table:table-cell>
        </table:table-row>
        <table:table-row table:style-name="ro3">
          <table:table-cell office:value-type="string">
            <text:p># muc2</text:p>
          </table:table-cell>
          <table:table-cell office:value-type="string">
            <text:p># mᵤc²</text:p>
          </table:table-cell>
          <table:table-cell office:value-type="string">
            <text:p># m[sub-u]c[^2]</text:p>
          </table:table-cell>
        </table:table-row>
        <table:table-row table:style-name="ro3">
          <table:table-cell office:value-type="string">
            <text:p># muE</text:p>
          </table:table-cell>
          <table:table-cell office:value-type="string">
            <text:p># μₑ</text:p>
          </table:table-cell>
          <table:table-cell office:value-type="string">
            <text:p># [mu][sub-e]</text:p>
          </table:table-cell>
        </table:table-row>
        <table:table-row table:style-name="ro3">
          <table:table-cell office:value-type="string">
            <text:p># mumu</text:p>
          </table:table-cell>
          <table:table-cell office:value-type="string">
            <text:p># μ¶</text:p>
          </table:table-cell>
          <table:table-cell office:value-type="string">
            <text:p># [mu][sub-mu]</text:p>
          </table:table-cell>
        </table:table-row>
        <table:table-row table:style-name="ro3">
          <table:table-cell office:value-type="string">
            <text:p># mun</text:p>
          </table:table-cell>
          <table:table-cell office:value-type="string">
            <text:p># μₙ</text:p>
          </table:table-cell>
          <table:table-cell office:value-type="string">
            <text:p># [mu][sub-n]</text:p>
          </table:table-cell>
        </table:table-row>
        <table:table-row table:style-name="ro3">
          <table:table-cell office:value-type="string">
            <text:p># muP</text:p>
          </table:table-cell>
          <table:table-cell office:value-type="string">
            <text:p># μₚ</text:p>
          </table:table-cell>
          <table:table-cell office:value-type="string">
            <text:p># [mu][sub-p]</text:p>
          </table:table-cell>
        </table:table-row>
        <table:table-row table:style-name="ro2">
          <table:table-cell office:value-type="string">
            <text:p># Na</text:p>
          </table:table-cell>
          <table:table-cell office:value-type="string">
            <text:p># Nₐ</text:p>
          </table:table-cell>
          <table:table-cell office:value-type="string">
            <text:p># N[sub-A]</text:p>
          </table:table-cell>
        </table:table-row>
        <table:table-row table:style-name="ro2">
          <table:table-cell office:value-type="string">
            <text:p># NEGINF</text:p>
          </table:table-cell>
          <table:table-cell office:value-type="string">
            <text:p># -∞</text:p>
          </table:table-cell>
          <table:table-cell office:value-type="string">
            <text:p># -[infinity]</text:p>
          </table:table-cell>
        </table:table-row>
        <table:table-row table:style-name="ro2">
          <table:table-cell office:value-type="string">
            <text:p># PHI</text:p>
          </table:table-cell>
          <table:table-cell office:value-type="string">
            <text:p># Φ</text:p>
          </table:table-cell>
          <table:table-cell office:value-type="string">
            <text:p># [PHI]</text:p>
          </table:table-cell>
        </table:table-row>
        <table:table-row table:style-name="ro2">
          <table:table-cell office:value-type="string">
            <text:p># phi0</text:p>
          </table:table-cell>
          <table:table-cell office:value-type="string">
            <text:p># Φ₀</text:p>
          </table:table-cell>
          <table:table-cell office:value-type="string">
            <text:p># [PHI][sub-0]</text:p>
          </table:table-cell>
        </table:table-row>
        <table:table-row table:style-name="ro4">
          <table:table-cell office:value-type="string">
            <text:p># PIon2</text:p>
          </table:table-cell>
          <table:table-cell office:value-type="string">
            <text:p># π/2</text:p>
          </table:table-cell>
          <table:table-cell office:value-type="string">
            <text:p># [pi]/2</text:p>
          </table:table-cell>
        </table:table-row>
        <table:table-row table:style-name="ro2">
          <table:table-cell office:value-type="string">
            <text:p># PlanckL</text:p>
          </table:table-cell>
          <table:table-cell office:value-type="string">
            <text:p># lₚ</text:p>
          </table:table-cell>
          <table:table-cell office:value-type="string">
            <text:p># l[sub-p]</text:p>
          </table:table-cell>
        </table:table-row>
        <table:table-row table:style-name="ro2">
          <table:table-cell office:value-type="string">
            <text:p># PlanckM</text:p>
          </table:table-cell>
          <table:table-cell office:value-type="string">
            <text:p># Mₚ</text:p>
          </table:table-cell>
          <table:table-cell office:value-type="string">
            <text:p># M[sub-p]</text:p>
          </table:table-cell>
        </table:table-row>
        <table:table-row table:style-name="ro2">
          <table:table-cell office:value-type="string">
            <text:p># PlanckQ</text:p>
          </table:table-cell>
          <table:table-cell office:value-type="string">
            <text:p># qₚ</text:p>
          </table:table-cell>
          <table:table-cell office:value-type="string">
            <text:p># q[sub-p]</text:p>
          </table:table-cell>
        </table:table-row>
        <table:table-row table:style-name="ro2">
          <table:table-cell office:value-type="string">
            <text:p># PlanckTh</text:p>
          </table:table-cell>
          <table:table-cell office:value-type="string">
            <text:p># Tₚ</text:p>
          </table:table-cell>
          <table:table-cell office:value-type="string">
            <text:p># T[sub-p]</text:p>
          </table:table-cell>
        </table:table-row>
        <table:table-row table:style-name="ro2">
          <table:table-cell office:value-type="string">
            <text:p># R_luna</text:p>
          </table:table-cell>
          <table:table-cell office:value-type="string">
            <text:p># Rₘ</text:p>
          </table:table-cell>
          <table:table-cell office:value-type="string">
            <text:p># R[sub-m]</text:p>
          </table:table-cell>
        </table:table-row>
        <table:table-row table:style-name="ro2">
          <table:table-cell office:value-type="string">
            <text:p># R_sol</text:p>
          </table:table-cell>
          <table:table-cell office:value-type="string">
            <text:p># R☉</text:p>
          </table:table-cell>
          <table:table-cell office:value-type="string">
            <text:p># R[sol]</text:p>
          </table:table-cell>
        </table:table-row>
        <table:table-row table:style-name="ro2">
          <table:table-cell office:value-type="string">
            <text:p># R_terra</text:p>
          </table:table-cell>
          <table:table-cell office:value-type="string">
            <text:p># R♁</text:p>
          </table:table-cell>
          <table:table-cell office:value-type="string">
            <text:p># R[terra]</text:p>
          </table:table-cell>
        </table:table-row>
        <table:table-row table:style-name="ro3">
          <table:table-cell office:value-type="string">
            <text:p># Re</text:p>
          </table:table-cell>
          <table:table-cell office:value-type="string">
            <text:p># rₑ</text:p>
          </table:table-cell>
          <table:table-cell office:value-type="string">
            <text:p># r[sub-e]</text:p>
          </table:table-cell>
        </table:table-row>
        <table:table-row table:style-name="ro2">
          <table:table-cell office:value-type="string">
            <text:p># RECIP_SQRT5</text:p>
          </table:table-cell>
          <table:table-cell office:value-type="string">
            <text:p># 1/√5</text:p>
          </table:table-cell>
          <table:table-cell office:value-type="string">
            <text:p># 1/[sqrt]5</text:p>
          </table:table-cell>
        </table:table-row>
        <table:table-row table:style-name="ro3">
          <table:table-cell office:value-type="string">
            <text:p># RECIP_SQRTPI</text:p>
          </table:table-cell>
          <table:table-cell office:value-type="string">
            <text:p># 1/√π</text:p>
          </table:table-cell>
          <table:table-cell office:value-type="string">
            <text:p># 1/[sqrt][pi]</text:p>
          </table:table-cell>
        </table:table-row>
        <table:table-row table:style-name="ro2">
          <table:table-cell office:value-type="string">
            <text:p># RECIPLN10</text:p>
          </table:table-cell>
          <table:table-cell office:value-type="string">
            <text:p># L10⁸</text:p>
          </table:table-cell>
          <table:table-cell office:value-type="string">
            <text:p># L10[^-1]</text:p>
          </table:table-cell>
        </table:table-row>
        <table:table-row table:style-name="ro2">
          <table:table-cell office:value-type="string">
            <text:p># RECIPLN2</text:p>
          </table:table-cell>
          <table:table-cell office:value-type="string">
            <text:p># LN2⁸</text:p>
          </table:table-cell>
          <table:table-cell office:value-type="string">
            <text:p># LN2[^-1]</text:p>
          </table:table-cell>
        </table:table-row>
        <table:table-row table:style-name="ro2">
          <table:table-cell office:value-type="string">
            <text:p># Rinf</text:p>
          </table:table-cell>
          <table:table-cell office:value-type="string">
            <text:p># R₈</text:p>
          </table:table-cell>
          <table:table-cell office:value-type="string">
            <text:p># R[sub-infinity]</text:p>
          </table:table-cell>
        </table:table-row>
        <table:table-row table:style-name="ro2">
          <table:table-cell office:value-type="string">
            <text:p># Rk</text:p>
          </table:table-cell>
          <table:table-cell office:value-type="string">
            <text:p># Rₖ</text:p>
          </table:table-cell>
          <table:table-cell office:value-type="string">
            <text:p># R[sub-k]</text:p>
          </table:table-cell>
        </table:table-row>
        <table:table-row table:style-name="ro3">
          <table:table-cell office:value-type="string">
            <text:p># sigma</text:p>
          </table:table-cell>
          <table:table-cell office:value-type="string">
            <text:p># σ⒝</text:p>
          </table:table-cell>
          <table:table-cell office:value-type="string">
            <text:p># [sigma][sub-B]</text:p>
          </table:table-cell>
        </table:table-row>
        <table:table-row table:style-name="ro2">
          <table:table-cell office:value-type="string">
            <text:p># SM_luna</text:p>
          </table:table-cell>
          <table:table-cell office:value-type="string">
            <text:p># aₘ</text:p>
          </table:table-cell>
          <table:table-cell office:value-type="string">
            <text:p># a[sub-m]</text:p>
          </table:table-cell>
        </table:table-row>
        <table:table-row table:style-name="ro2">
          <table:table-cell office:value-type="string">
            <text:p># SM_terra</text:p>
          </table:table-cell>
          <table:table-cell office:value-type="string">
            <text:p># a♁</text:p>
          </table:table-cell>
          <table:table-cell office:value-type="string">
            <text:p># a[terra]</text:p>
          </table:table-cell>
        </table:table-row>
        <table:table-row table:style-name="ro2">
          <table:table-cell office:value-type="string">
            <text:p># SQRT_2_PI</text:p>
          </table:table-cell>
          <table:table-cell office:value-type="string">
            <text:p># √2π</text:p>
          </table:table-cell>
          <table:table-cell office:value-type="string">
            <text:p># [sqrt]2[pi]</text:p>
          </table:table-cell>
        </table:table-row>
        <table:table-row table:style-name="ro2">
          <table:table-cell office:value-type="string">
            <text:p># t</text:p>
          </table:table-cell>
          <table:table-cell office:value-type="string">
            <text:p># T₀</text:p>
          </table:table-cell>
          <table:table-cell office:value-type="string">
            <text:p># T[sub-0]</text:p>
          </table:table-cell>
        </table:table-row>
        <table:table-row table:style-name="ro2">
          <table:table-cell office:value-type="string">
            <text:p># tp</text:p>
          </table:table-cell>
          <table:table-cell office:value-type="string">
            <text:p># tₚ</text:p>
          </table:table-cell>
          <table:table-cell office:value-type="string">
            <text:p># t[sub-p]</text:p>
          </table:table-cell>
        </table:table-row>
        <table:table-row table:style-name="ro2">
          <table:table-cell office:value-type="string">
            <text:p># Vm</text:p>
          </table:table-cell>
          <table:table-cell office:value-type="string">
            <text:p># Vₘ</text:p>
          </table:table-cell>
          <table:table-cell office:value-type="string">
            <text:p># V[sub-m]</text:p>
          </table:table-cell>
        </table:table-row>
        <table:table-row table:style-name="ro3">
          <table:table-cell office:value-type="string">
            <text:p># WGS_E2</text:p>
          </table:table-cell>
          <table:table-cell office:value-type="string">
            <text:p># Se²</text:p>
          </table:table-cell>
          <table:table-cell office:value-type="string">
            <text:p># Se[^2]</text:p>
          </table:table-cell>
        </table:table-row>
        <table:table-row table:style-name="ro3">
          <table:table-cell office:value-type="string">
            <text:p># WGS_ES2</text:p>
          </table:table-cell>
          <table:table-cell office:value-type="string">
            <text:p># Se'²</text:p>
          </table:table-cell>
          <table:table-cell office:value-type="string">
            <text:p># Se'[^2]</text:p>
          </table:table-cell>
        </table:table-row>
        <table:table-row table:style-name="ro3">
          <table:table-cell office:value-type="string">
            <text:p># WGS_F</text:p>
          </table:table-cell>
          <table:table-cell office:value-type="string">
            <text:p># Sf⁸</text:p>
          </table:table-cell>
          <table:table-cell office:value-type="string">
            <text:p># Sf[^-1]</text:p>
          </table:table-cell>
        </table:table-row>
        <table:table-row table:style-name="ro4">
          <table:table-cell office:value-type="string">
            <text:p># WGS_OMEGA</text:p>
          </table:table-cell>
          <table:table-cell office:value-type="string">
            <text:p># ω</text:p>
          </table:table-cell>
          <table:table-cell office:value-type="string">
            <text:p># [omega]</text:p>
          </table:table-cell>
        </table:table-row>
        <table:table-row table:style-name="ro2">
          <table:table-cell office:value-type="string">
            <text:p># Zo</text:p>
          </table:table-cell>
          <table:table-cell office:value-type="string">
            <text:p># Z₀</text:p>
          </table:table-cell>
          <table:table-cell office:value-type="string">
            <text:p># Z[sub-0]</text:p>
          </table:table-cell>
        </table:table-row>
        <table:table-row table:style-name="ro2">
          <table:table-cell office:value-type="string">
            <text:p>%CH</text:p>
          </table:table-cell>
          <table:table-cell office:value-type="string">
            <text:p>Δ%</text:p>
          </table:table-cell>
          <table:table-cell office:value-type="string">
            <text:p>[DELTA]%</text:p>
          </table:table-cell>
        </table:table-row>
        <table:table-row table:style-name="ro2">
          <table:table-cell office:value-type="string">
            <text:p>%SUM</text:p>
          </table:table-cell>
          <table:table-cell office:value-type="string">
            <text:p>%Σ</text:p>
          </table:table-cell>
          <table:table-cell office:value-type="string">
            <text:p>%[SIGMA]</text:p>
          </table:table-cell>
        </table:table-row>
        <table:table-row table:style-name="ro4">
          <table:table-cell office:value-type="string">
            <text:p>(-1)^x</text:p>
          </table:table-cell>
          <table:table-cell office:value-type="string">
            <text:p>(-1)ᵡ</text:p>
          </table:table-cell>
          <table:table-cell office:value-type="string">
            <text:p>(-1)[^x]</text:p>
          </table:table-cell>
        </table:table-row>
        <table:table-row table:style-name="ro3">
          <table:table-cell office:value-type="string">
            <text:p>c(-1)^x</text:p>
          </table:table-cell>
          <table:table-cell office:value-type="string">
            <text:p>©(-1)ᵡ</text:p>
          </table:table-cell>
          <table:table-cell office:value-type="string">
            <text:p>[cmplx](-1)[^x]</text:p>
          </table:table-cell>
        </table:table-row>
        <table:table-row table:style-name="ro2">
          <table:table-cell office:value-type="string">
            <text:p>*</text:p>
          </table:table-cell>
          <table:table-cell office:value-type="string">
            <text:p>×</text:p>
          </table:table-cell>
          <table:table-cell office:value-type="string">
            <text:p>[times]</text:p>
          </table:table-cell>
        </table:table-row>
        <table:table-row table:style-name="ro2">
          <table:table-cell office:value-type="string">
            <text:p>c*</text:p>
          </table:table-cell>
          <table:table-cell office:value-type="string">
            <text:p>©×</text:p>
          </table:table-cell>
          <table:table-cell office:value-type="string">
            <text:p>[cmplx][times]</text:p>
          </table:table-cell>
        </table:table-row>
        <table:table-row table:style-name="ro2">
          <table:table-cell office:value-type="string">
            <text:p>c+</text:p>
          </table:table-cell>
          <table:table-cell office:value-type="string">
            <text:p>©+</text:p>
          </table:table-cell>
          <table:table-cell office:value-type="string">
            <text:p>[cmplx]+</text:p>
          </table:table-cell>
        </table:table-row>
        <table:table-row table:style-name="ro2">
          <table:table-cell office:value-type="string">
            <text:p>c+/-</text:p>
          </table:table-cell>
          <table:table-cell office:value-type="string">
            <text:p>©+/-</text:p>
          </table:table-cell>
          <table:table-cell office:value-type="string">
            <text:p>[cmplx]+/-</text:p>
          </table:table-cell>
        </table:table-row>
        <table:table-row table:style-name="ro2">
          <table:table-cell office:value-type="string">
            <text:p>c-</text:p>
          </table:table-cell>
          <table:table-cell office:value-type="string">
            <text:p>©-</text:p>
          </table:table-cell>
          <table:table-cell office:value-type="string">
            <text:p>[cmplx]-</text:p>
          </table:table-cell>
        </table:table-row>
        <table:table-row table:style-name="ro2">
          <table:table-cell office:value-type="string">
            <text:p>c/</text:p>
          </table:table-cell>
          <table:table-cell office:value-type="string">
            <text:p>©/</text:p>
          </table:table-cell>
          <table:table-cell office:value-type="string">
            <text:p>[cmplx]/</text:p>
          </table:table-cell>
        </table:table-row>
        <table:table-row table:style-name="ro2">
          <table:table-cell office:value-type="string">
            <text:p>10^x</text:p>
          </table:table-cell>
          <table:table-cell office:value-type="string">
            <text:p>10ᵡ</text:p>
          </table:table-cell>
          <table:table-cell office:value-type="string">
            <text:p>10[^x]</text:p>
          </table:table-cell>
        </table:table-row>
        <table:table-row table:style-name="ro2">
          <table:table-cell office:value-type="string">
            <text:p>c10^x</text:p>
          </table:table-cell>
          <table:table-cell office:value-type="string">
            <text:p>©10ᵡ</text:p>
          </table:table-cell>
          <table:table-cell office:value-type="string">
            <text:p>[cmplx]10[^x]</text:p>
          </table:table-cell>
        </table:table-row>
        <table:table-row table:style-name="ro2">
          <table:table-cell office:value-type="string">
            <text:p>2^x</text:p>
          </table:table-cell>
          <table:table-cell office:value-type="string">
            <text:p>2ᵡ</text:p>
          </table:table-cell>
          <table:table-cell office:value-type="string">
            <text:p>2[^x]</text:p>
          </table:table-cell>
        </table:table-row>
        <table:table-row table:style-name="ro2">
          <table:table-cell office:value-type="string">
            <text:p>c2^x</text:p>
          </table:table-cell>
          <table:table-cell office:value-type="string">
            <text:p>©2ᵡ</text:p>
          </table:table-cell>
          <table:table-cell office:value-type="string">
            <text:p>[cmplx]2[^x]</text:p>
          </table:table-cell>
        </table:table-row>
        <table:table-row table:style-name="ro2">
          <table:table-cell office:value-type="string">
            <text:p>&lt;&gt;</text:p>
          </table:table-cell>
          <table:table-cell office:value-type="string">
            <text:p>⇆</text:p>
          </table:table-cell>
          <table:table-cell office:value-type="string">
            <text:p>[&lt;-&gt;]</text:p>
          </table:table-cell>
        </table:table-row>
        <table:table-row table:style-name="ro2">
          <table:table-cell office:value-type="string">
            <text:p>&gt;DATE</text:p>
          </table:table-cell>
          <table:table-cell office:value-type="string">
            <text:p>→DATE</text:p>
          </table:table-cell>
          <table:table-cell office:value-type="string">
            <text:p>[-&gt;]DATE</text:p>
          </table:table-cell>
        </table:table-row>
        <table:table-row table:style-name="ro2">
          <table:table-cell office:value-type="string">
            <text:p>&gt;DEG</text:p>
          </table:table-cell>
          <table:table-cell office:value-type="string">
            <text:p>→DEG</text:p>
          </table:table-cell>
          <table:table-cell office:value-type="string">
            <text:p>[-&gt;]DEG</text:p>
          </table:table-cell>
        </table:table-row>
        <table:table-row table:style-name="ro2">
          <table:table-cell office:value-type="string">
            <text:p>&gt;GRAD</text:p>
          </table:table-cell>
          <table:table-cell office:value-type="string">
            <text:p>→GRAD</text:p>
          </table:table-cell>
          <table:table-cell office:value-type="string">
            <text:p>[-&gt;]GRAD</text:p>
          </table:table-cell>
        </table:table-row>
        <table:table-row table:style-name="ro2">
          <table:table-cell office:value-type="string">
            <text:p>&gt;H.MS</text:p>
          </table:table-cell>
          <table:table-cell office:value-type="string">
            <text:p>→H.MS</text:p>
          </table:table-cell>
          <table:table-cell office:value-type="string">
            <text:p>[-&gt;]H.MS</text:p>
          </table:table-cell>
        </table:table-row>
        <table:table-row table:style-name="ro2">
          <table:table-cell office:value-type="string">
            <text:p>&gt;HR</text:p>
          </table:table-cell>
          <table:table-cell office:value-type="string">
            <text:p>→HR</text:p>
          </table:table-cell>
          <table:table-cell office:value-type="string">
            <text:p>[-&gt;]HR</text:p>
          </table:table-cell>
        </table:table-row>
        <table:table-row table:style-name="ro2">
          <table:table-cell office:value-type="string">
            <text:p>&gt;POL</text:p>
          </table:table-cell>
          <table:table-cell office:value-type="string">
            <text:p>→POL</text:p>
          </table:table-cell>
          <table:table-cell office:value-type="string">
            <text:p>[-&gt;]POL</text:p>
          </table:table-cell>
        </table:table-row>
        <table:table-row table:style-name="ro2">
          <table:table-cell office:value-type="string">
            <text:p>&gt;RAD</text:p>
          </table:table-cell>
          <table:table-cell office:value-type="string">
            <text:p>→RAD</text:p>
          </table:table-cell>
          <table:table-cell office:value-type="string">
            <text:p>[-&gt;]RAD</text:p>
          </table:table-cell>
        </table:table-row>
        <table:table-row table:style-name="ro2">
          <table:table-cell office:value-type="string">
            <text:p>&gt;REC</text:p>
          </table:table-cell>
          <table:table-cell office:value-type="string">
            <text:p>→REC</text:p>
          </table:table-cell>
          <table:table-cell office:value-type="string">
            <text:p>[-&gt;]REC</text:p>
          </table:table-cell>
        </table:table-row>
        <table:table-row table:style-name="ro4">
          <table:table-cell office:value-type="string">
            <text:p>a&gt;x</text:p>
          </table:table-cell>
          <table:table-cell office:value-type="string">
            <text:p>α→x</text:p>
          </table:table-cell>
          <table:table-cell office:value-type="string">
            <text:p>[alpha][-&gt;]x</text:p>
          </table:table-cell>
        </table:table-row>
        <table:table-row table:style-name="ro2">
          <table:table-cell office:value-type="string">
            <text:p>cABS</text:p>
          </table:table-cell>
          <table:table-cell office:value-type="string">
            <text:p>©ABS</text:p>
          </table:table-cell>
          <table:table-cell office:value-type="string">
            <text:p>[cmplx]ABS</text:p>
          </table:table-cell>
        </table:table-row>
        <table:table-row table:style-name="ro2">
          <table:table-cell office:value-type="string">
            <text:p>cACOS</text:p>
          </table:table-cell>
          <table:table-cell office:value-type="string">
            <text:p>©ACOS</text:p>
          </table:table-cell>
          <table:table-cell office:value-type="string">
            <text:p>[cmplx]ACOS</text:p>
          </table:table-cell>
        </table:table-row>
        <table:table-row table:style-name="ro2">
          <table:table-cell office:value-type="string">
            <text:p>cACOSH</text:p>
          </table:table-cell>
          <table:table-cell office:value-type="string">
            <text:p>©ACOSH</text:p>
          </table:table-cell>
          <table:table-cell office:value-type="string">
            <text:p>[cmplx]ACOSH</text:p>
          </table:table-cell>
        </table:table-row>
        <table:table-row table:style-name="ro3">
          <table:table-cell office:value-type="string">
            <text:p>acres&gt;ha</text:p>
          </table:table-cell>
          <table:table-cell office:value-type="string">
            <text:p>acres→ha</text:p>
          </table:table-cell>
          <table:table-cell office:value-type="string">
            <text:p>acres[-&gt;]ha</text:p>
          </table:table-cell>
        </table:table-row>
        <table:table-row table:style-name="ro3">
          <table:table-cell office:value-type="string">
            <text:p>acreUS&gt;ha</text:p>
          </table:table-cell>
          <table:table-cell office:value-type="string">
            <text:p>acreUS→ha</text:p>
          </table:table-cell>
          <table:table-cell office:value-type="string">
            <text:p>acreUS[-&gt;]ha</text:p>
          </table:table-cell>
        </table:table-row>
        <table:table-row table:style-name="ro3">
          <table:table-cell office:value-type="string">
            <text:p>aDATE</text:p>
          </table:table-cell>
          <table:table-cell office:value-type="string">
            <text:p>αDATE</text:p>
          </table:table-cell>
          <table:table-cell office:value-type="string">
            <text:p>[alpha]DATE</text:p>
          </table:table-cell>
        </table:table-row>
        <table:table-row table:style-name="ro3">
          <table:table-cell office:value-type="string">
            <text:p>aDAY</text:p>
          </table:table-cell>
          <table:table-cell office:value-type="string">
            <text:p>αDAY</text:p>
          </table:table-cell>
          <table:table-cell office:value-type="string">
            <text:p>[alpha]DAY</text:p>
          </table:table-cell>
        </table:table-row>
        <table:table-row table:style-name="ro2">
          <table:table-cell office:value-type="string">
            <text:p>cAGM</text:p>
          </table:table-cell>
          <table:table-cell office:value-type="string">
            <text:p>©AGM</text:p>
          </table:table-cell>
          <table:table-cell office:value-type="string">
            <text:p>[cmplx]AGM</text:p>
          </table:table-cell>
        </table:table-row>
        <table:table-row table:style-name="ro3">
          <table:table-cell office:value-type="string">
            <text:p>aGTO</text:p>
          </table:table-cell>
          <table:table-cell office:value-type="string">
            <text:p>αGTO</text:p>
          </table:table-cell>
          <table:table-cell office:value-type="string">
            <text:p>[alpha]GTO</text:p>
          </table:table-cell>
        </table:table-row>
        <table:table-row table:style-name="ro3">
          <table:table-cell office:value-type="string">
            <text:p>aIP</text:p>
          </table:table-cell>
          <table:table-cell office:value-type="string">
            <text:p>αIP</text:p>
          </table:table-cell>
          <table:table-cell office:value-type="string">
            <text:p>[alpha]IP</text:p>
          </table:table-cell>
        </table:table-row>
        <table:table-row table:style-name="ro3">
          <table:table-cell office:value-type="string">
            <text:p>aLENG</text:p>
          </table:table-cell>
          <table:table-cell office:value-type="string">
            <text:p>αLENG</text:p>
          </table:table-cell>
          <table:table-cell office:value-type="string">
            <text:p>[alpha]LENG</text:p>
          </table:table-cell>
        </table:table-row>
        <table:table-row table:style-name="ro3">
          <table:table-cell office:value-type="string">
            <text:p>aMONTH</text:p>
          </table:table-cell>
          <table:table-cell office:value-type="string">
            <text:p>αMONTH</text:p>
          </table:table-cell>
          <table:table-cell office:value-type="string">
            <text:p>[alpha]MONTH</text:p>
          </table:table-cell>
        </table:table-row>
        <table:table-row table:style-name="ro3">
          <table:table-cell office:value-type="string">
            <text:p>aOFF</text:p>
          </table:table-cell>
          <table:table-cell office:value-type="string">
            <text:p>αOFF</text:p>
          </table:table-cell>
          <table:table-cell office:value-type="string">
            <text:p>[alpha]OFF</text:p>
          </table:table-cell>
        </table:table-row>
        <table:table-row table:style-name="ro3">
          <table:table-cell office:value-type="string">
            <text:p>aON</text:p>
          </table:table-cell>
          <table:table-cell office:value-type="string">
            <text:p>αON</text:p>
          </table:table-cell>
          <table:table-cell office:value-type="string">
            <text:p>[alpha]ON</text:p>
          </table:table-cell>
        </table:table-row>
        <table:table-row table:style-name="ro3">
          <table:table-cell office:value-type="string">
            <text:p>ar.&gt;dB</text:p>
          </table:table-cell>
          <table:table-cell office:value-type="string">
            <text:p>ar.→dB</text:p>
          </table:table-cell>
          <table:table-cell office:value-type="string">
            <text:p>ar.[-&gt;]dB</text:p>
          </table:table-cell>
        </table:table-row>
        <table:table-row table:style-name="ro3">
          <table:table-cell office:value-type="string">
            <text:p>aRC#</text:p>
          </table:table-cell>
          <table:table-cell office:value-type="string">
            <text:p>αRC#</text:p>
          </table:table-cell>
          <table:table-cell office:value-type="string">
            <text:p>[alpha]RC#</text:p>
          </table:table-cell>
        </table:table-row>
        <table:table-row table:style-name="ro3">
          <table:table-cell office:value-type="string">
            <text:p>aRCL</text:p>
          </table:table-cell>
          <table:table-cell office:value-type="string">
            <text:p>αRCL</text:p>
          </table:table-cell>
          <table:table-cell office:value-type="string">
            <text:p>[alpha]RCL</text:p>
          </table:table-cell>
        </table:table-row>
        <table:table-row table:style-name="ro3">
          <table:table-cell office:value-type="string">
            <text:p>aRL</text:p>
          </table:table-cell>
          <table:table-cell office:value-type="string">
            <text:p>αRL</text:p>
          </table:table-cell>
          <table:table-cell office:value-type="string">
            <text:p>[alpha]RL</text:p>
          </table:table-cell>
        </table:table-row>
        <table:table-row table:style-name="ro3">
          <table:table-cell office:value-type="string">
            <text:p>aRR</text:p>
          </table:table-cell>
          <table:table-cell office:value-type="string">
            <text:p>αRR</text:p>
          </table:table-cell>
          <table:table-cell office:value-type="string">
            <text:p>[alpha]RR</text:p>
          </table:table-cell>
        </table:table-row>
        <table:table-row table:style-name="ro2">
          <table:table-cell office:value-type="string">
            <text:p>cASIN</text:p>
          </table:table-cell>
          <table:table-cell office:value-type="string">
            <text:p>©ASIN</text:p>
          </table:table-cell>
          <table:table-cell office:value-type="string">
            <text:p>[cmplx]ASIN</text:p>
          </table:table-cell>
        </table:table-row>
        <table:table-row table:style-name="ro2">
          <table:table-cell office:value-type="string">
            <text:p>cASINH</text:p>
          </table:table-cell>
          <table:table-cell office:value-type="string">
            <text:p>©ASINH</text:p>
          </table:table-cell>
          <table:table-cell office:value-type="string">
            <text:p>[cmplx]ASINH</text:p>
          </table:table-cell>
        </table:table-row>
        <table:table-row table:style-name="ro3">
          <table:table-cell office:value-type="string">
            <text:p>aSL</text:p>
          </table:table-cell>
          <table:table-cell office:value-type="string">
            <text:p>αSL</text:p>
          </table:table-cell>
          <table:table-cell office:value-type="string">
            <text:p>[alpha]SL</text:p>
          </table:table-cell>
        </table:table-row>
        <table:table-row table:style-name="ro3">
          <table:table-cell office:value-type="string">
            <text:p>aSR</text:p>
          </table:table-cell>
          <table:table-cell office:value-type="string">
            <text:p>αSR</text:p>
          </table:table-cell>
          <table:table-cell office:value-type="string">
            <text:p>[alpha]SR</text:p>
          </table:table-cell>
        </table:table-row>
        <table:table-row table:style-name="ro3">
          <table:table-cell office:value-type="string">
            <text:p>aSTO</text:p>
          </table:table-cell>
          <table:table-cell office:value-type="string">
            <text:p>αSTO</text:p>
          </table:table-cell>
          <table:table-cell office:value-type="string">
            <text:p>[alpha]STO</text:p>
          </table:table-cell>
        </table:table-row>
        <table:table-row table:style-name="ro2">
          <table:table-cell office:value-type="string">
            <text:p>cATAN</text:p>
          </table:table-cell>
          <table:table-cell office:value-type="string">
            <text:p>©ATAN</text:p>
          </table:table-cell>
          <table:table-cell office:value-type="string">
            <text:p>[cmplx]ATAN</text:p>
          </table:table-cell>
        </table:table-row>
        <table:table-row table:style-name="ro2">
          <table:table-cell office:value-type="string">
            <text:p>cATANH</text:p>
          </table:table-cell>
          <table:table-cell office:value-type="string">
            <text:p>©ATANH</text:p>
          </table:table-cell>
          <table:table-cell office:value-type="string">
            <text:p>[cmplx]ATANH</text:p>
          </table:table-cell>
        </table:table-row>
        <table:table-row table:style-name="ro3">
          <table:table-cell office:value-type="string">
            <text:p>aTIME</text:p>
          </table:table-cell>
          <table:table-cell office:value-type="string">
            <text:p>αTIME</text:p>
          </table:table-cell>
          <table:table-cell office:value-type="string">
            <text:p>[alpha]TIME</text:p>
          </table:table-cell>
        </table:table-row>
        <table:table-row table:style-name="ro3">
          <table:table-cell office:value-type="string">
            <text:p>atm&gt;Pa</text:p>
          </table:table-cell>
          <table:table-cell office:value-type="string">
            <text:p>atm→Pa</text:p>
          </table:table-cell>
          <table:table-cell office:value-type="string">
            <text:p>atm[-&gt;]Pa</text:p>
          </table:table-cell>
        </table:table-row>
        <table:table-row table:style-name="ro2">
          <table:table-cell office:value-type="string">
            <text:p>AU&gt;km</text:p>
          </table:table-cell>
          <table:table-cell office:value-type="string">
            <text:p>AU→km</text:p>
          </table:table-cell>
          <table:table-cell office:value-type="string">
            <text:p>AU[-&gt;]km</text:p>
          </table:table-cell>
        </table:table-row>
        <table:table-row table:style-name="ro3">
          <table:table-cell office:value-type="string">
            <text:p>aXEQ</text:p>
          </table:table-cell>
          <table:table-cell office:value-type="string">
            <text:p>αXEQ</text:p>
          </table:table-cell>
          <table:table-cell office:value-type="string">
            <text:p>[alpha]XEQ</text:p>
          </table:table-cell>
        </table:table-row>
        <table:table-row table:style-name="ro3">
          <table:table-cell office:value-type="string">
            <text:p>bar&gt;Pa</text:p>
          </table:table-cell>
          <table:table-cell office:value-type="string">
            <text:p>bar→Pa</text:p>
          </table:table-cell>
          <table:table-cell office:value-type="string">
            <text:p>bar[-&gt;]Pa</text:p>
          </table:table-cell>
        </table:table-row>
        <table:table-row table:style-name="ro4">
          <table:table-cell office:value-type="string">
            <text:p>BETA</text:p>
          </table:table-cell>
          <table:table-cell office:value-type="string">
            <text:p>β</text:p>
          </table:table-cell>
          <table:table-cell office:value-type="string">
            <text:p>[beta]</text:p>
          </table:table-cell>
        </table:table-row>
        <table:table-row table:style-name="ro3">
          <table:table-cell office:value-type="string">
            <text:p>cBETA</text:p>
          </table:table-cell>
          <table:table-cell office:value-type="string">
            <text:p>©β</text:p>
          </table:table-cell>
          <table:table-cell office:value-type="string">
            <text:p>[cmplx][beta]</text:p>
          </table:table-cell>
        </table:table-row>
        <table:table-row table:style-name="ro2">
          <table:table-cell office:value-type="string">
            <text:p>Binom-p</text:p>
          </table:table-cell>
          <table:table-cell office:value-type="string">
            <text:p>Binomₚ</text:p>
          </table:table-cell>
          <table:table-cell office:value-type="string">
            <text:p>Binom[sub-p]</text:p>
          </table:table-cell>
        </table:table-row>
        <table:table-row table:style-name="ro3">
          <table:table-cell office:value-type="string">
            <text:p>Binom-u</text:p>
          </table:table-cell>
          <table:table-cell office:value-type="string">
            <text:p>Binomᵤ</text:p>
          </table:table-cell>
          <table:table-cell office:value-type="string">
            <text:p>Binom[sub-u]</text:p>
          </table:table-cell>
        </table:table-row>
        <table:table-row table:style-name="ro2">
          <table:table-cell office:value-type="string">
            <text:p>Bn</text:p>
          </table:table-cell>
          <table:table-cell office:value-type="string">
            <text:p>Bₙ</text:p>
          </table:table-cell>
          <table:table-cell office:value-type="string">
            <text:p>B[sub-n]</text:p>
          </table:table-cell>
        </table:table-row>
        <table:table-row table:style-name="ro2">
          <table:table-cell office:value-type="string">
            <text:p>Bn*</text:p>
          </table:table-cell>
          <table:table-cell office:value-type="string">
            <text:p>Bₙ⁺</text:p>
          </table:table-cell>
          <table:table-cell office:value-type="string">
            <text:p>B[sub-n][super-star]</text:p>
          </table:table-cell>
        </table:table-row>
        <table:table-row table:style-name="ro3">
          <table:table-cell office:value-type="string">
            <text:p>Btu&gt;J</text:p>
          </table:table-cell>
          <table:table-cell office:value-type="string">
            <text:p>Btu→J</text:p>
          </table:table-cell>
          <table:table-cell office:value-type="string">
            <text:p>Btu[-&gt;]J</text:p>
          </table:table-cell>
        </table:table-row>
        <table:table-row table:style-name="ro2">
          <table:table-cell office:value-type="string">
            <text:p>C&gt;F</text:p>
          </table:table-cell>
          <table:table-cell office:value-type="string">
            <text:p>°C→°F</text:p>
          </table:table-cell>
          <table:table-cell office:value-type="string">
            <text:p>[degree]C[-&gt;][degree]F</text:p>
          </table:table-cell>
        </table:table-row>
        <table:table-row table:style-name="ro3">
          <table:table-cell office:value-type="string">
            <text:p>cal&gt;J</text:p>
          </table:table-cell>
          <table:table-cell office:value-type="string">
            <text:p>cal→J</text:p>
          </table:table-cell>
          <table:table-cell office:value-type="string">
            <text:p>cal[-&gt;]J</text:p>
          </table:table-cell>
        </table:table-row>
        <table:table-row table:style-name="ro3">
          <table:table-cell office:value-type="string">
            <text:p>Cauch-p</text:p>
          </table:table-cell>
          <table:table-cell office:value-type="string">
            <text:p>Cauchₚ</text:p>
          </table:table-cell>
          <table:table-cell office:value-type="string">
            <text:p>Cauch[sub-p]</text:p>
          </table:table-cell>
        </table:table-row>
        <table:table-row table:style-name="ro3">
          <table:table-cell office:value-type="string">
            <text:p>Cauch-u</text:p>
          </table:table-cell>
          <table:table-cell office:value-type="string">
            <text:p>Cauchᵤ</text:p>
          </table:table-cell>
          <table:table-cell office:value-type="string">
            <text:p>Cauch[sub-u]</text:p>
          </table:table-cell>
        </table:table-row>
        <table:table-row table:style-name="ro3">
          <table:table-cell office:value-type="string">
            <text:p>cft&gt;l</text:p>
          </table:table-cell>
          <table:table-cell office:value-type="string">
            <text:p>cft→l</text:p>
          </table:table-cell>
          <table:table-cell office:value-type="string">
            <text:p>cft[-&gt;]l</text:p>
          </table:table-cell>
        </table:table-row>
        <table:table-row table:style-name="ro4">
          <table:table-cell office:value-type="string">
            <text:p>CHI2</text:p>
          </table:table-cell>
          <table:table-cell office:value-type="string">
            <text:p>χ²</text:p>
          </table:table-cell>
          <table:table-cell office:value-type="string">
            <text:p>[chi][^2]</text:p>
          </table:table-cell>
        </table:table-row>
        <table:table-row table:style-name="ro3">
          <table:table-cell office:value-type="string">
            <text:p>chi2-p</text:p>
          </table:table-cell>
          <table:table-cell office:value-type="string">
            <text:p>χ²ₚ</text:p>
          </table:table-cell>
          <table:table-cell office:value-type="string">
            <text:p>[chi][^2][sub-p]</text:p>
          </table:table-cell>
        </table:table-row>
        <table:table-row table:style-name="ro3">
          <table:table-cell office:value-type="string">
            <text:p>CHI2-u</text:p>
          </table:table-cell>
          <table:table-cell office:value-type="string">
            <text:p>χ²ᵤ</text:p>
          </table:table-cell>
          <table:table-cell office:value-type="string">
            <text:p>[chi][^2][sub-u]</text:p>
          </table:table-cell>
        </table:table-row>
        <table:table-row table:style-name="ro2">
          <table:table-cell office:value-type="string">
            <text:p>CHS</text:p>
          </table:table-cell>
          <table:table-cell table:number-columns-repeated="2" office:value-type="string">
            <text:p>+/-</text:p>
          </table:table-cell>
        </table:table-row>
        <table:table-row table:style-name="ro2">
          <table:table-cell office:value-type="string">
            <text:p>cCHS</text:p>
          </table:table-cell>
          <table:table-cell office:value-type="string">
            <text:p>©+/-</text:p>
          </table:table-cell>
          <table:table-cell office:value-type="string">
            <text:p>[cmplx]+/-</text:p>
          </table:table-cell>
        </table:table-row>
        <table:table-row table:style-name="ro3">
          <table:table-cell office:value-type="string">
            <text:p>CLa</text:p>
          </table:table-cell>
          <table:table-cell office:value-type="string">
            <text:p>CLα</text:p>
          </table:table-cell>
          <table:table-cell office:value-type="string">
            <text:p>CL[alpha]</text:p>
          </table:table-cell>
        </table:table-row>
        <table:table-row table:style-name="ro2">
          <table:table-cell office:value-type="string">
            <text:p>CLSUMS</text:p>
          </table:table-cell>
          <table:table-cell office:value-type="string">
            <text:p>CLΣ</text:p>
          </table:table-cell>
          <table:table-cell office:value-type="string">
            <text:p>CL[SIGMA]</text:p>
          </table:table-cell>
        </table:table-row>
        <table:table-row table:style-name="ro3">
          <table:table-cell office:value-type="string">
            <text:p>cm&gt;inches</text:p>
          </table:table-cell>
          <table:table-cell office:value-type="string">
            <text:p>cm→inches</text:p>
          </table:table-cell>
          <table:table-cell office:value-type="string">
            <text:p>cm[-&gt;]inches</text:p>
          </table:table-cell>
        </table:table-row>
        <table:table-row table:style-name="ro2">
          <table:table-cell office:value-type="string">
            <text:p>cCNST</text:p>
          </table:table-cell>
          <table:table-cell office:value-type="string">
            <text:p>©CNST</text:p>
          </table:table-cell>
          <table:table-cell office:value-type="string">
            <text:p>[cmplx]CNST</text:p>
          </table:table-cell>
        </table:table-row>
        <table:table-row table:style-name="ro2">
          <table:table-cell office:value-type="string">
            <text:p>cCOMB</text:p>
          </table:table-cell>
          <table:table-cell office:value-type="string">
            <text:p>©COMB</text:p>
          </table:table-cell>
          <table:table-cell office:value-type="string">
            <text:p>[cmplx]COMB</text:p>
          </table:table-cell>
        </table:table-row>
        <table:table-row table:style-name="ro2">
          <table:table-cell office:value-type="string">
            <text:p>cCONJ</text:p>
          </table:table-cell>
          <table:table-cell office:value-type="string">
            <text:p>©CONJ</text:p>
          </table:table-cell>
          <table:table-cell office:value-type="string">
            <text:p>[cmplx]CONJ</text:p>
          </table:table-cell>
        </table:table-row>
        <table:table-row table:style-name="ro2">
          <table:table-cell office:value-type="string">
            <text:p>cCOS</text:p>
          </table:table-cell>
          <table:table-cell office:value-type="string">
            <text:p>©COS</text:p>
          </table:table-cell>
          <table:table-cell office:value-type="string">
            <text:p>[cmplx]COS</text:p>
          </table:table-cell>
        </table:table-row>
        <table:table-row table:style-name="ro2">
          <table:table-cell office:value-type="string">
            <text:p>cCOSH</text:p>
          </table:table-cell>
          <table:table-cell office:value-type="string">
            <text:p>©COSH</text:p>
          </table:table-cell>
          <table:table-cell office:value-type="string">
            <text:p>[cmplx]COSH</text:p>
          </table:table-cell>
        </table:table-row>
        <table:table-row table:style-name="ro2">
          <table:table-cell office:value-type="string">
            <text:p>CROOT</text:p>
          </table:table-cell>
          <table:table-cell office:value-type="string">
            <text:p>³√</text:p>
          </table:table-cell>
          <table:table-cell office:value-type="string">
            <text:p>[^3][sqrt]</text:p>
          </table:table-cell>
        </table:table-row>
        <table:table-row table:style-name="ro2">
          <table:table-cell office:value-type="string">
            <text:p>cCROOT</text:p>
          </table:table-cell>
          <table:table-cell office:value-type="string">
            <text:p>©³√</text:p>
          </table:table-cell>
          <table:table-cell office:value-type="string">
            <text:p>[cmplx][^3][sqrt]</text:p>
          </table:table-cell>
        </table:table-row>
        <table:table-row table:style-name="ro2">
          <table:table-cell office:value-type="string">
            <text:p>cCROSS</text:p>
          </table:table-cell>
          <table:table-cell office:value-type="string">
            <text:p>©CROSS</text:p>
          </table:table-cell>
          <table:table-cell office:value-type="string">
            <text:p>[cmplx]CROSS</text:p>
          </table:table-cell>
        </table:table-row>
        <table:table-row table:style-name="ro3">
          <table:table-cell office:value-type="string">
            <text:p>cwt&gt;kg</text:p>
          </table:table-cell>
          <table:table-cell office:value-type="string">
            <text:p>cwt→kg</text:p>
          </table:table-cell>
          <table:table-cell office:value-type="string">
            <text:p>cwt[-&gt;]kg</text:p>
          </table:table-cell>
        </table:table-row>
        <table:table-row table:style-name="ro2">
          <table:table-cell office:value-type="string">
            <text:p>D&gt;J</text:p>
          </table:table-cell>
          <table:table-cell office:value-type="string">
            <text:p>D→J</text:p>
          </table:table-cell>
          <table:table-cell office:value-type="string">
            <text:p>D[-&gt;]J</text:p>
          </table:table-cell>
        </table:table-row>
        <table:table-row table:style-name="ro2">
          <table:table-cell office:value-type="string">
            <text:p>DATE&gt;</text:p>
          </table:table-cell>
          <table:table-cell office:value-type="string">
            <text:p>DATE→</text:p>
          </table:table-cell>
          <table:table-cell office:value-type="string">
            <text:p>DATE[-&gt;]</text:p>
          </table:table-cell>
        </table:table-row>
        <table:table-row table:style-name="ro3">
          <table:table-cell office:value-type="string">
            <text:p>dB&gt;ar.</text:p>
          </table:table-cell>
          <table:table-cell office:value-type="string">
            <text:p>dB→ar.</text:p>
          </table:table-cell>
          <table:table-cell office:value-type="string">
            <text:p>dB[-&gt;]ar.</text:p>
          </table:table-cell>
        </table:table-row>
        <table:table-row table:style-name="ro3">
          <table:table-cell office:value-type="string">
            <text:p>dB&gt;pr.</text:p>
          </table:table-cell>
          <table:table-cell office:value-type="string">
            <text:p>dB→pr.</text:p>
          </table:table-cell>
          <table:table-cell office:value-type="string">
            <text:p>dB[-&gt;]pr.</text:p>
          </table:table-cell>
        </table:table-row>
        <table:table-row table:style-name="ro2">
          <table:table-cell office:value-type="string">
            <text:p>DBL*</text:p>
          </table:table-cell>
          <table:table-cell office:value-type="string">
            <text:p>DBL×</text:p>
          </table:table-cell>
          <table:table-cell office:value-type="string">
            <text:p>DBL[times]</text:p>
          </table:table-cell>
        </table:table-row>
        <table:table-row table:style-name="ro2">
          <table:table-cell office:value-type="string">
            <text:p>DDAYS</text:p>
          </table:table-cell>
          <table:table-cell office:value-type="string">
            <text:p>ΔDAYS</text:p>
          </table:table-cell>
          <table:table-cell office:value-type="string">
            <text:p>[DELTA]DAYS</text:p>
          </table:table-cell>
        </table:table-row>
        <table:table-row table:style-name="ro2">
          <table:table-cell office:value-type="string">
            <text:p>DEG&gt;</text:p>
          </table:table-cell>
          <table:table-cell office:value-type="string">
            <text:p>DEG→</text:p>
          </table:table-cell>
          <table:table-cell office:value-type="string">
            <text:p>DEG[-&gt;]</text:p>
          </table:table-cell>
        </table:table-row>
        <table:table-row table:style-name="ro2">
          <table:table-cell office:value-type="string">
            <text:p>DEG&gt;GRAD</text:p>
          </table:table-cell>
          <table:table-cell office:value-type="string">
            <text:p>°→G</text:p>
          </table:table-cell>
          <table:table-cell office:value-type="string">
            <text:p>[degree][-&gt;]G</text:p>
          </table:table-cell>
        </table:table-row>
        <table:table-row table:style-name="ro3">
          <table:table-cell office:value-type="string">
            <text:p>DEG&gt;RAD</text:p>
          </table:table-cell>
          <table:table-cell office:value-type="string">
            <text:p>°→rad</text:p>
          </table:table-cell>
          <table:table-cell office:value-type="string">
            <text:p>[degree][-&gt;]rad</text:p>
          </table:table-cell>
        </table:table-row>
        <table:table-row table:style-name="ro2">
          <table:table-cell office:value-type="string">
            <text:p>cDOT</text:p>
          </table:table-cell>
          <table:table-cell office:value-type="string">
            <text:p>©DOT</text:p>
          </table:table-cell>
          <table:table-cell office:value-type="string">
            <text:p>[cmplx]DOT</text:p>
          </table:table-cell>
        </table:table-row>
        <table:table-row table:style-name="ro2">
          <table:table-cell office:value-type="string">
            <text:p>cDROP</text:p>
          </table:table-cell>
          <table:table-cell office:value-type="string">
            <text:p>©DROP</text:p>
          </table:table-cell>
          <table:table-cell office:value-type="string">
            <text:p>[cmplx]DROP</text:p>
          </table:table-cell>
        </table:table-row>
        <table:table-row table:style-name="ro2">
          <table:table-cell office:value-type="string">
            <text:p>E3OFF</text:p>
          </table:table-cell>
          <table:table-cell table:number-columns-repeated="2" office:value-type="string">
            <text:p>TSOFF</text:p>
          </table:table-cell>
        </table:table-row>
        <table:table-row table:style-name="ro2">
          <table:table-cell office:value-type="string">
            <text:p>E3ON</text:p>
          </table:table-cell>
          <table:table-cell table:number-columns-repeated="2" office:value-type="string">
            <text:p>TSON</text:p>
          </table:table-cell>
        </table:table-row>
        <table:table-row table:style-name="ro2">
          <table:table-cell office:value-type="string">
            <text:p>ENTER</text:p>
          </table:table-cell>
          <table:table-cell office:value-type="string">
            <text:p>ENTER↑</text:p>
          </table:table-cell>
          <table:table-cell office:value-type="string">
            <text:p>ENTER[^]</text:p>
          </table:table-cell>
        </table:table-row>
        <table:table-row table:style-name="ro2">
          <table:table-cell office:value-type="string">
            <text:p>cENTER</text:p>
          </table:table-cell>
          <table:table-cell office:value-type="string">
            <text:p>©ENTER</text:p>
          </table:table-cell>
          <table:table-cell office:value-type="string">
            <text:p>[cmplx]ENTER</text:p>
          </table:table-cell>
        </table:table-row>
        <table:table-row table:style-name="ro4">
          <table:table-cell office:value-type="string">
            <text:p>epsilon</text:p>
          </table:table-cell>
          <table:table-cell office:value-type="string">
            <text:p>ε</text:p>
          </table:table-cell>
          <table:table-cell office:value-type="string">
            <text:p>[epsilon]</text:p>
          </table:table-cell>
        </table:table-row>
        <table:table-row table:style-name="ro4">
          <table:table-cell office:value-type="string">
            <text:p>epsilon-m</text:p>
          </table:table-cell>
          <table:table-cell office:value-type="string">
            <text:p>εm</text:p>
          </table:table-cell>
          <table:table-cell office:value-type="string">
            <text:p>[epsilon]m</text:p>
          </table:table-cell>
        </table:table-row>
        <table:table-row table:style-name="ro3">
          <table:table-cell office:value-type="string">
            <text:p>epsilon-pop</text:p>
          </table:table-cell>
          <table:table-cell office:value-type="string">
            <text:p>εₚ</text:p>
          </table:table-cell>
          <table:table-cell office:value-type="string">
            <text:p>[epsilon][sub-p]</text:p>
          </table:table-cell>
        </table:table-row>
        <table:table-row table:style-name="ro4">
          <table:table-cell office:value-type="string">
            <text:p>EXP</text:p>
          </table:table-cell>
          <table:table-cell office:value-type="string">
            <text:p>eᵡ</text:p>
          </table:table-cell>
          <table:table-cell office:value-type="string">
            <text:p>e[^x]</text:p>
          </table:table-cell>
        </table:table-row>
        <table:table-row table:style-name="ro3">
          <table:table-cell office:value-type="string">
            <text:p>cEXP</text:p>
          </table:table-cell>
          <table:table-cell office:value-type="string">
            <text:p>©eᵡ</text:p>
          </table:table-cell>
          <table:table-cell office:value-type="string">
            <text:p>[cmplx]e[^x]</text:p>
          </table:table-cell>
        </table:table-row>
        <table:table-row table:style-name="ro4">
          <table:table-cell office:value-type="string">
            <text:p>EXP-1</text:p>
          </table:table-cell>
          <table:table-cell office:value-type="string">
            <text:p>eᵡ-1</text:p>
          </table:table-cell>
          <table:table-cell office:value-type="string">
            <text:p>e[^x]-1</text:p>
          </table:table-cell>
        </table:table-row>
        <table:table-row table:style-name="ro3">
          <table:table-cell office:value-type="string">
            <text:p>cEXP-1</text:p>
          </table:table-cell>
          <table:table-cell office:value-type="string">
            <text:p>©eᵡ-1</text:p>
          </table:table-cell>
          <table:table-cell office:value-type="string">
            <text:p>[cmplx]e[^x]-1</text:p>
          </table:table-cell>
        </table:table-row>
        <table:table-row table:style-name="ro3">
          <table:table-cell office:value-type="string">
            <text:p>Expon-p</text:p>
          </table:table-cell>
          <table:table-cell office:value-type="string">
            <text:p>Exponₚ</text:p>
          </table:table-cell>
          <table:table-cell office:value-type="string">
            <text:p>Expon[sub-p]</text:p>
          </table:table-cell>
        </table:table-row>
        <table:table-row table:style-name="ro3">
          <table:table-cell office:value-type="string">
            <text:p>Expon-u</text:p>
          </table:table-cell>
          <table:table-cell office:value-type="string">
            <text:p>Exponᵤ</text:p>
          </table:table-cell>
          <table:table-cell office:value-type="string">
            <text:p>Expon[sub-u]</text:p>
          </table:table-cell>
        </table:table-row>
        <table:table-row table:style-name="ro2">
          <table:table-cell office:value-type="string">
            <text:p>F-p(x)</text:p>
          </table:table-cell>
          <table:table-cell office:value-type="string">
            <text:p>Fₚ(x)</text:p>
          </table:table-cell>
          <table:table-cell office:value-type="string">
            <text:p>F[sub-p](x)</text:p>
          </table:table-cell>
        </table:table-row>
        <table:table-row table:style-name="ro3">
          <table:table-cell office:value-type="string">
            <text:p>F-u</text:p>
          </table:table-cell>
          <table:table-cell office:value-type="string">
            <text:p>Fᵤ(x)</text:p>
          </table:table-cell>
          <table:table-cell office:value-type="string">
            <text:p>F[sub-u](x)</text:p>
          </table:table-cell>
        </table:table-row>
        <table:table-row table:style-name="ro2">
          <table:table-cell office:value-type="string">
            <text:p>F&gt;C</text:p>
          </table:table-cell>
          <table:table-cell office:value-type="string">
            <text:p>°F→°C</text:p>
          </table:table-cell>
          <table:table-cell office:value-type="string">
            <text:p>[degree]F[-&gt;][degree]C</text:p>
          </table:table-cell>
        </table:table-row>
        <table:table-row table:style-name="ro3">
          <table:table-cell office:value-type="string">
            <text:p>fathom&gt;m</text:p>
          </table:table-cell>
          <table:table-cell office:value-type="string">
            <text:p>fathom→m</text:p>
          </table:table-cell>
          <table:table-cell office:value-type="string">
            <text:p>fathom[-&gt;]m</text:p>
          </table:table-cell>
        </table:table-row>
        <table:table-row table:style-name="ro3">
          <table:table-cell office:value-type="string">
            <text:p>FCSTx</text:p>
          </table:table-cell>
          <table:table-cell office:value-type="string">
            <text:p>ẋ</text:p>
          </table:table-cell>
          <table:table-cell office:value-type="string">
            <text:p>[x-hat]</text:p>
          </table:table-cell>
        </table:table-row>
        <table:table-row table:style-name="ro3">
          <table:table-cell office:value-type="string">
            <text:p>FCSTy</text:p>
          </table:table-cell>
          <table:table-cell office:value-type="string">
            <text:p>ŷ</text:p>
          </table:table-cell>
          <table:table-cell office:value-type="string">
            <text:p>[y-hat]</text:p>
          </table:table-cell>
        </table:table-row>
        <table:table-row table:style-name="ro3">
          <table:table-cell office:value-type="string">
            <text:p>feet&gt;m</text:p>
          </table:table-cell>
          <table:table-cell office:value-type="string">
            <text:p>feet→m</text:p>
          </table:table-cell>
          <table:table-cell office:value-type="string">
            <text:p>feet[-&gt;]m</text:p>
          </table:table-cell>
        </table:table-row>
        <table:table-row table:style-name="ro3">
          <table:table-cell office:value-type="string">
            <text:p>feetUS&gt;m</text:p>
          </table:table-cell>
          <table:table-cell office:value-type="string">
            <text:p>feetUS→m</text:p>
          </table:table-cell>
          <table:table-cell office:value-type="string">
            <text:p>feetUS[-&gt;]m</text:p>
          </table:table-cell>
        </table:table-row>
        <table:table-row table:style-name="ro2">
          <table:table-cell office:value-type="string">
            <text:p>cFIB</text:p>
          </table:table-cell>
          <table:table-cell office:value-type="string">
            <text:p>©FIB</text:p>
          </table:table-cell>
          <table:table-cell office:value-type="string">
            <text:p>[cmplx]FIB</text:p>
          </table:table-cell>
        </table:table-row>
        <table:table-row table:style-name="ro2">
          <table:table-cell office:value-type="string">
            <text:p>cFILL</text:p>
          </table:table-cell>
          <table:table-cell office:value-type="string">
            <text:p>©FILL</text:p>
          </table:table-cell>
          <table:table-cell office:value-type="string">
            <text:p>[cmplx]FILL</text:p>
          </table:table-cell>
        </table:table-row>
        <table:table-row table:style-name="ro3">
          <table:table-cell office:value-type="string">
            <text:p>flozUK&gt;ml</text:p>
          </table:table-cell>
          <table:table-cell office:value-type="string">
            <text:p>flozUK→ml</text:p>
          </table:table-cell>
          <table:table-cell office:value-type="string">
            <text:p>flozUK[-&gt;]ml</text:p>
          </table:table-cell>
        </table:table-row>
        <table:table-row table:style-name="ro3">
          <table:table-cell office:value-type="string">
            <text:p>flozUS&gt;ml</text:p>
          </table:table-cell>
          <table:table-cell office:value-type="string">
            <text:p>flozUS→ml</text:p>
          </table:table-cell>
          <table:table-cell office:value-type="string">
            <text:p>flozUS[-&gt;]ml</text:p>
          </table:table-cell>
        </table:table-row>
        <table:table-row table:style-name="ro2">
          <table:table-cell office:value-type="string">
            <text:p>cFP</text:p>
          </table:table-cell>
          <table:table-cell office:value-type="string">
            <text:p>©FP</text:p>
          </table:table-cell>
          <table:table-cell office:value-type="string">
            <text:p>[cmplx]FP</text:p>
          </table:table-cell>
        </table:table-row>
        <table:table-row table:style-name="ro3">
          <table:table-cell office:value-type="string">
            <text:p>g&gt;oz</text:p>
          </table:table-cell>
          <table:table-cell office:value-type="string">
            <text:p>g→oz</text:p>
          </table:table-cell>
          <table:table-cell office:value-type="string">
            <text:p>g[-&gt;]oz</text:p>
          </table:table-cell>
        </table:table-row>
        <table:table-row table:style-name="ro3">
          <table:table-cell office:value-type="string">
            <text:p>g&gt;tr.oz</text:p>
          </table:table-cell>
          <table:table-cell office:value-type="string">
            <text:p>g→tr.oz</text:p>
          </table:table-cell>
          <table:table-cell office:value-type="string">
            <text:p>g[-&gt;]tr.oz</text:p>
          </table:table-cell>
        </table:table-row>
        <table:table-row table:style-name="ro3">
          <table:table-cell office:value-type="string">
            <text:p>galUK&gt;l</text:p>
          </table:table-cell>
          <table:table-cell office:value-type="string">
            <text:p>galUK→l</text:p>
          </table:table-cell>
          <table:table-cell office:value-type="string">
            <text:p>galUK[-&gt;]l</text:p>
          </table:table-cell>
        </table:table-row>
        <table:table-row table:style-name="ro3">
          <table:table-cell office:value-type="string">
            <text:p>galUS&gt;l</text:p>
          </table:table-cell>
          <table:table-cell office:value-type="string">
            <text:p>galUS→l</text:p>
          </table:table-cell>
          <table:table-cell office:value-type="string">
            <text:p>galUS[-&gt;]l</text:p>
          </table:table-cell>
        </table:table-row>
        <table:table-row table:style-name="ro2">
          <table:table-cell office:value-type="string">
            <text:p>GAMMA</text:p>
          </table:table-cell>
          <table:table-cell office:value-type="string">
            <text:p>Γ</text:p>
          </table:table-cell>
          <table:table-cell office:value-type="string">
            <text:p>[GAMMA]</text:p>
          </table:table-cell>
        </table:table-row>
        <table:table-row table:style-name="ro2">
          <table:table-cell office:value-type="string">
            <text:p>cGAMMA</text:p>
          </table:table-cell>
          <table:table-cell office:value-type="string">
            <text:p>©Γ</text:p>
          </table:table-cell>
          <table:table-cell office:value-type="string">
            <text:p>[cmplx][GAMMA]</text:p>
          </table:table-cell>
        </table:table-row>
        <table:table-row table:style-name="ro2">
          <table:table-cell office:value-type="string">
            <text:p>GAMMAP</text:p>
          </table:table-cell>
          <table:table-cell office:value-type="string">
            <text:p>Γₚ</text:p>
          </table:table-cell>
          <table:table-cell office:value-type="string">
            <text:p>[GAMMA][sub-p]</text:p>
          </table:table-cell>
        </table:table-row>
        <table:table-row table:style-name="ro2">
          <table:table-cell office:value-type="string">
            <text:p>GAMMAQ</text:p>
          </table:table-cell>
          <table:table-cell office:value-type="string">
            <text:p>Γₛ</text:p>
          </table:table-cell>
          <table:table-cell office:value-type="string">
            <text:p>[GAMMA][sub-q]</text:p>
          </table:table-cell>
        </table:table-row>
        <table:table-row table:style-name="ro3">
          <table:table-cell office:value-type="string">
            <text:p>GAMMAxy</text:p>
          </table:table-cell>
          <table:table-cell office:value-type="string">
            <text:p>Γₓᵧ</text:p>
          </table:table-cell>
          <table:table-cell office:value-type="string">
            <text:p>[GAMMA][sub-x][sub-y]</text:p>
          </table:table-cell>
        </table:table-row>
        <table:table-row table:style-name="ro3">
          <table:table-cell office:value-type="string">
            <text:p>gammaxy</text:p>
          </table:table-cell>
          <table:table-cell office:value-type="string">
            <text:p>γₓᵧ</text:p>
          </table:table-cell>
          <table:table-cell office:value-type="string">
            <text:p>[gamma][sub-x][sub-y]</text:p>
          </table:table-cell>
        </table:table-row>
        <table:table-row table:style-name="ro3">
          <table:table-cell office:value-type="string">
            <text:p>Geom-p</text:p>
          </table:table-cell>
          <table:table-cell office:value-type="string">
            <text:p>Geomₚ</text:p>
          </table:table-cell>
          <table:table-cell office:value-type="string">
            <text:p>Geom[sub-p]</text:p>
          </table:table-cell>
        </table:table-row>
        <table:table-row table:style-name="ro3">
          <table:table-cell office:value-type="string">
            <text:p>Geom-u</text:p>
          </table:table-cell>
          <table:table-cell office:value-type="string">
            <text:p>Geomᵤ</text:p>
          </table:table-cell>
          <table:table-cell office:value-type="string">
            <text:p>Geom[sub-u]</text:p>
          </table:table-cell>
        </table:table-row>
        <table:table-row table:style-name="ro4">
          <table:table-cell office:value-type="string">
            <text:p>GEOMEAN</text:p>
          </table:table-cell>
          <table:table-cell office:value-type="string">
            <text:p>Ẁg</text:p>
          </table:table-cell>
          <table:table-cell office:value-type="string">
            <text:p>[x-bar]g</text:p>
          </table:table-cell>
        </table:table-row>
        <table:table-row table:style-name="ro2">
          <table:table-cell office:value-type="string">
            <text:p>GRAD&gt;</text:p>
          </table:table-cell>
          <table:table-cell office:value-type="string">
            <text:p>GRAD→</text:p>
          </table:table-cell>
          <table:table-cell office:value-type="string">
            <text:p>GRAD[-&gt;]</text:p>
          </table:table-cell>
        </table:table-row>
        <table:table-row table:style-name="ro2">
          <table:table-cell office:value-type="string">
            <text:p>GRAD&gt;DEG</text:p>
          </table:table-cell>
          <table:table-cell office:value-type="string">
            <text:p>G→°</text:p>
          </table:table-cell>
          <table:table-cell office:value-type="string">
            <text:p>G[-&gt;][degree]</text:p>
          </table:table-cell>
        </table:table-row>
        <table:table-row table:style-name="ro3">
          <table:table-cell office:value-type="string">
            <text:p>GRAD&gt;RAD</text:p>
          </table:table-cell>
          <table:table-cell office:value-type="string">
            <text:p>G→rad</text:p>
          </table:table-cell>
          <table:table-cell office:value-type="string">
            <text:p>G[-&gt;]rad</text:p>
          </table:table-cell>
        </table:table-row>
        <table:table-row table:style-name="ro3">
          <table:table-cell office:value-type="string">
            <text:p>GTOa</text:p>
          </table:table-cell>
          <table:table-cell office:value-type="string">
            <text:p>GTOα</text:p>
          </table:table-cell>
          <table:table-cell office:value-type="string">
            <text:p>GTO[alpha]</text:p>
          </table:table-cell>
        </table:table-row>
        <table:table-row table:style-name="ro2">
          <table:table-cell office:value-type="string">
            <text:p>GUD</text:p>
          </table:table-cell>
          <table:table-cell office:value-type="string">
            <text:p>g⒟</text:p>
          </table:table-cell>
          <table:table-cell office:value-type="string">
            <text:p>g[sub-d]</text:p>
          </table:table-cell>
        </table:table-row>
        <table:table-row table:style-name="ro2">
          <table:table-cell office:value-type="string">
            <text:p>cGUD</text:p>
          </table:table-cell>
          <table:table-cell office:value-type="string">
            <text:p>©g⒟</text:p>
          </table:table-cell>
          <table:table-cell office:value-type="string">
            <text:p>[cmplx]g[sub-d]</text:p>
          </table:table-cell>
        </table:table-row>
        <table:table-row table:style-name="ro3">
          <table:table-cell office:value-type="string">
            <text:p>ha&gt;acres</text:p>
          </table:table-cell>
          <table:table-cell office:value-type="string">
            <text:p>ha→acres</text:p>
          </table:table-cell>
          <table:table-cell office:value-type="string">
            <text:p>ha[-&gt;]acres</text:p>
          </table:table-cell>
        </table:table-row>
        <table:table-row table:style-name="ro3">
          <table:table-cell office:value-type="string">
            <text:p>ha&gt;acreUS</text:p>
          </table:table-cell>
          <table:table-cell office:value-type="string">
            <text:p>ha→acreUS</text:p>
          </table:table-cell>
          <table:table-cell office:value-type="string">
            <text:p>ha[-&gt;]acreUS</text:p>
          </table:table-cell>
        </table:table-row>
        <table:table-row table:style-name="ro2">
          <table:table-cell office:value-type="string">
            <text:p>Hn</text:p>
          </table:table-cell>
          <table:table-cell office:value-type="string">
            <text:p>Hₙ</text:p>
          </table:table-cell>
          <table:table-cell office:value-type="string">
            <text:p>H[sub-n]</text:p>
          </table:table-cell>
        </table:table-row>
        <table:table-row table:style-name="ro2">
          <table:table-cell office:value-type="string">
            <text:p>Hnp</text:p>
          </table:table-cell>
          <table:table-cell office:value-type="string">
            <text:p>Hₙₚ</text:p>
          </table:table-cell>
          <table:table-cell office:value-type="string">
            <text:p>H[sub-n][sub-p]</text:p>
          </table:table-cell>
        </table:table-row>
        <table:table-row table:style-name="ro3">
          <table:table-cell office:value-type="string">
            <text:p>hp(E)&gt;W</text:p>
          </table:table-cell>
          <table:table-cell office:value-type="string">
            <text:p>hp(E)→W</text:p>
          </table:table-cell>
          <table:table-cell office:value-type="string">
            <text:p>hp(E)[-&gt;]W</text:p>
          </table:table-cell>
        </table:table-row>
        <table:table-row table:style-name="ro3">
          <table:table-cell office:value-type="string">
            <text:p>hp(I)&gt;W</text:p>
          </table:table-cell>
          <table:table-cell office:value-type="string">
            <text:p>hp(I)→W</text:p>
          </table:table-cell>
          <table:table-cell office:value-type="string">
            <text:p>hp(I)[-&gt;]W</text:p>
          </table:table-cell>
        </table:table-row>
        <table:table-row table:style-name="ro3">
          <table:table-cell office:value-type="string">
            <text:p>hp(M)&gt;W</text:p>
          </table:table-cell>
          <table:table-cell office:value-type="string">
            <text:p>hp(M)→W</text:p>
          </table:table-cell>
          <table:table-cell office:value-type="string">
            <text:p>hp(M)[-&gt;]W</text:p>
          </table:table-cell>
        </table:table-row>
        <table:table-row table:style-name="ro2">
          <table:table-cell office:value-type="string">
            <text:p>ci</text:p>
          </table:table-cell>
          <table:table-cell office:value-type="string">
            <text:p>©i</text:p>
          </table:table-cell>
          <table:table-cell office:value-type="string">
            <text:p>[cmplx]i</text:p>
          </table:table-cell>
        </table:table-row>
        <table:table-row table:style-name="ro2">
          <table:table-cell office:value-type="string">
            <text:p>IBETA</text:p>
          </table:table-cell>
          <table:table-cell office:value-type="string">
            <text:p>Iₓ</text:p>
          </table:table-cell>
          <table:table-cell office:value-type="string">
            <text:p>I[sub-x]</text:p>
          </table:table-cell>
        </table:table-row>
        <table:table-row table:style-name="ro2">
          <table:table-cell office:value-type="string">
            <text:p>cIDIV</text:p>
          </table:table-cell>
          <table:table-cell office:value-type="string">
            <text:p>©IDIV</text:p>
          </table:table-cell>
          <table:table-cell office:value-type="string">
            <text:p>[cmplx]IDIV</text:p>
          </table:table-cell>
        </table:table-row>
        <table:table-row table:style-name="ro3">
          <table:table-cell office:value-type="string">
            <text:p>inches&gt;cm</text:p>
          </table:table-cell>
          <table:table-cell office:value-type="string">
            <text:p>inches→cm</text:p>
          </table:table-cell>
          <table:table-cell office:value-type="string">
            <text:p>inches[-&gt;]cm</text:p>
          </table:table-cell>
        </table:table-row>
        <table:table-row table:style-name="ro2">
          <table:table-cell office:value-type="string">
            <text:p>INF?</text:p>
          </table:table-cell>
          <table:table-cell office:value-type="string">
            <text:p>∞?</text:p>
          </table:table-cell>
          <table:table-cell office:value-type="string">
            <text:p>[infinity]?</text:p>
          </table:table-cell>
        </table:table-row>
        <table:table-row table:style-name="ro3">
          <table:table-cell office:value-type="string">
            <text:p>inHg&gt;Pa</text:p>
          </table:table-cell>
          <table:table-cell office:value-type="string">
            <text:p>inHg→Pa</text:p>
          </table:table-cell>
          <table:table-cell office:value-type="string">
            <text:p>inHg[-&gt;]Pa</text:p>
          </table:table-cell>
        </table:table-row>
        <table:table-row table:style-name="ro2">
          <table:table-cell office:value-type="string">
            <text:p>INTG</text:p>
          </table:table-cell>
          <table:table-cell office:value-type="string">
            <text:p>∫</text:p>
          </table:table-cell>
          <table:table-cell office:value-type="string">
            <text:p>[integral]</text:p>
          </table:table-cell>
        </table:table-row>
        <table:table-row table:style-name="ro2">
          <table:table-cell office:value-type="string">
            <text:p>INV</text:p>
          </table:table-cell>
          <table:table-cell table:number-columns-repeated="2" office:value-type="string">
            <text:p>1/x</text:p>
          </table:table-cell>
        </table:table-row>
        <table:table-row table:style-name="ro2">
          <table:table-cell office:value-type="string">
            <text:p>cINV</text:p>
          </table:table-cell>
          <table:table-cell office:value-type="string">
            <text:p>©1/x</text:p>
          </table:table-cell>
          <table:table-cell office:value-type="string">
            <text:p>[cmplx]1/x</text:p>
          </table:table-cell>
        </table:table-row>
        <table:table-row table:style-name="ro2">
          <table:table-cell office:value-type="string">
            <text:p>INV-Binom</text:p>
          </table:table-cell>
          <table:table-cell office:value-type="string">
            <text:p>Binom⁸</text:p>
          </table:table-cell>
          <table:table-cell office:value-type="string">
            <text:p>Binom[^-1]</text:p>
          </table:table-cell>
        </table:table-row>
        <table:table-row table:style-name="ro3">
          <table:table-cell office:value-type="string">
            <text:p>INV-Cauch</text:p>
          </table:table-cell>
          <table:table-cell office:value-type="string">
            <text:p>Cauch⁸</text:p>
          </table:table-cell>
          <table:table-cell office:value-type="string">
            <text:p>Cauch[^-1]</text:p>
          </table:table-cell>
        </table:table-row>
        <table:table-row table:style-name="ro4">
          <table:table-cell office:value-type="string">
            <text:p>INV-CHI2</text:p>
          </table:table-cell>
          <table:table-cell office:value-type="string">
            <text:p>χ²INV</text:p>
          </table:table-cell>
          <table:table-cell office:value-type="string">
            <text:p>[chi][^2]INV</text:p>
          </table:table-cell>
        </table:table-row>
        <table:table-row table:style-name="ro3">
          <table:table-cell office:value-type="string">
            <text:p>INV-Expon</text:p>
          </table:table-cell>
          <table:table-cell office:value-type="string">
            <text:p>Expon⁸</text:p>
          </table:table-cell>
          <table:table-cell office:value-type="string">
            <text:p>Expon[^-1]</text:p>
          </table:table-cell>
        </table:table-row>
        <table:table-row table:style-name="ro2">
          <table:table-cell office:value-type="string">
            <text:p>INV-F</text:p>
          </table:table-cell>
          <table:table-cell office:value-type="string">
            <text:p>F⁸(p)</text:p>
          </table:table-cell>
          <table:table-cell office:value-type="string">
            <text:p>F[^-1](p)</text:p>
          </table:table-cell>
        </table:table-row>
        <table:table-row table:style-name="ro3">
          <table:table-cell office:value-type="string">
            <text:p>INV-Geom</text:p>
          </table:table-cell>
          <table:table-cell office:value-type="string">
            <text:p>Geom⁸</text:p>
          </table:table-cell>
          <table:table-cell office:value-type="string">
            <text:p>Geom[^-1]</text:p>
          </table:table-cell>
        </table:table-row>
        <table:table-row table:style-name="ro2">
          <table:table-cell office:value-type="string">
            <text:p>INV-GUD</text:p>
          </table:table-cell>
          <table:table-cell office:value-type="string">
            <text:p>g⒟⁸</text:p>
          </table:table-cell>
          <table:table-cell office:value-type="string">
            <text:p>g[sub-d][^-1]</text:p>
          </table:table-cell>
        </table:table-row>
        <table:table-row table:style-name="ro2">
          <table:table-cell office:value-type="string">
            <text:p>cINV-GUD</text:p>
          </table:table-cell>
          <table:table-cell office:value-type="string">
            <text:p>©g⒟⁸</text:p>
          </table:table-cell>
          <table:table-cell office:value-type="string">
            <text:p>[cmplx]g[sub-d][^-1]</text:p>
          </table:table-cell>
        </table:table-row>
        <table:table-row table:style-name="ro3">
          <table:table-cell office:value-type="string">
            <text:p>INV-LgNorm</text:p>
          </table:table-cell>
          <table:table-cell office:value-type="string">
            <text:p>LgNrm⁸</text:p>
          </table:table-cell>
          <table:table-cell office:value-type="string">
            <text:p>LgNrm[^-1]</text:p>
          </table:table-cell>
        </table:table-row>
        <table:table-row table:style-name="ro2">
          <table:table-cell office:value-type="string">
            <text:p>INV-Logis</text:p>
          </table:table-cell>
          <table:table-cell office:value-type="string">
            <text:p>Logis⁸</text:p>
          </table:table-cell>
          <table:table-cell office:value-type="string">
            <text:p>Logis[^-1]</text:p>
          </table:table-cell>
        </table:table-row>
        <table:table-row table:style-name="ro3">
          <table:table-cell office:value-type="string">
            <text:p>INV-Norml</text:p>
          </table:table-cell>
          <table:table-cell office:value-type="string">
            <text:p>Norml⁸</text:p>
          </table:table-cell>
          <table:table-cell office:value-type="string">
            <text:p>Norml[^-1]</text:p>
          </table:table-cell>
        </table:table-row>
        <table:table-row table:style-name="ro2">
          <table:table-cell office:value-type="string">
            <text:p>INV-PHI</text:p>
          </table:table-cell>
          <table:table-cell office:value-type="string">
            <text:p>Φ⁸(p)</text:p>
          </table:table-cell>
          <table:table-cell office:value-type="string">
            <text:p>[PHI][^-1](p)</text:p>
          </table:table-cell>
        </table:table-row>
        <table:table-row table:style-name="ro3">
          <table:table-cell office:value-type="string">
            <text:p>INV-Pois</text:p>
          </table:table-cell>
          <table:table-cell office:value-type="string">
            <text:p>Poisλ⁸</text:p>
          </table:table-cell>
          <table:table-cell office:value-type="string">
            <text:p>Pois[lambda][^-1]</text:p>
          </table:table-cell>
        </table:table-row>
        <table:table-row table:style-name="ro3">
          <table:table-cell office:value-type="string">
            <text:p>INV-Pois2</text:p>
          </table:table-cell>
          <table:table-cell office:value-type="string">
            <text:p>Poiss⁸</text:p>
          </table:table-cell>
          <table:table-cell office:value-type="string">
            <text:p>Poiss[^-1]</text:p>
          </table:table-cell>
        </table:table-row>
        <table:table-row table:style-name="ro2">
          <table:table-cell office:value-type="string">
            <text:p>INV-t</text:p>
          </table:table-cell>
          <table:table-cell office:value-type="string">
            <text:p>t⁸(p)</text:p>
          </table:table-cell>
          <table:table-cell office:value-type="string">
            <text:p>t[^-1](p)</text:p>
          </table:table-cell>
        </table:table-row>
        <table:table-row table:style-name="ro2">
          <table:table-cell office:value-type="string">
            <text:p>INV-W</text:p>
          </table:table-cell>
          <table:table-cell office:value-type="string">
            <text:p>W⁸</text:p>
          </table:table-cell>
          <table:table-cell office:value-type="string">
            <text:p>W[^-1]</text:p>
          </table:table-cell>
        </table:table-row>
        <table:table-row table:style-name="ro2">
          <table:table-cell office:value-type="string">
            <text:p>cINV-W</text:p>
          </table:table-cell>
          <table:table-cell office:value-type="string">
            <text:p>©W⁸</text:p>
          </table:table-cell>
          <table:table-cell office:value-type="string">
            <text:p>[cmplx]W[^-1]</text:p>
          </table:table-cell>
        </table:table-row>
        <table:table-row table:style-name="ro3">
          <table:table-cell office:value-type="string">
            <text:p>INV-Weibl</text:p>
          </table:table-cell>
          <table:table-cell office:value-type="string">
            <text:p>Weibl⁸</text:p>
          </table:table-cell>
          <table:table-cell office:value-type="string">
            <text:p>Weibl[^-1]</text:p>
          </table:table-cell>
        </table:table-row>
        <table:table-row table:style-name="ro2">
          <table:table-cell office:value-type="string">
            <text:p>cIP</text:p>
          </table:table-cell>
          <table:table-cell office:value-type="string">
            <text:p>©IP</text:p>
          </table:table-cell>
          <table:table-cell office:value-type="string">
            <text:p>[cmplx]IP</text:p>
          </table:table-cell>
        </table:table-row>
        <table:table-row table:style-name="ro3">
          <table:table-cell office:value-type="string">
            <text:p>J&gt;Btu</text:p>
          </table:table-cell>
          <table:table-cell office:value-type="string">
            <text:p>J→Btu</text:p>
          </table:table-cell>
          <table:table-cell office:value-type="string">
            <text:p>J[-&gt;]Btu</text:p>
          </table:table-cell>
        </table:table-row>
        <table:table-row table:style-name="ro3">
          <table:table-cell office:value-type="string">
            <text:p>J&gt;cal</text:p>
          </table:table-cell>
          <table:table-cell office:value-type="string">
            <text:p>J→cal</text:p>
          </table:table-cell>
          <table:table-cell office:value-type="string">
            <text:p>J[-&gt;]cal</text:p>
          </table:table-cell>
        </table:table-row>
        <table:table-row table:style-name="ro2">
          <table:table-cell office:value-type="string">
            <text:p>J&gt;D</text:p>
          </table:table-cell>
          <table:table-cell office:value-type="string">
            <text:p>J→D</text:p>
          </table:table-cell>
          <table:table-cell office:value-type="string">
            <text:p>J[-&gt;]D</text:p>
          </table:table-cell>
        </table:table-row>
        <table:table-row table:style-name="ro3">
          <table:table-cell office:value-type="string">
            <text:p>J&gt;kWh</text:p>
          </table:table-cell>
          <table:table-cell office:value-type="string">
            <text:p>J→kWh</text:p>
          </table:table-cell>
          <table:table-cell office:value-type="string">
            <text:p>J[-&gt;]kWh</text:p>
          </table:table-cell>
        </table:table-row>
        <table:table-row table:style-name="ro3">
          <table:table-cell office:value-type="string">
            <text:p>kg&gt;cwt</text:p>
          </table:table-cell>
          <table:table-cell office:value-type="string">
            <text:p>kg→cwt</text:p>
          </table:table-cell>
          <table:table-cell office:value-type="string">
            <text:p>kg[-&gt;]cwt</text:p>
          </table:table-cell>
        </table:table-row>
        <table:table-row table:style-name="ro3">
          <table:table-cell office:value-type="string">
            <text:p>kg&gt;lb</text:p>
          </table:table-cell>
          <table:table-cell office:value-type="string">
            <text:p>kg→lb</text:p>
          </table:table-cell>
          <table:table-cell office:value-type="string">
            <text:p>kg[-&gt;]lb</text:p>
          </table:table-cell>
        </table:table-row>
        <table:table-row table:style-name="ro3">
          <table:table-cell office:value-type="string">
            <text:p>kg&gt;s.cwt</text:p>
          </table:table-cell>
          <table:table-cell office:value-type="string">
            <text:p>kg→s.cwt</text:p>
          </table:table-cell>
          <table:table-cell office:value-type="string">
            <text:p>kg[-&gt;]s.cwt</text:p>
          </table:table-cell>
        </table:table-row>
        <table:table-row table:style-name="ro3">
          <table:table-cell office:value-type="string">
            <text:p>kg&gt;stone</text:p>
          </table:table-cell>
          <table:table-cell office:value-type="string">
            <text:p>kg→stone</text:p>
          </table:table-cell>
          <table:table-cell office:value-type="string">
            <text:p>kg[-&gt;]stone</text:p>
          </table:table-cell>
        </table:table-row>
        <table:table-row table:style-name="ro2">
          <table:table-cell office:value-type="string">
            <text:p>km&gt;AU</text:p>
          </table:table-cell>
          <table:table-cell office:value-type="string">
            <text:p>km→AU</text:p>
          </table:table-cell>
          <table:table-cell office:value-type="string">
            <text:p>km[-&gt;]AU</text:p>
          </table:table-cell>
        </table:table-row>
        <table:table-row table:style-name="ro2">
          <table:table-cell office:value-type="string">
            <text:p>km&gt;l.y.</text:p>
          </table:table-cell>
          <table:table-cell office:value-type="string">
            <text:p>km→l.y.</text:p>
          </table:table-cell>
          <table:table-cell office:value-type="string">
            <text:p>km[-&gt;]l.y.</text:p>
          </table:table-cell>
        </table:table-row>
        <table:table-row table:style-name="ro3">
          <table:table-cell office:value-type="string">
            <text:p>km&gt;miles</text:p>
          </table:table-cell>
          <table:table-cell office:value-type="string">
            <text:p>km→miles</text:p>
          </table:table-cell>
          <table:table-cell office:value-type="string">
            <text:p>km[-&gt;]miles</text:p>
          </table:table-cell>
        </table:table-row>
        <table:table-row table:style-name="ro3">
          <table:table-cell office:value-type="string">
            <text:p>km&gt;nmi</text:p>
          </table:table-cell>
          <table:table-cell office:value-type="string">
            <text:p>km→nmi</text:p>
          </table:table-cell>
          <table:table-cell office:value-type="string">
            <text:p>km[-&gt;]nmi</text:p>
          </table:table-cell>
        </table:table-row>
        <table:table-row table:style-name="ro3">
          <table:table-cell office:value-type="string">
            <text:p>km&gt;pc</text:p>
          </table:table-cell>
          <table:table-cell office:value-type="string">
            <text:p>km→pc</text:p>
          </table:table-cell>
          <table:table-cell office:value-type="string">
            <text:p>km[-&gt;]pc</text:p>
          </table:table-cell>
        </table:table-row>
        <table:table-row table:style-name="ro3">
          <table:table-cell office:value-type="string">
            <text:p>kWh&gt;J</text:p>
          </table:table-cell>
          <table:table-cell office:value-type="string">
            <text:p>kWh→J</text:p>
          </table:table-cell>
          <table:table-cell office:value-type="string">
            <text:p>kWh[-&gt;]J</text:p>
          </table:table-cell>
        </table:table-row>
        <table:table-row table:style-name="ro2">
          <table:table-cell office:value-type="string">
            <text:p>l.y.&gt;km</text:p>
          </table:table-cell>
          <table:table-cell office:value-type="string">
            <text:p>l.y.→km</text:p>
          </table:table-cell>
          <table:table-cell office:value-type="string">
            <text:p>l.y.[-&gt;]km</text:p>
          </table:table-cell>
        </table:table-row>
        <table:table-row table:style-name="ro3">
          <table:table-cell office:value-type="string">
            <text:p>l&gt;cft</text:p>
          </table:table-cell>
          <table:table-cell office:value-type="string">
            <text:p>l→cft</text:p>
          </table:table-cell>
          <table:table-cell office:value-type="string">
            <text:p>l[-&gt;]cft</text:p>
          </table:table-cell>
        </table:table-row>
        <table:table-row table:style-name="ro3">
          <table:table-cell office:value-type="string">
            <text:p>l&gt;galUK</text:p>
          </table:table-cell>
          <table:table-cell office:value-type="string">
            <text:p>l→galUK</text:p>
          </table:table-cell>
          <table:table-cell office:value-type="string">
            <text:p>l[-&gt;]galUK</text:p>
          </table:table-cell>
        </table:table-row>
        <table:table-row table:style-name="ro3">
          <table:table-cell office:value-type="string">
            <text:p>l&gt;galUS</text:p>
          </table:table-cell>
          <table:table-cell office:value-type="string">
            <text:p>l→galUS</text:p>
          </table:table-cell>
          <table:table-cell office:value-type="string">
            <text:p>l[-&gt;]galUS</text:p>
          </table:table-cell>
        </table:table-row>
        <table:table-row table:style-name="ro2">
          <table:table-cell office:value-type="string">
            <text:p>LB</text:p>
          </table:table-cell>
          <table:table-cell office:value-type="string">
            <text:p>LOG₂</text:p>
          </table:table-cell>
          <table:table-cell office:value-type="string">
            <text:p>LOG[sub-2]</text:p>
          </table:table-cell>
        </table:table-row>
        <table:table-row table:style-name="ro2">
          <table:table-cell office:value-type="string">
            <text:p>cLB</text:p>
          </table:table-cell>
          <table:table-cell office:value-type="string">
            <text:p>©LOG₂</text:p>
          </table:table-cell>
          <table:table-cell office:value-type="string">
            <text:p>[cmplx]LOG[sub-2]</text:p>
          </table:table-cell>
        </table:table-row>
        <table:table-row table:style-name="ro3">
          <table:table-cell office:value-type="string">
            <text:p>lb&gt;kg</text:p>
          </table:table-cell>
          <table:table-cell office:value-type="string">
            <text:p>lb→kg</text:p>
          </table:table-cell>
          <table:table-cell office:value-type="string">
            <text:p>lb[-&gt;]kg</text:p>
          </table:table-cell>
        </table:table-row>
        <table:table-row table:style-name="ro3">
          <table:table-cell office:value-type="string">
            <text:p>lbf&gt;N</text:p>
          </table:table-cell>
          <table:table-cell office:value-type="string">
            <text:p>lbf→N</text:p>
          </table:table-cell>
          <table:table-cell office:value-type="string">
            <text:p>lbf[-&gt;]N</text:p>
          </table:table-cell>
        </table:table-row>
        <table:table-row table:style-name="ro2">
          <table:table-cell office:value-type="string">
            <text:p>LG</text:p>
          </table:table-cell>
          <table:table-cell office:value-type="string">
            <text:p>LOG₁₀</text:p>
          </table:table-cell>
          <table:table-cell office:value-type="string">
            <text:p>LOG[sub-1][sub-0]</text:p>
          </table:table-cell>
        </table:table-row>
        <table:table-row table:style-name="ro2">
          <table:table-cell office:value-type="string">
            <text:p>cLG</text:p>
          </table:table-cell>
          <table:table-cell office:value-type="string">
            <text:p>©LOG₁₀</text:p>
          </table:table-cell>
          <table:table-cell office:value-type="string">
            <text:p>[cmplx]LOG[sub-1][sub-0]</text:p>
          </table:table-cell>
        </table:table-row>
        <table:table-row table:style-name="ro3">
          <table:table-cell office:value-type="string">
            <text:p>LgNorm-p</text:p>
          </table:table-cell>
          <table:table-cell office:value-type="string">
            <text:p>LgNrmₚ</text:p>
          </table:table-cell>
          <table:table-cell office:value-type="string">
            <text:p>LgNrm[sub-p]</text:p>
          </table:table-cell>
        </table:table-row>
        <table:table-row table:style-name="ro3">
          <table:table-cell office:value-type="string">
            <text:p>LgNrm-u</text:p>
          </table:table-cell>
          <table:table-cell office:value-type="string">
            <text:p>LgNrmᵤ</text:p>
          </table:table-cell>
          <table:table-cell office:value-type="string">
            <text:p>LgNrm[sub-u]</text:p>
          </table:table-cell>
        </table:table-row>
        <table:table-row table:style-name="ro2">
          <table:table-cell office:value-type="string">
            <text:p>Ln</text:p>
          </table:table-cell>
          <table:table-cell office:value-type="string">
            <text:p>Lₙ</text:p>
          </table:table-cell>
          <table:table-cell office:value-type="string">
            <text:p>L[sub-n]</text:p>
          </table:table-cell>
        </table:table-row>
        <table:table-row table:style-name="ro2">
          <table:table-cell office:value-type="string">
            <text:p>cLN</text:p>
          </table:table-cell>
          <table:table-cell office:value-type="string">
            <text:p>©LN</text:p>
          </table:table-cell>
          <table:table-cell office:value-type="string">
            <text:p>[cmplx]LN</text:p>
          </table:table-cell>
        </table:table-row>
        <table:table-row table:style-name="ro2">
          <table:table-cell office:value-type="string">
            <text:p>cLN1+x</text:p>
          </table:table-cell>
          <table:table-cell office:value-type="string">
            <text:p>©LN1+x</text:p>
          </table:table-cell>
          <table:table-cell office:value-type="string">
            <text:p>[cmplx]LN1+x</text:p>
          </table:table-cell>
        </table:table-row>
        <table:table-row table:style-name="ro3">
          <table:table-cell office:value-type="string">
            <text:p>LnAlpha</text:p>
          </table:table-cell>
          <table:table-cell office:value-type="string">
            <text:p>Lₙα</text:p>
          </table:table-cell>
          <table:table-cell office:value-type="string">
            <text:p>L[sub-n][alpha]</text:p>
          </table:table-cell>
        </table:table-row>
        <table:table-row table:style-name="ro4">
          <table:table-cell office:value-type="string">
            <text:p>LNBETA</text:p>
          </table:table-cell>
          <table:table-cell office:value-type="string">
            <text:p>LNβ</text:p>
          </table:table-cell>
          <table:table-cell office:value-type="string">
            <text:p>LN[beta]</text:p>
          </table:table-cell>
        </table:table-row>
        <table:table-row table:style-name="ro3">
          <table:table-cell office:value-type="string">
            <text:p>cLNBETA</text:p>
          </table:table-cell>
          <table:table-cell office:value-type="string">
            <text:p>©LNβ</text:p>
          </table:table-cell>
          <table:table-cell office:value-type="string">
            <text:p>[cmplx]LN[beta]</text:p>
          </table:table-cell>
        </table:table-row>
        <table:table-row table:style-name="ro2">
          <table:table-cell office:value-type="string">
            <text:p>LNGAMMA</text:p>
          </table:table-cell>
          <table:table-cell office:value-type="string">
            <text:p>LNΓ</text:p>
          </table:table-cell>
          <table:table-cell office:value-type="string">
            <text:p>LN[GAMMA]</text:p>
          </table:table-cell>
        </table:table-row>
        <table:table-row table:style-name="ro2">
          <table:table-cell office:value-type="string">
            <text:p>cLNGAMMA</text:p>
          </table:table-cell>
          <table:table-cell office:value-type="string">
            <text:p>©LNΓ</text:p>
          </table:table-cell>
          <table:table-cell office:value-type="string">
            <text:p>[cmplx]LN[GAMMA]</text:p>
          </table:table-cell>
        </table:table-row>
        <table:table-row table:style-name="ro2">
          <table:table-cell office:value-type="string">
            <text:p>LOADSUMS</text:p>
          </table:table-cell>
          <table:table-cell office:value-type="string">
            <text:p>LOADΣ</text:p>
          </table:table-cell>
          <table:table-cell office:value-type="string">
            <text:p>LOAD[SIGMA]</text:p>
          </table:table-cell>
        </table:table-row>
        <table:table-row table:style-name="ro2">
          <table:table-cell office:value-type="string">
            <text:p>Logis-p</text:p>
          </table:table-cell>
          <table:table-cell office:value-type="string">
            <text:p>Logisₚ</text:p>
          </table:table-cell>
          <table:table-cell office:value-type="string">
            <text:p>Logis[sub-p]</text:p>
          </table:table-cell>
        </table:table-row>
        <table:table-row table:style-name="ro3">
          <table:table-cell office:value-type="string">
            <text:p>Logis-u</text:p>
          </table:table-cell>
          <table:table-cell office:value-type="string">
            <text:p>Logisᵤ</text:p>
          </table:table-cell>
          <table:table-cell office:value-type="string">
            <text:p>Logis[sub-u]</text:p>
          </table:table-cell>
        </table:table-row>
        <table:table-row table:style-name="ro2">
          <table:table-cell office:value-type="string">
            <text:p>LOGx</text:p>
          </table:table-cell>
          <table:table-cell office:value-type="string">
            <text:p>LOGₓ</text:p>
          </table:table-cell>
          <table:table-cell office:value-type="string">
            <text:p>LOG[sub-x]</text:p>
          </table:table-cell>
        </table:table-row>
        <table:table-row table:style-name="ro2">
          <table:table-cell office:value-type="string">
            <text:p>cLOGx</text:p>
          </table:table-cell>
          <table:table-cell office:value-type="string">
            <text:p>©LOGₓ</text:p>
          </table:table-cell>
          <table:table-cell office:value-type="string">
            <text:p>[cmplx]LOG[sub-x]</text:p>
          </table:table-cell>
        </table:table-row>
        <table:table-row table:style-name="ro2">
          <table:table-cell office:value-type="string">
            <text:p>M*</text:p>
          </table:table-cell>
          <table:table-cell office:value-type="string">
            <text:p>M×</text:p>
          </table:table-cell>
          <table:table-cell office:value-type="string">
            <text:p>M[times]</text:p>
          </table:table-cell>
        </table:table-row>
        <table:table-row table:style-name="ro2">
          <table:table-cell office:value-type="string">
            <text:p>M+*</text:p>
          </table:table-cell>
          <table:table-cell office:value-type="string">
            <text:p>M+×</text:p>
          </table:table-cell>
          <table:table-cell office:value-type="string">
            <text:p>M+[times]</text:p>
          </table:table-cell>
        </table:table-row>
        <table:table-row table:style-name="ro2">
          <table:table-cell office:value-type="string">
            <text:p>M.INV</text:p>
          </table:table-cell>
          <table:table-cell office:value-type="string">
            <text:p>M⁸</text:p>
          </table:table-cell>
          <table:table-cell office:value-type="string">
            <text:p>M[^-1]</text:p>
          </table:table-cell>
        </table:table-row>
        <table:table-row table:style-name="ro3">
          <table:table-cell office:value-type="string">
            <text:p>m&gt;fathom</text:p>
          </table:table-cell>
          <table:table-cell office:value-type="string">
            <text:p>m→fathom</text:p>
          </table:table-cell>
          <table:table-cell office:value-type="string">
            <text:p>m[-&gt;]fathom</text:p>
          </table:table-cell>
        </table:table-row>
        <table:table-row table:style-name="ro3">
          <table:table-cell office:value-type="string">
            <text:p>m&gt;feet</text:p>
          </table:table-cell>
          <table:table-cell office:value-type="string">
            <text:p>m→feet</text:p>
          </table:table-cell>
          <table:table-cell office:value-type="string">
            <text:p>m[-&gt;]feet</text:p>
          </table:table-cell>
        </table:table-row>
        <table:table-row table:style-name="ro3">
          <table:table-cell office:value-type="string">
            <text:p>m&gt;feetUS</text:p>
          </table:table-cell>
          <table:table-cell office:value-type="string">
            <text:p>m→feetUS</text:p>
          </table:table-cell>
          <table:table-cell office:value-type="string">
            <text:p>m[-&gt;]feetUS</text:p>
          </table:table-cell>
        </table:table-row>
        <table:table-row table:style-name="ro3">
          <table:table-cell office:value-type="string">
            <text:p>m&gt;yards</text:p>
          </table:table-cell>
          <table:table-cell office:value-type="string">
            <text:p>m→yards</text:p>
          </table:table-cell>
          <table:table-cell office:value-type="string">
            <text:p>m[-&gt;]yards</text:p>
          </table:table-cell>
        </table:table-row>
        <table:table-row table:style-name="ro2">
          <table:table-cell office:value-type="string">
            <text:p>MEAN</text:p>
          </table:table-cell>
          <table:table-cell office:value-type="string">
            <text:p>Ẁ</text:p>
          </table:table-cell>
          <table:table-cell office:value-type="string">
            <text:p>[x-bar]</text:p>
          </table:table-cell>
        </table:table-row>
        <table:table-row table:style-name="ro4">
          <table:table-cell office:value-type="string">
            <text:p>MEAN-w</text:p>
          </table:table-cell>
          <table:table-cell office:value-type="string">
            <text:p>Ẁw</text:p>
          </table:table-cell>
          <table:table-cell office:value-type="string">
            <text:p>[x-bar]w</text:p>
          </table:table-cell>
        </table:table-row>
        <table:table-row table:style-name="ro3">
          <table:table-cell office:value-type="string">
            <text:p>miles&gt;km</text:p>
          </table:table-cell>
          <table:table-cell office:value-type="string">
            <text:p>miles→km</text:p>
          </table:table-cell>
          <table:table-cell office:value-type="string">
            <text:p>miles[-&gt;]km</text:p>
          </table:table-cell>
        </table:table-row>
        <table:table-row table:style-name="ro3">
          <table:table-cell office:value-type="string">
            <text:p>ml&gt;flozUK</text:p>
          </table:table-cell>
          <table:table-cell office:value-type="string">
            <text:p>ml→flozUK</text:p>
          </table:table-cell>
          <table:table-cell office:value-type="string">
            <text:p>ml[-&gt;]flozUK</text:p>
          </table:table-cell>
        </table:table-row>
        <table:table-row table:style-name="ro3">
          <table:table-cell office:value-type="string">
            <text:p>ml&gt;flozUS</text:p>
          </table:table-cell>
          <table:table-cell office:value-type="string">
            <text:p>ml→flozUS</text:p>
          </table:table-cell>
          <table:table-cell office:value-type="string">
            <text:p>ml[-&gt;]flozUS</text:p>
          </table:table-cell>
        </table:table-row>
        <table:table-row table:style-name="ro3">
          <table:table-cell office:value-type="string">
            <text:p>mmHg&gt;Pa</text:p>
          </table:table-cell>
          <table:table-cell office:value-type="string">
            <text:p>mmHg→Pa</text:p>
          </table:table-cell>
          <table:table-cell office:value-type="string">
            <text:p>mmHg[-&gt;]Pa</text:p>
          </table:table-cell>
        </table:table-row>
        <table:table-row table:style-name="ro2">
          <table:table-cell office:value-type="string">
            <text:p>MROW*</text:p>
          </table:table-cell>
          <table:table-cell office:value-type="string">
            <text:p>MROW×</text:p>
          </table:table-cell>
          <table:table-cell office:value-type="string">
            <text:p>MROW[times]</text:p>
          </table:table-cell>
        </table:table-row>
        <table:table-row table:style-name="ro2">
          <table:table-cell office:value-type="string">
            <text:p>MROW+*</text:p>
          </table:table-cell>
          <table:table-cell office:value-type="string">
            <text:p>MROW+×</text:p>
          </table:table-cell>
          <table:table-cell office:value-type="string">
            <text:p>MROW+[times]</text:p>
          </table:table-cell>
        </table:table-row>
        <table:table-row table:style-name="ro2">
          <table:table-cell office:value-type="string">
            <text:p>MROW&lt;&gt;</text:p>
          </table:table-cell>
          <table:table-cell office:value-type="string">
            <text:p>MROW⇆</text:p>
          </table:table-cell>
          <table:table-cell office:value-type="string">
            <text:p>MROW[&lt;-&gt;]</text:p>
          </table:table-cell>
        </table:table-row>
        <table:table-row table:style-name="ro3">
          <table:table-cell office:value-type="string">
            <text:p>N&gt;lbf</text:p>
          </table:table-cell>
          <table:table-cell office:value-type="string">
            <text:p>N→lbf</text:p>
          </table:table-cell>
          <table:table-cell office:value-type="string">
            <text:p>N[-&gt;]lbf</text:p>
          </table:table-cell>
        </table:table-row>
        <table:table-row table:style-name="ro3">
          <table:table-cell office:value-type="string">
            <text:p>nmi&gt;km</text:p>
          </table:table-cell>
          <table:table-cell office:value-type="string">
            <text:p>nmi→km</text:p>
          </table:table-cell>
          <table:table-cell office:value-type="string">
            <text:p>nmi[-&gt;]km</text:p>
          </table:table-cell>
        </table:table-row>
        <table:table-row table:style-name="ro3">
          <table:table-cell office:value-type="string">
            <text:p>Norml-p</text:p>
          </table:table-cell>
          <table:table-cell office:value-type="string">
            <text:p>Normlₚ</text:p>
          </table:table-cell>
          <table:table-cell office:value-type="string">
            <text:p>Norml[sub-p]</text:p>
          </table:table-cell>
        </table:table-row>
        <table:table-row table:style-name="ro3">
          <table:table-cell office:value-type="string">
            <text:p>Norml-u</text:p>
          </table:table-cell>
          <table:table-cell office:value-type="string">
            <text:p>Normlᵤ</text:p>
          </table:table-cell>
          <table:table-cell office:value-type="string">
            <text:p>Norml[sub-u]</text:p>
          </table:table-cell>
        </table:table-row>
        <table:table-row table:style-name="ro3">
          <table:table-cell office:value-type="string">
            <text:p>nSUM</text:p>
          </table:table-cell>
          <table:table-cell office:value-type="string">
            <text:p>nΣ</text:p>
          </table:table-cell>
          <table:table-cell office:value-type="string">
            <text:p>n[SIGMA]</text:p>
          </table:table-cell>
        </table:table-row>
        <table:table-row table:style-name="ro3">
          <table:table-cell office:value-type="string">
            <text:p>oz&gt;g</text:p>
          </table:table-cell>
          <table:table-cell office:value-type="string">
            <text:p>oz→g</text:p>
          </table:table-cell>
          <table:table-cell office:value-type="string">
            <text:p>oz[-&gt;]g</text:p>
          </table:table-cell>
        </table:table-row>
        <table:table-row table:style-name="ro2">
          <table:table-cell office:value-type="string">
            <text:p>P.#</text:p>
          </table:table-cell>
          <table:table-cell office:value-type="string">
            <text:p>⎙#</text:p>
          </table:table-cell>
          <table:table-cell office:value-type="string">
            <text:p>[print]#</text:p>
          </table:table-cell>
        </table:table-row>
        <table:table-row table:style-name="ro3">
          <table:table-cell office:value-type="string">
            <text:p>P.+a</text:p>
          </table:table-cell>
          <table:table-cell office:value-type="string">
            <text:p>⎙+α</text:p>
          </table:table-cell>
          <table:table-cell office:value-type="string">
            <text:p>[print]+[alpha]</text:p>
          </table:table-cell>
        </table:table-row>
        <table:table-row table:style-name="ro3">
          <table:table-cell office:value-type="string">
            <text:p>P.a</text:p>
          </table:table-cell>
          <table:table-cell office:value-type="string">
            <text:p>⎙α</text:p>
          </table:table-cell>
          <table:table-cell office:value-type="string">
            <text:p>[print][alpha]</text:p>
          </table:table-cell>
        </table:table-row>
        <table:table-row table:style-name="ro3">
          <table:table-cell office:value-type="string">
            <text:p>P.a+</text:p>
          </table:table-cell>
          <table:table-cell office:value-type="string">
            <text:p>⎙α+</text:p>
          </table:table-cell>
          <table:table-cell office:value-type="string">
            <text:p>[print][alpha]+</text:p>
          </table:table-cell>
        </table:table-row>
        <table:table-row table:style-name="ro2">
          <table:table-cell office:value-type="string">
            <text:p>P.ADV</text:p>
          </table:table-cell>
          <table:table-cell office:value-type="string">
            <text:p>⎙ADV</text:p>
          </table:table-cell>
          <table:table-cell office:value-type="string">
            <text:p>[print]ADV</text:p>
          </table:table-cell>
        </table:table-row>
        <table:table-row table:style-name="ro2">
          <table:table-cell office:value-type="string">
            <text:p>P.CHR</text:p>
          </table:table-cell>
          <table:table-cell office:value-type="string">
            <text:p>⎙CHR</text:p>
          </table:table-cell>
          <table:table-cell office:value-type="string">
            <text:p>[print]CHR</text:p>
          </table:table-cell>
        </table:table-row>
        <table:table-row table:style-name="ro3">
          <table:table-cell office:value-type="string">
            <text:p>P.crect</text:p>
          </table:table-cell>
          <table:table-cell office:value-type="string">
            <text:p>⎙©rₓᵧ</text:p>
          </table:table-cell>
          <table:table-cell office:value-type="string">
            <text:p>[print][cmplx]r[sub-x][sub-y]</text:p>
          </table:table-cell>
        </table:table-row>
        <table:table-row table:style-name="ro2">
          <table:table-cell office:value-type="string">
            <text:p>P.DLAY</text:p>
          </table:table-cell>
          <table:table-cell office:value-type="string">
            <text:p>⎙DLAY</text:p>
          </table:table-cell>
          <table:table-cell office:value-type="string">
            <text:p>[print]DLAY</text:p>
          </table:table-cell>
        </table:table-row>
        <table:table-row table:style-name="ro2">
          <table:table-cell office:value-type="string">
            <text:p>P.MODE</text:p>
          </table:table-cell>
          <table:table-cell office:value-type="string">
            <text:p>⎙MODE</text:p>
          </table:table-cell>
          <table:table-cell office:value-type="string">
            <text:p>[print]MODE</text:p>
          </table:table-cell>
        </table:table-row>
        <table:table-row table:style-name="ro2">
          <table:table-cell office:value-type="string">
            <text:p>P.PLOT</text:p>
          </table:table-cell>
          <table:table-cell office:value-type="string">
            <text:p>⎙PLOT</text:p>
          </table:table-cell>
          <table:table-cell office:value-type="string">
            <text:p>[print]PLOT</text:p>
          </table:table-cell>
        </table:table-row>
        <table:table-row table:style-name="ro2">
          <table:table-cell office:value-type="string">
            <text:p>P.PROG</text:p>
          </table:table-cell>
          <table:table-cell office:value-type="string">
            <text:p>⎙PROG</text:p>
          </table:table-cell>
          <table:table-cell office:value-type="string">
            <text:p>[print]PROG</text:p>
          </table:table-cell>
        </table:table-row>
        <table:table-row table:style-name="ro2">
          <table:table-cell office:value-type="string">
            <text:p>P.r</text:p>
          </table:table-cell>
          <table:table-cell office:value-type="string">
            <text:p>⎙r</text:p>
          </table:table-cell>
          <table:table-cell office:value-type="string">
            <text:p>[print]r</text:p>
          </table:table-cell>
        </table:table-row>
        <table:table-row table:style-name="ro2">
          <table:table-cell office:value-type="string">
            <text:p>P.REGS</text:p>
          </table:table-cell>
          <table:table-cell office:value-type="string">
            <text:p>⎙REGS</text:p>
          </table:table-cell>
          <table:table-cell office:value-type="string">
            <text:p>[print]REGS</text:p>
          </table:table-cell>
        </table:table-row>
        <table:table-row table:style-name="ro2">
          <table:table-cell office:value-type="string">
            <text:p>P.STK</text:p>
          </table:table-cell>
          <table:table-cell office:value-type="string">
            <text:p>⎙STK</text:p>
          </table:table-cell>
          <table:table-cell office:value-type="string">
            <text:p>[print]STK</text:p>
          </table:table-cell>
        </table:table-row>
        <table:table-row table:style-name="ro2">
          <table:table-cell office:value-type="string">
            <text:p>P.SUMS</text:p>
          </table:table-cell>
          <table:table-cell office:value-type="string">
            <text:p>⎙Σ</text:p>
          </table:table-cell>
          <table:table-cell office:value-type="string">
            <text:p>[print][SIGMA]</text:p>
          </table:table-cell>
        </table:table-row>
        <table:table-row table:style-name="ro2">
          <table:table-cell office:value-type="string">
            <text:p>P.TAB</text:p>
          </table:table-cell>
          <table:table-cell office:value-type="string">
            <text:p>⎙TAB</text:p>
          </table:table-cell>
          <table:table-cell office:value-type="string">
            <text:p>[print]TAB</text:p>
          </table:table-cell>
        </table:table-row>
        <table:table-row table:style-name="ro2">
          <table:table-cell office:value-type="string">
            <text:p>P.WIDTH</text:p>
          </table:table-cell>
          <table:table-cell office:value-type="string">
            <text:p>⎙WIDTH</text:p>
          </table:table-cell>
          <table:table-cell office:value-type="string">
            <text:p>[print]WIDTH</text:p>
          </table:table-cell>
        </table:table-row>
        <table:table-row table:style-name="ro3">
          <table:table-cell office:value-type="string">
            <text:p>Pa&gt;atm</text:p>
          </table:table-cell>
          <table:table-cell office:value-type="string">
            <text:p>Pa→atm</text:p>
          </table:table-cell>
          <table:table-cell office:value-type="string">
            <text:p>Pa[-&gt;]atm</text:p>
          </table:table-cell>
        </table:table-row>
        <table:table-row table:style-name="ro3">
          <table:table-cell office:value-type="string">
            <text:p>Pa&gt;bar</text:p>
          </table:table-cell>
          <table:table-cell office:value-type="string">
            <text:p>Pa→bar</text:p>
          </table:table-cell>
          <table:table-cell office:value-type="string">
            <text:p>Pa[-&gt;]bar</text:p>
          </table:table-cell>
        </table:table-row>
        <table:table-row table:style-name="ro3">
          <table:table-cell office:value-type="string">
            <text:p>Pa&gt;inHg</text:p>
          </table:table-cell>
          <table:table-cell office:value-type="string">
            <text:p>Pa→inHg</text:p>
          </table:table-cell>
          <table:table-cell office:value-type="string">
            <text:p>Pa[-&gt;]inHg</text:p>
          </table:table-cell>
        </table:table-row>
        <table:table-row table:style-name="ro3">
          <table:table-cell office:value-type="string">
            <text:p>Pa&gt;mmHg</text:p>
          </table:table-cell>
          <table:table-cell office:value-type="string">
            <text:p>Pa→mmHg</text:p>
          </table:table-cell>
          <table:table-cell office:value-type="string">
            <text:p>Pa[-&gt;]mmHg</text:p>
          </table:table-cell>
        </table:table-row>
        <table:table-row table:style-name="ro3">
          <table:table-cell office:value-type="string">
            <text:p>Pa&gt;psi</text:p>
          </table:table-cell>
          <table:table-cell office:value-type="string">
            <text:p>Pa→psi</text:p>
          </table:table-cell>
          <table:table-cell office:value-type="string">
            <text:p>Pa[-&gt;]psi</text:p>
          </table:table-cell>
        </table:table-row>
        <table:table-row table:style-name="ro3">
          <table:table-cell office:value-type="string">
            <text:p>Pa&gt;torr</text:p>
          </table:table-cell>
          <table:table-cell office:value-type="string">
            <text:p>Pa→torr</text:p>
          </table:table-cell>
          <table:table-cell office:value-type="string">
            <text:p>Pa[-&gt;]torr</text:p>
          </table:table-cell>
        </table:table-row>
        <table:table-row table:style-name="ro3">
          <table:table-cell office:value-type="string">
            <text:p>pc&gt;km</text:p>
          </table:table-cell>
          <table:table-cell office:value-type="string">
            <text:p>pc→km</text:p>
          </table:table-cell>
          <table:table-cell office:value-type="string">
            <text:p>pc[-&gt;]km</text:p>
          </table:table-cell>
        </table:table-row>
        <table:table-row table:style-name="ro2">
          <table:table-cell office:value-type="string">
            <text:p>cPERM</text:p>
          </table:table-cell>
          <table:table-cell office:value-type="string">
            <text:p>©PERM</text:p>
          </table:table-cell>
          <table:table-cell office:value-type="string">
            <text:p>[cmplx]PERM</text:p>
          </table:table-cell>
        </table:table-row>
        <table:table-row table:style-name="ro2">
          <table:table-cell office:value-type="string">
            <text:p>PHI(x)</text:p>
          </table:table-cell>
          <table:table-cell office:value-type="string">
            <text:p>Φ(x)</text:p>
          </table:table-cell>
          <table:table-cell office:value-type="string">
            <text:p>[PHI](x)</text:p>
          </table:table-cell>
        </table:table-row>
        <table:table-row table:style-name="ro4">
          <table:table-cell office:value-type="string">
            <text:p>phi(x)</text:p>
          </table:table-cell>
          <table:table-cell office:value-type="string">
            <text:p>φ(x)</text:p>
          </table:table-cell>
          <table:table-cell office:value-type="string">
            <text:p>[phi](x)</text:p>
          </table:table-cell>
        </table:table-row>
        <table:table-row table:style-name="ro4">
          <table:table-cell office:value-type="string">
            <text:p>PI</text:p>
          </table:table-cell>
          <table:table-cell office:value-type="string">
            <text:p># π</text:p>
          </table:table-cell>
          <table:table-cell office:value-type="string">
            <text:p># [pi]</text:p>
          </table:table-cell>
        </table:table-row>
        <table:table-row table:style-name="ro2">
          <table:table-cell office:value-type="string">
            <text:p>Pn</text:p>
          </table:table-cell>
          <table:table-cell office:value-type="string">
            <text:p>Pₙ</text:p>
          </table:table-cell>
          <table:table-cell office:value-type="string">
            <text:p>P[sub-n]</text:p>
          </table:table-cell>
        </table:table-row>
        <table:table-row table:style-name="ro3">
          <table:table-cell office:value-type="string">
            <text:p>Pois</text:p>
          </table:table-cell>
          <table:table-cell office:value-type="string">
            <text:p>Poisλ</text:p>
          </table:table-cell>
          <table:table-cell office:value-type="string">
            <text:p>Pois[lambda]</text:p>
          </table:table-cell>
        </table:table-row>
        <table:table-row table:style-name="ro3">
          <table:table-cell office:value-type="string">
            <text:p>Pois-p</text:p>
          </table:table-cell>
          <table:table-cell office:value-type="string">
            <text:p>Poisλₚ</text:p>
          </table:table-cell>
          <table:table-cell office:value-type="string">
            <text:p>Pois[lambda][sub-p]</text:p>
          </table:table-cell>
        </table:table-row>
        <table:table-row table:style-name="ro3">
          <table:table-cell office:value-type="string">
            <text:p>Pois-u</text:p>
          </table:table-cell>
          <table:table-cell office:value-type="string">
            <text:p>Poisλᵤ</text:p>
          </table:table-cell>
          <table:table-cell office:value-type="string">
            <text:p>Pois[lambda][sub-u]</text:p>
          </table:table-cell>
        </table:table-row>
        <table:table-row table:style-name="ro3">
          <table:table-cell office:value-type="string">
            <text:p>Pois2</text:p>
          </table:table-cell>
          <table:table-cell office:value-type="string">
            <text:p>Poiss</text:p>
          </table:table-cell>
          <table:table-cell office:value-type="string">
            <text:p>Poiss</text:p>
          </table:table-cell>
        </table:table-row>
        <table:table-row table:style-name="ro3">
          <table:table-cell office:value-type="string">
            <text:p>Pois2-p</text:p>
          </table:table-cell>
          <table:table-cell office:value-type="string">
            <text:p>Poissₚ</text:p>
          </table:table-cell>
          <table:table-cell office:value-type="string">
            <text:p>Poiss[sub-p]</text:p>
          </table:table-cell>
        </table:table-row>
        <table:table-row table:style-name="ro3">
          <table:table-cell office:value-type="string">
            <text:p>Pois2-u</text:p>
          </table:table-cell>
          <table:table-cell office:value-type="string">
            <text:p>Poissᵤ</text:p>
          </table:table-cell>
          <table:table-cell office:value-type="string">
            <text:p>Poiss[sub-u]</text:p>
          </table:table-cell>
        </table:table-row>
        <table:table-row table:style-name="ro3">
          <table:table-cell office:value-type="string">
            <text:p>pr.&gt;dB</text:p>
          </table:table-cell>
          <table:table-cell office:value-type="string">
            <text:p>pr.→dB</text:p>
          </table:table-cell>
          <table:table-cell office:value-type="string">
            <text:p>pr.[-&gt;]dB</text:p>
          </table:table-cell>
        </table:table-row>
        <table:table-row table:style-name="ro2">
          <table:table-cell office:value-type="string">
            <text:p>PROD</text:p>
          </table:table-cell>
          <table:table-cell office:value-type="string">
            <text:p>Π</text:p>
          </table:table-cell>
          <table:table-cell office:value-type="string">
            <text:p>[PI]</text:p>
          </table:table-cell>
        </table:table-row>
        <table:table-row table:style-name="ro2">
          <table:table-cell office:value-type="string">
            <text:p>PRT?</text:p>
          </table:table-cell>
          <table:table-cell office:value-type="string">
            <text:p>⎙?</text:p>
          </table:table-cell>
          <table:table-cell office:value-type="string">
            <text:p>[print]?</text:p>
          </table:table-cell>
        </table:table-row>
        <table:table-row table:style-name="ro3">
          <table:table-cell office:value-type="string">
            <text:p>psi&gt;Pa</text:p>
          </table:table-cell>
          <table:table-cell office:value-type="string">
            <text:p>psi→Pa</text:p>
          </table:table-cell>
          <table:table-cell office:value-type="string">
            <text:p>psi[-&gt;]Pa</text:p>
          </table:table-cell>
        </table:table-row>
        <table:table-row table:style-name="ro3">
          <table:table-cell office:value-type="string">
            <text:p>Q-u</text:p>
          </table:table-cell>
          <table:table-cell office:value-type="string">
            <text:p>Φᵤ(x)</text:p>
          </table:table-cell>
          <table:table-cell office:value-type="string">
            <text:p>[PHI][sub-u](x)</text:p>
          </table:table-cell>
        </table:table-row>
        <table:table-row table:style-name="ro2">
          <table:table-cell office:value-type="string">
            <text:p>RAD&gt;</text:p>
          </table:table-cell>
          <table:table-cell office:value-type="string">
            <text:p>RAD→</text:p>
          </table:table-cell>
          <table:table-cell office:value-type="string">
            <text:p>RAD[-&gt;]</text:p>
          </table:table-cell>
        </table:table-row>
        <table:table-row table:style-name="ro3">
          <table:table-cell office:value-type="string">
            <text:p>RAD&gt;DEG</text:p>
          </table:table-cell>
          <table:table-cell office:value-type="string">
            <text:p>rad→°</text:p>
          </table:table-cell>
          <table:table-cell office:value-type="string">
            <text:p>rad[-&gt;][degree]</text:p>
          </table:table-cell>
        </table:table-row>
        <table:table-row table:style-name="ro3">
          <table:table-cell office:value-type="string">
            <text:p>RAD&gt;GRAD</text:p>
          </table:table-cell>
          <table:table-cell office:value-type="string">
            <text:p>rad→G</text:p>
          </table:table-cell>
          <table:table-cell office:value-type="string">
            <text:p>rad[-&gt;]G</text:p>
          </table:table-cell>
        </table:table-row>
        <table:table-row table:style-name="ro2">
          <table:table-cell office:value-type="string">
            <text:p>cRCL</text:p>
          </table:table-cell>
          <table:table-cell office:value-type="string">
            <text:p>©RCL</text:p>
          </table:table-cell>
          <table:table-cell office:value-type="string">
            <text:p>[cmplx]RCL</text:p>
          </table:table-cell>
        </table:table-row>
        <table:table-row table:style-name="ro2">
          <table:table-cell office:value-type="string">
            <text:p>RCL*</text:p>
          </table:table-cell>
          <table:table-cell office:value-type="string">
            <text:p>RCL×</text:p>
          </table:table-cell>
          <table:table-cell office:value-type="string">
            <text:p>RCL[times]</text:p>
          </table:table-cell>
        </table:table-row>
        <table:table-row table:style-name="ro2">
          <table:table-cell office:value-type="string">
            <text:p>cRCL*</text:p>
          </table:table-cell>
          <table:table-cell office:value-type="string">
            <text:p>©RCL×</text:p>
          </table:table-cell>
          <table:table-cell office:value-type="string">
            <text:p>[cmplx]RCL[times]</text:p>
          </table:table-cell>
        </table:table-row>
        <table:table-row table:style-name="ro2">
          <table:table-cell office:value-type="string">
            <text:p>cRCL+</text:p>
          </table:table-cell>
          <table:table-cell office:value-type="string">
            <text:p>©RCL+</text:p>
          </table:table-cell>
          <table:table-cell office:value-type="string">
            <text:p>[cmplx]RCL+</text:p>
          </table:table-cell>
        </table:table-row>
        <table:table-row table:style-name="ro2">
          <table:table-cell office:value-type="string">
            <text:p>cRCL-</text:p>
          </table:table-cell>
          <table:table-cell office:value-type="string">
            <text:p>©RCL-</text:p>
          </table:table-cell>
          <table:table-cell office:value-type="string">
            <text:p>[cmplx]RCL-</text:p>
          </table:table-cell>
        </table:table-row>
        <table:table-row table:style-name="ro2">
          <table:table-cell office:value-type="string">
            <text:p>cRCL/</text:p>
          </table:table-cell>
          <table:table-cell office:value-type="string">
            <text:p>©RCL/</text:p>
          </table:table-cell>
          <table:table-cell office:value-type="string">
            <text:p>[cmplx]RCL/</text:p>
          </table:table-cell>
        </table:table-row>
        <table:table-row table:style-name="ro2">
          <table:table-cell office:value-type="string">
            <text:p>RCLMAX</text:p>
          </table:table-cell>
          <table:table-cell office:value-type="string">
            <text:p>RCL↑</text:p>
          </table:table-cell>
          <table:table-cell office:value-type="string">
            <text:p>RCL[^]</text:p>
          </table:table-cell>
        </table:table-row>
        <table:table-row table:style-name="ro2">
          <table:table-cell office:value-type="string">
            <text:p>RCLMIN</text:p>
          </table:table-cell>
          <table:table-cell office:value-type="string">
            <text:p>RCL↓</text:p>
          </table:table-cell>
          <table:table-cell office:value-type="string">
            <text:p>RCL[v]</text:p>
          </table:table-cell>
        </table:table-row>
        <table:table-row table:style-name="ro2">
          <table:table-cell office:value-type="string">
            <text:p>RDN</text:p>
          </table:table-cell>
          <table:table-cell office:value-type="string">
            <text:p>R↓</text:p>
          </table:table-cell>
          <table:table-cell office:value-type="string">
            <text:p>R[v]</text:p>
          </table:table-cell>
        </table:table-row>
        <table:table-row table:style-name="ro2">
          <table:table-cell office:value-type="string">
            <text:p>cRDN</text:p>
          </table:table-cell>
          <table:table-cell office:value-type="string">
            <text:p>©R↓</text:p>
          </table:table-cell>
          <table:table-cell office:value-type="string">
            <text:p>[cmplx]R[v]</text:p>
          </table:table-cell>
        </table:table-row>
        <table:table-row table:style-name="ro2">
          <table:table-cell office:value-type="string">
            <text:p>cROUND</text:p>
          </table:table-cell>
          <table:table-cell office:value-type="string">
            <text:p>©ROUND</text:p>
          </table:table-cell>
          <table:table-cell office:value-type="string">
            <text:p>[cmplx]ROUND</text:p>
          </table:table-cell>
        </table:table-row>
        <table:table-row table:style-name="ro2">
          <table:table-cell office:value-type="string">
            <text:p>RUP</text:p>
          </table:table-cell>
          <table:table-cell office:value-type="string">
            <text:p>R↑</text:p>
          </table:table-cell>
          <table:table-cell office:value-type="string">
            <text:p>R[^]</text:p>
          </table:table-cell>
        </table:table-row>
        <table:table-row table:style-name="ro2">
          <table:table-cell office:value-type="string">
            <text:p>cRUP</text:p>
          </table:table-cell>
          <table:table-cell office:value-type="string">
            <text:p>©R↑</text:p>
          </table:table-cell>
          <table:table-cell office:value-type="string">
            <text:p>[cmplx]R[^]</text:p>
          </table:table-cell>
        </table:table-row>
        <table:table-row table:style-name="ro3">
          <table:table-cell office:value-type="string">
            <text:p>s.cwt&gt;kg</text:p>
          </table:table-cell>
          <table:table-cell office:value-type="string">
            <text:p>s.cwt→kg</text:p>
          </table:table-cell>
          <table:table-cell office:value-type="string">
            <text:p>s.cwt[-&gt;]kg</text:p>
          </table:table-cell>
        </table:table-row>
        <table:table-row table:style-name="ro3">
          <table:table-cell office:value-type="string">
            <text:p>s.tons&gt;t</text:p>
          </table:table-cell>
          <table:table-cell office:value-type="string">
            <text:p>s.tons→t</text:p>
          </table:table-cell>
          <table:table-cell office:value-type="string">
            <text:p>s.tons[-&gt;]t</text:p>
          </table:table-cell>
        </table:table-row>
        <table:table-row table:style-name="ro2">
          <table:table-cell office:value-type="string">
            <text:p>SENDSUMS</text:p>
          </table:table-cell>
          <table:table-cell office:value-type="string">
            <text:p>SENDΣ</text:p>
          </table:table-cell>
          <table:table-cell office:value-type="string">
            <text:p>SEND[SIGMA]</text:p>
          </table:table-cell>
        </table:table-row>
        <table:table-row table:style-name="ro4">
          <table:table-cell office:value-type="string">
            <text:p>sigma</text:p>
          </table:table-cell>
          <table:table-cell office:value-type="string">
            <text:p>σ</text:p>
          </table:table-cell>
          <table:table-cell office:value-type="string">
            <text:p>[sigma]</text:p>
          </table:table-cell>
        </table:table-row>
        <table:table-row table:style-name="ro2">
          <table:table-cell office:value-type="string">
            <text:p>SIGMA+</text:p>
          </table:table-cell>
          <table:table-cell office:value-type="string">
            <text:p>Σ+</text:p>
          </table:table-cell>
          <table:table-cell office:value-type="string">
            <text:p>[SIGMA]+</text:p>
          </table:table-cell>
        </table:table-row>
        <table:table-row table:style-name="ro2">
          <table:table-cell office:value-type="string">
            <text:p>SIGMA-</text:p>
          </table:table-cell>
          <table:table-cell office:value-type="string">
            <text:p>Σ-</text:p>
          </table:table-cell>
          <table:table-cell office:value-type="string">
            <text:p>[SIGMA]-</text:p>
          </table:table-cell>
        </table:table-row>
        <table:table-row table:style-name="ro4">
          <table:table-cell office:value-type="string">
            <text:p>sigma-w</text:p>
          </table:table-cell>
          <table:table-cell office:value-type="string">
            <text:p>σw</text:p>
          </table:table-cell>
          <table:table-cell office:value-type="string">
            <text:p>[sigma]w</text:p>
          </table:table-cell>
        </table:table-row>
        <table:table-row table:style-name="ro2">
          <table:table-cell office:value-type="string">
            <text:p>cSIGN</text:p>
          </table:table-cell>
          <table:table-cell office:value-type="string">
            <text:p>©SIGN</text:p>
          </table:table-cell>
          <table:table-cell office:value-type="string">
            <text:p>[cmplx]SIGN</text:p>
          </table:table-cell>
        </table:table-row>
        <table:table-row table:style-name="ro2">
          <table:table-cell office:value-type="string">
            <text:p>cSIN</text:p>
          </table:table-cell>
          <table:table-cell office:value-type="string">
            <text:p>©SIN</text:p>
          </table:table-cell>
          <table:table-cell office:value-type="string">
            <text:p>[cmplx]SIN</text:p>
          </table:table-cell>
        </table:table-row>
        <table:table-row table:style-name="ro2">
          <table:table-cell office:value-type="string">
            <text:p>cSINC</text:p>
          </table:table-cell>
          <table:table-cell office:value-type="string">
            <text:p>©SINC</text:p>
          </table:table-cell>
          <table:table-cell office:value-type="string">
            <text:p>[cmplx]SINC</text:p>
          </table:table-cell>
        </table:table-row>
        <table:table-row table:style-name="ro2">
          <table:table-cell office:value-type="string">
            <text:p>cSINH</text:p>
          </table:table-cell>
          <table:table-cell office:value-type="string">
            <text:p>©SINH</text:p>
          </table:table-cell>
          <table:table-cell office:value-type="string">
            <text:p>[cmplx]SINH</text:p>
          </table:table-cell>
        </table:table-row>
        <table:table-row table:style-name="ro2">
          <table:table-cell office:value-type="string">
            <text:p>SQRT</text:p>
          </table:table-cell>
          <table:table-cell office:value-type="string">
            <text:p>√</text:p>
          </table:table-cell>
          <table:table-cell office:value-type="string">
            <text:p>[sqrt]</text:p>
          </table:table-cell>
        </table:table-row>
        <table:table-row table:style-name="ro2">
          <table:table-cell office:value-type="string">
            <text:p>cSQRT</text:p>
          </table:table-cell>
          <table:table-cell office:value-type="string">
            <text:p>©√</text:p>
          </table:table-cell>
          <table:table-cell office:value-type="string">
            <text:p>[cmplx][sqrt]</text:p>
          </table:table-cell>
        </table:table-row>
        <table:table-row table:style-name="ro2">
          <table:table-cell office:value-type="string">
            <text:p>cSTO</text:p>
          </table:table-cell>
          <table:table-cell office:value-type="string">
            <text:p>©STO</text:p>
          </table:table-cell>
          <table:table-cell office:value-type="string">
            <text:p>[cmplx]STO</text:p>
          </table:table-cell>
        </table:table-row>
        <table:table-row table:style-name="ro2">
          <table:table-cell office:value-type="string">
            <text:p>STO*</text:p>
          </table:table-cell>
          <table:table-cell office:value-type="string">
            <text:p>STO×</text:p>
          </table:table-cell>
          <table:table-cell office:value-type="string">
            <text:p>STO[times]</text:p>
          </table:table-cell>
        </table:table-row>
        <table:table-row table:style-name="ro2">
          <table:table-cell office:value-type="string">
            <text:p>cSTO*</text:p>
          </table:table-cell>
          <table:table-cell office:value-type="string">
            <text:p>©STO×</text:p>
          </table:table-cell>
          <table:table-cell office:value-type="string">
            <text:p>[cmplx]STO[times]</text:p>
          </table:table-cell>
        </table:table-row>
        <table:table-row table:style-name="ro2">
          <table:table-cell office:value-type="string">
            <text:p>cSTO+</text:p>
          </table:table-cell>
          <table:table-cell office:value-type="string">
            <text:p>©STO+</text:p>
          </table:table-cell>
          <table:table-cell office:value-type="string">
            <text:p>[cmplx]STO+</text:p>
          </table:table-cell>
        </table:table-row>
        <table:table-row table:style-name="ro2">
          <table:table-cell office:value-type="string">
            <text:p>cSTO-</text:p>
          </table:table-cell>
          <table:table-cell office:value-type="string">
            <text:p>©STO-</text:p>
          </table:table-cell>
          <table:table-cell office:value-type="string">
            <text:p>[cmplx]STO-</text:p>
          </table:table-cell>
        </table:table-row>
        <table:table-row table:style-name="ro2">
          <table:table-cell office:value-type="string">
            <text:p>cSTO/</text:p>
          </table:table-cell>
          <table:table-cell office:value-type="string">
            <text:p>©STO/</text:p>
          </table:table-cell>
          <table:table-cell office:value-type="string">
            <text:p>[cmplx]STO/</text:p>
          </table:table-cell>
        </table:table-row>
        <table:table-row table:style-name="ro2">
          <table:table-cell office:value-type="string">
            <text:p>STOMAX</text:p>
          </table:table-cell>
          <table:table-cell office:value-type="string">
            <text:p>STO↑</text:p>
          </table:table-cell>
          <table:table-cell office:value-type="string">
            <text:p>STO[^]</text:p>
          </table:table-cell>
        </table:table-row>
        <table:table-row table:style-name="ro2">
          <table:table-cell office:value-type="string">
            <text:p>STOMIN</text:p>
          </table:table-cell>
          <table:table-cell office:value-type="string">
            <text:p>STO↓</text:p>
          </table:table-cell>
          <table:table-cell office:value-type="string">
            <text:p>STO[v]</text:p>
          </table:table-cell>
        </table:table-row>
        <table:table-row table:style-name="ro3">
          <table:table-cell office:value-type="string">
            <text:p>stone&gt;kg</text:p>
          </table:table-cell>
          <table:table-cell office:value-type="string">
            <text:p>stone→kg</text:p>
          </table:table-cell>
          <table:table-cell office:value-type="string">
            <text:p>stone[-&gt;]kg</text:p>
          </table:table-cell>
        </table:table-row>
        <table:table-row table:style-name="ro2">
          <table:table-cell office:value-type="string">
            <text:p>SUM</text:p>
          </table:table-cell>
          <table:table-cell office:value-type="string">
            <text:p>Σ</text:p>
          </table:table-cell>
          <table:table-cell office:value-type="string">
            <text:p>[SIGMA]</text:p>
          </table:table-cell>
        </table:table-row>
        <table:table-row table:style-name="ro3">
          <table:table-cell office:value-type="string">
            <text:p>SUMln2x</text:p>
          </table:table-cell>
          <table:table-cell office:value-type="string">
            <text:p>Σln²x</text:p>
          </table:table-cell>
          <table:table-cell office:value-type="string">
            <text:p>[SIGMA]ln[^2]x</text:p>
          </table:table-cell>
        </table:table-row>
        <table:table-row table:style-name="ro3">
          <table:table-cell office:value-type="string">
            <text:p>SUMln2y</text:p>
          </table:table-cell>
          <table:table-cell office:value-type="string">
            <text:p>Σln²y</text:p>
          </table:table-cell>
          <table:table-cell office:value-type="string">
            <text:p>[SIGMA]ln[^2]y</text:p>
          </table:table-cell>
        </table:table-row>
        <table:table-row table:style-name="ro3">
          <table:table-cell office:value-type="string">
            <text:p>SUMlnx</text:p>
          </table:table-cell>
          <table:table-cell office:value-type="string">
            <text:p>Σlnx</text:p>
          </table:table-cell>
          <table:table-cell office:value-type="string">
            <text:p>[SIGMA]lnx</text:p>
          </table:table-cell>
        </table:table-row>
        <table:table-row table:style-name="ro3">
          <table:table-cell office:value-type="string">
            <text:p>SUMlnxy</text:p>
          </table:table-cell>
          <table:table-cell office:value-type="string">
            <text:p>Σlnxy</text:p>
          </table:table-cell>
          <table:table-cell office:value-type="string">
            <text:p>[SIGMA]lnxy</text:p>
          </table:table-cell>
        </table:table-row>
        <table:table-row table:style-name="ro3">
          <table:table-cell office:value-type="string">
            <text:p>SUMlny</text:p>
          </table:table-cell>
          <table:table-cell office:value-type="string">
            <text:p>Σlny</text:p>
          </table:table-cell>
          <table:table-cell office:value-type="string">
            <text:p>[SIGMA]lny</text:p>
          </table:table-cell>
        </table:table-row>
        <table:table-row table:style-name="ro3">
          <table:table-cell office:value-type="string">
            <text:p>SUMx</text:p>
          </table:table-cell>
          <table:table-cell office:value-type="string">
            <text:p>Σx</text:p>
          </table:table-cell>
          <table:table-cell office:value-type="string">
            <text:p>[SIGMA]x</text:p>
          </table:table-cell>
        </table:table-row>
        <table:table-row table:style-name="ro4">
          <table:table-cell office:value-type="string">
            <text:p>SUMx2</text:p>
          </table:table-cell>
          <table:table-cell office:value-type="string">
            <text:p>Σx²</text:p>
          </table:table-cell>
          <table:table-cell office:value-type="string">
            <text:p>[SIGMA]x[^2]</text:p>
          </table:table-cell>
        </table:table-row>
        <table:table-row table:style-name="ro4">
          <table:table-cell office:value-type="string">
            <text:p>SUMx2y</text:p>
          </table:table-cell>
          <table:table-cell office:value-type="string">
            <text:p>Σx²y</text:p>
          </table:table-cell>
          <table:table-cell office:value-type="string">
            <text:p>[SIGMA]x[^2]y</text:p>
          </table:table-cell>
        </table:table-row>
        <table:table-row table:style-name="ro3">
          <table:table-cell office:value-type="string">
            <text:p>SUMxlny</text:p>
          </table:table-cell>
          <table:table-cell office:value-type="string">
            <text:p>Σxlny</text:p>
          </table:table-cell>
          <table:table-cell office:value-type="string">
            <text:p>[SIGMA]xlny</text:p>
          </table:table-cell>
        </table:table-row>
        <table:table-row table:style-name="ro3">
          <table:table-cell office:value-type="string">
            <text:p>SUMxy</text:p>
          </table:table-cell>
          <table:table-cell office:value-type="string">
            <text:p>Σxy</text:p>
          </table:table-cell>
          <table:table-cell office:value-type="string">
            <text:p>[SIGMA]xy</text:p>
          </table:table-cell>
        </table:table-row>
        <table:table-row table:style-name="ro3">
          <table:table-cell office:value-type="string">
            <text:p>SUMy</text:p>
          </table:table-cell>
          <table:table-cell office:value-type="string">
            <text:p>Σy</text:p>
          </table:table-cell>
          <table:table-cell office:value-type="string">
            <text:p>[SIGMA]y</text:p>
          </table:table-cell>
        </table:table-row>
        <table:table-row table:style-name="ro4">
          <table:table-cell office:value-type="string">
            <text:p>SUMy2</text:p>
          </table:table-cell>
          <table:table-cell office:value-type="string">
            <text:p>Σy²</text:p>
          </table:table-cell>
          <table:table-cell office:value-type="string">
            <text:p>[SIGMA]y[^2]</text:p>
          </table:table-cell>
        </table:table-row>
        <table:table-row table:style-name="ro3">
          <table:table-cell office:value-type="string">
            <text:p>SUMylnx</text:p>
          </table:table-cell>
          <table:table-cell office:value-type="string">
            <text:p>Σylnx</text:p>
          </table:table-cell>
          <table:table-cell office:value-type="string">
            <text:p>[SIGMA]ylnx</text:p>
          </table:table-cell>
        </table:table-row>
        <table:table-row table:style-name="ro2">
          <table:table-cell office:value-type="string">
            <text:p>SWAP</text:p>
          </table:table-cell>
          <table:table-cell office:value-type="string">
            <text:p>x⇆ Y</text:p>
          </table:table-cell>
          <table:table-cell office:value-type="string">
            <text:p>x[&lt;-&gt;] Y</text:p>
          </table:table-cell>
        </table:table-row>
        <table:table-row table:style-name="ro2">
          <table:table-cell office:value-type="string">
            <text:p>cSWAP</text:p>
          </table:table-cell>
          <table:table-cell office:value-type="string">
            <text:p>©x⇆ Z</text:p>
          </table:table-cell>
          <table:table-cell office:value-type="string">
            <text:p>[cmplx]x[&lt;-&gt;] Z</text:p>
          </table:table-cell>
        </table:table-row>
        <table:table-row table:style-name="ro3">
          <table:table-cell office:value-type="string">
            <text:p>sxy</text:p>
          </table:table-cell>
          <table:table-cell office:value-type="string">
            <text:p>sₓᵧ</text:p>
          </table:table-cell>
          <table:table-cell office:value-type="string">
            <text:p>s[sub-x][sub-y]</text:p>
          </table:table-cell>
        </table:table-row>
        <table:table-row table:style-name="ro2">
          <table:table-cell office:value-type="string">
            <text:p>t-p(x)</text:p>
          </table:table-cell>
          <table:table-cell office:value-type="string">
            <text:p>tₚ(x)</text:p>
          </table:table-cell>
          <table:table-cell office:value-type="string">
            <text:p>t[sub-p](x)</text:p>
          </table:table-cell>
        </table:table-row>
        <table:table-row table:style-name="ro3">
          <table:table-cell office:value-type="string">
            <text:p>t-u</text:p>
          </table:table-cell>
          <table:table-cell office:value-type="string">
            <text:p>tᵤ(x)</text:p>
          </table:table-cell>
          <table:table-cell office:value-type="string">
            <text:p>t[sub-u](x)</text:p>
          </table:table-cell>
        </table:table-row>
        <table:table-row table:style-name="ro2">
          <table:table-cell office:value-type="string">
            <text:p>t&lt;&gt;</text:p>
          </table:table-cell>
          <table:table-cell office:value-type="string">
            <text:p>t⇆</text:p>
          </table:table-cell>
          <table:table-cell office:value-type="string">
            <text:p>t[&lt;-&gt;]</text:p>
          </table:table-cell>
        </table:table-row>
        <table:table-row table:style-name="ro3">
          <table:table-cell office:value-type="string">
            <text:p>t&gt;s.tons</text:p>
          </table:table-cell>
          <table:table-cell office:value-type="string">
            <text:p>t→s.tons</text:p>
          </table:table-cell>
          <table:table-cell office:value-type="string">
            <text:p>t[-&gt;]s.tons</text:p>
          </table:table-cell>
        </table:table-row>
        <table:table-row table:style-name="ro3">
          <table:table-cell office:value-type="string">
            <text:p>t&gt;tons</text:p>
          </table:table-cell>
          <table:table-cell office:value-type="string">
            <text:p>t→tons</text:p>
          </table:table-cell>
          <table:table-cell office:value-type="string">
            <text:p>t[-&gt;]tons</text:p>
          </table:table-cell>
        </table:table-row>
        <table:table-row table:style-name="ro2">
          <table:table-cell office:value-type="string">
            <text:p>cTAN</text:p>
          </table:table-cell>
          <table:table-cell office:value-type="string">
            <text:p>©TAN</text:p>
          </table:table-cell>
          <table:table-cell office:value-type="string">
            <text:p>[cmplx]TAN</text:p>
          </table:table-cell>
        </table:table-row>
        <table:table-row table:style-name="ro2">
          <table:table-cell office:value-type="string">
            <text:p>cTANH</text:p>
          </table:table-cell>
          <table:table-cell office:value-type="string">
            <text:p>©TANH</text:p>
          </table:table-cell>
          <table:table-cell office:value-type="string">
            <text:p>[cmplx]TANH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Tₙ</text:p>
          </table:table-cell>
          <table:table-cell office:value-type="string">
            <text:p>T[sub-n]</text:p>
          </table:table-cell>
        </table:table-row>
        <table:table-row table:style-name="ro3">
          <table:table-cell office:value-type="string">
            <text:p>tons&gt;t</text:p>
          </table:table-cell>
          <table:table-cell office:value-type="string">
            <text:p>tons→t</text:p>
          </table:table-cell>
          <table:table-cell office:value-type="string">
            <text:p>tons[-&gt;]t</text:p>
          </table:table-cell>
        </table:table-row>
        <table:table-row table:style-name="ro3">
          <table:table-cell office:value-type="string">
            <text:p>torr&gt;Pa</text:p>
          </table:table-cell>
          <table:table-cell office:value-type="string">
            <text:p>torr→Pa</text:p>
          </table:table-cell>
          <table:table-cell office:value-type="string">
            <text:p>torr[-&gt;]Pa</text:p>
          </table:table-cell>
        </table:table-row>
        <table:table-row table:style-name="ro3">
          <table:table-cell office:value-type="string">
            <text:p>tr.oz&gt;g</text:p>
          </table:table-cell>
          <table:table-cell office:value-type="string">
            <text:p>tr.oz→g</text:p>
          </table:table-cell>
          <table:table-cell office:value-type="string">
            <text:p>tr.oz[-&gt;]g</text:p>
          </table:table-cell>
        </table:table-row>
        <table:table-row table:style-name="ro2">
          <table:table-cell office:value-type="string">
            <text:p>Un</text:p>
          </table:table-cell>
          <table:table-cell office:value-type="string">
            <text:p>Uₙ</text:p>
          </table:table-cell>
          <table:table-cell office:value-type="string">
            <text:p>U[sub-n]</text:p>
          </table:table-cell>
        </table:table-row>
        <table:table-row table:style-name="ro2">
          <table:table-cell office:value-type="string">
            <text:p>cVIEW</text:p>
          </table:table-cell>
          <table:table-cell office:value-type="string">
            <text:p>©VIEW</text:p>
          </table:table-cell>
          <table:table-cell office:value-type="string">
            <text:p>[cmplx]VIEW</text:p>
          </table:table-cell>
        </table:table-row>
        <table:table-row table:style-name="ro3">
          <table:table-cell office:value-type="string">
            <text:p>VIEWa</text:p>
          </table:table-cell>
          <table:table-cell office:value-type="string">
            <text:p>VIEWα</text:p>
          </table:table-cell>
          <table:table-cell office:value-type="string">
            <text:p>VIEW[alpha]</text:p>
          </table:table-cell>
        </table:table-row>
        <table:table-row table:style-name="ro3">
          <table:table-cell office:value-type="string">
            <text:p>VWa+</text:p>
          </table:table-cell>
          <table:table-cell office:value-type="string">
            <text:p>VWα+</text:p>
          </table:table-cell>
          <table:table-cell office:value-type="string">
            <text:p>VW[alpha]+</text:p>
          </table:table-cell>
        </table:table-row>
        <table:table-row table:style-name="ro2">
          <table:table-cell office:value-type="string">
            <text:p>W0</text:p>
          </table:table-cell>
          <table:table-cell office:value-type="string">
            <text:p>Wₚ</text:p>
          </table:table-cell>
          <table:table-cell office:value-type="string">
            <text:p>W[sub-p]</text:p>
          </table:table-cell>
        </table:table-row>
        <table:table-row table:style-name="ro2">
          <table:table-cell office:value-type="string">
            <text:p>cW0</text:p>
          </table:table-cell>
          <table:table-cell office:value-type="string">
            <text:p>©Wₚ</text:p>
          </table:table-cell>
          <table:table-cell office:value-type="string">
            <text:p>[cmplx]W[sub-p]</text:p>
          </table:table-cell>
        </table:table-row>
        <table:table-row table:style-name="ro2">
          <table:table-cell office:value-type="string">
            <text:p>W1</text:p>
          </table:table-cell>
          <table:table-cell office:value-type="string">
            <text:p>Wₘ</text:p>
          </table:table-cell>
          <table:table-cell office:value-type="string">
            <text:p>W[sub-m]</text:p>
          </table:table-cell>
        </table:table-row>
        <table:table-row table:style-name="ro3">
          <table:table-cell office:value-type="string">
            <text:p>W&gt;hp(E)</text:p>
          </table:table-cell>
          <table:table-cell office:value-type="string">
            <text:p>W→hp(E)</text:p>
          </table:table-cell>
          <table:table-cell office:value-type="string">
            <text:p>W[-&gt;]hp(E)</text:p>
          </table:table-cell>
        </table:table-row>
        <table:table-row table:style-name="ro3">
          <table:table-cell office:value-type="string">
            <text:p>W&gt;hp(I)</text:p>
          </table:table-cell>
          <table:table-cell office:value-type="string">
            <text:p>W→hp(I)</text:p>
          </table:table-cell>
          <table:table-cell office:value-type="string">
            <text:p>W[-&gt;]hp(I)</text:p>
          </table:table-cell>
        </table:table-row>
        <table:table-row table:style-name="ro3">
          <table:table-cell office:value-type="string">
            <text:p>W&gt;hp(M)</text:p>
          </table:table-cell>
          <table:table-cell office:value-type="string">
            <text:p>W→hp(M)</text:p>
          </table:table-cell>
          <table:table-cell office:value-type="string">
            <text:p>W[-&gt;]hp(M)</text:p>
          </table:table-cell>
        </table:table-row>
        <table:table-row table:style-name="ro3">
          <table:table-cell office:value-type="string">
            <text:p>Weibl-p</text:p>
          </table:table-cell>
          <table:table-cell office:value-type="string">
            <text:p>Weiblₚ</text:p>
          </table:table-cell>
          <table:table-cell office:value-type="string">
            <text:p>Weibl[sub-p]</text:p>
          </table:table-cell>
        </table:table-row>
        <table:table-row table:style-name="ro3">
          <table:table-cell office:value-type="string">
            <text:p>Weibl-u</text:p>
          </table:table-cell>
          <table:table-cell office:value-type="string">
            <text:p>Weiblᵤ</text:p>
          </table:table-cell>
          <table:table-cell office:value-type="string">
            <text:p>Weibl[sub-u]</text:p>
          </table:table-cell>
        </table:table-row>
        <table:table-row table:style-name="ro2">
          <table:table-cell office:value-type="string">
            <text:p>cx!</text:p>
          </table:table-cell>
          <table:table-cell office:value-type="string">
            <text:p>©x!</text:p>
          </table:table-cell>
          <table:table-cell office:value-type="string">
            <text:p>[cmplx]x!</text:p>
          </table:table-cell>
        </table:table-row>
        <table:table-row table:style-name="ro2">
          <table:table-cell office:value-type="string">
            <text:p>x!=0?</text:p>
          </table:table-cell>
          <table:table-cell office:value-type="string">
            <text:p>x≠0?</text:p>
          </table:table-cell>
          <table:table-cell office:value-type="string">
            <text:p>x[!=]0?</text:p>
          </table:table-cell>
        </table:table-row>
        <table:table-row table:style-name="ro2">
          <table:table-cell office:value-type="string">
            <text:p>cx!=0?</text:p>
          </table:table-cell>
          <table:table-cell office:value-type="string">
            <text:p>©x≠0?</text:p>
          </table:table-cell>
          <table:table-cell office:value-type="string">
            <text:p>[cmplx]x[!=]0?</text:p>
          </table:table-cell>
        </table:table-row>
        <table:table-row table:style-name="ro2">
          <table:table-cell office:value-type="string">
            <text:p>x!=1?</text:p>
          </table:table-cell>
          <table:table-cell office:value-type="string">
            <text:p>x≠1?</text:p>
          </table:table-cell>
          <table:table-cell office:value-type="string">
            <text:p>x[!=]1?</text:p>
          </table:table-cell>
        </table:table-row>
        <table:table-row table:style-name="ro2">
          <table:table-cell office:value-type="string">
            <text:p>cx!=1?</text:p>
          </table:table-cell>
          <table:table-cell office:value-type="string">
            <text:p>©x≠1?</text:p>
          </table:table-cell>
          <table:table-cell office:value-type="string">
            <text:p>[cmplx]x[!=]1?</text:p>
          </table:table-cell>
        </table:table-row>
        <table:table-row table:style-name="ro2">
          <table:table-cell office:value-type="string">
            <text:p>x!=?</text:p>
          </table:table-cell>
          <table:table-cell office:value-type="string">
            <text:p>x≠?</text:p>
          </table:table-cell>
          <table:table-cell office:value-type="string">
            <text:p>x[!=]?</text:p>
          </table:table-cell>
        </table:table-row>
        <table:table-row table:style-name="ro2">
          <table:table-cell office:value-type="string">
            <text:p>cx!=?</text:p>
          </table:table-cell>
          <table:table-cell office:value-type="string">
            <text:p>©x≠?</text:p>
          </table:table-cell>
          <table:table-cell office:value-type="string">
            <text:p>[cmplx]x[!=]?</text:p>
          </table:table-cell>
        </table:table-row>
        <table:table-row table:style-name="ro2">
          <table:table-cell office:value-type="string">
            <text:p>cx!=i?</text:p>
          </table:table-cell>
          <table:table-cell office:value-type="string">
            <text:p>©x≠i?</text:p>
          </table:table-cell>
          <table:table-cell office:value-type="string">
            <text:p>[cmplx]x[!=]i?</text:p>
          </table:table-cell>
        </table:table-row>
        <table:table-row table:style-name="ro2">
          <table:table-cell office:value-type="string">
            <text:p>x&lt;=0?</text:p>
          </table:table-cell>
          <table:table-cell office:value-type="string">
            <text:p>x≤0?</text:p>
          </table:table-cell>
          <table:table-cell office:value-type="string">
            <text:p>x[&lt;=]0?</text:p>
          </table:table-cell>
        </table:table-row>
        <table:table-row table:style-name="ro2">
          <table:table-cell office:value-type="string">
            <text:p>x&lt;=1?</text:p>
          </table:table-cell>
          <table:table-cell office:value-type="string">
            <text:p>x≤1?</text:p>
          </table:table-cell>
          <table:table-cell office:value-type="string">
            <text:p>x[&lt;=]1?</text:p>
          </table:table-cell>
        </table:table-row>
        <table:table-row table:style-name="ro2">
          <table:table-cell office:value-type="string">
            <text:p>x&lt;=?</text:p>
          </table:table-cell>
          <table:table-cell office:value-type="string">
            <text:p>x≤?</text:p>
          </table:table-cell>
          <table:table-cell office:value-type="string">
            <text:p>x[&lt;=]?</text:p>
          </table:table-cell>
        </table:table-row>
        <table:table-row table:style-name="ro2">
          <table:table-cell office:value-type="string">
            <text:p>x&lt;&gt;</text:p>
          </table:table-cell>
          <table:table-cell office:value-type="string">
            <text:p>x⇆</text:p>
          </table:table-cell>
          <table:table-cell office:value-type="string">
            <text:p>x[&lt;-&gt;]</text:p>
          </table:table-cell>
        </table:table-row>
        <table:table-row table:style-name="ro2">
          <table:table-cell office:value-type="string">
            <text:p>cx&lt;&gt;</text:p>
          </table:table-cell>
          <table:table-cell office:value-type="string">
            <text:p>©x⇆</text:p>
          </table:table-cell>
          <table:table-cell office:value-type="string">
            <text:p>[cmplx]x[&lt;-&gt;]</text:p>
          </table:table-cell>
        </table:table-row>
        <table:table-row table:style-name="ro2">
          <table:table-cell office:value-type="string">
            <text:p>x&lt;&gt;y</text:p>
          </table:table-cell>
          <table:table-cell office:value-type="string">
            <text:p>x⇆ Y</text:p>
          </table:table-cell>
          <table:table-cell office:value-type="string">
            <text:p>x[&lt;-&gt;] Y</text:p>
          </table:table-cell>
        </table:table-row>
        <table:table-row table:style-name="ro2">
          <table:table-cell office:value-type="string">
            <text:p>cx=0?</text:p>
          </table:table-cell>
          <table:table-cell office:value-type="string">
            <text:p>©x=0?</text:p>
          </table:table-cell>
          <table:table-cell office:value-type="string">
            <text:p>[cmplx]x=0?</text:p>
          </table:table-cell>
        </table:table-row>
        <table:table-row table:style-name="ro2">
          <table:table-cell office:value-type="string">
            <text:p>cx=1?</text:p>
          </table:table-cell>
          <table:table-cell office:value-type="string">
            <text:p>©x=1?</text:p>
          </table:table-cell>
          <table:table-cell office:value-type="string">
            <text:p>[cmplx]x=1?</text:p>
          </table:table-cell>
        </table:table-row>
        <table:table-row table:style-name="ro2">
          <table:table-cell office:value-type="string">
            <text:p>cx=?</text:p>
          </table:table-cell>
          <table:table-cell office:value-type="string">
            <text:p>©x=?</text:p>
          </table:table-cell>
          <table:table-cell office:value-type="string">
            <text:p>[cmplx]x=?</text:p>
          </table:table-cell>
        </table:table-row>
        <table:table-row table:style-name="ro2">
          <table:table-cell office:value-type="string">
            <text:p>cx=i?</text:p>
          </table:table-cell>
          <table:table-cell office:value-type="string">
            <text:p>©x=i?</text:p>
          </table:table-cell>
          <table:table-cell office:value-type="string">
            <text:p>[cmplx]x=i?</text:p>
          </table:table-cell>
        </table:table-row>
        <table:table-row table:style-name="ro2">
          <table:table-cell office:value-type="string">
            <text:p>x&gt;=0?</text:p>
          </table:table-cell>
          <table:table-cell office:value-type="string">
            <text:p>x≥0?</text:p>
          </table:table-cell>
          <table:table-cell office:value-type="string">
            <text:p>x[&gt;=]0?</text:p>
          </table:table-cell>
        </table:table-row>
        <table:table-row table:style-name="ro2">
          <table:table-cell office:value-type="string">
            <text:p>x&gt;=1?</text:p>
          </table:table-cell>
          <table:table-cell office:value-type="string">
            <text:p>x≥1?</text:p>
          </table:table-cell>
          <table:table-cell office:value-type="string">
            <text:p>x[&gt;=]1?</text:p>
          </table:table-cell>
        </table:table-row>
        <table:table-row table:style-name="ro2">
          <table:table-cell office:value-type="string">
            <text:p>x&gt;=?</text:p>
          </table:table-cell>
          <table:table-cell office:value-type="string">
            <text:p>x≥?</text:p>
          </table:table-cell>
          <table:table-cell office:value-type="string">
            <text:p>x[&gt;=]?</text:p>
          </table:table-cell>
        </table:table-row>
        <table:table-row table:style-name="ro4">
          <table:table-cell office:value-type="string">
            <text:p>x&gt;a</text:p>
          </table:table-cell>
          <table:table-cell office:value-type="string">
            <text:p>x→α</text:p>
          </table:table-cell>
          <table:table-cell office:value-type="string">
            <text:p>x[-&gt;][alpha]</text:p>
          </table:table-cell>
        </table:table-row>
        <table:table-row table:style-name="ro2">
          <table:table-cell office:value-type="string">
            <text:p>x^2</text:p>
          </table:table-cell>
          <table:table-cell office:value-type="string">
            <text:p>x²</text:p>
          </table:table-cell>
          <table:table-cell office:value-type="string">
            <text:p>x[^2]</text:p>
          </table:table-cell>
        </table:table-row>
        <table:table-row table:style-name="ro2">
          <table:table-cell office:value-type="string">
            <text:p>cx^2</text:p>
          </table:table-cell>
          <table:table-cell office:value-type="string">
            <text:p>©x²</text:p>
          </table:table-cell>
          <table:table-cell office:value-type="string">
            <text:p>[cmplx]x[^2]</text:p>
          </table:table-cell>
        </table:table-row>
        <table:table-row table:style-name="ro2">
          <table:table-cell office:value-type="string">
            <text:p>x^3</text:p>
          </table:table-cell>
          <table:table-cell office:value-type="string">
            <text:p>x³</text:p>
          </table:table-cell>
          <table:table-cell office:value-type="string">
            <text:p>x[^3]</text:p>
          </table:table-cell>
        </table:table-row>
        <table:table-row table:style-name="ro2">
          <table:table-cell office:value-type="string">
            <text:p>cx^3</text:p>
          </table:table-cell>
          <table:table-cell office:value-type="string">
            <text:p>©x³</text:p>
          </table:table-cell>
          <table:table-cell office:value-type="string">
            <text:p>[cmplx]x[^3]</text:p>
          </table:table-cell>
        </table:table-row>
        <table:table-row table:style-name="ro3">
          <table:table-cell office:value-type="string">
            <text:p>XEQa</text:p>
          </table:table-cell>
          <table:table-cell office:value-type="string">
            <text:p>XEQα</text:p>
          </table:table-cell>
          <table:table-cell office:value-type="string">
            <text:p>XEQ[alpha]</text:p>
          </table:table-cell>
        </table:table-row>
        <table:table-row table:style-name="ro3">
          <table:table-cell office:value-type="string">
            <text:p>XROOT</text:p>
          </table:table-cell>
          <table:table-cell office:value-type="string">
            <text:p>ᵡ√y</text:p>
          </table:table-cell>
          <table:table-cell office:value-type="string">
            <text:p>[^x][sqrt]y</text:p>
          </table:table-cell>
        </table:table-row>
        <table:table-row table:style-name="ro3">
          <table:table-cell office:value-type="string">
            <text:p>cXROOT</text:p>
          </table:table-cell>
          <table:table-cell office:value-type="string">
            <text:p>©ᵡ√y</text:p>
          </table:table-cell>
          <table:table-cell office:value-type="string">
            <text:p>[cmplx][^x][sqrt]y</text:p>
          </table:table-cell>
        </table:table-row>
        <table:table-row table:style-name="ro2">
          <table:table-cell office:value-type="string">
            <text:p>x~0?</text:p>
          </table:table-cell>
          <table:table-cell office:value-type="string">
            <text:p>x≈0?</text:p>
          </table:table-cell>
          <table:table-cell office:value-type="string">
            <text:p>x[approx]0?</text:p>
          </table:table-cell>
        </table:table-row>
        <table:table-row table:style-name="ro2">
          <table:table-cell office:value-type="string">
            <text:p>x~1?</text:p>
          </table:table-cell>
          <table:table-cell office:value-type="string">
            <text:p>x≈1?</text:p>
          </table:table-cell>
          <table:table-cell office:value-type="string">
            <text:p>x[approx]1?</text:p>
          </table:table-cell>
        </table:table-row>
        <table:table-row table:style-name="ro2">
          <table:table-cell office:value-type="string">
            <text:p>x~?</text:p>
          </table:table-cell>
          <table:table-cell office:value-type="string">
            <text:p>x≈?</text:p>
          </table:table-cell>
          <table:table-cell office:value-type="string">
            <text:p>x[approx]?</text:p>
          </table:table-cell>
        </table:table-row>
        <table:table-row table:style-name="ro2">
          <table:table-cell office:value-type="string">
            <text:p>y&lt;&gt;</text:p>
          </table:table-cell>
          <table:table-cell office:value-type="string">
            <text:p>y⇆</text:p>
          </table:table-cell>
          <table:table-cell office:value-type="string">
            <text:p>y[&lt;-&gt;]</text:p>
          </table:table-cell>
        </table:table-row>
        <table:table-row table:style-name="ro4">
          <table:table-cell office:value-type="string">
            <text:p>y^x</text:p>
          </table:table-cell>
          <table:table-cell office:value-type="string">
            <text:p>yᵡ</text:p>
          </table:table-cell>
          <table:table-cell office:value-type="string">
            <text:p>y[^x]</text:p>
          </table:table-cell>
        </table:table-row>
        <table:table-row table:style-name="ro3">
          <table:table-cell office:value-type="string">
            <text:p>cy^x</text:p>
          </table:table-cell>
          <table:table-cell office:value-type="string">
            <text:p>©yᵡ</text:p>
          </table:table-cell>
          <table:table-cell office:value-type="string">
            <text:p>[cmplx]y[^x]</text:p>
          </table:table-cell>
        </table:table-row>
        <table:table-row table:style-name="ro3">
          <table:table-cell office:value-type="string">
            <text:p>yards&gt;m</text:p>
          </table:table-cell>
          <table:table-cell office:value-type="string">
            <text:p>yards→m</text:p>
          </table:table-cell>
          <table:table-cell office:value-type="string">
            <text:p>yards[-&gt;]m</text:p>
          </table:table-cell>
        </table:table-row>
        <table:table-row table:style-name="ro2">
          <table:table-cell office:value-type="string">
            <text:p>z&lt;&gt;</text:p>
          </table:table-cell>
          <table:table-cell office:value-type="string">
            <text:p>z⇆</text:p>
          </table:table-cell>
          <table:table-cell office:value-type="string">
            <text:p>z[&lt;-&gt;]</text:p>
          </table:table-cell>
        </table:table-row>
        <table:table-row table:style-name="ro2">
          <table:table-cell office:value-type="string">
            <text:p>cz&lt;&gt;</text:p>
          </table:table-cell>
          <table:table-cell office:value-type="string">
            <text:p>©z⇆</text:p>
          </table:table-cell>
          <table:table-cell office:value-type="string">
            <text:p>[cmplx]z[&lt;-&gt;]</text:p>
          </table:table-cell>
        </table:table-row>
        <table:table-row table:style-name="ro4">
          <table:table-cell office:value-type="string">
            <text:p>ZETA</text:p>
          </table:table-cell>
          <table:table-cell office:value-type="string">
            <text:p>ζ</text:p>
          </table:table-cell>
          <table:table-cell office:value-type="string">
            <text:p>[zeta]</text:p>
          </table:table-cell>
        </table:table-row>
        <table:table-row table:style-name="ro2">
          <table:table-cell office:value-type="string">
            <text:p>c||</text:p>
          </table:table-cell>
          <table:table-cell office:value-type="string">
            <text:p>©||</text:p>
          </table:table-cell>
          <table:table-cell office:value-type="string">
            <text:p>[cmplx]||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By Pretty Command</text:p>
          </table:table-cell>
          <table:table-cell table:number-columns-repeated="2"/>
        </table:table-row>
        <table:table-row table:style-name="ro2">
          <table:table-cell office:value-type="string">
            <text:p>[cmplx]#</text:p>
          </table:table-cell>
          <table:table-cell office:value-type="string">
            <text:p>©#</text:p>
          </table:table-cell>
          <table:table-cell office:value-type="string">
            <text:p>c#</text:p>
          </table:table-cell>
        </table:table-row>
        <table:table-row table:style-name="ro2">
          <table:table-cell office:value-type="string">
            <text:p># -[infinity]</text:p>
          </table:table-cell>
          <table:table-cell office:value-type="string">
            <text:p># -∞</text:p>
          </table:table-cell>
          <table:table-cell office:value-type="string">
            <text:p># NEGINF</text:p>
          </table:table-cell>
        </table:table-row>
        <table:table-row table:style-name="ro2">
          <table:table-cell office:value-type="string">
            <text:p># 1/[sqrt]5</text:p>
          </table:table-cell>
          <table:table-cell office:value-type="string">
            <text:p># 1/√5</text:p>
          </table:table-cell>
          <table:table-cell office:value-type="string">
            <text:p># RECIP_SQRT5</text:p>
          </table:table-cell>
        </table:table-row>
        <table:table-row table:style-name="ro3">
          <table:table-cell office:value-type="string">
            <text:p># 1/[sqrt][pi]</text:p>
          </table:table-cell>
          <table:table-cell office:value-type="string">
            <text:p># 1/√π</text:p>
          </table:table-cell>
          <table:table-cell office:value-type="string">
            <text:p># RECIP_SQRTPI</text:p>
          </table:table-cell>
        </table:table-row>
        <table:table-row table:style-name="ro4">
          <table:table-cell office:value-type="string">
            <text:p># [alpha]</text:p>
          </table:table-cell>
          <table:table-cell office:value-type="string">
            <text:p># α</text:p>
          </table:table-cell>
          <table:table-cell office:value-type="string">
            <text:p># alpha</text:p>
          </table:table-cell>
        </table:table-row>
        <table:table-row table:style-name="ro3">
          <table:table-cell office:value-type="string">
            <text:p># [epsilon][sub-0]</text:p>
          </table:table-cell>
          <table:table-cell office:value-type="string">
            <text:p># ε₀</text:p>
          </table:table-cell>
          <table:table-cell office:value-type="string">
            <text:p># eps0</text:p>
          </table:table-cell>
        </table:table-row>
        <table:table-row table:style-name="ro3">
          <table:table-cell office:value-type="string">
            <text:p># [gamma][sub-p]</text:p>
          </table:table-cell>
          <table:table-cell office:value-type="string">
            <text:p># γₚ</text:p>
          </table:table-cell>
          <table:table-cell office:value-type="string">
            <text:p># gamP</text:p>
          </table:table-cell>
        </table:table-row>
        <table:table-row table:style-name="ro4">
          <table:table-cell office:value-type="string">
            <text:p># [gamma]EM</text:p>
          </table:table-cell>
          <table:table-cell office:value-type="string">
            <text:p># γEM</text:p>
          </table:table-cell>
          <table:table-cell office:value-type="string">
            <text:p># EULER</text:p>
          </table:table-cell>
        </table:table-row>
        <table:table-row table:style-name="ro4">
          <table:table-cell office:value-type="string">
            <text:p># [h-bar]</text:p>
          </table:table-cell>
          <table:table-cell office:value-type="string">
            <text:p># ħ</text:p>
          </table:table-cell>
          <table:table-cell office:value-type="string">
            <text:p># hon2PI</text:p>
          </table:table-cell>
        </table:table-row>
        <table:table-row table:style-name="ro2">
          <table:table-cell office:value-type="string">
            <text:p># [infinity]</text:p>
          </table:table-cell>
          <table:table-cell office:value-type="string">
            <text:p># ∞</text:p>
          </table:table-cell>
          <table:table-cell office:value-type="string">
            <text:p># INF</text:p>
          </table:table-cell>
        </table:table-row>
        <table:table-row table:style-name="ro3">
          <table:table-cell office:value-type="string">
            <text:p># [integral]RgB</text:p>
          </table:table-cell>
          <table:table-cell office:value-type="string">
            <text:p># ∫RgB</text:p>
          </table:table-cell>
          <table:table-cell office:value-type="string">
            <text:p># INT_R_BOUNDS</text:p>
          </table:table-cell>
        </table:table-row>
        <table:table-row table:style-name="ro3">
          <table:table-cell office:value-type="string">
            <text:p># [lambda][sub-c]</text:p>
          </table:table-cell>
          <table:table-cell office:value-type="string">
            <text:p># λ⒞</text:p>
          </table:table-cell>
          <table:table-cell office:value-type="string">
            <text:p># lamC</text:p>
          </table:table-cell>
        </table:table-row>
        <table:table-row table:style-name="ro3">
          <table:table-cell office:value-type="string">
            <text:p># [lambda][sub-c][sub-n]</text:p>
          </table:table-cell>
          <table:table-cell office:value-type="string">
            <text:p># λ⒞ₙ</text:p>
          </table:table-cell>
          <table:table-cell office:value-type="string">
            <text:p># lamCn</text:p>
          </table:table-cell>
        </table:table-row>
        <table:table-row table:style-name="ro3">
          <table:table-cell office:value-type="string">
            <text:p># [lambda][sub-c][sub-p]</text:p>
          </table:table-cell>
          <table:table-cell office:value-type="string">
            <text:p># λ⒞ₚ</text:p>
          </table:table-cell>
          <table:table-cell office:value-type="string">
            <text:p># lamCp</text:p>
          </table:table-cell>
        </table:table-row>
        <table:table-row table:style-name="ro3">
          <table:table-cell office:value-type="string">
            <text:p># [mu][sub-0]</text:p>
          </table:table-cell>
          <table:table-cell office:value-type="string">
            <text:p># μ₀</text:p>
          </table:table-cell>
          <table:table-cell office:value-type="string">
            <text:p># mu0</text:p>
          </table:table-cell>
        </table:table-row>
        <table:table-row table:style-name="ro3">
          <table:table-cell office:value-type="string">
            <text:p># [mu][sub-B]</text:p>
          </table:table-cell>
          <table:table-cell office:value-type="string">
            <text:p># μ⒝</text:p>
          </table:table-cell>
          <table:table-cell office:value-type="string">
            <text:p># muB</text:p>
          </table:table-cell>
        </table:table-row>
        <table:table-row table:style-name="ro3">
          <table:table-cell office:value-type="string">
            <text:p># [mu][sub-e]</text:p>
          </table:table-cell>
          <table:table-cell office:value-type="string">
            <text:p># μₑ</text:p>
          </table:table-cell>
          <table:table-cell office:value-type="string">
            <text:p># muE</text:p>
          </table:table-cell>
        </table:table-row>
        <table:table-row table:style-name="ro3">
          <table:table-cell office:value-type="string">
            <text:p># [mu][sub-mu]</text:p>
          </table:table-cell>
          <table:table-cell office:value-type="string">
            <text:p># μ¶</text:p>
          </table:table-cell>
          <table:table-cell office:value-type="string">
            <text:p># mumu</text:p>
          </table:table-cell>
        </table:table-row>
        <table:table-row table:style-name="ro3">
          <table:table-cell office:value-type="string">
            <text:p># [mu][sub-n]</text:p>
          </table:table-cell>
          <table:table-cell office:value-type="string">
            <text:p># μₙ</text:p>
          </table:table-cell>
          <table:table-cell office:value-type="string">
            <text:p># mun</text:p>
          </table:table-cell>
        </table:table-row>
        <table:table-row table:style-name="ro3">
          <table:table-cell office:value-type="string">
            <text:p># [mu][sub-p]</text:p>
          </table:table-cell>
          <table:table-cell office:value-type="string">
            <text:p># μₚ</text:p>
          </table:table-cell>
          <table:table-cell office:value-type="string">
            <text:p># muP</text:p>
          </table:table-cell>
        </table:table-row>
        <table:table-row table:style-name="ro3">
          <table:table-cell office:value-type="string">
            <text:p># [mu][sub-u]</text:p>
          </table:table-cell>
          <table:table-cell office:value-type="string">
            <text:p># μᵤ</text:p>
          </table:table-cell>
          <table:table-cell office:value-type="string">
            <text:p># mu_u</text:p>
          </table:table-cell>
        </table:table-row>
        <table:table-row table:style-name="ro4">
          <table:table-cell office:value-type="string">
            <text:p># [omega]</text:p>
          </table:table-cell>
          <table:table-cell office:value-type="string">
            <text:p># ω</text:p>
          </table:table-cell>
          <table:table-cell office:value-type="string">
            <text:p># WGS_OMEGA</text:p>
          </table:table-cell>
        </table:table-row>
        <table:table-row table:style-name="ro2">
          <table:table-cell office:value-type="string">
            <text:p># [PHI]</text:p>
          </table:table-cell>
          <table:table-cell office:value-type="string">
            <text:p># Φ</text:p>
          </table:table-cell>
          <table:table-cell office:value-type="string">
            <text:p># PHI</text:p>
          </table:table-cell>
        </table:table-row>
        <table:table-row table:style-name="ro2">
          <table:table-cell office:value-type="string">
            <text:p># [PHI][sub-0]</text:p>
          </table:table-cell>
          <table:table-cell office:value-type="string">
            <text:p># Φ₀</text:p>
          </table:table-cell>
          <table:table-cell office:value-type="string">
            <text:p># phi0</text:p>
          </table:table-cell>
        </table:table-row>
        <table:table-row table:style-name="ro4">
          <table:table-cell office:value-type="string">
            <text:p># [pi]</text:p>
          </table:table-cell>
          <table:table-cell office:value-type="string">
            <text:p># π</text:p>
          </table:table-cell>
          <table:table-cell office:value-type="string">
            <text:p>PI</text:p>
          </table:table-cell>
        </table:table-row>
        <table:table-row table:style-name="ro4">
          <table:table-cell office:value-type="string">
            <text:p># [pi]/2</text:p>
          </table:table-cell>
          <table:table-cell office:value-type="string">
            <text:p># π/2</text:p>
          </table:table-cell>
          <table:table-cell office:value-type="string">
            <text:p># PIon2</text:p>
          </table:table-cell>
        </table:table-row>
        <table:table-row table:style-name="ro3">
          <table:table-cell office:value-type="string">
            <text:p># [sigma][sub-B]</text:p>
          </table:table-cell>
          <table:table-cell office:value-type="string">
            <text:p># σ⒝</text:p>
          </table:table-cell>
          <table:table-cell office:value-type="string">
            <text:p># sigma</text:p>
          </table:table-cell>
        </table:table-row>
        <table:table-row table:style-name="ro2">
          <table:table-cell office:value-type="string">
            <text:p># [sqrt]2[pi]</text:p>
          </table:table-cell>
          <table:table-cell office:value-type="string">
            <text:p># √2π</text:p>
          </table:table-cell>
          <table:table-cell office:value-type="string">
            <text:p># SQRT_2_PI</text:p>
          </table:table-cell>
        </table:table-row>
        <table:table-row table:style-name="ro2">
          <table:table-cell office:value-type="string">
            <text:p># a[sub-0]</text:p>
          </table:table-cell>
          <table:table-cell office:value-type="string">
            <text:p># a₀</text:p>
          </table:table-cell>
          <table:table-cell office:value-type="string">
            <text:p># a0</text:p>
          </table:table-cell>
        </table:table-row>
        <table:table-row table:style-name="ro2">
          <table:table-cell office:value-type="string">
            <text:p># a[sub-m]</text:p>
          </table:table-cell>
          <table:table-cell office:value-type="string">
            <text:p># aₘ</text:p>
          </table:table-cell>
          <table:table-cell office:value-type="string">
            <text:p># SM_luna</text:p>
          </table:table-cell>
        </table:table-row>
        <table:table-row table:style-name="ro2">
          <table:table-cell office:value-type="string">
            <text:p># a[terra]</text:p>
          </table:table-cell>
          <table:table-cell office:value-type="string">
            <text:p># a♁</text:p>
          </table:table-cell>
          <table:table-cell office:value-type="string">
            <text:p># SM_terra</text:p>
          </table:table-cell>
        </table:table-row>
        <table:table-row table:style-name="ro2">
          <table:table-cell office:value-type="string">
            <text:p># c[sub-1]</text:p>
          </table:table-cell>
          <table:table-cell office:value-type="string">
            <text:p># c₁</text:p>
          </table:table-cell>
          <table:table-cell office:value-type="string">
            <text:p># C1</text:p>
          </table:table-cell>
        </table:table-row>
        <table:table-row table:style-name="ro2">
          <table:table-cell office:value-type="string">
            <text:p># c[sub-2]</text:p>
          </table:table-cell>
          <table:table-cell office:value-type="string">
            <text:p># c₂</text:p>
          </table:table-cell>
          <table:table-cell office:value-type="string">
            <text:p># C2</text:p>
          </table:table-cell>
        </table:table-row>
        <table:table-row table:style-name="ro4">
          <table:table-cell office:value-type="string">
            <text:p># F[alpha]</text:p>
          </table:table-cell>
          <table:table-cell office:value-type="string">
            <text:p># Fα</text:p>
          </table:table-cell>
          <table:table-cell office:value-type="string">
            <text:p># F_alpha</text:p>
          </table:table-cell>
        </table:table-row>
        <table:table-row table:style-name="ro4">
          <table:table-cell office:value-type="string">
            <text:p># F[delta]</text:p>
          </table:table-cell>
          <table:table-cell office:value-type="string">
            <text:p># Fδ</text:p>
          </table:table-cell>
          <table:table-cell office:value-type="string">
            <text:p># F_delta</text:p>
          </table:table-cell>
        </table:table-row>
        <table:table-row table:style-name="ro2">
          <table:table-cell office:value-type="string">
            <text:p># G[sub-0]</text:p>
          </table:table-cell>
          <table:table-cell office:value-type="string">
            <text:p># G₀</text:p>
          </table:table-cell>
          <table:table-cell office:value-type="string">
            <text:p># Go</text:p>
          </table:table-cell>
        </table:table-row>
        <table:table-row table:style-name="ro2">
          <table:table-cell office:value-type="string">
            <text:p># G[sub-c]</text:p>
          </table:table-cell>
          <table:table-cell office:value-type="string">
            <text:p># G⒞</text:p>
          </table:table-cell>
          <table:table-cell office:value-type="string">
            <text:p># catalan</text:p>
          </table:table-cell>
        </table:table-row>
        <table:table-row table:style-name="ro3">
          <table:table-cell office:value-type="string">
            <text:p># g[sub-e]</text:p>
          </table:table-cell>
          <table:table-cell office:value-type="string">
            <text:p># gₑ</text:p>
          </table:table-cell>
          <table:table-cell office:value-type="string">
            <text:p># Ge</text:p>
          </table:table-cell>
        </table:table-row>
        <table:table-row table:style-name="ro2">
          <table:table-cell office:value-type="string">
            <text:p># L10[^-1]</text:p>
          </table:table-cell>
          <table:table-cell office:value-type="string">
            <text:p># L10⁸</text:p>
          </table:table-cell>
          <table:table-cell office:value-type="string">
            <text:p># RECIPLN10</text:p>
          </table:table-cell>
        </table:table-row>
        <table:table-row table:style-name="ro2">
          <table:table-cell office:value-type="string">
            <text:p># l[sub-p]</text:p>
          </table:table-cell>
          <table:table-cell office:value-type="string">
            <text:p># lₚ</text:p>
          </table:table-cell>
          <table:table-cell office:value-type="string">
            <text:p># PlanckL</text:p>
          </table:table-cell>
        </table:table-row>
        <table:table-row table:style-name="ro2">
          <table:table-cell office:value-type="string">
            <text:p># LN2[^-1]</text:p>
          </table:table-cell>
          <table:table-cell office:value-type="string">
            <text:p># LN2⁸</text:p>
          </table:table-cell>
          <table:table-cell office:value-type="string">
            <text:p># RECIPLN2</text:p>
          </table:table-cell>
        </table:table-row>
        <table:table-row table:style-name="ro2">
          <table:table-cell office:value-type="string">
            <text:p># M[sol]</text:p>
          </table:table-cell>
          <table:table-cell office:value-type="string">
            <text:p># M☉</text:p>
          </table:table-cell>
          <table:table-cell office:value-type="string">
            <text:p># M_sol</text:p>
          </table:table-cell>
        </table:table-row>
        <table:table-row table:style-name="ro3">
          <table:table-cell office:value-type="string">
            <text:p># m[sub-e]</text:p>
          </table:table-cell>
          <table:table-cell office:value-type="string">
            <text:p># mₑ</text:p>
          </table:table-cell>
          <table:table-cell office:value-type="string">
            <text:p># me</text:p>
          </table:table-cell>
        </table:table-row>
        <table:table-row table:style-name="ro2">
          <table:table-cell office:value-type="string">
            <text:p># M[sub-m]</text:p>
          </table:table-cell>
          <table:table-cell office:value-type="string">
            <text:p># Mₘ</text:p>
          </table:table-cell>
          <table:table-cell office:value-type="string">
            <text:p># M_luna</text:p>
          </table:table-cell>
        </table:table-row>
        <table:table-row table:style-name="ro2">
          <table:table-cell office:value-type="string">
            <text:p># m[sub-mu]</text:p>
          </table:table-cell>
          <table:table-cell office:value-type="string">
            <text:p># m¶</text:p>
          </table:table-cell>
          <table:table-cell office:value-type="string">
            <text:p># mMu</text:p>
          </table:table-cell>
        </table:table-row>
        <table:table-row table:style-name="ro2">
          <table:table-cell office:value-type="string">
            <text:p># m[sub-n]</text:p>
          </table:table-cell>
          <table:table-cell office:value-type="string">
            <text:p># mₙ</text:p>
          </table:table-cell>
          <table:table-cell office:value-type="string">
            <text:p># mn</text:p>
          </table:table-cell>
        </table:table-row>
        <table:table-row table:style-name="ro2">
          <table:table-cell office:value-type="string">
            <text:p># m[sub-p]</text:p>
          </table:table-cell>
          <table:table-cell office:value-type="string">
            <text:p># mₚ</text:p>
          </table:table-cell>
          <table:table-cell office:value-type="string">
            <text:p># mp</text:p>
          </table:table-cell>
        </table:table-row>
        <table:table-row table:style-name="ro2">
          <table:table-cell office:value-type="string">
            <text:p># M[sub-p]</text:p>
          </table:table-cell>
          <table:table-cell office:value-type="string">
            <text:p># Mₚ</text:p>
          </table:table-cell>
          <table:table-cell office:value-type="string">
            <text:p># PlanckM</text:p>
          </table:table-cell>
        </table:table-row>
        <table:table-row table:style-name="ro3">
          <table:table-cell office:value-type="string">
            <text:p># m[sub-u]</text:p>
          </table:table-cell>
          <table:table-cell office:value-type="string">
            <text:p># mᵤ</text:p>
          </table:table-cell>
          <table:table-cell office:value-type="string">
            <text:p># mu</text:p>
          </table:table-cell>
        </table:table-row>
        <table:table-row table:style-name="ro3">
          <table:table-cell office:value-type="string">
            <text:p># m[sub-u]c[^2]</text:p>
          </table:table-cell>
          <table:table-cell office:value-type="string">
            <text:p># mᵤc²</text:p>
          </table:table-cell>
          <table:table-cell office:value-type="string">
            <text:p># muc2</text:p>
          </table:table-cell>
        </table:table-row>
        <table:table-row table:style-name="ro2">
          <table:table-cell office:value-type="string">
            <text:p># M[terra]</text:p>
          </table:table-cell>
          <table:table-cell office:value-type="string">
            <text:p># M♁</text:p>
          </table:table-cell>
          <table:table-cell office:value-type="string">
            <text:p># M_terra</text:p>
          </table:table-cell>
        </table:table-row>
        <table:table-row table:style-name="ro2">
          <table:table-cell office:value-type="string">
            <text:p># N[sub-A]</text:p>
          </table:table-cell>
          <table:table-cell office:value-type="string">
            <text:p># Nₐ</text:p>
          </table:table-cell>
          <table:table-cell office:value-type="string">
            <text:p># Na</text:p>
          </table:table-cell>
        </table:table-row>
        <table:table-row table:style-name="ro2">
          <table:table-cell office:value-type="string">
            <text:p># p[sub-0]</text:p>
          </table:table-cell>
          <table:table-cell office:value-type="string">
            <text:p># p₀</text:p>
          </table:table-cell>
          <table:table-cell office:value-type="string">
            <text:p># atm</text:p>
          </table:table-cell>
        </table:table-row>
        <table:table-row table:style-name="ro2">
          <table:table-cell office:value-type="string">
            <text:p># q[sub-p]</text:p>
          </table:table-cell>
          <table:table-cell office:value-type="string">
            <text:p># qₚ</text:p>
          </table:table-cell>
          <table:table-cell office:value-type="string">
            <text:p># PlanckQ</text:p>
          </table:table-cell>
        </table:table-row>
        <table:table-row table:style-name="ro2">
          <table:table-cell office:value-type="string">
            <text:p># R[sol]</text:p>
          </table:table-cell>
          <table:table-cell office:value-type="string">
            <text:p># R☉</text:p>
          </table:table-cell>
          <table:table-cell office:value-type="string">
            <text:p># R_sol</text:p>
          </table:table-cell>
        </table:table-row>
        <table:table-row table:style-name="ro3">
          <table:table-cell office:value-type="string">
            <text:p># r[sub-e]</text:p>
          </table:table-cell>
          <table:table-cell office:value-type="string">
            <text:p># rₑ</text:p>
          </table:table-cell>
          <table:table-cell office:value-type="string">
            <text:p># Re</text:p>
          </table:table-cell>
        </table:table-row>
        <table:table-row table:style-name="ro2">
          <table:table-cell office:value-type="string">
            <text:p># R[sub-infinity]</text:p>
          </table:table-cell>
          <table:table-cell office:value-type="string">
            <text:p># R₈</text:p>
          </table:table-cell>
          <table:table-cell office:value-type="string">
            <text:p># Rinf</text:p>
          </table:table-cell>
        </table:table-row>
        <table:table-row table:style-name="ro2">
          <table:table-cell office:value-type="string">
            <text:p># R[sub-k]</text:p>
          </table:table-cell>
          <table:table-cell office:value-type="string">
            <text:p># Rₖ</text:p>
          </table:table-cell>
          <table:table-cell office:value-type="string">
            <text:p># Rk</text:p>
          </table:table-cell>
        </table:table-row>
        <table:table-row table:style-name="ro2">
          <table:table-cell office:value-type="string">
            <text:p># R[sub-m]</text:p>
          </table:table-cell>
          <table:table-cell office:value-type="string">
            <text:p># Rₘ</text:p>
          </table:table-cell>
          <table:table-cell office:value-type="string">
            <text:p># R_luna</text:p>
          </table:table-cell>
        </table:table-row>
        <table:table-row table:style-name="ro2">
          <table:table-cell office:value-type="string">
            <text:p># R[terra]</text:p>
          </table:table-cell>
          <table:table-cell office:value-type="string">
            <text:p># R♁</text:p>
          </table:table-cell>
          <table:table-cell office:value-type="string">
            <text:p># R_terra</text:p>
          </table:table-cell>
        </table:table-row>
        <table:table-row table:style-name="ro3">
          <table:table-cell office:value-type="string">
            <text:p># Se'[^2]</text:p>
          </table:table-cell>
          <table:table-cell office:value-type="string">
            <text:p># Se'²</text:p>
          </table:table-cell>
          <table:table-cell office:value-type="string">
            <text:p># WGS_ES2</text:p>
          </table:table-cell>
        </table:table-row>
        <table:table-row table:style-name="ro3">
          <table:table-cell office:value-type="string">
            <text:p># Se[^2]</text:p>
          </table:table-cell>
          <table:table-cell office:value-type="string">
            <text:p># Se²</text:p>
          </table:table-cell>
          <table:table-cell office:value-type="string">
            <text:p># WGS_E2</text:p>
          </table:table-cell>
        </table:table-row>
        <table:table-row table:style-name="ro3">
          <table:table-cell office:value-type="string">
            <text:p># Sf[^-1]</text:p>
          </table:table-cell>
          <table:table-cell office:value-type="string">
            <text:p># Sf⁸</text:p>
          </table:table-cell>
          <table:table-cell office:value-type="string">
            <text:p># WGS_F</text:p>
          </table:table-cell>
        </table:table-row>
        <table:table-row table:style-name="ro2">
          <table:table-cell office:value-type="string">
            <text:p># T[sub-0]</text:p>
          </table:table-cell>
          <table:table-cell office:value-type="string">
            <text:p># T₀</text:p>
          </table:table-cell>
          <table:table-cell office:value-type="string">
            <text:p># t</text:p>
          </table:table-cell>
        </table:table-row>
        <table:table-row table:style-name="ro2">
          <table:table-cell office:value-type="string">
            <text:p># T[sub-p]</text:p>
          </table:table-cell>
          <table:table-cell office:value-type="string">
            <text:p># Tₚ</text:p>
          </table:table-cell>
          <table:table-cell office:value-type="string">
            <text:p># PlanckTh</text:p>
          </table:table-cell>
        </table:table-row>
        <table:table-row table:style-name="ro2">
          <table:table-cell office:value-type="string">
            <text:p># t[sub-p]</text:p>
          </table:table-cell>
          <table:table-cell office:value-type="string">
            <text:p># tₚ</text:p>
          </table:table-cell>
          <table:table-cell office:value-type="string">
            <text:p># tp</text:p>
          </table:table-cell>
        </table:table-row>
        <table:table-row table:style-name="ro2">
          <table:table-cell office:value-type="string">
            <text:p># V[sub-m]</text:p>
          </table:table-cell>
          <table:table-cell office:value-type="string">
            <text:p># Vₘ</text:p>
          </table:table-cell>
          <table:table-cell office:value-type="string">
            <text:p># Vm</text:p>
          </table:table-cell>
        </table:table-row>
        <table:table-row table:style-name="ro2">
          <table:table-cell office:value-type="string">
            <text:p># Z[sub-0]</text:p>
          </table:table-cell>
          <table:table-cell office:value-type="string">
            <text:p># Z₀</text:p>
          </table:table-cell>
          <table:table-cell office:value-type="string">
            <text:p># Zo</text:p>
          </table:table-cell>
        </table:table-row>
        <table:table-row table:style-name="ro2">
          <table:table-cell office:value-type="string">
            <text:p>%[SIGMA]</text:p>
          </table:table-cell>
          <table:table-cell office:value-type="string">
            <text:p>%Σ</text:p>
          </table:table-cell>
          <table:table-cell office:value-type="string">
            <text:p>%SUM</text:p>
          </table:table-cell>
        </table:table-row>
        <table:table-row table:style-name="ro4">
          <table:table-cell office:value-type="string">
            <text:p>(-1)[^x]</text:p>
          </table:table-cell>
          <table:table-cell office:value-type="string">
            <text:p>(-1)ᵡ</text:p>
          </table:table-cell>
          <table:table-cell office:value-type="string">
            <text:p>(-1)^x</text:p>
          </table:table-cell>
        </table:table-row>
        <table:table-row table:style-name="ro3">
          <table:table-cell office:value-type="string">
            <text:p>[cmplx](-1)[^x]</text:p>
          </table:table-cell>
          <table:table-cell office:value-type="string">
            <text:p>©(-1)ᵡ</text:p>
          </table:table-cell>
          <table:table-cell office:value-type="string">
            <text:p>c(-1)^x</text:p>
          </table:table-cell>
        </table:table-row>
        <table:table-row table:style-name="ro2">
          <table:table-cell office:value-type="string">
            <text:p>[cmplx]+</text:p>
          </table:table-cell>
          <table:table-cell office:value-type="string">
            <text:p>©+</text:p>
          </table:table-cell>
          <table:table-cell office:value-type="string">
            <text:p>c+</text:p>
          </table:table-cell>
        </table:table-row>
        <table:table-row table:style-name="ro2">
          <table:table-cell office:value-type="string">
            <text:p>[cmplx]+/-</text:p>
          </table:table-cell>
          <table:table-cell office:value-type="string">
            <text:p>©+/-</text:p>
          </table:table-cell>
          <table:table-cell office:value-type="string">
            <text:p>c+/-</text:p>
          </table:table-cell>
        </table:table-row>
        <table:table-row table:style-name="ro2">
          <table:table-cell table:number-columns-repeated="2" office:value-type="string">
            <text:p>+/-</text:p>
          </table:table-cell>
          <table:table-cell office:value-type="string">
            <text:p>CHS</text:p>
          </table:table-cell>
        </table:table-row>
        <table:table-row table:style-name="ro2">
          <table:table-cell office:value-type="string">
            <text:p>[cmplx]+/-</text:p>
          </table:table-cell>
          <table:table-cell office:value-type="string">
            <text:p>©+/-</text:p>
          </table:table-cell>
          <table:table-cell office:value-type="string">
            <text:p>cCHS</text:p>
          </table:table-cell>
        </table:table-row>
        <table:table-row table:style-name="ro2">
          <table:table-cell office:value-type="string">
            <text:p>[cmplx]-</text:p>
          </table:table-cell>
          <table:table-cell office:value-type="string">
            <text:p>©-</text:p>
          </table:table-cell>
          <table:table-cell office:value-type="string">
            <text:p>c-</text:p>
          </table:table-cell>
        </table:table-row>
        <table:table-row table:style-name="ro2">
          <table:table-cell office:value-type="string">
            <text:p>[cmplx]/</text:p>
          </table:table-cell>
          <table:table-cell office:value-type="string">
            <text:p>©/</text:p>
          </table:table-cell>
          <table:table-cell office:value-type="string">
            <text:p>c/</text:p>
          </table:table-cell>
        </table:table-row>
        <table:table-row table:style-name="ro2">
          <table:table-cell table:number-columns-repeated="2" office:value-type="string">
            <text:p>1/x</text:p>
          </table:table-cell>
          <table:table-cell office:value-type="string">
            <text:p>INV</text:p>
          </table:table-cell>
        </table:table-row>
        <table:table-row table:style-name="ro2">
          <table:table-cell office:value-type="string">
            <text:p>[cmplx]1/x</text:p>
          </table:table-cell>
          <table:table-cell office:value-type="string">
            <text:p>©1/x</text:p>
          </table:table-cell>
          <table:table-cell office:value-type="string">
            <text:p>cINV</text:p>
          </table:table-cell>
        </table:table-row>
        <table:table-row table:style-name="ro2">
          <table:table-cell office:value-type="string">
            <text:p>10[^x]</text:p>
          </table:table-cell>
          <table:table-cell office:value-type="string">
            <text:p>10ᵡ</text:p>
          </table:table-cell>
          <table:table-cell office:value-type="string">
            <text:p>10^x</text:p>
          </table:table-cell>
        </table:table-row>
        <table:table-row table:style-name="ro2">
          <table:table-cell office:value-type="string">
            <text:p>[cmplx]10[^x]</text:p>
          </table:table-cell>
          <table:table-cell office:value-type="string">
            <text:p>©10ᵡ</text:p>
          </table:table-cell>
          <table:table-cell office:value-type="string">
            <text:p>c10^x</text:p>
          </table:table-cell>
        </table:table-row>
        <table:table-row table:style-name="ro2">
          <table:table-cell office:value-type="string">
            <text:p>2[^x]</text:p>
          </table:table-cell>
          <table:table-cell office:value-type="string">
            <text:p>2ᵡ</text:p>
          </table:table-cell>
          <table:table-cell office:value-type="string">
            <text:p>2^x</text:p>
          </table:table-cell>
        </table:table-row>
        <table:table-row table:style-name="ro2">
          <table:table-cell office:value-type="string">
            <text:p>[cmplx]2[^x]</text:p>
          </table:table-cell>
          <table:table-cell office:value-type="string">
            <text:p>©2ᵡ</text:p>
          </table:table-cell>
          <table:table-cell office:value-type="string">
            <text:p>c2^x</text:p>
          </table:table-cell>
        </table:table-row>
        <table:table-row table:style-name="ro2">
          <table:table-cell office:value-type="string">
            <text:p>[-&gt;]DATE</text:p>
          </table:table-cell>
          <table:table-cell office:value-type="string">
            <text:p>→DATE</text:p>
          </table:table-cell>
          <table:table-cell office:value-type="string">
            <text:p>&gt;DATE</text:p>
          </table:table-cell>
        </table:table-row>
        <table:table-row table:style-name="ro2">
          <table:table-cell office:value-type="string">
            <text:p>[-&gt;]DEG</text:p>
          </table:table-cell>
          <table:table-cell office:value-type="string">
            <text:p>→DEG</text:p>
          </table:table-cell>
          <table:table-cell office:value-type="string">
            <text:p>&gt;DEG</text:p>
          </table:table-cell>
        </table:table-row>
        <table:table-row table:style-name="ro2">
          <table:table-cell office:value-type="string">
            <text:p>[-&gt;]GRAD</text:p>
          </table:table-cell>
          <table:table-cell office:value-type="string">
            <text:p>→GRAD</text:p>
          </table:table-cell>
          <table:table-cell office:value-type="string">
            <text:p>&gt;GRAD</text:p>
          </table:table-cell>
        </table:table-row>
        <table:table-row table:style-name="ro2">
          <table:table-cell office:value-type="string">
            <text:p>[-&gt;]H.MS</text:p>
          </table:table-cell>
          <table:table-cell office:value-type="string">
            <text:p>→H.MS</text:p>
          </table:table-cell>
          <table:table-cell office:value-type="string">
            <text:p>&gt;H.MS</text:p>
          </table:table-cell>
        </table:table-row>
        <table:table-row table:style-name="ro2">
          <table:table-cell office:value-type="string">
            <text:p>[-&gt;]HR</text:p>
          </table:table-cell>
          <table:table-cell office:value-type="string">
            <text:p>→HR</text:p>
          </table:table-cell>
          <table:table-cell office:value-type="string">
            <text:p>&gt;HR</text:p>
          </table:table-cell>
        </table:table-row>
        <table:table-row table:style-name="ro2">
          <table:table-cell office:value-type="string">
            <text:p>[-&gt;]POL</text:p>
          </table:table-cell>
          <table:table-cell office:value-type="string">
            <text:p>→POL</text:p>
          </table:table-cell>
          <table:table-cell office:value-type="string">
            <text:p>&gt;POL</text:p>
          </table:table-cell>
        </table:table-row>
        <table:table-row table:style-name="ro2">
          <table:table-cell office:value-type="string">
            <text:p>[-&gt;]RAD</text:p>
          </table:table-cell>
          <table:table-cell office:value-type="string">
            <text:p>→RAD</text:p>
          </table:table-cell>
          <table:table-cell office:value-type="string">
            <text:p>&gt;RAD</text:p>
          </table:table-cell>
        </table:table-row>
        <table:table-row table:style-name="ro2">
          <table:table-cell office:value-type="string">
            <text:p>[-&gt;]REC</text:p>
          </table:table-cell>
          <table:table-cell office:value-type="string">
            <text:p>→REC</text:p>
          </table:table-cell>
          <table:table-cell office:value-type="string">
            <text:p>&gt;REC</text:p>
          </table:table-cell>
        </table:table-row>
        <table:table-row table:style-name="ro2">
          <table:table-cell office:value-type="string">
            <text:p>[&lt;-&gt;]</text:p>
          </table:table-cell>
          <table:table-cell office:value-type="string">
            <text:p>⇆</text:p>
          </table:table-cell>
          <table:table-cell office:value-type="string">
            <text:p>&lt;&gt;</text:p>
          </table:table-cell>
        </table:table-row>
        <table:table-row table:style-name="ro2">
          <table:table-cell office:value-type="string">
            <text:p>[^3][sqrt]</text:p>
          </table:table-cell>
          <table:table-cell office:value-type="string">
            <text:p>³√</text:p>
          </table:table-cell>
          <table:table-cell office:value-type="string">
            <text:p>CROOT</text:p>
          </table:table-cell>
        </table:table-row>
        <table:table-row table:style-name="ro2">
          <table:table-cell office:value-type="string">
            <text:p>[cmplx][^3][sqrt]</text:p>
          </table:table-cell>
          <table:table-cell office:value-type="string">
            <text:p>©³√</text:p>
          </table:table-cell>
          <table:table-cell office:value-type="string">
            <text:p>cCROOT</text:p>
          </table:table-cell>
        </table:table-row>
        <table:table-row table:style-name="ro3">
          <table:table-cell office:value-type="string">
            <text:p>[^x][sqrt]y</text:p>
          </table:table-cell>
          <table:table-cell office:value-type="string">
            <text:p>ᵡ√y</text:p>
          </table:table-cell>
          <table:table-cell office:value-type="string">
            <text:p>XROOT</text:p>
          </table:table-cell>
        </table:table-row>
        <table:table-row table:style-name="ro3">
          <table:table-cell office:value-type="string">
            <text:p>[cmplx][^x][sqrt]y</text:p>
          </table:table-cell>
          <table:table-cell office:value-type="string">
            <text:p>©ᵡ√y</text:p>
          </table:table-cell>
          <table:table-cell office:value-type="string">
            <text:p>cXROOT</text:p>
          </table:table-cell>
        </table:table-row>
        <table:table-row table:style-name="ro4">
          <table:table-cell office:value-type="string">
            <text:p>[alpha][-&gt;]x</text:p>
          </table:table-cell>
          <table:table-cell office:value-type="string">
            <text:p>α→x</text:p>
          </table:table-cell>
          <table:table-cell office:value-type="string">
            <text:p>a&gt;x</text:p>
          </table:table-cell>
        </table:table-row>
        <table:table-row table:style-name="ro3">
          <table:table-cell office:value-type="string">
            <text:p>[alpha]DATE</text:p>
          </table:table-cell>
          <table:table-cell office:value-type="string">
            <text:p>αDATE</text:p>
          </table:table-cell>
          <table:table-cell office:value-type="string">
            <text:p>aDATE</text:p>
          </table:table-cell>
        </table:table-row>
        <table:table-row table:style-name="ro3">
          <table:table-cell office:value-type="string">
            <text:p>[alpha]DAY</text:p>
          </table:table-cell>
          <table:table-cell office:value-type="string">
            <text:p>αDAY</text:p>
          </table:table-cell>
          <table:table-cell office:value-type="string">
            <text:p>aDAY</text:p>
          </table:table-cell>
        </table:table-row>
        <table:table-row table:style-name="ro3">
          <table:table-cell office:value-type="string">
            <text:p>[alpha]GTO</text:p>
          </table:table-cell>
          <table:table-cell office:value-type="string">
            <text:p>αGTO</text:p>
          </table:table-cell>
          <table:table-cell office:value-type="string">
            <text:p>aGTO</text:p>
          </table:table-cell>
        </table:table-row>
        <table:table-row table:style-name="ro3">
          <table:table-cell office:value-type="string">
            <text:p>[alpha]IP</text:p>
          </table:table-cell>
          <table:table-cell office:value-type="string">
            <text:p>αIP</text:p>
          </table:table-cell>
          <table:table-cell office:value-type="string">
            <text:p>aIP</text:p>
          </table:table-cell>
        </table:table-row>
        <table:table-row table:style-name="ro3">
          <table:table-cell office:value-type="string">
            <text:p>[alpha]LENG</text:p>
          </table:table-cell>
          <table:table-cell office:value-type="string">
            <text:p>αLENG</text:p>
          </table:table-cell>
          <table:table-cell office:value-type="string">
            <text:p>aLENG</text:p>
          </table:table-cell>
        </table:table-row>
        <table:table-row table:style-name="ro3">
          <table:table-cell office:value-type="string">
            <text:p>[alpha]MONTH</text:p>
          </table:table-cell>
          <table:table-cell office:value-type="string">
            <text:p>αMONTH</text:p>
          </table:table-cell>
          <table:table-cell office:value-type="string">
            <text:p>aMONTH</text:p>
          </table:table-cell>
        </table:table-row>
        <table:table-row table:style-name="ro3">
          <table:table-cell office:value-type="string">
            <text:p>[alpha]OFF</text:p>
          </table:table-cell>
          <table:table-cell office:value-type="string">
            <text:p>αOFF</text:p>
          </table:table-cell>
          <table:table-cell office:value-type="string">
            <text:p>aOFF</text:p>
          </table:table-cell>
        </table:table-row>
        <table:table-row table:style-name="ro3">
          <table:table-cell office:value-type="string">
            <text:p>[alpha]ON</text:p>
          </table:table-cell>
          <table:table-cell office:value-type="string">
            <text:p>αON</text:p>
          </table:table-cell>
          <table:table-cell office:value-type="string">
            <text:p>aON</text:p>
          </table:table-cell>
        </table:table-row>
        <table:table-row table:style-name="ro3">
          <table:table-cell office:value-type="string">
            <text:p>[alpha]RC#</text:p>
          </table:table-cell>
          <table:table-cell office:value-type="string">
            <text:p>αRC#</text:p>
          </table:table-cell>
          <table:table-cell office:value-type="string">
            <text:p>aRC#</text:p>
          </table:table-cell>
        </table:table-row>
        <table:table-row table:style-name="ro3">
          <table:table-cell office:value-type="string">
            <text:p>[alpha]RCL</text:p>
          </table:table-cell>
          <table:table-cell office:value-type="string">
            <text:p>αRCL</text:p>
          </table:table-cell>
          <table:table-cell office:value-type="string">
            <text:p>aRCL</text:p>
          </table:table-cell>
        </table:table-row>
        <table:table-row table:style-name="ro3">
          <table:table-cell office:value-type="string">
            <text:p>[alpha]RL</text:p>
          </table:table-cell>
          <table:table-cell office:value-type="string">
            <text:p>αRL</text:p>
          </table:table-cell>
          <table:table-cell office:value-type="string">
            <text:p>aRL</text:p>
          </table:table-cell>
        </table:table-row>
        <table:table-row table:style-name="ro3">
          <table:table-cell office:value-type="string">
            <text:p>[alpha]RR</text:p>
          </table:table-cell>
          <table:table-cell office:value-type="string">
            <text:p>αRR</text:p>
          </table:table-cell>
          <table:table-cell office:value-type="string">
            <text:p>aRR</text:p>
          </table:table-cell>
        </table:table-row>
        <table:table-row table:style-name="ro3">
          <table:table-cell office:value-type="string">
            <text:p>[alpha]SL</text:p>
          </table:table-cell>
          <table:table-cell office:value-type="string">
            <text:p>αSL</text:p>
          </table:table-cell>
          <table:table-cell office:value-type="string">
            <text:p>aSL</text:p>
          </table:table-cell>
        </table:table-row>
        <table:table-row table:style-name="ro3">
          <table:table-cell office:value-type="string">
            <text:p>[alpha]SR</text:p>
          </table:table-cell>
          <table:table-cell office:value-type="string">
            <text:p>αSR</text:p>
          </table:table-cell>
          <table:table-cell office:value-type="string">
            <text:p>aSR</text:p>
          </table:table-cell>
        </table:table-row>
        <table:table-row table:style-name="ro3">
          <table:table-cell office:value-type="string">
            <text:p>[alpha]STO</text:p>
          </table:table-cell>
          <table:table-cell office:value-type="string">
            <text:p>αSTO</text:p>
          </table:table-cell>
          <table:table-cell office:value-type="string">
            <text:p>aSTO</text:p>
          </table:table-cell>
        </table:table-row>
        <table:table-row table:style-name="ro3">
          <table:table-cell office:value-type="string">
            <text:p>[alpha]TIME</text:p>
          </table:table-cell>
          <table:table-cell office:value-type="string">
            <text:p>αTIME</text:p>
          </table:table-cell>
          <table:table-cell office:value-type="string">
            <text:p>aTIME</text:p>
          </table:table-cell>
        </table:table-row>
        <table:table-row table:style-name="ro3">
          <table:table-cell office:value-type="string">
            <text:p>[alpha]XEQ</text:p>
          </table:table-cell>
          <table:table-cell office:value-type="string">
            <text:p>αXEQ</text:p>
          </table:table-cell>
          <table:table-cell office:value-type="string">
            <text:p>aXEQ</text:p>
          </table:table-cell>
        </table:table-row>
        <table:table-row table:style-name="ro4">
          <table:table-cell office:value-type="string">
            <text:p>[beta]</text:p>
          </table:table-cell>
          <table:table-cell office:value-type="string">
            <text:p>β</text:p>
          </table:table-cell>
          <table:table-cell office:value-type="string">
            <text:p>BETA</text:p>
          </table:table-cell>
        </table:table-row>
        <table:table-row table:style-name="ro3">
          <table:table-cell office:value-type="string">
            <text:p>[cmplx][beta]</text:p>
          </table:table-cell>
          <table:table-cell office:value-type="string">
            <text:p>©β</text:p>
          </table:table-cell>
          <table:table-cell office:value-type="string">
            <text:p>cBETA</text:p>
          </table:table-cell>
        </table:table-row>
        <table:table-row table:style-name="ro4">
          <table:table-cell office:value-type="string">
            <text:p>[chi][^2]</text:p>
          </table:table-cell>
          <table:table-cell office:value-type="string">
            <text:p>χ²</text:p>
          </table:table-cell>
          <table:table-cell office:value-type="string">
            <text:p>CHI2</text:p>
          </table:table-cell>
        </table:table-row>
        <table:table-row table:style-name="ro3">
          <table:table-cell office:value-type="string">
            <text:p>[chi][^2][sub-p]</text:p>
          </table:table-cell>
          <table:table-cell office:value-type="string">
            <text:p>χ²ₚ</text:p>
          </table:table-cell>
          <table:table-cell office:value-type="string">
            <text:p>chi2-p</text:p>
          </table:table-cell>
        </table:table-row>
        <table:table-row table:style-name="ro3">
          <table:table-cell office:value-type="string">
            <text:p>[chi][^2][sub-u]</text:p>
          </table:table-cell>
          <table:table-cell office:value-type="string">
            <text:p>χ²ᵤ</text:p>
          </table:table-cell>
          <table:table-cell office:value-type="string">
            <text:p>CHI2-u</text:p>
          </table:table-cell>
        </table:table-row>
        <table:table-row table:style-name="ro4">
          <table:table-cell office:value-type="string">
            <text:p>[chi][^2]INV</text:p>
          </table:table-cell>
          <table:table-cell office:value-type="string">
            <text:p>χ²INV</text:p>
          </table:table-cell>
          <table:table-cell office:value-type="string">
            <text:p>INV-CHI2</text:p>
          </table:table-cell>
        </table:table-row>
        <table:table-row table:style-name="ro2">
          <table:table-cell office:value-type="string">
            <text:p>[degree][-&gt;]G</text:p>
          </table:table-cell>
          <table:table-cell office:value-type="string">
            <text:p>°→G</text:p>
          </table:table-cell>
          <table:table-cell office:value-type="string">
            <text:p>DEG&gt;GRAD</text:p>
          </table:table-cell>
        </table:table-row>
        <table:table-row table:style-name="ro3">
          <table:table-cell office:value-type="string">
            <text:p>[degree][-&gt;]rad</text:p>
          </table:table-cell>
          <table:table-cell office:value-type="string">
            <text:p>°→rad</text:p>
          </table:table-cell>
          <table:table-cell office:value-type="string">
            <text:p>DEG&gt;RAD</text:p>
          </table:table-cell>
        </table:table-row>
        <table:table-row table:style-name="ro2">
          <table:table-cell office:value-type="string">
            <text:p>[degree]C[-&gt;][degree]F</text:p>
          </table:table-cell>
          <table:table-cell office:value-type="string">
            <text:p>°C→°F</text:p>
          </table:table-cell>
          <table:table-cell office:value-type="string">
            <text:p>C&gt;F</text:p>
          </table:table-cell>
        </table:table-row>
        <table:table-row table:style-name="ro2">
          <table:table-cell office:value-type="string">
            <text:p>[degree]F[-&gt;][degree]C</text:p>
          </table:table-cell>
          <table:table-cell office:value-type="string">
            <text:p>°F→°C</text:p>
          </table:table-cell>
          <table:table-cell office:value-type="string">
            <text:p>F&gt;C</text:p>
          </table:table-cell>
        </table:table-row>
        <table:table-row table:style-name="ro2">
          <table:table-cell office:value-type="string">
            <text:p>[DELTA]%</text:p>
          </table:table-cell>
          <table:table-cell office:value-type="string">
            <text:p>Δ%</text:p>
          </table:table-cell>
          <table:table-cell office:value-type="string">
            <text:p>%CH</text:p>
          </table:table-cell>
        </table:table-row>
        <table:table-row table:style-name="ro2">
          <table:table-cell office:value-type="string">
            <text:p>[DELTA]DAYS</text:p>
          </table:table-cell>
          <table:table-cell office:value-type="string">
            <text:p>ΔDAYS</text:p>
          </table:table-cell>
          <table:table-cell office:value-type="string">
            <text:p>DDAYS</text:p>
          </table:table-cell>
        </table:table-row>
        <table:table-row table:style-name="ro4">
          <table:table-cell office:value-type="string">
            <text:p>[epsilon]</text:p>
          </table:table-cell>
          <table:table-cell office:value-type="string">
            <text:p>ε</text:p>
          </table:table-cell>
          <table:table-cell office:value-type="string">
            <text:p>epsilon</text:p>
          </table:table-cell>
        </table:table-row>
        <table:table-row table:style-name="ro3">
          <table:table-cell office:value-type="string">
            <text:p>[epsilon][sub-p]</text:p>
          </table:table-cell>
          <table:table-cell office:value-type="string">
            <text:p>εₚ</text:p>
          </table:table-cell>
          <table:table-cell office:value-type="string">
            <text:p>epsilon-pop</text:p>
          </table:table-cell>
        </table:table-row>
        <table:table-row table:style-name="ro4">
          <table:table-cell office:value-type="string">
            <text:p>[epsilon]m</text:p>
          </table:table-cell>
          <table:table-cell office:value-type="string">
            <text:p>εm</text:p>
          </table:table-cell>
          <table:table-cell office:value-type="string">
            <text:p>epsilon-m</text:p>
          </table:table-cell>
        </table:table-row>
        <table:table-row table:style-name="ro2">
          <table:table-cell office:value-type="string">
            <text:p>[GAMMA]</text:p>
          </table:table-cell>
          <table:table-cell office:value-type="string">
            <text:p>Γ</text:p>
          </table:table-cell>
          <table:table-cell office:value-type="string">
            <text:p>GAMMA</text:p>
          </table:table-cell>
        </table:table-row>
        <table:table-row table:style-name="ro2">
          <table:table-cell office:value-type="string">
            <text:p>[cmplx][GAMMA]</text:p>
          </table:table-cell>
          <table:table-cell office:value-type="string">
            <text:p>©Γ</text:p>
          </table:table-cell>
          <table:table-cell office:value-type="string">
            <text:p>cGAMMA</text:p>
          </table:table-cell>
        </table:table-row>
        <table:table-row table:style-name="ro2">
          <table:table-cell office:value-type="string">
            <text:p>[GAMMA][sub-p]</text:p>
          </table:table-cell>
          <table:table-cell office:value-type="string">
            <text:p>Γₚ</text:p>
          </table:table-cell>
          <table:table-cell office:value-type="string">
            <text:p>GAMMAP</text:p>
          </table:table-cell>
        </table:table-row>
        <table:table-row table:style-name="ro2">
          <table:table-cell office:value-type="string">
            <text:p>[GAMMA][sub-q]</text:p>
          </table:table-cell>
          <table:table-cell office:value-type="string">
            <text:p>Γₛ</text:p>
          </table:table-cell>
          <table:table-cell office:value-type="string">
            <text:p>GAMMAQ</text:p>
          </table:table-cell>
        </table:table-row>
        <table:table-row table:style-name="ro3">
          <table:table-cell office:value-type="string">
            <text:p>[gamma][sub-x][sub-y]</text:p>
          </table:table-cell>
          <table:table-cell office:value-type="string">
            <text:p>γₓᵧ</text:p>
          </table:table-cell>
          <table:table-cell office:value-type="string">
            <text:p>gammaxy</text:p>
          </table:table-cell>
        </table:table-row>
        <table:table-row table:style-name="ro3">
          <table:table-cell office:value-type="string">
            <text:p>[GAMMA][sub-x][sub-y]</text:p>
          </table:table-cell>
          <table:table-cell office:value-type="string">
            <text:p>Γₓᵧ</text:p>
          </table:table-cell>
          <table:table-cell office:value-type="string">
            <text:p>GAMMAxy</text:p>
          </table:table-cell>
        </table:table-row>
        <table:table-row table:style-name="ro2">
          <table:table-cell office:value-type="string">
            <text:p>[infinity]?</text:p>
          </table:table-cell>
          <table:table-cell office:value-type="string">
            <text:p>∞?</text:p>
          </table:table-cell>
          <table:table-cell office:value-type="string">
            <text:p>INF?</text:p>
          </table:table-cell>
        </table:table-row>
        <table:table-row table:style-name="ro2">
          <table:table-cell office:value-type="string">
            <text:p>[integral]</text:p>
          </table:table-cell>
          <table:table-cell office:value-type="string">
            <text:p>∫</text:p>
          </table:table-cell>
          <table:table-cell office:value-type="string">
            <text:p>INTG</text:p>
          </table:table-cell>
        </table:table-row>
        <table:table-row table:style-name="ro2">
          <table:table-cell office:value-type="string">
            <text:p>[PHI](x)</text:p>
          </table:table-cell>
          <table:table-cell office:value-type="string">
            <text:p>Φ(x)</text:p>
          </table:table-cell>
          <table:table-cell office:value-type="string">
            <text:p>PHI(x)</text:p>
          </table:table-cell>
        </table:table-row>
        <table:table-row table:style-name="ro2">
          <table:table-cell office:value-type="string">
            <text:p>[phi](x)</text:p>
          </table:table-cell>
          <table:table-cell office:value-type="string">
            <text:p>φ(x)</text:p>
          </table:table-cell>
          <table:table-cell office:value-type="string">
            <text:p>phi(x)</text:p>
          </table:table-cell>
        </table:table-row>
        <table:table-row table:style-name="ro2">
          <table:table-cell office:value-type="string">
            <text:p>[PHI][^-1](p)</text:p>
          </table:table-cell>
          <table:table-cell office:value-type="string">
            <text:p>Φ⁸(p)</text:p>
          </table:table-cell>
          <table:table-cell office:value-type="string">
            <text:p>INV-PHI</text:p>
          </table:table-cell>
        </table:table-row>
        <table:table-row table:style-name="ro2">
          <table:table-cell office:value-type="string">
            <text:p>[PHI][sub-u](x)</text:p>
          </table:table-cell>
          <table:table-cell office:value-type="string">
            <text:p>Φᵤ(x)</text:p>
          </table:table-cell>
          <table:table-cell office:value-type="string">
            <text:p>Q-u</text:p>
          </table:table-cell>
        </table:table-row>
        <table:table-row table:style-name="ro2">
          <table:table-cell office:value-type="string">
            <text:p>[PI]</text:p>
          </table:table-cell>
          <table:table-cell office:value-type="string">
            <text:p>Π</text:p>
          </table:table-cell>
          <table:table-cell office:value-type="string">
            <text:p>PROD</text:p>
          </table:table-cell>
        </table:table-row>
        <table:table-row table:style-name="ro2">
          <table:table-cell office:value-type="string">
            <text:p>[print]#</text:p>
          </table:table-cell>
          <table:table-cell office:value-type="string">
            <text:p>⎙#</text:p>
          </table:table-cell>
          <table:table-cell office:value-type="string">
            <text:p>P.#</text:p>
          </table:table-cell>
        </table:table-row>
        <table:table-row table:style-name="ro2">
          <table:table-cell office:value-type="string">
            <text:p>[print]+[alpha]</text:p>
          </table:table-cell>
          <table:table-cell office:value-type="string">
            <text:p>⎙+α</text:p>
          </table:table-cell>
          <table:table-cell office:value-type="string">
            <text:p>P.+a</text:p>
          </table:table-cell>
        </table:table-row>
        <table:table-row table:style-name="ro2">
          <table:table-cell office:value-type="string">
            <text:p>[print]?</text:p>
          </table:table-cell>
          <table:table-cell office:value-type="string">
            <text:p>⎙?</text:p>
          </table:table-cell>
          <table:table-cell office:value-type="string">
            <text:p>PRT?</text:p>
          </table:table-cell>
        </table:table-row>
        <table:table-row table:style-name="ro2">
          <table:table-cell office:value-type="string">
            <text:p>[print][alpha]</text:p>
          </table:table-cell>
          <table:table-cell office:value-type="string">
            <text:p>⎙α</text:p>
          </table:table-cell>
          <table:table-cell office:value-type="string">
            <text:p>P.a</text:p>
          </table:table-cell>
        </table:table-row>
        <table:table-row table:style-name="ro3">
          <table:table-cell office:value-type="string">
            <text:p>[print][alpha]+</text:p>
          </table:table-cell>
          <table:table-cell office:value-type="string">
            <text:p>⎙α+</text:p>
          </table:table-cell>
          <table:table-cell office:value-type="string">
            <text:p>P.a+</text:p>
          </table:table-cell>
        </table:table-row>
        <table:table-row table:style-name="ro2">
          <table:table-cell office:value-type="string">
            <text:p>[print][cmplx]r[sub-x][sub-y]</text:p>
          </table:table-cell>
          <table:table-cell office:value-type="string">
            <text:p>⎙©rₓᵧ</text:p>
          </table:table-cell>
          <table:table-cell office:value-type="string">
            <text:p>P.crect</text:p>
          </table:table-cell>
        </table:table-row>
        <table:table-row table:style-name="ro2">
          <table:table-cell office:value-type="string">
            <text:p>[print][SIGMA]</text:p>
          </table:table-cell>
          <table:table-cell office:value-type="string">
            <text:p>⎙Σ</text:p>
          </table:table-cell>
          <table:table-cell office:value-type="string">
            <text:p>P.SUMS</text:p>
          </table:table-cell>
        </table:table-row>
        <table:table-row table:style-name="ro2">
          <table:table-cell office:value-type="string">
            <text:p>[print]ADV</text:p>
          </table:table-cell>
          <table:table-cell office:value-type="string">
            <text:p>⎙ADV</text:p>
          </table:table-cell>
          <table:table-cell office:value-type="string">
            <text:p>P.ADV</text:p>
          </table:table-cell>
        </table:table-row>
        <table:table-row table:style-name="ro2">
          <table:table-cell office:value-type="string">
            <text:p>[print]CHR</text:p>
          </table:table-cell>
          <table:table-cell office:value-type="string">
            <text:p>⎙CHR</text:p>
          </table:table-cell>
          <table:table-cell office:value-type="string">
            <text:p>P.CHR</text:p>
          </table:table-cell>
        </table:table-row>
        <table:table-row table:style-name="ro2">
          <table:table-cell office:value-type="string">
            <text:p>[print]DLAY</text:p>
          </table:table-cell>
          <table:table-cell office:value-type="string">
            <text:p>⎙DLAY</text:p>
          </table:table-cell>
          <table:table-cell office:value-type="string">
            <text:p>P.DLAY</text:p>
          </table:table-cell>
        </table:table-row>
        <table:table-row table:style-name="ro2">
          <table:table-cell office:value-type="string">
            <text:p>[print]MODE</text:p>
          </table:table-cell>
          <table:table-cell office:value-type="string">
            <text:p>⎙MODE</text:p>
          </table:table-cell>
          <table:table-cell office:value-type="string">
            <text:p>P.MODE</text:p>
          </table:table-cell>
        </table:table-row>
        <table:table-row table:style-name="ro2">
          <table:table-cell office:value-type="string">
            <text:p>[print]PLOT</text:p>
          </table:table-cell>
          <table:table-cell office:value-type="string">
            <text:p>⎙PLOT</text:p>
          </table:table-cell>
          <table:table-cell office:value-type="string">
            <text:p>P.PLOT</text:p>
          </table:table-cell>
        </table:table-row>
        <table:table-row table:style-name="ro2">
          <table:table-cell office:value-type="string">
            <text:p>[print]PROG</text:p>
          </table:table-cell>
          <table:table-cell office:value-type="string">
            <text:p>⎙PROG</text:p>
          </table:table-cell>
          <table:table-cell office:value-type="string">
            <text:p>P.PROG</text:p>
          </table:table-cell>
        </table:table-row>
        <table:table-row table:style-name="ro2">
          <table:table-cell office:value-type="string">
            <text:p>[print]r</text:p>
          </table:table-cell>
          <table:table-cell office:value-type="string">
            <text:p>⎙r</text:p>
          </table:table-cell>
          <table:table-cell office:value-type="string">
            <text:p>P.r</text:p>
          </table:table-cell>
        </table:table-row>
        <table:table-row table:style-name="ro2">
          <table:table-cell office:value-type="string">
            <text:p>[print]REGS</text:p>
          </table:table-cell>
          <table:table-cell office:value-type="string">
            <text:p>⎙REGS</text:p>
          </table:table-cell>
          <table:table-cell office:value-type="string">
            <text:p>P.REGS</text:p>
          </table:table-cell>
        </table:table-row>
        <table:table-row table:style-name="ro2">
          <table:table-cell office:value-type="string">
            <text:p>[print]STK</text:p>
          </table:table-cell>
          <table:table-cell office:value-type="string">
            <text:p>⎙STK</text:p>
          </table:table-cell>
          <table:table-cell office:value-type="string">
            <text:p>P.STK</text:p>
          </table:table-cell>
        </table:table-row>
        <table:table-row table:style-name="ro2">
          <table:table-cell office:value-type="string">
            <text:p>[print]TAB</text:p>
          </table:table-cell>
          <table:table-cell office:value-type="string">
            <text:p>⎙TAB</text:p>
          </table:table-cell>
          <table:table-cell office:value-type="string">
            <text:p>P.TAB</text:p>
          </table:table-cell>
        </table:table-row>
        <table:table-row table:style-name="ro2">
          <table:table-cell office:value-type="string">
            <text:p>[print]WIDTH</text:p>
          </table:table-cell>
          <table:table-cell office:value-type="string">
            <text:p>⎙WIDTH</text:p>
          </table:table-cell>
          <table:table-cell office:value-type="string">
            <text:p>P.WIDTH</text:p>
          </table:table-cell>
        </table:table-row>
        <table:table-row table:style-name="ro4">
          <table:table-cell office:value-type="string">
            <text:p>[sigma]</text:p>
          </table:table-cell>
          <table:table-cell office:value-type="string">
            <text:p>σ</text:p>
          </table:table-cell>
          <table:table-cell office:value-type="string">
            <text:p>sigma</text:p>
          </table:table-cell>
        </table:table-row>
        <table:table-row table:style-name="ro2">
          <table:table-cell office:value-type="string">
            <text:p>[SIGMA]</text:p>
          </table:table-cell>
          <table:table-cell office:value-type="string">
            <text:p>Σ</text:p>
          </table:table-cell>
          <table:table-cell office:value-type="string">
            <text:p>SUM</text:p>
          </table:table-cell>
        </table:table-row>
        <table:table-row table:style-name="ro2">
          <table:table-cell office:value-type="string">
            <text:p>[SIGMA]+</text:p>
          </table:table-cell>
          <table:table-cell office:value-type="string">
            <text:p>Σ+</text:p>
          </table:table-cell>
          <table:table-cell office:value-type="string">
            <text:p>SIGMA+</text:p>
          </table:table-cell>
        </table:table-row>
        <table:table-row table:style-name="ro2">
          <table:table-cell office:value-type="string">
            <text:p>[SIGMA]-</text:p>
          </table:table-cell>
          <table:table-cell office:value-type="string">
            <text:p>Σ-</text:p>
          </table:table-cell>
          <table:table-cell office:value-type="string">
            <text:p>SIGMA-</text:p>
          </table:table-cell>
        </table:table-row>
        <table:table-row table:style-name="ro3">
          <table:table-cell office:value-type="string">
            <text:p>[SIGMA]ln[^2]x</text:p>
          </table:table-cell>
          <table:table-cell office:value-type="string">
            <text:p>Σln²x</text:p>
          </table:table-cell>
          <table:table-cell office:value-type="string">
            <text:p>SUMln2x</text:p>
          </table:table-cell>
        </table:table-row>
        <table:table-row table:style-name="ro3">
          <table:table-cell office:value-type="string">
            <text:p>[SIGMA]ln[^2]y</text:p>
          </table:table-cell>
          <table:table-cell office:value-type="string">
            <text:p>Σln²y</text:p>
          </table:table-cell>
          <table:table-cell office:value-type="string">
            <text:p>SUMln2y</text:p>
          </table:table-cell>
        </table:table-row>
        <table:table-row table:style-name="ro3">
          <table:table-cell office:value-type="string">
            <text:p>[SIGMA]lnx</text:p>
          </table:table-cell>
          <table:table-cell office:value-type="string">
            <text:p>Σlnx</text:p>
          </table:table-cell>
          <table:table-cell office:value-type="string">
            <text:p>SUMlnx</text:p>
          </table:table-cell>
        </table:table-row>
        <table:table-row table:style-name="ro3">
          <table:table-cell office:value-type="string">
            <text:p>[SIGMA]lnxy</text:p>
          </table:table-cell>
          <table:table-cell office:value-type="string">
            <text:p>Σlnxy</text:p>
          </table:table-cell>
          <table:table-cell office:value-type="string">
            <text:p>SUMlnxy</text:p>
          </table:table-cell>
        </table:table-row>
        <table:table-row table:style-name="ro3">
          <table:table-cell office:value-type="string">
            <text:p>[SIGMA]lny</text:p>
          </table:table-cell>
          <table:table-cell office:value-type="string">
            <text:p>Σlny</text:p>
          </table:table-cell>
          <table:table-cell office:value-type="string">
            <text:p>SUMlny</text:p>
          </table:table-cell>
        </table:table-row>
        <table:table-row table:style-name="ro4">
          <table:table-cell office:value-type="string">
            <text:p>[sigma]w</text:p>
          </table:table-cell>
          <table:table-cell office:value-type="string">
            <text:p>σw</text:p>
          </table:table-cell>
          <table:table-cell office:value-type="string">
            <text:p>sigma-w</text:p>
          </table:table-cell>
        </table:table-row>
        <table:table-row table:style-name="ro3">
          <table:table-cell office:value-type="string">
            <text:p>[SIGMA]x</text:p>
          </table:table-cell>
          <table:table-cell office:value-type="string">
            <text:p>Σx</text:p>
          </table:table-cell>
          <table:table-cell office:value-type="string">
            <text:p>SUMx</text:p>
          </table:table-cell>
        </table:table-row>
        <table:table-row table:style-name="ro4">
          <table:table-cell office:value-type="string">
            <text:p>[SIGMA]x[^2]</text:p>
          </table:table-cell>
          <table:table-cell office:value-type="string">
            <text:p>Σx²</text:p>
          </table:table-cell>
          <table:table-cell office:value-type="string">
            <text:p>SUMx2</text:p>
          </table:table-cell>
        </table:table-row>
        <table:table-row table:style-name="ro4">
          <table:table-cell office:value-type="string">
            <text:p>[SIGMA]x[^2]y</text:p>
          </table:table-cell>
          <table:table-cell office:value-type="string">
            <text:p>Σx²y</text:p>
          </table:table-cell>
          <table:table-cell office:value-type="string">
            <text:p>SUMx2y</text:p>
          </table:table-cell>
        </table:table-row>
        <table:table-row table:style-name="ro3">
          <table:table-cell office:value-type="string">
            <text:p>[SIGMA]xlny</text:p>
          </table:table-cell>
          <table:table-cell office:value-type="string">
            <text:p>Σxlny</text:p>
          </table:table-cell>
          <table:table-cell office:value-type="string">
            <text:p>SUMxlny</text:p>
          </table:table-cell>
        </table:table-row>
        <table:table-row table:style-name="ro3">
          <table:table-cell office:value-type="string">
            <text:p>[SIGMA]xy</text:p>
          </table:table-cell>
          <table:table-cell office:value-type="string">
            <text:p>Σxy</text:p>
          </table:table-cell>
          <table:table-cell office:value-type="string">
            <text:p>SUMxy</text:p>
          </table:table-cell>
        </table:table-row>
        <table:table-row table:style-name="ro3">
          <table:table-cell office:value-type="string">
            <text:p>[SIGMA]y</text:p>
          </table:table-cell>
          <table:table-cell office:value-type="string">
            <text:p>Σy</text:p>
          </table:table-cell>
          <table:table-cell office:value-type="string">
            <text:p>SUMy</text:p>
          </table:table-cell>
        </table:table-row>
        <table:table-row table:style-name="ro4">
          <table:table-cell office:value-type="string">
            <text:p>[SIGMA]y[^2]</text:p>
          </table:table-cell>
          <table:table-cell office:value-type="string">
            <text:p>Σy²</text:p>
          </table:table-cell>
          <table:table-cell office:value-type="string">
            <text:p>SUMy2</text:p>
          </table:table-cell>
        </table:table-row>
        <table:table-row table:style-name="ro3">
          <table:table-cell office:value-type="string">
            <text:p>[SIGMA]ylnx</text:p>
          </table:table-cell>
          <table:table-cell office:value-type="string">
            <text:p>Σylnx</text:p>
          </table:table-cell>
          <table:table-cell office:value-type="string">
            <text:p>SUMylnx</text:p>
          </table:table-cell>
        </table:table-row>
        <table:table-row table:style-name="ro2">
          <table:table-cell office:value-type="string">
            <text:p>[sqrt]</text:p>
          </table:table-cell>
          <table:table-cell office:value-type="string">
            <text:p>√</text:p>
          </table:table-cell>
          <table:table-cell office:value-type="string">
            <text:p>SQRT</text:p>
          </table:table-cell>
        </table:table-row>
        <table:table-row table:style-name="ro2">
          <table:table-cell office:value-type="string">
            <text:p>[cmplx][sqrt]</text:p>
          </table:table-cell>
          <table:table-cell office:value-type="string">
            <text:p>©√</text:p>
          </table:table-cell>
          <table:table-cell office:value-type="string">
            <text:p>cSQRT</text:p>
          </table:table-cell>
        </table:table-row>
        <table:table-row table:style-name="ro2">
          <table:table-cell office:value-type="string">
            <text:p>[times]</text:p>
          </table:table-cell>
          <table:table-cell office:value-type="string">
            <text:p>×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[cmplx][times]</text:p>
          </table:table-cell>
          <table:table-cell office:value-type="string">
            <text:p>©×</text:p>
          </table:table-cell>
          <table:table-cell office:value-type="string">
            <text:p>c*</text:p>
          </table:table-cell>
        </table:table-row>
        <table:table-row table:style-name="ro2">
          <table:table-cell office:value-type="string">
            <text:p>[times]MOD</text:p>
          </table:table-cell>
          <table:table-cell office:value-type="string">
            <text:p>×MOD</text:p>
          </table:table-cell>
          <table:table-cell/>
        </table:table-row>
        <table:table-row table:style-name="ro2">
          <table:table-cell office:value-type="string">
            <text:p>[x-bar]</text:p>
          </table:table-cell>
          <table:table-cell office:value-type="string">
            <text:p>Ẁ</text:p>
          </table:table-cell>
          <table:table-cell office:value-type="string">
            <text:p>MEAN</text:p>
          </table:table-cell>
        </table:table-row>
        <table:table-row table:style-name="ro4">
          <table:table-cell office:value-type="string">
            <text:p>[x-bar]g</text:p>
          </table:table-cell>
          <table:table-cell office:value-type="string">
            <text:p>Ẁg</text:p>
          </table:table-cell>
          <table:table-cell office:value-type="string">
            <text:p>GEOMEAN</text:p>
          </table:table-cell>
        </table:table-row>
        <table:table-row table:style-name="ro4">
          <table:table-cell office:value-type="string">
            <text:p>[x-bar]w</text:p>
          </table:table-cell>
          <table:table-cell office:value-type="string">
            <text:p>Ẁw</text:p>
          </table:table-cell>
          <table:table-cell office:value-type="string">
            <text:p>MEAN-w</text:p>
          </table:table-cell>
        </table:table-row>
        <table:table-row table:style-name="ro3">
          <table:table-cell office:value-type="string">
            <text:p>[x-hat]</text:p>
          </table:table-cell>
          <table:table-cell office:value-type="string">
            <text:p>ẋ</text:p>
          </table:table-cell>
          <table:table-cell office:value-type="string">
            <text:p>FCSTx</text:p>
          </table:table-cell>
        </table:table-row>
        <table:table-row table:style-name="ro3">
          <table:table-cell office:value-type="string">
            <text:p>[y-hat]</text:p>
          </table:table-cell>
          <table:table-cell office:value-type="string">
            <text:p>ŷ</text:p>
          </table:table-cell>
          <table:table-cell office:value-type="string">
            <text:p>FCSTy</text:p>
          </table:table-cell>
        </table:table-row>
        <table:table-row table:style-name="ro4">
          <table:table-cell office:value-type="string">
            <text:p>[zeta]</text:p>
          </table:table-cell>
          <table:table-cell office:value-type="string">
            <text:p>ζ</text:p>
          </table:table-cell>
          <table:table-cell office:value-type="string">
            <text:p>ZETA</text:p>
          </table:table-cell>
        </table:table-row>
        <table:table-row table:style-name="ro2">
          <table:table-cell office:value-type="string">
            <text:p>[cmplx]ABS</text:p>
          </table:table-cell>
          <table:table-cell office:value-type="string">
            <text:p>©ABS</text:p>
          </table:table-cell>
          <table:table-cell office:value-type="string">
            <text:p>cABS</text:p>
          </table:table-cell>
        </table:table-row>
        <table:table-row table:style-name="ro2">
          <table:table-cell office:value-type="string">
            <text:p>[cmplx]ACOS</text:p>
          </table:table-cell>
          <table:table-cell office:value-type="string">
            <text:p>©ACOS</text:p>
          </table:table-cell>
          <table:table-cell office:value-type="string">
            <text:p>cACOS</text:p>
          </table:table-cell>
        </table:table-row>
        <table:table-row table:style-name="ro2">
          <table:table-cell office:value-type="string">
            <text:p>[cmplx]ACOSH</text:p>
          </table:table-cell>
          <table:table-cell office:value-type="string">
            <text:p>©ACOSH</text:p>
          </table:table-cell>
          <table:table-cell office:value-type="string">
            <text:p>cACOSH</text:p>
          </table:table-cell>
        </table:table-row>
        <table:table-row table:style-name="ro3">
          <table:table-cell office:value-type="string">
            <text:p>acres[-&gt;]ha</text:p>
          </table:table-cell>
          <table:table-cell office:value-type="string">
            <text:p>acres→ha</text:p>
          </table:table-cell>
          <table:table-cell office:value-type="string">
            <text:p>acres&gt;ha</text:p>
          </table:table-cell>
        </table:table-row>
        <table:table-row table:style-name="ro3">
          <table:table-cell office:value-type="string">
            <text:p>acreUS[-&gt;]ha</text:p>
          </table:table-cell>
          <table:table-cell office:value-type="string">
            <text:p>acreUS→ha</text:p>
          </table:table-cell>
          <table:table-cell office:value-type="string">
            <text:p>acreUS&gt;ha</text:p>
          </table:table-cell>
        </table:table-row>
        <table:table-row table:style-name="ro2">
          <table:table-cell office:value-type="string">
            <text:p>[cmplx]AGM</text:p>
          </table:table-cell>
          <table:table-cell office:value-type="string">
            <text:p>©AGM</text:p>
          </table:table-cell>
          <table:table-cell office:value-type="string">
            <text:p>cAGM</text:p>
          </table:table-cell>
        </table:table-row>
        <table:table-row table:style-name="ro3">
          <table:table-cell office:value-type="string">
            <text:p>ar.[-&gt;]dB</text:p>
          </table:table-cell>
          <table:table-cell office:value-type="string">
            <text:p>ar.→dB</text:p>
          </table:table-cell>
          <table:table-cell office:value-type="string">
            <text:p>ar.&gt;dB</text:p>
          </table:table-cell>
        </table:table-row>
        <table:table-row table:style-name="ro2">
          <table:table-cell office:value-type="string">
            <text:p>[cmplx]ASIN</text:p>
          </table:table-cell>
          <table:table-cell office:value-type="string">
            <text:p>©ASIN</text:p>
          </table:table-cell>
          <table:table-cell office:value-type="string">
            <text:p>cASIN</text:p>
          </table:table-cell>
        </table:table-row>
        <table:table-row table:style-name="ro2">
          <table:table-cell office:value-type="string">
            <text:p>[cmplx]ASINH</text:p>
          </table:table-cell>
          <table:table-cell office:value-type="string">
            <text:p>©ASINH</text:p>
          </table:table-cell>
          <table:table-cell office:value-type="string">
            <text:p>cASINH</text:p>
          </table:table-cell>
        </table:table-row>
        <table:table-row table:style-name="ro2">
          <table:table-cell office:value-type="string">
            <text:p>[cmplx]ATAN</text:p>
          </table:table-cell>
          <table:table-cell office:value-type="string">
            <text:p>©ATAN</text:p>
          </table:table-cell>
          <table:table-cell office:value-type="string">
            <text:p>cATAN</text:p>
          </table:table-cell>
        </table:table-row>
        <table:table-row table:style-name="ro2">
          <table:table-cell office:value-type="string">
            <text:p>[cmplx]ATANH</text:p>
          </table:table-cell>
          <table:table-cell office:value-type="string">
            <text:p>©ATANH</text:p>
          </table:table-cell>
          <table:table-cell office:value-type="string">
            <text:p>cATANH</text:p>
          </table:table-cell>
        </table:table-row>
        <table:table-row table:style-name="ro3">
          <table:table-cell office:value-type="string">
            <text:p>atm[-&gt;]Pa</text:p>
          </table:table-cell>
          <table:table-cell office:value-type="string">
            <text:p>atm→Pa</text:p>
          </table:table-cell>
          <table:table-cell office:value-type="string">
            <text:p>atm&gt;Pa</text:p>
          </table:table-cell>
        </table:table-row>
        <table:table-row table:style-name="ro2">
          <table:table-cell office:value-type="string">
            <text:p>AU[-&gt;]km</text:p>
          </table:table-cell>
          <table:table-cell office:value-type="string">
            <text:p>AU→km</text:p>
          </table:table-cell>
          <table:table-cell office:value-type="string">
            <text:p>AU&gt;km</text:p>
          </table:table-cell>
        </table:table-row>
        <table:table-row table:style-name="ro2">
          <table:table-cell office:value-type="string">
            <text:p>B[sub-n]</text:p>
          </table:table-cell>
          <table:table-cell office:value-type="string">
            <text:p>Bₙ</text:p>
          </table:table-cell>
          <table:table-cell office:value-type="string">
            <text:p>Bn</text:p>
          </table:table-cell>
        </table:table-row>
        <table:table-row table:style-name="ro2">
          <table:table-cell office:value-type="string">
            <text:p>B[sub-n][super-star]</text:p>
          </table:table-cell>
          <table:table-cell office:value-type="string">
            <text:p>Bₙ⁺</text:p>
          </table:table-cell>
          <table:table-cell office:value-type="string">
            <text:p>Bn*</text:p>
          </table:table-cell>
        </table:table-row>
        <table:table-row table:style-name="ro3">
          <table:table-cell office:value-type="string">
            <text:p>bar[-&gt;]Pa</text:p>
          </table:table-cell>
          <table:table-cell office:value-type="string">
            <text:p>bar→Pa</text:p>
          </table:table-cell>
          <table:table-cell office:value-type="string">
            <text:p>bar&gt;Pa</text:p>
          </table:table-cell>
        </table:table-row>
        <table:table-row table:style-name="ro2">
          <table:table-cell office:value-type="string">
            <text:p>Binom[^-1]</text:p>
          </table:table-cell>
          <table:table-cell office:value-type="string">
            <text:p>Binom⁸</text:p>
          </table:table-cell>
          <table:table-cell office:value-type="string">
            <text:p>INV-Binom</text:p>
          </table:table-cell>
        </table:table-row>
        <table:table-row table:style-name="ro2">
          <table:table-cell office:value-type="string">
            <text:p>Binom[sub-p]</text:p>
          </table:table-cell>
          <table:table-cell office:value-type="string">
            <text:p>Binomₚ</text:p>
          </table:table-cell>
          <table:table-cell office:value-type="string">
            <text:p>Binom-p</text:p>
          </table:table-cell>
        </table:table-row>
        <table:table-row table:style-name="ro3">
          <table:table-cell office:value-type="string">
            <text:p>Binom[sub-u]</text:p>
          </table:table-cell>
          <table:table-cell office:value-type="string">
            <text:p>Binomᵤ</text:p>
          </table:table-cell>
          <table:table-cell office:value-type="string">
            <text:p>Binom-u</text:p>
          </table:table-cell>
        </table:table-row>
        <table:table-row table:style-name="ro3">
          <table:table-cell office:value-type="string">
            <text:p>Btu[-&gt;]J</text:p>
          </table:table-cell>
          <table:table-cell office:value-type="string">
            <text:p>Btu→J</text:p>
          </table:table-cell>
          <table:table-cell office:value-type="string">
            <text:p>Btu&gt;J</text:p>
          </table:table-cell>
        </table:table-row>
        <table:table-row table:style-name="ro3">
          <table:table-cell office:value-type="string">
            <text:p>cal[-&gt;]J</text:p>
          </table:table-cell>
          <table:table-cell office:value-type="string">
            <text:p>cal→J</text:p>
          </table:table-cell>
          <table:table-cell office:value-type="string">
            <text:p>cal&gt;J</text:p>
          </table:table-cell>
        </table:table-row>
        <table:table-row table:style-name="ro3">
          <table:table-cell office:value-type="string">
            <text:p>Cauch[^-1]</text:p>
          </table:table-cell>
          <table:table-cell office:value-type="string">
            <text:p>Cauch⁸</text:p>
          </table:table-cell>
          <table:table-cell office:value-type="string">
            <text:p>INV-Cauch</text:p>
          </table:table-cell>
        </table:table-row>
        <table:table-row table:style-name="ro3">
          <table:table-cell office:value-type="string">
            <text:p>Cauch[sub-p]</text:p>
          </table:table-cell>
          <table:table-cell office:value-type="string">
            <text:p>Cauchₚ</text:p>
          </table:table-cell>
          <table:table-cell office:value-type="string">
            <text:p>Cauch-p</text:p>
          </table:table-cell>
        </table:table-row>
        <table:table-row table:style-name="ro3">
          <table:table-cell office:value-type="string">
            <text:p>Cauch[sub-u]</text:p>
          </table:table-cell>
          <table:table-cell office:value-type="string">
            <text:p>Cauchᵤ</text:p>
          </table:table-cell>
          <table:table-cell office:value-type="string">
            <text:p>Cauch-u</text:p>
          </table:table-cell>
        </table:table-row>
        <table:table-row table:style-name="ro3">
          <table:table-cell office:value-type="string">
            <text:p>cft[-&gt;]l</text:p>
          </table:table-cell>
          <table:table-cell office:value-type="string">
            <text:p>cft→l</text:p>
          </table:table-cell>
          <table:table-cell office:value-type="string">
            <text:p>cft&gt;l</text:p>
          </table:table-cell>
        </table:table-row>
        <table:table-row table:style-name="ro3">
          <table:table-cell office:value-type="string">
            <text:p>CL[alpha]</text:p>
          </table:table-cell>
          <table:table-cell office:value-type="string">
            <text:p>CLα</text:p>
          </table:table-cell>
          <table:table-cell office:value-type="string">
            <text:p>CLa</text:p>
          </table:table-cell>
        </table:table-row>
        <table:table-row table:style-name="ro2">
          <table:table-cell office:value-type="string">
            <text:p>CL[SIGMA]</text:p>
          </table:table-cell>
          <table:table-cell office:value-type="string">
            <text:p>CLΣ</text:p>
          </table:table-cell>
          <table:table-cell office:value-type="string">
            <text:p>CLSUMS</text:p>
          </table:table-cell>
        </table:table-row>
        <table:table-row table:style-name="ro3">
          <table:table-cell office:value-type="string">
            <text:p>cm[-&gt;]inches</text:p>
          </table:table-cell>
          <table:table-cell office:value-type="string">
            <text:p>cm→inches</text:p>
          </table:table-cell>
          <table:table-cell office:value-type="string">
            <text:p>cm&gt;inches</text:p>
          </table:table-cell>
        </table:table-row>
        <table:table-row table:style-name="ro2">
          <table:table-cell office:value-type="string">
            <text:p>[cmplx]CNST</text:p>
          </table:table-cell>
          <table:table-cell office:value-type="string">
            <text:p>©CNST</text:p>
          </table:table-cell>
          <table:table-cell office:value-type="string">
            <text:p>cCNST</text:p>
          </table:table-cell>
        </table:table-row>
        <table:table-row table:style-name="ro2">
          <table:table-cell office:value-type="string">
            <text:p>[cmplx]COMB</text:p>
          </table:table-cell>
          <table:table-cell office:value-type="string">
            <text:p>©COMB</text:p>
          </table:table-cell>
          <table:table-cell office:value-type="string">
            <text:p>cCOMB</text:p>
          </table:table-cell>
        </table:table-row>
        <table:table-row table:style-name="ro2">
          <table:table-cell office:value-type="string">
            <text:p>[cmplx]CONJ</text:p>
          </table:table-cell>
          <table:table-cell office:value-type="string">
            <text:p>©CONJ</text:p>
          </table:table-cell>
          <table:table-cell office:value-type="string">
            <text:p>cCONJ</text:p>
          </table:table-cell>
        </table:table-row>
        <table:table-row table:style-name="ro2">
          <table:table-cell office:value-type="string">
            <text:p>[cmplx]COS</text:p>
          </table:table-cell>
          <table:table-cell office:value-type="string">
            <text:p>©COS</text:p>
          </table:table-cell>
          <table:table-cell office:value-type="string">
            <text:p>cCOS</text:p>
          </table:table-cell>
        </table:table-row>
        <table:table-row table:style-name="ro2">
          <table:table-cell office:value-type="string">
            <text:p>[cmplx]COSH</text:p>
          </table:table-cell>
          <table:table-cell office:value-type="string">
            <text:p>©COSH</text:p>
          </table:table-cell>
          <table:table-cell office:value-type="string">
            <text:p>cCOSH</text:p>
          </table:table-cell>
        </table:table-row>
        <table:table-row table:style-name="ro2">
          <table:table-cell office:value-type="string">
            <text:p>[cmplx]CROSS</text:p>
          </table:table-cell>
          <table:table-cell office:value-type="string">
            <text:p>©CROSS</text:p>
          </table:table-cell>
          <table:table-cell office:value-type="string">
            <text:p>cCROSS</text:p>
          </table:table-cell>
        </table:table-row>
        <table:table-row table:style-name="ro3">
          <table:table-cell office:value-type="string">
            <text:p>cwt[-&gt;]kg</text:p>
          </table:table-cell>
          <table:table-cell office:value-type="string">
            <text:p>cwt→kg</text:p>
          </table:table-cell>
          <table:table-cell office:value-type="string">
            <text:p>cwt&gt;kg</text:p>
          </table:table-cell>
        </table:table-row>
        <table:table-row table:style-name="ro2">
          <table:table-cell office:value-type="string">
            <text:p>D[-&gt;]J</text:p>
          </table:table-cell>
          <table:table-cell office:value-type="string">
            <text:p>D→J</text:p>
          </table:table-cell>
          <table:table-cell office:value-type="string">
            <text:p>D&gt;J</text:p>
          </table:table-cell>
        </table:table-row>
        <table:table-row table:style-name="ro2">
          <table:table-cell office:value-type="string">
            <text:p>DATE[-&gt;]</text:p>
          </table:table-cell>
          <table:table-cell office:value-type="string">
            <text:p>DATE→</text:p>
          </table:table-cell>
          <table:table-cell office:value-type="string">
            <text:p>DATE&gt;</text:p>
          </table:table-cell>
        </table:table-row>
        <table:table-row table:style-name="ro3">
          <table:table-cell office:value-type="string">
            <text:p>dB[-&gt;]ar.</text:p>
          </table:table-cell>
          <table:table-cell office:value-type="string">
            <text:p>dB→ar.</text:p>
          </table:table-cell>
          <table:table-cell office:value-type="string">
            <text:p>dB&gt;ar.</text:p>
          </table:table-cell>
        </table:table-row>
        <table:table-row table:style-name="ro3">
          <table:table-cell office:value-type="string">
            <text:p>dB[-&gt;]pr.</text:p>
          </table:table-cell>
          <table:table-cell office:value-type="string">
            <text:p>dB→pr.</text:p>
          </table:table-cell>
          <table:table-cell office:value-type="string">
            <text:p>dB&gt;pr.</text:p>
          </table:table-cell>
        </table:table-row>
        <table:table-row table:style-name="ro2">
          <table:table-cell office:value-type="string">
            <text:p>DBL[times]</text:p>
          </table:table-cell>
          <table:table-cell office:value-type="string">
            <text:p>DBL×</text:p>
          </table:table-cell>
          <table:table-cell office:value-type="string">
            <text:p>DBL*</text:p>
          </table:table-cell>
        </table:table-row>
        <table:table-row table:style-name="ro2">
          <table:table-cell office:value-type="string">
            <text:p>DEG[-&gt;]</text:p>
          </table:table-cell>
          <table:table-cell office:value-type="string">
            <text:p>DEG→</text:p>
          </table:table-cell>
          <table:table-cell office:value-type="string">
            <text:p>DEG&gt;</text:p>
          </table:table-cell>
        </table:table-row>
        <table:table-row table:style-name="ro2">
          <table:table-cell office:value-type="string">
            <text:p>[cmplx]DOT</text:p>
          </table:table-cell>
          <table:table-cell office:value-type="string">
            <text:p>©DOT</text:p>
          </table:table-cell>
          <table:table-cell office:value-type="string">
            <text:p>cDOT</text:p>
          </table:table-cell>
        </table:table-row>
        <table:table-row table:style-name="ro2">
          <table:table-cell office:value-type="string">
            <text:p>[cmplx]DROP</text:p>
          </table:table-cell>
          <table:table-cell office:value-type="string">
            <text:p>©DROP</text:p>
          </table:table-cell>
          <table:table-cell office:value-type="string">
            <text:p>cDROP</text:p>
          </table:table-cell>
        </table:table-row>
        <table:table-row table:style-name="ro4">
          <table:table-cell office:value-type="string">
            <text:p>e[^x]</text:p>
          </table:table-cell>
          <table:table-cell office:value-type="string">
            <text:p>eᵡ</text:p>
          </table:table-cell>
          <table:table-cell office:value-type="string">
            <text:p>EXP</text:p>
          </table:table-cell>
        </table:table-row>
        <table:table-row table:style-name="ro3">
          <table:table-cell office:value-type="string">
            <text:p>[cmplx]e[^x]</text:p>
          </table:table-cell>
          <table:table-cell office:value-type="string">
            <text:p>©eᵡ</text:p>
          </table:table-cell>
          <table:table-cell office:value-type="string">
            <text:p>cEXP</text:p>
          </table:table-cell>
        </table:table-row>
        <table:table-row table:style-name="ro4">
          <table:table-cell office:value-type="string">
            <text:p>e[^x]-1</text:p>
          </table:table-cell>
          <table:table-cell office:value-type="string">
            <text:p>eᵡ-1</text:p>
          </table:table-cell>
          <table:table-cell office:value-type="string">
            <text:p>EXP-1</text:p>
          </table:table-cell>
        </table:table-row>
        <table:table-row table:style-name="ro3">
          <table:table-cell office:value-type="string">
            <text:p>[cmplx]e[^x]-1</text:p>
          </table:table-cell>
          <table:table-cell office:value-type="string">
            <text:p>©eᵡ-1</text:p>
          </table:table-cell>
          <table:table-cell office:value-type="string">
            <text:p>cEXP-1</text:p>
          </table:table-cell>
        </table:table-row>
        <table:table-row table:style-name="ro2">
          <table:table-cell office:value-type="string">
            <text:p>[cmplx]ENTER</text:p>
          </table:table-cell>
          <table:table-cell office:value-type="string">
            <text:p>©ENTER</text:p>
          </table:table-cell>
          <table:table-cell office:value-type="string">
            <text:p>cENTER</text:p>
          </table:table-cell>
        </table:table-row>
        <table:table-row table:style-name="ro2">
          <table:table-cell office:value-type="string">
            <text:p>ENTER[^]</text:p>
          </table:table-cell>
          <table:table-cell office:value-type="string">
            <text:p>ENTER↑</text:p>
          </table:table-cell>
          <table:table-cell office:value-type="string">
            <text:p>ENTER</text:p>
          </table:table-cell>
        </table:table-row>
        <table:table-row table:style-name="ro3">
          <table:table-cell office:value-type="string">
            <text:p>Expon[^-1]</text:p>
          </table:table-cell>
          <table:table-cell office:value-type="string">
            <text:p>Expon⁸</text:p>
          </table:table-cell>
          <table:table-cell office:value-type="string">
            <text:p>INV-Expon</text:p>
          </table:table-cell>
        </table:table-row>
        <table:table-row table:style-name="ro3">
          <table:table-cell office:value-type="string">
            <text:p>Expon[sub-p]</text:p>
          </table:table-cell>
          <table:table-cell office:value-type="string">
            <text:p>Exponₚ</text:p>
          </table:table-cell>
          <table:table-cell office:value-type="string">
            <text:p>Expon-p</text:p>
          </table:table-cell>
        </table:table-row>
        <table:table-row table:style-name="ro3">
          <table:table-cell office:value-type="string">
            <text:p>Expon[sub-u]</text:p>
          </table:table-cell>
          <table:table-cell office:value-type="string">
            <text:p>Exponᵤ</text:p>
          </table:table-cell>
          <table:table-cell office:value-type="string">
            <text:p>Expon-u</text:p>
          </table:table-cell>
        </table:table-row>
        <table:table-row table:style-name="ro2">
          <table:table-cell office:value-type="string">
            <text:p>F[^-1](p)</text:p>
          </table:table-cell>
          <table:table-cell office:value-type="string">
            <text:p>F⁸(p)</text:p>
          </table:table-cell>
          <table:table-cell office:value-type="string">
            <text:p>INV-F</text:p>
          </table:table-cell>
        </table:table-row>
        <table:table-row table:style-name="ro2">
          <table:table-cell office:value-type="string">
            <text:p>F[sub-p](x)</text:p>
          </table:table-cell>
          <table:table-cell office:value-type="string">
            <text:p>Fₚ(x)</text:p>
          </table:table-cell>
          <table:table-cell office:value-type="string">
            <text:p>F-p(x)</text:p>
          </table:table-cell>
        </table:table-row>
        <table:table-row table:style-name="ro3">
          <table:table-cell office:value-type="string">
            <text:p>F[sub-u](x)</text:p>
          </table:table-cell>
          <table:table-cell office:value-type="string">
            <text:p>Fᵤ(x)</text:p>
          </table:table-cell>
          <table:table-cell office:value-type="string">
            <text:p>F-u</text:p>
          </table:table-cell>
        </table:table-row>
        <table:table-row table:style-name="ro3">
          <table:table-cell office:value-type="string">
            <text:p>fathom[-&gt;]m</text:p>
          </table:table-cell>
          <table:table-cell office:value-type="string">
            <text:p>fathom→m</text:p>
          </table:table-cell>
          <table:table-cell office:value-type="string">
            <text:p>fathom&gt;m</text:p>
          </table:table-cell>
        </table:table-row>
        <table:table-row table:style-name="ro3">
          <table:table-cell office:value-type="string">
            <text:p>feet[-&gt;]m</text:p>
          </table:table-cell>
          <table:table-cell office:value-type="string">
            <text:p>feet→m</text:p>
          </table:table-cell>
          <table:table-cell office:value-type="string">
            <text:p>feet&gt;m</text:p>
          </table:table-cell>
        </table:table-row>
        <table:table-row table:style-name="ro3">
          <table:table-cell office:value-type="string">
            <text:p>feetUS[-&gt;]m</text:p>
          </table:table-cell>
          <table:table-cell office:value-type="string">
            <text:p>feetUS→m</text:p>
          </table:table-cell>
          <table:table-cell office:value-type="string">
            <text:p>feetUS&gt;m</text:p>
          </table:table-cell>
        </table:table-row>
        <table:table-row table:style-name="ro2">
          <table:table-cell office:value-type="string">
            <text:p>[cmplx]FIB</text:p>
          </table:table-cell>
          <table:table-cell office:value-type="string">
            <text:p>©FIB</text:p>
          </table:table-cell>
          <table:table-cell office:value-type="string">
            <text:p>cFIB</text:p>
          </table:table-cell>
        </table:table-row>
        <table:table-row table:style-name="ro2">
          <table:table-cell office:value-type="string">
            <text:p>[cmplx]FILL</text:p>
          </table:table-cell>
          <table:table-cell office:value-type="string">
            <text:p>©FILL</text:p>
          </table:table-cell>
          <table:table-cell office:value-type="string">
            <text:p>cFILL</text:p>
          </table:table-cell>
        </table:table-row>
        <table:table-row table:style-name="ro2">
          <table:table-cell office:value-type="string">
            <text:p>flozUK[-&gt;]ml</text:p>
          </table:table-cell>
          <table:table-cell office:value-type="string">
            <text:p>flozUK→ml</text:p>
          </table:table-cell>
          <table:table-cell office:value-type="string">
            <text:p>flozUK&gt;ml</text:p>
          </table:table-cell>
        </table:table-row>
        <table:table-row table:style-name="ro2">
          <table:table-cell office:value-type="string">
            <text:p>flozUS[-&gt;]ml</text:p>
          </table:table-cell>
          <table:table-cell office:value-type="string">
            <text:p>flozUS→ml</text:p>
          </table:table-cell>
          <table:table-cell office:value-type="string">
            <text:p>flozUS&gt;ml</text:p>
          </table:table-cell>
        </table:table-row>
        <table:table-row table:style-name="ro2">
          <table:table-cell office:value-type="string">
            <text:p>[cmplx]FP</text:p>
          </table:table-cell>
          <table:table-cell office:value-type="string">
            <text:p>©FP</text:p>
          </table:table-cell>
          <table:table-cell office:value-type="string">
            <text:p>cFP</text:p>
          </table:table-cell>
        </table:table-row>
        <table:table-row table:style-name="ro2">
          <table:table-cell office:value-type="string">
            <text:p>G[-&gt;][degree]</text:p>
          </table:table-cell>
          <table:table-cell office:value-type="string">
            <text:p>G→°</text:p>
          </table:table-cell>
          <table:table-cell office:value-type="string">
            <text:p>GRAD&gt;DEG</text:p>
          </table:table-cell>
        </table:table-row>
        <table:table-row table:style-name="ro3">
          <table:table-cell office:value-type="string">
            <text:p>g[-&gt;]oz</text:p>
          </table:table-cell>
          <table:table-cell office:value-type="string">
            <text:p>g→oz</text:p>
          </table:table-cell>
          <table:table-cell office:value-type="string">
            <text:p>g&gt;oz</text:p>
          </table:table-cell>
        </table:table-row>
        <table:table-row table:style-name="ro2">
          <table:table-cell office:value-type="string">
            <text:p>G[-&gt;]rad</text:p>
          </table:table-cell>
          <table:table-cell office:value-type="string">
            <text:p>G→rad</text:p>
          </table:table-cell>
          <table:table-cell office:value-type="string">
            <text:p>GRAD&gt;RAD</text:p>
          </table:table-cell>
        </table:table-row>
        <table:table-row table:style-name="ro2">
          <table:table-cell office:value-type="string">
            <text:p>g[-&gt;]tr.oz</text:p>
          </table:table-cell>
          <table:table-cell office:value-type="string">
            <text:p>g→tr.oz</text:p>
          </table:table-cell>
          <table:table-cell office:value-type="string">
            <text:p>g&gt;tr.oz</text:p>
          </table:table-cell>
        </table:table-row>
        <table:table-row table:style-name="ro2">
          <table:table-cell office:value-type="string">
            <text:p>g[sub-d]</text:p>
          </table:table-cell>
          <table:table-cell office:value-type="string">
            <text:p>g⒟</text:p>
          </table:table-cell>
          <table:table-cell office:value-type="string">
            <text:p>GUD</text:p>
          </table:table-cell>
        </table:table-row>
        <table:table-row table:style-name="ro2">
          <table:table-cell office:value-type="string">
            <text:p>[cmplx]g[sub-d]</text:p>
          </table:table-cell>
          <table:table-cell office:value-type="string">
            <text:p>©g⒟</text:p>
          </table:table-cell>
          <table:table-cell office:value-type="string">
            <text:p>cGUD</text:p>
          </table:table-cell>
        </table:table-row>
        <table:table-row table:style-name="ro2">
          <table:table-cell office:value-type="string">
            <text:p>g[sub-d][^-1]</text:p>
          </table:table-cell>
          <table:table-cell office:value-type="string">
            <text:p>g⒟⁸</text:p>
          </table:table-cell>
          <table:table-cell office:value-type="string">
            <text:p>INV-GUD</text:p>
          </table:table-cell>
        </table:table-row>
        <table:table-row table:style-name="ro2">
          <table:table-cell office:value-type="string">
            <text:p>[cmplx]g[sub-d][^-1]</text:p>
          </table:table-cell>
          <table:table-cell office:value-type="string">
            <text:p>©g⒟⁸</text:p>
          </table:table-cell>
          <table:table-cell office:value-type="string">
            <text:p>cINV-GUD</text:p>
          </table:table-cell>
        </table:table-row>
        <table:table-row table:style-name="ro2">
          <table:table-cell office:value-type="string">
            <text:p>galUK[-&gt;]l</text:p>
          </table:table-cell>
          <table:table-cell office:value-type="string">
            <text:p>galUK→l</text:p>
          </table:table-cell>
          <table:table-cell office:value-type="string">
            <text:p>galUK&gt;l</text:p>
          </table:table-cell>
        </table:table-row>
        <table:table-row table:style-name="ro2">
          <table:table-cell office:value-type="string">
            <text:p>galUS[-&gt;]l</text:p>
          </table:table-cell>
          <table:table-cell office:value-type="string">
            <text:p>galUS→l</text:p>
          </table:table-cell>
          <table:table-cell office:value-type="string">
            <text:p>galUS&gt;l</text:p>
          </table:table-cell>
        </table:table-row>
        <table:table-row table:style-name="ro2">
          <table:table-cell office:value-type="string">
            <text:p>Geom[^-1]</text:p>
          </table:table-cell>
          <table:table-cell office:value-type="string">
            <text:p>Geom⁸</text:p>
          </table:table-cell>
          <table:table-cell office:value-type="string">
            <text:p>INV-Geom</text:p>
          </table:table-cell>
        </table:table-row>
        <table:table-row table:style-name="ro2">
          <table:table-cell office:value-type="string">
            <text:p>Geom[sub-p]</text:p>
          </table:table-cell>
          <table:table-cell office:value-type="string">
            <text:p>Geomₚ</text:p>
          </table:table-cell>
          <table:table-cell office:value-type="string">
            <text:p>Geom-p</text:p>
          </table:table-cell>
        </table:table-row>
        <table:table-row table:style-name="ro2">
          <table:table-cell office:value-type="string">
            <text:p>Geom[sub-u]</text:p>
          </table:table-cell>
          <table:table-cell office:value-type="string">
            <text:p>Geomᵤ</text:p>
          </table:table-cell>
          <table:table-cell office:value-type="string">
            <text:p>Geom-u</text:p>
          </table:table-cell>
        </table:table-row>
        <table:table-row table:style-name="ro2">
          <table:table-cell office:value-type="string">
            <text:p>GRAD[-&gt;]</text:p>
          </table:table-cell>
          <table:table-cell office:value-type="string">
            <text:p>GRAD→</text:p>
          </table:table-cell>
          <table:table-cell office:value-type="string">
            <text:p>GRAD&gt;</text:p>
          </table:table-cell>
        </table:table-row>
        <table:table-row table:style-name="ro3">
          <table:table-cell office:value-type="string">
            <text:p>GTO[alpha]</text:p>
          </table:table-cell>
          <table:table-cell office:value-type="string">
            <text:p>GTOα</text:p>
          </table:table-cell>
          <table:table-cell office:value-type="string">
            <text:p>GTOa</text:p>
          </table:table-cell>
        </table:table-row>
        <table:table-row table:style-name="ro2">
          <table:table-cell office:value-type="string">
            <text:p>H[sub-n]</text:p>
          </table:table-cell>
          <table:table-cell office:value-type="string">
            <text:p>Hₙ</text:p>
          </table:table-cell>
          <table:table-cell office:value-type="string">
            <text:p>Hn</text:p>
          </table:table-cell>
        </table:table-row>
        <table:table-row table:style-name="ro2">
          <table:table-cell office:value-type="string">
            <text:p>H[sub-n][sub-p]</text:p>
          </table:table-cell>
          <table:table-cell office:value-type="string">
            <text:p>Hₙₚ</text:p>
          </table:table-cell>
          <table:table-cell office:value-type="string">
            <text:p>Hnp</text:p>
          </table:table-cell>
        </table:table-row>
        <table:table-row table:style-name="ro3">
          <table:table-cell office:value-type="string">
            <text:p>ha[-&gt;]acres</text:p>
          </table:table-cell>
          <table:table-cell office:value-type="string">
            <text:p>ha→acres</text:p>
          </table:table-cell>
          <table:table-cell office:value-type="string">
            <text:p>ha&gt;acres</text:p>
          </table:table-cell>
        </table:table-row>
        <table:table-row table:style-name="ro3">
          <table:table-cell office:value-type="string">
            <text:p>ha[-&gt;]acreUS</text:p>
          </table:table-cell>
          <table:table-cell office:value-type="string">
            <text:p>ha→acreUS</text:p>
          </table:table-cell>
          <table:table-cell office:value-type="string">
            <text:p>ha&gt;acreUS</text:p>
          </table:table-cell>
        </table:table-row>
        <table:table-row table:style-name="ro3">
          <table:table-cell office:value-type="string">
            <text:p>hp(E)[-&gt;]W</text:p>
          </table:table-cell>
          <table:table-cell office:value-type="string">
            <text:p>hp(E)→W</text:p>
          </table:table-cell>
          <table:table-cell office:value-type="string">
            <text:p>hp(E)&gt;W</text:p>
          </table:table-cell>
        </table:table-row>
        <table:table-row table:style-name="ro3">
          <table:table-cell office:value-type="string">
            <text:p>hp(I)[-&gt;]W</text:p>
          </table:table-cell>
          <table:table-cell office:value-type="string">
            <text:p>hp(I)→W</text:p>
          </table:table-cell>
          <table:table-cell office:value-type="string">
            <text:p>hp(I)&gt;W</text:p>
          </table:table-cell>
        </table:table-row>
        <table:table-row table:style-name="ro3">
          <table:table-cell office:value-type="string">
            <text:p>hp(M)[-&gt;]W</text:p>
          </table:table-cell>
          <table:table-cell office:value-type="string">
            <text:p>hp(M)→W</text:p>
          </table:table-cell>
          <table:table-cell office:value-type="string">
            <text:p>hp(M)&gt;W</text:p>
          </table:table-cell>
        </table:table-row>
        <table:table-row table:style-name="ro2">
          <table:table-cell office:value-type="string">
            <text:p>[cmplx]i</text:p>
          </table:table-cell>
          <table:table-cell office:value-type="string">
            <text:p>©i</text:p>
          </table:table-cell>
          <table:table-cell office:value-type="string">
            <text:p>ci</text:p>
          </table:table-cell>
        </table:table-row>
        <table:table-row table:style-name="ro2">
          <table:table-cell office:value-type="string">
            <text:p>I[sub-x]</text:p>
          </table:table-cell>
          <table:table-cell office:value-type="string">
            <text:p>Iₓ</text:p>
          </table:table-cell>
          <table:table-cell office:value-type="string">
            <text:p>IBETA</text:p>
          </table:table-cell>
        </table:table-row>
        <table:table-row table:style-name="ro2">
          <table:table-cell office:value-type="string">
            <text:p>[cmplx]IDIV</text:p>
          </table:table-cell>
          <table:table-cell office:value-type="string">
            <text:p>©IDIV</text:p>
          </table:table-cell>
          <table:table-cell office:value-type="string">
            <text:p>cIDIV</text:p>
          </table:table-cell>
        </table:table-row>
        <table:table-row table:style-name="ro3">
          <table:table-cell office:value-type="string">
            <text:p>inches[-&gt;]cm</text:p>
          </table:table-cell>
          <table:table-cell office:value-type="string">
            <text:p>inches→cm</text:p>
          </table:table-cell>
          <table:table-cell office:value-type="string">
            <text:p>inches&gt;cm</text:p>
          </table:table-cell>
        </table:table-row>
        <table:table-row table:style-name="ro3">
          <table:table-cell office:value-type="string">
            <text:p>inHg[-&gt;]Pa</text:p>
          </table:table-cell>
          <table:table-cell office:value-type="string">
            <text:p>inHg→Pa</text:p>
          </table:table-cell>
          <table:table-cell office:value-type="string">
            <text:p>inHg&gt;Pa</text:p>
          </table:table-cell>
        </table:table-row>
        <table:table-row table:style-name="ro2">
          <table:table-cell office:value-type="string">
            <text:p>[cmplx]IP</text:p>
          </table:table-cell>
          <table:table-cell office:value-type="string">
            <text:p>©IP</text:p>
          </table:table-cell>
          <table:table-cell office:value-type="string">
            <text:p>cIP</text:p>
          </table:table-cell>
        </table:table-row>
        <table:table-row table:style-name="ro3">
          <table:table-cell office:value-type="string">
            <text:p>J[-&gt;]Btu</text:p>
          </table:table-cell>
          <table:table-cell office:value-type="string">
            <text:p>J→Btu</text:p>
          </table:table-cell>
          <table:table-cell office:value-type="string">
            <text:p>J&gt;Btu</text:p>
          </table:table-cell>
        </table:table-row>
        <table:table-row table:style-name="ro3">
          <table:table-cell office:value-type="string">
            <text:p>J[-&gt;]cal</text:p>
          </table:table-cell>
          <table:table-cell office:value-type="string">
            <text:p>J→cal</text:p>
          </table:table-cell>
          <table:table-cell office:value-type="string">
            <text:p>J&gt;cal</text:p>
          </table:table-cell>
        </table:table-row>
        <table:table-row table:style-name="ro2">
          <table:table-cell office:value-type="string">
            <text:p>J[-&gt;]D</text:p>
          </table:table-cell>
          <table:table-cell office:value-type="string">
            <text:p>J→D</text:p>
          </table:table-cell>
          <table:table-cell office:value-type="string">
            <text:p>J&gt;D</text:p>
          </table:table-cell>
        </table:table-row>
        <table:table-row table:style-name="ro3">
          <table:table-cell office:value-type="string">
            <text:p>J[-&gt;]kWh</text:p>
          </table:table-cell>
          <table:table-cell office:value-type="string">
            <text:p>J→kWh</text:p>
          </table:table-cell>
          <table:table-cell office:value-type="string">
            <text:p>J&gt;kWh</text:p>
          </table:table-cell>
        </table:table-row>
        <table:table-row table:style-name="ro3">
          <table:table-cell office:value-type="string">
            <text:p>kg[-&gt;]cwt</text:p>
          </table:table-cell>
          <table:table-cell office:value-type="string">
            <text:p>kg→cwt</text:p>
          </table:table-cell>
          <table:table-cell office:value-type="string">
            <text:p>kg&gt;cwt</text:p>
          </table:table-cell>
        </table:table-row>
        <table:table-row table:style-name="ro3">
          <table:table-cell office:value-type="string">
            <text:p>kg[-&gt;]lb</text:p>
          </table:table-cell>
          <table:table-cell office:value-type="string">
            <text:p>kg→lb</text:p>
          </table:table-cell>
          <table:table-cell office:value-type="string">
            <text:p>kg&gt;lb</text:p>
          </table:table-cell>
        </table:table-row>
        <table:table-row table:style-name="ro3">
          <table:table-cell office:value-type="string">
            <text:p>kg[-&gt;]s.cwt</text:p>
          </table:table-cell>
          <table:table-cell office:value-type="string">
            <text:p>kg→s.cwt</text:p>
          </table:table-cell>
          <table:table-cell office:value-type="string">
            <text:p>kg&gt;s.cwt</text:p>
          </table:table-cell>
        </table:table-row>
        <table:table-row table:style-name="ro3">
          <table:table-cell office:value-type="string">
            <text:p>kg[-&gt;]stone</text:p>
          </table:table-cell>
          <table:table-cell office:value-type="string">
            <text:p>kg→stone</text:p>
          </table:table-cell>
          <table:table-cell office:value-type="string">
            <text:p>kg&gt;stone</text:p>
          </table:table-cell>
        </table:table-row>
        <table:table-row table:style-name="ro2">
          <table:table-cell office:value-type="string">
            <text:p>km[-&gt;]AU</text:p>
          </table:table-cell>
          <table:table-cell office:value-type="string">
            <text:p>km→AU</text:p>
          </table:table-cell>
          <table:table-cell office:value-type="string">
            <text:p>km&gt;AU</text:p>
          </table:table-cell>
        </table:table-row>
        <table:table-row table:style-name="ro2">
          <table:table-cell office:value-type="string">
            <text:p>km[-&gt;]l.y.</text:p>
          </table:table-cell>
          <table:table-cell office:value-type="string">
            <text:p>km→l.y.</text:p>
          </table:table-cell>
          <table:table-cell office:value-type="string">
            <text:p>km&gt;l.y.</text:p>
          </table:table-cell>
        </table:table-row>
        <table:table-row table:style-name="ro3">
          <table:table-cell office:value-type="string">
            <text:p>km[-&gt;]miles</text:p>
          </table:table-cell>
          <table:table-cell office:value-type="string">
            <text:p>km→miles</text:p>
          </table:table-cell>
          <table:table-cell office:value-type="string">
            <text:p>km&gt;miles</text:p>
          </table:table-cell>
        </table:table-row>
        <table:table-row table:style-name="ro3">
          <table:table-cell office:value-type="string">
            <text:p>km[-&gt;]nmi</text:p>
          </table:table-cell>
          <table:table-cell office:value-type="string">
            <text:p>km→nmi</text:p>
          </table:table-cell>
          <table:table-cell office:value-type="string">
            <text:p>km&gt;nmi</text:p>
          </table:table-cell>
        </table:table-row>
        <table:table-row table:style-name="ro3">
          <table:table-cell office:value-type="string">
            <text:p>km[-&gt;]pc</text:p>
          </table:table-cell>
          <table:table-cell office:value-type="string">
            <text:p>km→pc</text:p>
          </table:table-cell>
          <table:table-cell office:value-type="string">
            <text:p>km&gt;pc</text:p>
          </table:table-cell>
        </table:table-row>
        <table:table-row table:style-name="ro3">
          <table:table-cell office:value-type="string">
            <text:p>kWh[-&gt;]J</text:p>
          </table:table-cell>
          <table:table-cell office:value-type="string">
            <text:p>kWh→J</text:p>
          </table:table-cell>
          <table:table-cell office:value-type="string">
            <text:p>kWh&gt;J</text:p>
          </table:table-cell>
        </table:table-row>
        <table:table-row table:style-name="ro2">
          <table:table-cell office:value-type="string">
            <text:p>l.y.[-&gt;]km</text:p>
          </table:table-cell>
          <table:table-cell office:value-type="string">
            <text:p>l.y.→km</text:p>
          </table:table-cell>
          <table:table-cell office:value-type="string">
            <text:p>l.y.&gt;km</text:p>
          </table:table-cell>
        </table:table-row>
        <table:table-row table:style-name="ro3">
          <table:table-cell office:value-type="string">
            <text:p>l[-&gt;]cft</text:p>
          </table:table-cell>
          <table:table-cell office:value-type="string">
            <text:p>l→cft</text:p>
          </table:table-cell>
          <table:table-cell office:value-type="string">
            <text:p>l&gt;cft</text:p>
          </table:table-cell>
        </table:table-row>
        <table:table-row table:style-name="ro3">
          <table:table-cell office:value-type="string">
            <text:p>l[-&gt;]galUK</text:p>
          </table:table-cell>
          <table:table-cell office:value-type="string">
            <text:p>l→galUK</text:p>
          </table:table-cell>
          <table:table-cell office:value-type="string">
            <text:p>l&gt;galUK</text:p>
          </table:table-cell>
        </table:table-row>
        <table:table-row table:style-name="ro3">
          <table:table-cell office:value-type="string">
            <text:p>l[-&gt;]galUS</text:p>
          </table:table-cell>
          <table:table-cell office:value-type="string">
            <text:p>l→galUS</text:p>
          </table:table-cell>
          <table:table-cell office:value-type="string">
            <text:p>l&gt;galUS</text:p>
          </table:table-cell>
        </table:table-row>
        <table:table-row table:style-name="ro2">
          <table:table-cell office:value-type="string">
            <text:p>L[sub-n]</text:p>
          </table:table-cell>
          <table:table-cell office:value-type="string">
            <text:p>Lₙ</text:p>
          </table:table-cell>
          <table:table-cell office:value-type="string">
            <text:p>Ln</text:p>
          </table:table-cell>
        </table:table-row>
        <table:table-row table:style-name="ro3">
          <table:table-cell office:value-type="string">
            <text:p>L[sub-n][alpha]</text:p>
          </table:table-cell>
          <table:table-cell office:value-type="string">
            <text:p>Lₙα</text:p>
          </table:table-cell>
          <table:table-cell office:value-type="string">
            <text:p>LnAlpha</text:p>
          </table:table-cell>
        </table:table-row>
        <table:table-row table:style-name="ro3">
          <table:table-cell office:value-type="string">
            <text:p>lb[-&gt;]kg</text:p>
          </table:table-cell>
          <table:table-cell office:value-type="string">
            <text:p>lb→kg</text:p>
          </table:table-cell>
          <table:table-cell office:value-type="string">
            <text:p>lb&gt;kg</text:p>
          </table:table-cell>
        </table:table-row>
        <table:table-row table:style-name="ro3">
          <table:table-cell office:value-type="string">
            <text:p>lbf[-&gt;]N</text:p>
          </table:table-cell>
          <table:table-cell office:value-type="string">
            <text:p>lbf→N</text:p>
          </table:table-cell>
          <table:table-cell office:value-type="string">
            <text:p>lbf&gt;N</text:p>
          </table:table-cell>
        </table:table-row>
        <table:table-row table:style-name="ro3">
          <table:table-cell office:value-type="string">
            <text:p>LgNrm[^-1]</text:p>
          </table:table-cell>
          <table:table-cell office:value-type="string">
            <text:p>LgNrm⁸</text:p>
          </table:table-cell>
          <table:table-cell office:value-type="string">
            <text:p>INV-LgNorm</text:p>
          </table:table-cell>
        </table:table-row>
        <table:table-row table:style-name="ro3">
          <table:table-cell office:value-type="string">
            <text:p>LgNrm[sub-p]</text:p>
          </table:table-cell>
          <table:table-cell office:value-type="string">
            <text:p>LgNrmₚ</text:p>
          </table:table-cell>
          <table:table-cell office:value-type="string">
            <text:p>LgNorm-p</text:p>
          </table:table-cell>
        </table:table-row>
        <table:table-row table:style-name="ro3">
          <table:table-cell office:value-type="string">
            <text:p>LgNrm[sub-u]</text:p>
          </table:table-cell>
          <table:table-cell office:value-type="string">
            <text:p>LgNrmᵤ</text:p>
          </table:table-cell>
          <table:table-cell office:value-type="string">
            <text:p>LgNrm-u</text:p>
          </table:table-cell>
        </table:table-row>
        <table:table-row table:style-name="ro2">
          <table:table-cell office:value-type="string">
            <text:p>[cmplx]LN</text:p>
          </table:table-cell>
          <table:table-cell office:value-type="string">
            <text:p>©LN</text:p>
          </table:table-cell>
          <table:table-cell office:value-type="string">
            <text:p>cLN</text:p>
          </table:table-cell>
        </table:table-row>
        <table:table-row table:style-name="ro2">
          <table:table-cell office:value-type="string">
            <text:p>[cmplx]LN1+x</text:p>
          </table:table-cell>
          <table:table-cell office:value-type="string">
            <text:p>©LN1+x</text:p>
          </table:table-cell>
          <table:table-cell office:value-type="string">
            <text:p>cLN1+x</text:p>
          </table:table-cell>
        </table:table-row>
        <table:table-row table:style-name="ro4">
          <table:table-cell office:value-type="string">
            <text:p>LN[beta]</text:p>
          </table:table-cell>
          <table:table-cell office:value-type="string">
            <text:p>LNβ</text:p>
          </table:table-cell>
          <table:table-cell office:value-type="string">
            <text:p>LNBETA</text:p>
          </table:table-cell>
        </table:table-row>
        <table:table-row table:style-name="ro3">
          <table:table-cell office:value-type="string">
            <text:p>[cmplx]LN[beta]</text:p>
          </table:table-cell>
          <table:table-cell office:value-type="string">
            <text:p>©LNβ</text:p>
          </table:table-cell>
          <table:table-cell office:value-type="string">
            <text:p>cLNBETA</text:p>
          </table:table-cell>
        </table:table-row>
        <table:table-row table:style-name="ro2">
          <table:table-cell office:value-type="string">
            <text:p>LN[GAMMA]</text:p>
          </table:table-cell>
          <table:table-cell office:value-type="string">
            <text:p>LNΓ</text:p>
          </table:table-cell>
          <table:table-cell office:value-type="string">
            <text:p>LNGAMMA</text:p>
          </table:table-cell>
        </table:table-row>
        <table:table-row table:style-name="ro2">
          <table:table-cell office:value-type="string">
            <text:p>[cmplx]LN[GAMMA]</text:p>
          </table:table-cell>
          <table:table-cell office:value-type="string">
            <text:p>©LNΓ</text:p>
          </table:table-cell>
          <table:table-cell office:value-type="string">
            <text:p>cLNGAMMA</text:p>
          </table:table-cell>
        </table:table-row>
        <table:table-row table:style-name="ro2">
          <table:table-cell office:value-type="string">
            <text:p>LOAD[SIGMA]</text:p>
          </table:table-cell>
          <table:table-cell office:value-type="string">
            <text:p>LOADΣ</text:p>
          </table:table-cell>
          <table:table-cell office:value-type="string">
            <text:p>LOADSUMS</text:p>
          </table:table-cell>
        </table:table-row>
        <table:table-row table:style-name="ro2">
          <table:table-cell office:value-type="string">
            <text:p>LOG[sub-1][sub-0]</text:p>
          </table:table-cell>
          <table:table-cell office:value-type="string">
            <text:p>LOG₁₀</text:p>
          </table:table-cell>
          <table:table-cell office:value-type="string">
            <text:p>LG</text:p>
          </table:table-cell>
        </table:table-row>
        <table:table-row table:style-name="ro2">
          <table:table-cell office:value-type="string">
            <text:p>[cmplx]LOG[sub-1][sub-0]</text:p>
          </table:table-cell>
          <table:table-cell office:value-type="string">
            <text:p>©LOG₁₀</text:p>
          </table:table-cell>
          <table:table-cell office:value-type="string">
            <text:p>cLG</text:p>
          </table:table-cell>
        </table:table-row>
        <table:table-row table:style-name="ro2">
          <table:table-cell office:value-type="string">
            <text:p>LOG[sub-2]</text:p>
          </table:table-cell>
          <table:table-cell office:value-type="string">
            <text:p>LOG₂</text:p>
          </table:table-cell>
          <table:table-cell office:value-type="string">
            <text:p>LB</text:p>
          </table:table-cell>
        </table:table-row>
        <table:table-row table:style-name="ro2">
          <table:table-cell office:value-type="string">
            <text:p>[cmplx]LOG[sub-2]</text:p>
          </table:table-cell>
          <table:table-cell office:value-type="string">
            <text:p>©LOG₂</text:p>
          </table:table-cell>
          <table:table-cell office:value-type="string">
            <text:p>cLB</text:p>
          </table:table-cell>
        </table:table-row>
        <table:table-row table:style-name="ro2">
          <table:table-cell office:value-type="string">
            <text:p>LOG[sub-x]</text:p>
          </table:table-cell>
          <table:table-cell office:value-type="string">
            <text:p>LOGₓ</text:p>
          </table:table-cell>
          <table:table-cell office:value-type="string">
            <text:p>LOGx</text:p>
          </table:table-cell>
        </table:table-row>
        <table:table-row table:style-name="ro2">
          <table:table-cell office:value-type="string">
            <text:p>[cmplx]LOG[sub-x]</text:p>
          </table:table-cell>
          <table:table-cell office:value-type="string">
            <text:p>©LOGₓ</text:p>
          </table:table-cell>
          <table:table-cell office:value-type="string">
            <text:p>cLOGx</text:p>
          </table:table-cell>
        </table:table-row>
        <table:table-row table:style-name="ro2">
          <table:table-cell office:value-type="string">
            <text:p>Logis[^-1]</text:p>
          </table:table-cell>
          <table:table-cell office:value-type="string">
            <text:p>Logis⁸</text:p>
          </table:table-cell>
          <table:table-cell office:value-type="string">
            <text:p>INV-Logis</text:p>
          </table:table-cell>
        </table:table-row>
        <table:table-row table:style-name="ro2">
          <table:table-cell office:value-type="string">
            <text:p>Logis[sub-p]</text:p>
          </table:table-cell>
          <table:table-cell office:value-type="string">
            <text:p>Logisₚ</text:p>
          </table:table-cell>
          <table:table-cell office:value-type="string">
            <text:p>Logis-p</text:p>
          </table:table-cell>
        </table:table-row>
        <table:table-row table:style-name="ro3">
          <table:table-cell office:value-type="string">
            <text:p>Logis[sub-u]</text:p>
          </table:table-cell>
          <table:table-cell office:value-type="string">
            <text:p>Logisᵤ</text:p>
          </table:table-cell>
          <table:table-cell office:value-type="string">
            <text:p>Logis-u</text:p>
          </table:table-cell>
        </table:table-row>
        <table:table-row table:style-name="ro2">
          <table:table-cell office:value-type="string">
            <text:p>M+[times]</text:p>
          </table:table-cell>
          <table:table-cell office:value-type="string">
            <text:p>M+×</text:p>
          </table:table-cell>
          <table:table-cell office:value-type="string">
            <text:p>M+*</text:p>
          </table:table-cell>
        </table:table-row>
        <table:table-row table:style-name="ro3">
          <table:table-cell office:value-type="string">
            <text:p>m[-&gt;]fathom</text:p>
          </table:table-cell>
          <table:table-cell office:value-type="string">
            <text:p>m→fathom</text:p>
          </table:table-cell>
          <table:table-cell office:value-type="string">
            <text:p>m&gt;fathom</text:p>
          </table:table-cell>
        </table:table-row>
        <table:table-row table:style-name="ro3">
          <table:table-cell office:value-type="string">
            <text:p>m[-&gt;]feet</text:p>
          </table:table-cell>
          <table:table-cell office:value-type="string">
            <text:p>m→feet</text:p>
          </table:table-cell>
          <table:table-cell office:value-type="string">
            <text:p>m&gt;feet</text:p>
          </table:table-cell>
        </table:table-row>
        <table:table-row table:style-name="ro3">
          <table:table-cell office:value-type="string">
            <text:p>m[-&gt;]feetUS</text:p>
          </table:table-cell>
          <table:table-cell office:value-type="string">
            <text:p>m→feetUS</text:p>
          </table:table-cell>
          <table:table-cell office:value-type="string">
            <text:p>m&gt;feetUS</text:p>
          </table:table-cell>
        </table:table-row>
        <table:table-row table:style-name="ro3">
          <table:table-cell office:value-type="string">
            <text:p>m[-&gt;]yards</text:p>
          </table:table-cell>
          <table:table-cell office:value-type="string">
            <text:p>m→yards</text:p>
          </table:table-cell>
          <table:table-cell office:value-type="string">
            <text:p>m&gt;yards</text:p>
          </table:table-cell>
        </table:table-row>
        <table:table-row table:style-name="ro2">
          <table:table-cell office:value-type="string">
            <text:p>M[^-1]</text:p>
          </table:table-cell>
          <table:table-cell office:value-type="string">
            <text:p>M⁸</text:p>
          </table:table-cell>
          <table:table-cell office:value-type="string">
            <text:p>M.INV</text:p>
          </table:table-cell>
        </table:table-row>
        <table:table-row table:style-name="ro2">
          <table:table-cell office:value-type="string">
            <text:p>M[times]</text:p>
          </table:table-cell>
          <table:table-cell office:value-type="string">
            <text:p>M×</text:p>
          </table:table-cell>
          <table:table-cell office:value-type="string">
            <text:p>M*</text:p>
          </table:table-cell>
        </table:table-row>
        <table:table-row table:style-name="ro3">
          <table:table-cell office:value-type="string">
            <text:p>miles[-&gt;]km</text:p>
          </table:table-cell>
          <table:table-cell office:value-type="string">
            <text:p>miles→km</text:p>
          </table:table-cell>
          <table:table-cell office:value-type="string">
            <text:p>miles&gt;km</text:p>
          </table:table-cell>
        </table:table-row>
        <table:table-row table:style-name="ro3">
          <table:table-cell office:value-type="string">
            <text:p>ml[-&gt;]flozUK</text:p>
          </table:table-cell>
          <table:table-cell office:value-type="string">
            <text:p>ml→flozUK</text:p>
          </table:table-cell>
          <table:table-cell office:value-type="string">
            <text:p>ml&gt;flozUK</text:p>
          </table:table-cell>
        </table:table-row>
        <table:table-row table:style-name="ro3">
          <table:table-cell office:value-type="string">
            <text:p>ml[-&gt;]flozUS</text:p>
          </table:table-cell>
          <table:table-cell office:value-type="string">
            <text:p>ml→flozUS</text:p>
          </table:table-cell>
          <table:table-cell office:value-type="string">
            <text:p>ml&gt;flozUS</text:p>
          </table:table-cell>
        </table:table-row>
        <table:table-row table:style-name="ro3">
          <table:table-cell office:value-type="string">
            <text:p>mmHg[-&gt;]Pa</text:p>
          </table:table-cell>
          <table:table-cell office:value-type="string">
            <text:p>mmHg→Pa</text:p>
          </table:table-cell>
          <table:table-cell office:value-type="string">
            <text:p>mmHg&gt;Pa</text:p>
          </table:table-cell>
        </table:table-row>
        <table:table-row table:style-name="ro2">
          <table:table-cell office:value-type="string">
            <text:p>MROW+[times]</text:p>
          </table:table-cell>
          <table:table-cell office:value-type="string">
            <text:p>MROW+×</text:p>
          </table:table-cell>
          <table:table-cell office:value-type="string">
            <text:p>MROW+*</text:p>
          </table:table-cell>
        </table:table-row>
        <table:table-row table:style-name="ro2">
          <table:table-cell office:value-type="string">
            <text:p>MROW[&lt;-&gt;]</text:p>
          </table:table-cell>
          <table:table-cell office:value-type="string">
            <text:p>MROW⇆</text:p>
          </table:table-cell>
          <table:table-cell office:value-type="string">
            <text:p>MROW&lt;&gt;</text:p>
          </table:table-cell>
        </table:table-row>
        <table:table-row table:style-name="ro2">
          <table:table-cell office:value-type="string">
            <text:p>MROW[times]</text:p>
          </table:table-cell>
          <table:table-cell office:value-type="string">
            <text:p>MROW×</text:p>
          </table:table-cell>
          <table:table-cell office:value-type="string">
            <text:p>MROW*</text:p>
          </table:table-cell>
        </table:table-row>
        <table:table-row table:style-name="ro3">
          <table:table-cell office:value-type="string">
            <text:p>N[-&gt;]lbf</text:p>
          </table:table-cell>
          <table:table-cell office:value-type="string">
            <text:p>N→lbf</text:p>
          </table:table-cell>
          <table:table-cell office:value-type="string">
            <text:p>N&gt;lbf</text:p>
          </table:table-cell>
        </table:table-row>
        <table:table-row table:style-name="ro3">
          <table:table-cell office:value-type="string">
            <text:p>n[SIGMA]</text:p>
          </table:table-cell>
          <table:table-cell office:value-type="string">
            <text:p>nΣ</text:p>
          </table:table-cell>
          <table:table-cell office:value-type="string">
            <text:p>nSUM</text:p>
          </table:table-cell>
        </table:table-row>
        <table:table-row table:style-name="ro3">
          <table:table-cell office:value-type="string">
            <text:p>nmi[-&gt;]km</text:p>
          </table:table-cell>
          <table:table-cell office:value-type="string">
            <text:p>nmi→km</text:p>
          </table:table-cell>
          <table:table-cell office:value-type="string">
            <text:p>nmi&gt;km</text:p>
          </table:table-cell>
        </table:table-row>
        <table:table-row table:style-name="ro3">
          <table:table-cell office:value-type="string">
            <text:p>Norml[^-1]</text:p>
          </table:table-cell>
          <table:table-cell office:value-type="string">
            <text:p>Norml⁸</text:p>
          </table:table-cell>
          <table:table-cell office:value-type="string">
            <text:p>INV-Norml</text:p>
          </table:table-cell>
        </table:table-row>
        <table:table-row table:style-name="ro3">
          <table:table-cell office:value-type="string">
            <text:p>Norml[sub-p]</text:p>
          </table:table-cell>
          <table:table-cell office:value-type="string">
            <text:p>Normlₚ</text:p>
          </table:table-cell>
          <table:table-cell office:value-type="string">
            <text:p>Norml-p</text:p>
          </table:table-cell>
        </table:table-row>
        <table:table-row table:style-name="ro3">
          <table:table-cell office:value-type="string">
            <text:p>Norml[sub-u]</text:p>
          </table:table-cell>
          <table:table-cell office:value-type="string">
            <text:p>Normlᵤ</text:p>
          </table:table-cell>
          <table:table-cell office:value-type="string">
            <text:p>Norml-u</text:p>
          </table:table-cell>
        </table:table-row>
        <table:table-row table:style-name="ro3">
          <table:table-cell office:value-type="string">
            <text:p>oz[-&gt;]g</text:p>
          </table:table-cell>
          <table:table-cell office:value-type="string">
            <text:p>oz→g</text:p>
          </table:table-cell>
          <table:table-cell office:value-type="string">
            <text:p>oz&gt;g</text:p>
          </table:table-cell>
        </table:table-row>
        <table:table-row table:style-name="ro2">
          <table:table-cell office:value-type="string">
            <text:p>P[sub-n]</text:p>
          </table:table-cell>
          <table:table-cell office:value-type="string">
            <text:p>Pₙ</text:p>
          </table:table-cell>
          <table:table-cell office:value-type="string">
            <text:p>Pn</text:p>
          </table:table-cell>
        </table:table-row>
        <table:table-row table:style-name="ro3">
          <table:table-cell office:value-type="string">
            <text:p>Pa[-&gt;]atm</text:p>
          </table:table-cell>
          <table:table-cell office:value-type="string">
            <text:p>Pa→atm</text:p>
          </table:table-cell>
          <table:table-cell office:value-type="string">
            <text:p>Pa&gt;atm</text:p>
          </table:table-cell>
        </table:table-row>
        <table:table-row table:style-name="ro3">
          <table:table-cell office:value-type="string">
            <text:p>Pa[-&gt;]bar</text:p>
          </table:table-cell>
          <table:table-cell office:value-type="string">
            <text:p>Pa→bar</text:p>
          </table:table-cell>
          <table:table-cell office:value-type="string">
            <text:p>Pa&gt;bar</text:p>
          </table:table-cell>
        </table:table-row>
        <table:table-row table:style-name="ro3">
          <table:table-cell office:value-type="string">
            <text:p>Pa[-&gt;]inHg</text:p>
          </table:table-cell>
          <table:table-cell office:value-type="string">
            <text:p>Pa→inHg</text:p>
          </table:table-cell>
          <table:table-cell office:value-type="string">
            <text:p>Pa&gt;inHg</text:p>
          </table:table-cell>
        </table:table-row>
        <table:table-row table:style-name="ro3">
          <table:table-cell office:value-type="string">
            <text:p>Pa[-&gt;]mmHg</text:p>
          </table:table-cell>
          <table:table-cell office:value-type="string">
            <text:p>Pa→mmHg</text:p>
          </table:table-cell>
          <table:table-cell office:value-type="string">
            <text:p>Pa&gt;mmHg</text:p>
          </table:table-cell>
        </table:table-row>
        <table:table-row table:style-name="ro3">
          <table:table-cell office:value-type="string">
            <text:p>Pa[-&gt;]psi</text:p>
          </table:table-cell>
          <table:table-cell office:value-type="string">
            <text:p>Pa→psi</text:p>
          </table:table-cell>
          <table:table-cell office:value-type="string">
            <text:p>Pa&gt;psi</text:p>
          </table:table-cell>
        </table:table-row>
        <table:table-row table:style-name="ro3">
          <table:table-cell office:value-type="string">
            <text:p>Pa[-&gt;]torr</text:p>
          </table:table-cell>
          <table:table-cell office:value-type="string">
            <text:p>Pa→torr</text:p>
          </table:table-cell>
          <table:table-cell office:value-type="string">
            <text:p>Pa&gt;torr</text:p>
          </table:table-cell>
        </table:table-row>
        <table:table-row table:style-name="ro3">
          <table:table-cell office:value-type="string">
            <text:p>pc[-&gt;]km</text:p>
          </table:table-cell>
          <table:table-cell office:value-type="string">
            <text:p>pc→km</text:p>
          </table:table-cell>
          <table:table-cell office:value-type="string">
            <text:p>pc&gt;km</text:p>
          </table:table-cell>
        </table:table-row>
        <table:table-row table:style-name="ro2">
          <table:table-cell office:value-type="string">
            <text:p>[cmplx]PERM</text:p>
          </table:table-cell>
          <table:table-cell office:value-type="string">
            <text:p>©PERM</text:p>
          </table:table-cell>
          <table:table-cell office:value-type="string">
            <text:p>cPERM</text:p>
          </table:table-cell>
        </table:table-row>
        <table:table-row table:style-name="ro3">
          <table:table-cell office:value-type="string">
            <text:p>Pois[lambda]</text:p>
          </table:table-cell>
          <table:table-cell office:value-type="string">
            <text:p>Poisλ</text:p>
          </table:table-cell>
          <table:table-cell office:value-type="string">
            <text:p>Pois</text:p>
          </table:table-cell>
        </table:table-row>
        <table:table-row table:style-name="ro3">
          <table:table-cell office:value-type="string">
            <text:p>Pois[lambda][^-1]</text:p>
          </table:table-cell>
          <table:table-cell office:value-type="string">
            <text:p>Poisλ⁸</text:p>
          </table:table-cell>
          <table:table-cell office:value-type="string">
            <text:p>INV-Pois</text:p>
          </table:table-cell>
        </table:table-row>
        <table:table-row table:style-name="ro3">
          <table:table-cell office:value-type="string">
            <text:p>Pois[lambda][sub-p]</text:p>
          </table:table-cell>
          <table:table-cell office:value-type="string">
            <text:p>Poisλₚ</text:p>
          </table:table-cell>
          <table:table-cell office:value-type="string">
            <text:p>Pois-p</text:p>
          </table:table-cell>
        </table:table-row>
        <table:table-row table:style-name="ro3">
          <table:table-cell office:value-type="string">
            <text:p>Pois[lambda][sub-u]</text:p>
          </table:table-cell>
          <table:table-cell office:value-type="string">
            <text:p>Poisλᵤ</text:p>
          </table:table-cell>
          <table:table-cell office:value-type="string">
            <text:p>Pois-u</text:p>
          </table:table-cell>
        </table:table-row>
        <table:table-row table:style-name="ro3">
          <table:table-cell office:value-type="string">
            <text:p>Poiss</text:p>
          </table:table-cell>
          <table:table-cell office:value-type="string">
            <text:p>Poiss</text:p>
          </table:table-cell>
          <table:table-cell office:value-type="string">
            <text:p>Pois2</text:p>
          </table:table-cell>
        </table:table-row>
        <table:table-row table:style-name="ro3">
          <table:table-cell office:value-type="string">
            <text:p>Poiss[^-1]</text:p>
          </table:table-cell>
          <table:table-cell office:value-type="string">
            <text:p>Poiss⁸</text:p>
          </table:table-cell>
          <table:table-cell office:value-type="string">
            <text:p>INV-Pois2</text:p>
          </table:table-cell>
        </table:table-row>
        <table:table-row table:style-name="ro3">
          <table:table-cell office:value-type="string">
            <text:p>Poiss[sub-p]</text:p>
          </table:table-cell>
          <table:table-cell office:value-type="string">
            <text:p>Poissₚ</text:p>
          </table:table-cell>
          <table:table-cell office:value-type="string">
            <text:p>Pois2-p</text:p>
          </table:table-cell>
        </table:table-row>
        <table:table-row table:style-name="ro3">
          <table:table-cell office:value-type="string">
            <text:p>Poiss[sub-u]</text:p>
          </table:table-cell>
          <table:table-cell office:value-type="string">
            <text:p>Poissᵤ</text:p>
          </table:table-cell>
          <table:table-cell office:value-type="string">
            <text:p>Pois2-u</text:p>
          </table:table-cell>
        </table:table-row>
        <table:table-row table:style-name="ro3">
          <table:table-cell office:value-type="string">
            <text:p>pr.[-&gt;]dB</text:p>
          </table:table-cell>
          <table:table-cell office:value-type="string">
            <text:p>pr.→dB</text:p>
          </table:table-cell>
          <table:table-cell office:value-type="string">
            <text:p>pr.&gt;dB</text:p>
          </table:table-cell>
        </table:table-row>
        <table:table-row table:style-name="ro3">
          <table:table-cell office:value-type="string">
            <text:p>psi[-&gt;]Pa</text:p>
          </table:table-cell>
          <table:table-cell office:value-type="string">
            <text:p>psi→Pa</text:p>
          </table:table-cell>
          <table:table-cell office:value-type="string">
            <text:p>psi&gt;Pa</text:p>
          </table:table-cell>
        </table:table-row>
        <table:table-row table:style-name="ro2">
          <table:table-cell office:value-type="string">
            <text:p>R[^]</text:p>
          </table:table-cell>
          <table:table-cell office:value-type="string">
            <text:p>R↑</text:p>
          </table:table-cell>
          <table:table-cell office:value-type="string">
            <text:p>RUP</text:p>
          </table:table-cell>
        </table:table-row>
        <table:table-row table:style-name="ro2">
          <table:table-cell office:value-type="string">
            <text:p>[cmplx]R[^]</text:p>
          </table:table-cell>
          <table:table-cell office:value-type="string">
            <text:p>©R↑</text:p>
          </table:table-cell>
          <table:table-cell office:value-type="string">
            <text:p>cRUP</text:p>
          </table:table-cell>
        </table:table-row>
        <table:table-row table:style-name="ro2">
          <table:table-cell office:value-type="string">
            <text:p>R[v]</text:p>
          </table:table-cell>
          <table:table-cell office:value-type="string">
            <text:p>R↓</text:p>
          </table:table-cell>
          <table:table-cell office:value-type="string">
            <text:p>RDN</text:p>
          </table:table-cell>
        </table:table-row>
        <table:table-row table:style-name="ro2">
          <table:table-cell office:value-type="string">
            <text:p>[cmplx]R[v]</text:p>
          </table:table-cell>
          <table:table-cell office:value-type="string">
            <text:p>©R↓</text:p>
          </table:table-cell>
          <table:table-cell office:value-type="string">
            <text:p>cRDN</text:p>
          </table:table-cell>
        </table:table-row>
        <table:table-row table:style-name="ro2">
          <table:table-cell office:value-type="string">
            <text:p>RAD[-&gt;]</text:p>
          </table:table-cell>
          <table:table-cell office:value-type="string">
            <text:p>RAD→</text:p>
          </table:table-cell>
          <table:table-cell office:value-type="string">
            <text:p>RAD&gt;</text:p>
          </table:table-cell>
        </table:table-row>
        <table:table-row table:style-name="ro3">
          <table:table-cell office:value-type="string">
            <text:p>rad[-&gt;][degree]</text:p>
          </table:table-cell>
          <table:table-cell office:value-type="string">
            <text:p>rad→°</text:p>
          </table:table-cell>
          <table:table-cell office:value-type="string">
            <text:p>RAD&gt;DEG</text:p>
          </table:table-cell>
        </table:table-row>
        <table:table-row table:style-name="ro3">
          <table:table-cell office:value-type="string">
            <text:p>rad[-&gt;]G</text:p>
          </table:table-cell>
          <table:table-cell office:value-type="string">
            <text:p>rad→G</text:p>
          </table:table-cell>
          <table:table-cell office:value-type="string">
            <text:p>RAD&gt;GRAD</text:p>
          </table:table-cell>
        </table:table-row>
        <table:table-row table:style-name="ro2">
          <table:table-cell office:value-type="string">
            <text:p>[cmplx]RCL</text:p>
          </table:table-cell>
          <table:table-cell office:value-type="string">
            <text:p>©RCL</text:p>
          </table:table-cell>
          <table:table-cell office:value-type="string">
            <text:p>cRCL</text:p>
          </table:table-cell>
        </table:table-row>
        <table:table-row table:style-name="ro2">
          <table:table-cell office:value-type="string">
            <text:p>[cmplx]RCL+</text:p>
          </table:table-cell>
          <table:table-cell office:value-type="string">
            <text:p>©RCL+</text:p>
          </table:table-cell>
          <table:table-cell office:value-type="string">
            <text:p>cRCL+</text:p>
          </table:table-cell>
        </table:table-row>
        <table:table-row table:style-name="ro2">
          <table:table-cell office:value-type="string">
            <text:p>[cmplx]RCL-</text:p>
          </table:table-cell>
          <table:table-cell office:value-type="string">
            <text:p>©RCL-</text:p>
          </table:table-cell>
          <table:table-cell office:value-type="string">
            <text:p>cRCL-</text:p>
          </table:table-cell>
        </table:table-row>
        <table:table-row table:style-name="ro2">
          <table:table-cell office:value-type="string">
            <text:p>[cmplx]RCL/</text:p>
          </table:table-cell>
          <table:table-cell office:value-type="string">
            <text:p>©RCL/</text:p>
          </table:table-cell>
          <table:table-cell office:value-type="string">
            <text:p>cRCL/</text:p>
          </table:table-cell>
        </table:table-row>
        <table:table-row table:style-name="ro2">
          <table:table-cell office:value-type="string">
            <text:p>RCL[^]</text:p>
          </table:table-cell>
          <table:table-cell office:value-type="string">
            <text:p>RCL↑</text:p>
          </table:table-cell>
          <table:table-cell office:value-type="string">
            <text:p>RCLMAX</text:p>
          </table:table-cell>
        </table:table-row>
        <table:table-row table:style-name="ro2">
          <table:table-cell office:value-type="string">
            <text:p>RCL[times]</text:p>
          </table:table-cell>
          <table:table-cell office:value-type="string">
            <text:p>RCL×</text:p>
          </table:table-cell>
          <table:table-cell office:value-type="string">
            <text:p>RCL*</text:p>
          </table:table-cell>
        </table:table-row>
        <table:table-row table:style-name="ro2">
          <table:table-cell office:value-type="string">
            <text:p>[cmplx]RCL[times]</text:p>
          </table:table-cell>
          <table:table-cell office:value-type="string">
            <text:p>©RCL×</text:p>
          </table:table-cell>
          <table:table-cell office:value-type="string">
            <text:p>cRCL*</text:p>
          </table:table-cell>
        </table:table-row>
        <table:table-row table:style-name="ro2">
          <table:table-cell office:value-type="string">
            <text:p>RCL[v]</text:p>
          </table:table-cell>
          <table:table-cell office:value-type="string">
            <text:p>RCL↓</text:p>
          </table:table-cell>
          <table:table-cell office:value-type="string">
            <text:p>RCLMIN</text:p>
          </table:table-cell>
        </table:table-row>
        <table:table-row table:style-name="ro2">
          <table:table-cell office:value-type="string">
            <text:p>[cmplx]ROUND</text:p>
          </table:table-cell>
          <table:table-cell office:value-type="string">
            <text:p>©ROUND</text:p>
          </table:table-cell>
          <table:table-cell office:value-type="string">
            <text:p>cROUND</text:p>
          </table:table-cell>
        </table:table-row>
        <table:table-row table:style-name="ro3">
          <table:table-cell office:value-type="string">
            <text:p>s.cwt[-&gt;]kg</text:p>
          </table:table-cell>
          <table:table-cell office:value-type="string">
            <text:p>s.cwt→kg</text:p>
          </table:table-cell>
          <table:table-cell office:value-type="string">
            <text:p>s.cwt&gt;kg</text:p>
          </table:table-cell>
        </table:table-row>
        <table:table-row table:style-name="ro3">
          <table:table-cell office:value-type="string">
            <text:p>s.tons[-&gt;]t</text:p>
          </table:table-cell>
          <table:table-cell office:value-type="string">
            <text:p>s.tons→t</text:p>
          </table:table-cell>
          <table:table-cell office:value-type="string">
            <text:p>s.tons&gt;t</text:p>
          </table:table-cell>
        </table:table-row>
        <table:table-row table:style-name="ro3">
          <table:table-cell office:value-type="string">
            <text:p>s[sub-x][sub-y]</text:p>
          </table:table-cell>
          <table:table-cell office:value-type="string">
            <text:p>sₓᵧ</text:p>
          </table:table-cell>
          <table:table-cell office:value-type="string">
            <text:p>sxy</text:p>
          </table:table-cell>
        </table:table-row>
        <table:table-row table:style-name="ro2">
          <table:table-cell office:value-type="string">
            <text:p>SEND[SIGMA]</text:p>
          </table:table-cell>
          <table:table-cell office:value-type="string">
            <text:p>SENDΣ</text:p>
          </table:table-cell>
          <table:table-cell office:value-type="string">
            <text:p>SENDSUMS</text:p>
          </table:table-cell>
        </table:table-row>
        <table:table-row table:style-name="ro2">
          <table:table-cell office:value-type="string">
            <text:p>[cmplx]SIGN</text:p>
          </table:table-cell>
          <table:table-cell office:value-type="string">
            <text:p>©SIGN</text:p>
          </table:table-cell>
          <table:table-cell office:value-type="string">
            <text:p>cSIGN</text:p>
          </table:table-cell>
        </table:table-row>
        <table:table-row table:style-name="ro2">
          <table:table-cell office:value-type="string">
            <text:p>[cmplx]SIN</text:p>
          </table:table-cell>
          <table:table-cell office:value-type="string">
            <text:p>©SIN</text:p>
          </table:table-cell>
          <table:table-cell office:value-type="string">
            <text:p>cSIN</text:p>
          </table:table-cell>
        </table:table-row>
        <table:table-row table:style-name="ro2">
          <table:table-cell office:value-type="string">
            <text:p>[cmplx]SINC</text:p>
          </table:table-cell>
          <table:table-cell office:value-type="string">
            <text:p>©SINC</text:p>
          </table:table-cell>
          <table:table-cell office:value-type="string">
            <text:p>cSINC</text:p>
          </table:table-cell>
        </table:table-row>
        <table:table-row table:style-name="ro2">
          <table:table-cell office:value-type="string">
            <text:p>[cmplx]SINH</text:p>
          </table:table-cell>
          <table:table-cell office:value-type="string">
            <text:p>©SINH</text:p>
          </table:table-cell>
          <table:table-cell office:value-type="string">
            <text:p>cSINH</text:p>
          </table:table-cell>
        </table:table-row>
        <table:table-row table:style-name="ro2">
          <table:table-cell office:value-type="string">
            <text:p>[cmplx]STO</text:p>
          </table:table-cell>
          <table:table-cell office:value-type="string">
            <text:p>©STO</text:p>
          </table:table-cell>
          <table:table-cell office:value-type="string">
            <text:p>cSTO</text:p>
          </table:table-cell>
        </table:table-row>
        <table:table-row table:style-name="ro2">
          <table:table-cell office:value-type="string">
            <text:p>[cmplx]STO+</text:p>
          </table:table-cell>
          <table:table-cell office:value-type="string">
            <text:p>©STO+</text:p>
          </table:table-cell>
          <table:table-cell office:value-type="string">
            <text:p>cSTO+</text:p>
          </table:table-cell>
        </table:table-row>
        <table:table-row table:style-name="ro2">
          <table:table-cell office:value-type="string">
            <text:p>[cmplx]STO-</text:p>
          </table:table-cell>
          <table:table-cell office:value-type="string">
            <text:p>©STO-</text:p>
          </table:table-cell>
          <table:table-cell office:value-type="string">
            <text:p>cSTO-</text:p>
          </table:table-cell>
        </table:table-row>
        <table:table-row table:style-name="ro2">
          <table:table-cell office:value-type="string">
            <text:p>[cmplx]STO/</text:p>
          </table:table-cell>
          <table:table-cell office:value-type="string">
            <text:p>©STO/</text:p>
          </table:table-cell>
          <table:table-cell office:value-type="string">
            <text:p>cSTO/</text:p>
          </table:table-cell>
        </table:table-row>
        <table:table-row table:style-name="ro2">
          <table:table-cell office:value-type="string">
            <text:p>STO[^]</text:p>
          </table:table-cell>
          <table:table-cell office:value-type="string">
            <text:p>STO↑</text:p>
          </table:table-cell>
          <table:table-cell office:value-type="string">
            <text:p>STOMAX</text:p>
          </table:table-cell>
        </table:table-row>
        <table:table-row table:style-name="ro2">
          <table:table-cell office:value-type="string">
            <text:p>STO[times]</text:p>
          </table:table-cell>
          <table:table-cell office:value-type="string">
            <text:p>STO×</text:p>
          </table:table-cell>
          <table:table-cell office:value-type="string">
            <text:p>STO*</text:p>
          </table:table-cell>
        </table:table-row>
        <table:table-row table:style-name="ro2">
          <table:table-cell office:value-type="string">
            <text:p>[cmplx]STO[times]</text:p>
          </table:table-cell>
          <table:table-cell office:value-type="string">
            <text:p>©STO×</text:p>
          </table:table-cell>
          <table:table-cell office:value-type="string">
            <text:p>cSTO*</text:p>
          </table:table-cell>
        </table:table-row>
        <table:table-row table:style-name="ro2">
          <table:table-cell office:value-type="string">
            <text:p>STO[v]</text:p>
          </table:table-cell>
          <table:table-cell office:value-type="string">
            <text:p>STO↓</text:p>
          </table:table-cell>
          <table:table-cell office:value-type="string">
            <text:p>STOMIN</text:p>
          </table:table-cell>
        </table:table-row>
        <table:table-row table:style-name="ro3">
          <table:table-cell office:value-type="string">
            <text:p>stone[-&gt;]kg</text:p>
          </table:table-cell>
          <table:table-cell office:value-type="string">
            <text:p>stone→kg</text:p>
          </table:table-cell>
          <table:table-cell office:value-type="string">
            <text:p>stone&gt;kg</text:p>
          </table:table-cell>
        </table:table-row>
        <table:table-row table:style-name="ro3">
          <table:table-cell office:value-type="string">
            <text:p>t[-&gt;]s.tons</text:p>
          </table:table-cell>
          <table:table-cell office:value-type="string">
            <text:p>t→s.tons</text:p>
          </table:table-cell>
          <table:table-cell office:value-type="string">
            <text:p>t&gt;s.tons</text:p>
          </table:table-cell>
        </table:table-row>
        <table:table-row table:style-name="ro3">
          <table:table-cell office:value-type="string">
            <text:p>t[-&gt;]tons</text:p>
          </table:table-cell>
          <table:table-cell office:value-type="string">
            <text:p>t→tons</text:p>
          </table:table-cell>
          <table:table-cell office:value-type="string">
            <text:p>t&gt;tons</text:p>
          </table:table-cell>
        </table:table-row>
        <table:table-row table:style-name="ro2">
          <table:table-cell office:value-type="string">
            <text:p>t[&lt;-&gt;]</text:p>
          </table:table-cell>
          <table:table-cell office:value-type="string">
            <text:p>t⇆</text:p>
          </table:table-cell>
          <table:table-cell office:value-type="string">
            <text:p>t&lt;&gt;</text:p>
          </table:table-cell>
        </table:table-row>
        <table:table-row table:style-name="ro2">
          <table:table-cell office:value-type="string">
            <text:p>t[^-1](p)</text:p>
          </table:table-cell>
          <table:table-cell office:value-type="string">
            <text:p>t⁸(p)</text:p>
          </table:table-cell>
          <table:table-cell office:value-type="string">
            <text:p>INV-t</text:p>
          </table:table-cell>
        </table:table-row>
        <table:table-row table:style-name="ro2">
          <table:table-cell office:value-type="string">
            <text:p>T[sub-n]</text:p>
          </table:table-cell>
          <table:table-cell office:value-type="string">
            <text:p>Tₙ</text:p>
          </table:table-cell>
          <table:table-cell office:value-type="string">
            <text:p>Tn</text:p>
          </table:table-cell>
        </table:table-row>
        <table:table-row table:style-name="ro2">
          <table:table-cell office:value-type="string">
            <text:p>t[sub-p](x)</text:p>
          </table:table-cell>
          <table:table-cell office:value-type="string">
            <text:p>tₚ(x)</text:p>
          </table:table-cell>
          <table:table-cell office:value-type="string">
            <text:p>t-p(x)</text:p>
          </table:table-cell>
        </table:table-row>
        <table:table-row table:style-name="ro3">
          <table:table-cell office:value-type="string">
            <text:p>t[sub-u](x)</text:p>
          </table:table-cell>
          <table:table-cell office:value-type="string">
            <text:p>tᵤ(x)</text:p>
          </table:table-cell>
          <table:table-cell office:value-type="string">
            <text:p>t-u</text:p>
          </table:table-cell>
        </table:table-row>
        <table:table-row table:style-name="ro2">
          <table:table-cell office:value-type="string">
            <text:p>[cmplx]TAN</text:p>
          </table:table-cell>
          <table:table-cell office:value-type="string">
            <text:p>©TAN</text:p>
          </table:table-cell>
          <table:table-cell office:value-type="string">
            <text:p>cTAN</text:p>
          </table:table-cell>
        </table:table-row>
        <table:table-row table:style-name="ro2">
          <table:table-cell office:value-type="string">
            <text:p>[cmplx]TANH</text:p>
          </table:table-cell>
          <table:table-cell office:value-type="string">
            <text:p>©TANH</text:p>
          </table:table-cell>
          <table:table-cell office:value-type="string">
            <text:p>cTANH</text:p>
          </table:table-cell>
        </table:table-row>
        <table:table-row table:style-name="ro3">
          <table:table-cell office:value-type="string">
            <text:p>tons[-&gt;]t</text:p>
          </table:table-cell>
          <table:table-cell office:value-type="string">
            <text:p>tons→t</text:p>
          </table:table-cell>
          <table:table-cell office:value-type="string">
            <text:p>tons&gt;t</text:p>
          </table:table-cell>
        </table:table-row>
        <table:table-row table:style-name="ro3">
          <table:table-cell office:value-type="string">
            <text:p>torr[-&gt;]Pa</text:p>
          </table:table-cell>
          <table:table-cell office:value-type="string">
            <text:p>torr→Pa</text:p>
          </table:table-cell>
          <table:table-cell office:value-type="string">
            <text:p>torr&gt;Pa</text:p>
          </table:table-cell>
        </table:table-row>
        <table:table-row table:style-name="ro3">
          <table:table-cell office:value-type="string">
            <text:p>tr.oz[-&gt;]g</text:p>
          </table:table-cell>
          <table:table-cell office:value-type="string">
            <text:p>tr.oz→g</text:p>
          </table:table-cell>
          <table:table-cell office:value-type="string">
            <text:p>tr.oz&gt;g</text:p>
          </table:table-cell>
        </table:table-row>
        <table:table-row table:style-name="ro2">
          <table:table-cell table:number-columns-repeated="2" office:value-type="string">
            <text:p>TSOFF</text:p>
          </table:table-cell>
          <table:table-cell office:value-type="string">
            <text:p>E3OFF</text:p>
          </table:table-cell>
        </table:table-row>
        <table:table-row table:style-name="ro2">
          <table:table-cell table:number-columns-repeated="2" office:value-type="string">
            <text:p>TSON</text:p>
          </table:table-cell>
          <table:table-cell office:value-type="string">
            <text:p>E3ON</text:p>
          </table:table-cell>
        </table:table-row>
        <table:table-row table:style-name="ro2">
          <table:table-cell office:value-type="string">
            <text:p>U[sub-n]</text:p>
          </table:table-cell>
          <table:table-cell office:value-type="string">
            <text:p>Uₙ</text:p>
          </table:table-cell>
          <table:table-cell office:value-type="string">
            <text:p>Un</text:p>
          </table:table-cell>
        </table:table-row>
        <table:table-row table:style-name="ro2">
          <table:table-cell office:value-type="string">
            <text:p>[cmplx]VIEW</text:p>
          </table:table-cell>
          <table:table-cell office:value-type="string">
            <text:p>©VIEW</text:p>
          </table:table-cell>
          <table:table-cell office:value-type="string">
            <text:p>cVIEW</text:p>
          </table:table-cell>
        </table:table-row>
        <table:table-row table:style-name="ro3">
          <table:table-cell office:value-type="string">
            <text:p>VIEW[alpha]</text:p>
          </table:table-cell>
          <table:table-cell office:value-type="string">
            <text:p>VIEWα</text:p>
          </table:table-cell>
          <table:table-cell office:value-type="string">
            <text:p>VIEWa</text:p>
          </table:table-cell>
        </table:table-row>
        <table:table-row table:style-name="ro3">
          <table:table-cell office:value-type="string">
            <text:p>VW[alpha]+</text:p>
          </table:table-cell>
          <table:table-cell office:value-type="string">
            <text:p>VWα+</text:p>
          </table:table-cell>
          <table:table-cell office:value-type="string">
            <text:p>VWa+</text:p>
          </table:table-cell>
        </table:table-row>
        <table:table-row table:style-name="ro3">
          <table:table-cell office:value-type="string">
            <text:p>W[-&gt;]hp(E)</text:p>
          </table:table-cell>
          <table:table-cell office:value-type="string">
            <text:p>W→hp(E)</text:p>
          </table:table-cell>
          <table:table-cell office:value-type="string">
            <text:p>W&gt;hp(E)</text:p>
          </table:table-cell>
        </table:table-row>
        <table:table-row table:style-name="ro3">
          <table:table-cell office:value-type="string">
            <text:p>W[-&gt;]hp(I)</text:p>
          </table:table-cell>
          <table:table-cell office:value-type="string">
            <text:p>W→hp(I)</text:p>
          </table:table-cell>
          <table:table-cell office:value-type="string">
            <text:p>W&gt;hp(I)</text:p>
          </table:table-cell>
        </table:table-row>
        <table:table-row table:style-name="ro3">
          <table:table-cell office:value-type="string">
            <text:p>W[-&gt;]hp(M)</text:p>
          </table:table-cell>
          <table:table-cell office:value-type="string">
            <text:p>W→hp(M)</text:p>
          </table:table-cell>
          <table:table-cell office:value-type="string">
            <text:p>W&gt;hp(M)</text:p>
          </table:table-cell>
        </table:table-row>
        <table:table-row table:style-name="ro2">
          <table:table-cell office:value-type="string">
            <text:p>W[^-1]</text:p>
          </table:table-cell>
          <table:table-cell office:value-type="string">
            <text:p>W⁸</text:p>
          </table:table-cell>
          <table:table-cell office:value-type="string">
            <text:p>INV-W</text:p>
          </table:table-cell>
        </table:table-row>
        <table:table-row table:style-name="ro2">
          <table:table-cell office:value-type="string">
            <text:p>[cmplx]W[^-1]</text:p>
          </table:table-cell>
          <table:table-cell office:value-type="string">
            <text:p>©W⁸</text:p>
          </table:table-cell>
          <table:table-cell office:value-type="string">
            <text:p>cINV-W</text:p>
          </table:table-cell>
        </table:table-row>
        <table:table-row table:style-name="ro2">
          <table:table-cell office:value-type="string">
            <text:p>W[sub-m]</text:p>
          </table:table-cell>
          <table:table-cell office:value-type="string">
            <text:p>Wₘ</text:p>
          </table:table-cell>
          <table:table-cell office:value-type="string">
            <text:p>W1</text:p>
          </table:table-cell>
        </table:table-row>
        <table:table-row table:style-name="ro2">
          <table:table-cell office:value-type="string">
            <text:p>W[sub-p]</text:p>
          </table:table-cell>
          <table:table-cell office:value-type="string">
            <text:p>Wₚ</text:p>
          </table:table-cell>
          <table:table-cell office:value-type="string">
            <text:p>W0</text:p>
          </table:table-cell>
        </table:table-row>
        <table:table-row table:style-name="ro2">
          <table:table-cell office:value-type="string">
            <text:p>[cmplx]W[sub-p]</text:p>
          </table:table-cell>
          <table:table-cell office:value-type="string">
            <text:p>©Wₚ</text:p>
          </table:table-cell>
          <table:table-cell office:value-type="string">
            <text:p>cW0</text:p>
          </table:table-cell>
        </table:table-row>
        <table:table-row table:style-name="ro3">
          <table:table-cell office:value-type="string">
            <text:p>Weibl[^-1]</text:p>
          </table:table-cell>
          <table:table-cell office:value-type="string">
            <text:p>Weibl⁸</text:p>
          </table:table-cell>
          <table:table-cell office:value-type="string">
            <text:p>INV-Weibl</text:p>
          </table:table-cell>
        </table:table-row>
        <table:table-row table:style-name="ro3">
          <table:table-cell office:value-type="string">
            <text:p>Weibl[sub-p]</text:p>
          </table:table-cell>
          <table:table-cell office:value-type="string">
            <text:p>Weiblₚ</text:p>
          </table:table-cell>
          <table:table-cell office:value-type="string">
            <text:p>Weibl-p</text:p>
          </table:table-cell>
        </table:table-row>
        <table:table-row table:style-name="ro3">
          <table:table-cell office:value-type="string">
            <text:p>Weibl[sub-u]</text:p>
          </table:table-cell>
          <table:table-cell office:value-type="string">
            <text:p>Weiblᵤ</text:p>
          </table:table-cell>
          <table:table-cell office:value-type="string">
            <text:p>Weibl-u</text:p>
          </table:table-cell>
        </table:table-row>
        <table:table-row table:style-name="ro2">
          <table:table-cell office:value-type="string">
            <text:p>[cmplx]x!</text:p>
          </table:table-cell>
          <table:table-cell office:value-type="string">
            <text:p>©x!</text:p>
          </table:table-cell>
          <table:table-cell office:value-type="string">
            <text:p>cx!</text:p>
          </table:table-cell>
        </table:table-row>
        <table:table-row table:style-name="ro2">
          <table:table-cell office:value-type="string">
            <text:p>[cmplx]x=0?</text:p>
          </table:table-cell>
          <table:table-cell office:value-type="string">
            <text:p>©x=0?</text:p>
          </table:table-cell>
          <table:table-cell office:value-type="string">
            <text:p>cx=0?</text:p>
          </table:table-cell>
        </table:table-row>
        <table:table-row table:style-name="ro2">
          <table:table-cell office:value-type="string">
            <text:p>[cmplx]x=1?</text:p>
          </table:table-cell>
          <table:table-cell office:value-type="string">
            <text:p>©x=1?</text:p>
          </table:table-cell>
          <table:table-cell office:value-type="string">
            <text:p>cx=1?</text:p>
          </table:table-cell>
        </table:table-row>
        <table:table-row table:style-name="ro2">
          <table:table-cell office:value-type="string">
            <text:p>[cmplx]x=?</text:p>
          </table:table-cell>
          <table:table-cell office:value-type="string">
            <text:p>©x=?</text:p>
          </table:table-cell>
          <table:table-cell office:value-type="string">
            <text:p>cx=?</text:p>
          </table:table-cell>
        </table:table-row>
        <table:table-row table:style-name="ro2">
          <table:table-cell office:value-type="string">
            <text:p>[cmplx]x=i?</text:p>
          </table:table-cell>
          <table:table-cell office:value-type="string">
            <text:p>©x=i?</text:p>
          </table:table-cell>
          <table:table-cell office:value-type="string">
            <text:p>cx=i?</text:p>
          </table:table-cell>
        </table:table-row>
        <table:table-row table:style-name="ro2">
          <table:table-cell office:value-type="string">
            <text:p>x[!=]0?</text:p>
          </table:table-cell>
          <table:table-cell office:value-type="string">
            <text:p>x≠0?</text:p>
          </table:table-cell>
          <table:table-cell office:value-type="string">
            <text:p>x!=0?</text:p>
          </table:table-cell>
        </table:table-row>
        <table:table-row table:style-name="ro2">
          <table:table-cell office:value-type="string">
            <text:p>[cmplx]x[!=]0?</text:p>
          </table:table-cell>
          <table:table-cell office:value-type="string">
            <text:p>©x≠0?</text:p>
          </table:table-cell>
          <table:table-cell office:value-type="string">
            <text:p>cx!=0?</text:p>
          </table:table-cell>
        </table:table-row>
        <table:table-row table:style-name="ro2">
          <table:table-cell office:value-type="string">
            <text:p>x[!=]1?</text:p>
          </table:table-cell>
          <table:table-cell office:value-type="string">
            <text:p>x≠1?</text:p>
          </table:table-cell>
          <table:table-cell office:value-type="string">
            <text:p>x!=1?</text:p>
          </table:table-cell>
        </table:table-row>
        <table:table-row table:style-name="ro2">
          <table:table-cell office:value-type="string">
            <text:p>[cmplx]x[!=]1?</text:p>
          </table:table-cell>
          <table:table-cell office:value-type="string">
            <text:p>©x≠1?</text:p>
          </table:table-cell>
          <table:table-cell office:value-type="string">
            <text:p>cx!=1?</text:p>
          </table:table-cell>
        </table:table-row>
        <table:table-row table:style-name="ro2">
          <table:table-cell office:value-type="string">
            <text:p>x[!=]?</text:p>
          </table:table-cell>
          <table:table-cell office:value-type="string">
            <text:p>x≠?</text:p>
          </table:table-cell>
          <table:table-cell office:value-type="string">
            <text:p>x!=?</text:p>
          </table:table-cell>
        </table:table-row>
        <table:table-row table:style-name="ro2">
          <table:table-cell office:value-type="string">
            <text:p>[cmplx]x[!=]?</text:p>
          </table:table-cell>
          <table:table-cell office:value-type="string">
            <text:p>©x≠?</text:p>
          </table:table-cell>
          <table:table-cell office:value-type="string">
            <text:p>cx!=?</text:p>
          </table:table-cell>
        </table:table-row>
        <table:table-row table:style-name="ro2">
          <table:table-cell office:value-type="string">
            <text:p>[cmplx]x[!=]i?</text:p>
          </table:table-cell>
          <table:table-cell office:value-type="string">
            <text:p>©x≠i?</text:p>
          </table:table-cell>
          <table:table-cell office:value-type="string">
            <text:p>cx!=i?</text:p>
          </table:table-cell>
        </table:table-row>
        <table:table-row table:style-name="ro4">
          <table:table-cell office:value-type="string">
            <text:p>x[-&gt;][alpha]</text:p>
          </table:table-cell>
          <table:table-cell office:value-type="string">
            <text:p>x→α</text:p>
          </table:table-cell>
          <table:table-cell office:value-type="string">
            <text:p>x&gt;a</text:p>
          </table:table-cell>
        </table:table-row>
        <table:table-row table:style-name="ro2">
          <table:table-cell office:value-type="string">
            <text:p>x[&lt;-&gt;]</text:p>
          </table:table-cell>
          <table:table-cell office:value-type="string">
            <text:p>x⇆</text:p>
          </table:table-cell>
          <table:table-cell office:value-type="string">
            <text:p>x&lt;&gt;</text:p>
          </table:table-cell>
        </table:table-row>
        <table:table-row table:style-name="ro2">
          <table:table-cell office:value-type="string">
            <text:p>[cmplx]x[&lt;-&gt;]</text:p>
          </table:table-cell>
          <table:table-cell office:value-type="string">
            <text:p>©x⇆</text:p>
          </table:table-cell>
          <table:table-cell office:value-type="string">
            <text:p>cx&lt;&gt;</text:p>
          </table:table-cell>
        </table:table-row>
        <table:table-row table:style-name="ro2">
          <table:table-cell office:value-type="string">
            <text:p>x[&lt;-&gt;] Y</text:p>
          </table:table-cell>
          <table:table-cell office:value-type="string">
            <text:p>x⇆ Y</text:p>
          </table:table-cell>
          <table:table-cell office:value-type="string">
            <text:p>SWAP</text:p>
          </table:table-cell>
        </table:table-row>
        <table:table-row table:style-name="ro2">
          <table:table-cell office:value-type="string">
            <text:p>x[&lt;-&gt;] Y</text:p>
          </table:table-cell>
          <table:table-cell office:value-type="string">
            <text:p>x⇆ Y</text:p>
          </table:table-cell>
          <table:table-cell office:value-type="string">
            <text:p>x&lt;&gt;y</text:p>
          </table:table-cell>
        </table:table-row>
        <table:table-row table:style-name="ro2">
          <table:table-cell office:value-type="string">
            <text:p>[cmplx]x[&lt;-&gt;] Z</text:p>
          </table:table-cell>
          <table:table-cell office:value-type="string">
            <text:p>©x⇆ Z</text:p>
          </table:table-cell>
          <table:table-cell office:value-type="string">
            <text:p>cSWAP</text:p>
          </table:table-cell>
        </table:table-row>
        <table:table-row table:style-name="ro2">
          <table:table-cell office:value-type="string">
            <text:p>x[&lt;=]0?</text:p>
          </table:table-cell>
          <table:table-cell office:value-type="string">
            <text:p>x≤0?</text:p>
          </table:table-cell>
          <table:table-cell office:value-type="string">
            <text:p>x&lt;=0?</text:p>
          </table:table-cell>
        </table:table-row>
        <table:table-row table:style-name="ro2">
          <table:table-cell office:value-type="string">
            <text:p>x[&lt;=]1?</text:p>
          </table:table-cell>
          <table:table-cell office:value-type="string">
            <text:p>x≤1?</text:p>
          </table:table-cell>
          <table:table-cell office:value-type="string">
            <text:p>x&lt;=1?</text:p>
          </table:table-cell>
        </table:table-row>
        <table:table-row table:style-name="ro2">
          <table:table-cell office:value-type="string">
            <text:p>x[&lt;=]?</text:p>
          </table:table-cell>
          <table:table-cell office:value-type="string">
            <text:p>x≤?</text:p>
          </table:table-cell>
          <table:table-cell office:value-type="string">
            <text:p>x&lt;=?</text:p>
          </table:table-cell>
        </table:table-row>
        <table:table-row table:style-name="ro2">
          <table:table-cell office:value-type="string">
            <text:p>x[&gt;=]0?</text:p>
          </table:table-cell>
          <table:table-cell office:value-type="string">
            <text:p>x≥0?</text:p>
          </table:table-cell>
          <table:table-cell office:value-type="string">
            <text:p>x&gt;=0?</text:p>
          </table:table-cell>
        </table:table-row>
        <table:table-row table:style-name="ro2">
          <table:table-cell office:value-type="string">
            <text:p>x[&gt;=]1?</text:p>
          </table:table-cell>
          <table:table-cell office:value-type="string">
            <text:p>x≥1?</text:p>
          </table:table-cell>
          <table:table-cell office:value-type="string">
            <text:p>x&gt;=1?</text:p>
          </table:table-cell>
        </table:table-row>
        <table:table-row table:style-name="ro2">
          <table:table-cell office:value-type="string">
            <text:p>x[&gt;=]?</text:p>
          </table:table-cell>
          <table:table-cell office:value-type="string">
            <text:p>x≥?</text:p>
          </table:table-cell>
          <table:table-cell office:value-type="string">
            <text:p>x&gt;=?</text:p>
          </table:table-cell>
        </table:table-row>
        <table:table-row table:style-name="ro2">
          <table:table-cell office:value-type="string">
            <text:p>x[^2]</text:p>
          </table:table-cell>
          <table:table-cell office:value-type="string">
            <text:p>x²</text:p>
          </table:table-cell>
          <table:table-cell office:value-type="string">
            <text:p>x^2</text:p>
          </table:table-cell>
        </table:table-row>
        <table:table-row table:style-name="ro2">
          <table:table-cell office:value-type="string">
            <text:p>[cmplx]x[^2]</text:p>
          </table:table-cell>
          <table:table-cell office:value-type="string">
            <text:p>©x²</text:p>
          </table:table-cell>
          <table:table-cell office:value-type="string">
            <text:p>cx^2</text:p>
          </table:table-cell>
        </table:table-row>
        <table:table-row table:style-name="ro2">
          <table:table-cell office:value-type="string">
            <text:p>x[^3]</text:p>
          </table:table-cell>
          <table:table-cell office:value-type="string">
            <text:p>x³</text:p>
          </table:table-cell>
          <table:table-cell office:value-type="string">
            <text:p>x^3</text:p>
          </table:table-cell>
        </table:table-row>
        <table:table-row table:style-name="ro2">
          <table:table-cell office:value-type="string">
            <text:p>[cmplx]x[^3]</text:p>
          </table:table-cell>
          <table:table-cell office:value-type="string">
            <text:p>©x³</text:p>
          </table:table-cell>
          <table:table-cell office:value-type="string">
            <text:p>cx^3</text:p>
          </table:table-cell>
        </table:table-row>
        <table:table-row table:style-name="ro2">
          <table:table-cell office:value-type="string">
            <text:p>x[approx]0?</text:p>
          </table:table-cell>
          <table:table-cell office:value-type="string">
            <text:p>x≈0?</text:p>
          </table:table-cell>
          <table:table-cell office:value-type="string">
            <text:p>x~0?</text:p>
          </table:table-cell>
        </table:table-row>
        <table:table-row table:style-name="ro2">
          <table:table-cell office:value-type="string">
            <text:p>x[approx]1?</text:p>
          </table:table-cell>
          <table:table-cell office:value-type="string">
            <text:p>x≈1?</text:p>
          </table:table-cell>
          <table:table-cell office:value-type="string">
            <text:p>x~1?</text:p>
          </table:table-cell>
        </table:table-row>
        <table:table-row table:style-name="ro2">
          <table:table-cell office:value-type="string">
            <text:p>x[approx]?</text:p>
          </table:table-cell>
          <table:table-cell office:value-type="string">
            <text:p>x≈?</text:p>
          </table:table-cell>
          <table:table-cell office:value-type="string">
            <text:p>x~?</text:p>
          </table:table-cell>
        </table:table-row>
        <table:table-row table:style-name="ro3">
          <table:table-cell office:value-type="string">
            <text:p>XEQ[alpha]</text:p>
          </table:table-cell>
          <table:table-cell office:value-type="string">
            <text:p>XEQα</text:p>
          </table:table-cell>
          <table:table-cell office:value-type="string">
            <text:p>XEQa</text:p>
          </table:table-cell>
        </table:table-row>
        <table:table-row table:style-name="ro2">
          <table:table-cell office:value-type="string">
            <text:p>y[&lt;-&gt;]</text:p>
          </table:table-cell>
          <table:table-cell office:value-type="string">
            <text:p>y⇆</text:p>
          </table:table-cell>
          <table:table-cell office:value-type="string">
            <text:p>y&lt;&gt;</text:p>
          </table:table-cell>
        </table:table-row>
        <table:table-row table:style-name="ro4">
          <table:table-cell office:value-type="string">
            <text:p>y[^x]</text:p>
          </table:table-cell>
          <table:table-cell office:value-type="string">
            <text:p>yᵡ</text:p>
          </table:table-cell>
          <table:table-cell office:value-type="string">
            <text:p>y^x</text:p>
          </table:table-cell>
        </table:table-row>
        <table:table-row table:style-name="ro3">
          <table:table-cell office:value-type="string">
            <text:p>[cmplx]y[^x]</text:p>
          </table:table-cell>
          <table:table-cell office:value-type="string">
            <text:p>©yᵡ</text:p>
          </table:table-cell>
          <table:table-cell office:value-type="string">
            <text:p>cy^x</text:p>
          </table:table-cell>
        </table:table-row>
        <table:table-row table:style-name="ro3">
          <table:table-cell office:value-type="string">
            <text:p>yards[-&gt;]m</text:p>
          </table:table-cell>
          <table:table-cell office:value-type="string">
            <text:p>yards→m</text:p>
          </table:table-cell>
          <table:table-cell office:value-type="string">
            <text:p>yards&gt;m</text:p>
          </table:table-cell>
        </table:table-row>
        <table:table-row table:style-name="ro2">
          <table:table-cell office:value-type="string">
            <text:p>z[&lt;-&gt;]</text:p>
          </table:table-cell>
          <table:table-cell office:value-type="string">
            <text:p>z⇆</text:p>
          </table:table-cell>
          <table:table-cell office:value-type="string">
            <text:p>z&lt;&gt;</text:p>
          </table:table-cell>
        </table:table-row>
        <table:table-row table:style-name="ro2">
          <table:table-cell office:value-type="string">
            <text:p>[cmplx]z[&lt;-&gt;]</text:p>
          </table:table-cell>
          <table:table-cell office:value-type="string">
            <text:p>©z⇆</text:p>
          </table:table-cell>
          <table:table-cell office:value-type="string">
            <text:p>cz&lt;&gt;</text:p>
          </table:table-cell>
        </table:table-row>
        <table:table-row table:style-name="ro2">
          <table:table-cell office:value-type="string">
            <text:p>[cmplx]||</text:p>
          </table:table-cell>
          <table:table-cell office:value-type="string">
            <text:p>©||</text:p>
          </table:table-cell>
          <table:table-cell office:value-type="string">
            <text:p>c||</text:p>
          </table:table-cell>
        </table:table-row>
      </table:table>
      <table:table table:name="Alpha Characters" table:style-name="ta1" table:print="false">
        <table:table-column table:style-name="co1" table:default-cell-style-name="ce2"/>
        <table:table-column table:style-name="co1" table:default-cell-style-name="Default"/>
        <table:table-column table:style-name="co2" table:number-columns-repeated="1022" table:default-cell-style-name="Default"/>
        <table:table-row table:style-name="ro5">
          <table:table-cell table:style-name="ce1" office:value-type="string">
            <text:p>Character</text:p>
          </table:table-cell>
          <table:table-cell table:style-name="ce1" office:value-type="string">
            <text:p>Full Name</text:p>
          </table:table-cell>
          <table:table-cell table:style-name="ce1" table:number-columns-repeated="1022"/>
        </table:table-row>
        <table:table-row table:style-name="ro2">
          <table:table-cell office:value-type="string">
            <text:p>Ẁ</text:p>
          </table:table-cell>
          <table:table-cell office:value-type="string">
            <text:p>[x-bar]</text:p>
          </table:table-cell>
          <table:table-cell table:number-columns-repeated="1022"/>
        </table:table-row>
        <table:table-row table:style-name="ro4">
          <table:table-cell office:value-type="string">
            <text:p>ȳ</text:p>
          </table:table-cell>
          <table:table-cell office:value-type="string">
            <text:p>[y-bar]</text:p>
          </table:table-cell>
          <table:table-cell table:number-columns-repeated="1022"/>
        </table:table-row>
        <table:table-row table:style-name="ro2">
          <table:table-cell office:value-type="string">
            <text:p>√</text:p>
          </table:table-cell>
          <table:table-cell office:value-type="string">
            <text:p>[sqrt]</text:p>
          </table:table-cell>
          <table:table-cell table:number-columns-repeated="1022"/>
        </table:table-row>
        <table:table-row table:style-name="ro2">
          <table:table-cell office:value-type="string">
            <text:p>∫</text:p>
          </table:table-cell>
          <table:table-cell office:value-type="string">
            <text:p>[integral]</text:p>
          </table:table-cell>
          <table:table-cell table:number-columns-repeated="1022"/>
        </table:table-row>
        <table:table-row table:style-name="ro2">
          <table:table-cell office:value-type="string">
            <text:p>°</text:p>
          </table:table-cell>
          <table:table-cell office:value-type="string">
            <text:p>[degree]</text:p>
          </table:table-cell>
          <table:table-cell table:number-columns-repeated="1022"/>
        </table:table-row>
        <table:table-row table:style-name="ro2">
          <table:table-cell office:value-type="string">
            <text:p> </text:p>
          </table:table-cell>
          <table:table-cell office:value-type="string">
            <text:p>[narrow-space]</text:p>
          </table:table-cell>
          <table:table-cell table:number-columns-repeated="1022"/>
        </table:table-row>
        <table:table-row table:style-name="ro2">
          <table:table-cell office:value-type="string">
            <text:p>Ⓖ</text:p>
          </table:table-cell>
          <table:table-cell office:value-type="string">
            <text:p>[grad]</text:p>
          </table:table-cell>
          <table:table-cell table:number-columns-repeated="1022"/>
        </table:table-row>
        <table:table-row table:style-name="ro2">
          <table:table-cell office:value-type="string">
            <text:p>±</text:p>
          </table:table-cell>
          <table:table-cell office:value-type="string">
            <text:p>[+/-]</text:p>
          </table:table-cell>
          <table:table-cell table:number-columns-repeated="1022"/>
        </table:table-row>
        <table:table-row table:style-name="ro2">
          <table:table-cell office:value-type="string">
            <text:p>≤</text:p>
          </table:table-cell>
          <table:table-cell office:value-type="string">
            <text:p>[&lt;=]</text:p>
          </table:table-cell>
          <table:table-cell table:number-columns-repeated="1022"/>
        </table:table-row>
        <table:table-row table:style-name="ro2">
          <table:table-cell office:value-type="string">
            <text:p>≥</text:p>
          </table:table-cell>
          <table:table-cell office:value-type="string">
            <text:p>[&gt;=]</text:p>
          </table:table-cell>
          <table:table-cell table:number-columns-repeated="1022"/>
        </table:table-row>
        <table:table-row table:style-name="ro2">
          <table:table-cell office:value-type="string">
            <text:p>≠</text:p>
          </table:table-cell>
          <table:table-cell office:value-type="string">
            <text:p>[!=]</text:p>
          </table:table-cell>
          <table:table-cell table:number-columns-repeated="1022"/>
        </table:table-row>
        <table:table-row table:style-name="ro2">
          <table:table-cell office:value-type="string">
            <text:p>€</text:p>
          </table:table-cell>
          <table:table-cell office:value-type="string">
            <text:p>[euro]</text:p>
          </table:table-cell>
          <table:table-cell table:number-columns-repeated="1022"/>
        </table:table-row>
        <table:table-row table:style-name="ro2">
          <table:table-cell office:value-type="string">
            <text:p>→</text:p>
          </table:table-cell>
          <table:table-cell office:value-type="string">
            <text:p>[-&gt;]</text:p>
          </table:table-cell>
          <table:table-cell table:number-columns-repeated="1022"/>
        </table:table-row>
        <table:table-row table:style-name="ro2">
          <table:table-cell office:value-type="string">
            <text:p>←</text:p>
          </table:table-cell>
          <table:table-cell office:value-type="string">
            <text:p>[&lt;-]</text:p>
          </table:table-cell>
          <table:table-cell table:number-columns-repeated="1022"/>
        </table:table-row>
        <table:table-row table:style-name="ro2">
          <table:table-cell office:value-type="string">
            <text:p>↓</text:p>
          </table:table-cell>
          <table:table-cell office:value-type="string">
            <text:p>[v]</text:p>
          </table:table-cell>
          <table:table-cell table:number-columns-repeated="1022"/>
        </table:table-row>
        <table:table-row table:style-name="ro2">
          <table:table-cell office:value-type="string">
            <text:p>↑</text:p>
          </table:table-cell>
          <table:table-cell office:value-type="string">
            <text:p>[^]</text:p>
          </table:table-cell>
          <table:table-cell table:number-columns-repeated="1022"/>
        </table:table-row>
        <table:table-row table:style-name="ro2">
          <table:table-cell office:value-type="string">
            <text:p>ⓕ</text:p>
          </table:table-cell>
          <table:table-cell office:value-type="string">
            <text:p>[f-shift]</text:p>
          </table:table-cell>
          <table:table-cell table:number-columns-repeated="1022"/>
        </table:table-row>
        <table:table-row table:style-name="ro2">
          <table:table-cell office:value-type="string">
            <text:p>ⓖ</text:p>
          </table:table-cell>
          <table:table-cell office:value-type="string">
            <text:p>[g-shift]</text:p>
          </table:table-cell>
          <table:table-cell table:number-columns-repeated="1022"/>
        </table:table-row>
        <table:table-row table:style-name="ro2">
          <table:table-cell office:value-type="string">
            <text:p>ⓗ</text:p>
          </table:table-cell>
          <table:table-cell office:value-type="string">
            <text:p>[h-shift]</text:p>
          </table:table-cell>
          <table:table-cell table:number-columns-repeated="1022"/>
        </table:table-row>
        <table:table-row table:style-name="ro2">
          <table:table-cell office:value-type="string">
            <text:p>©</text:p>
          </table:table-cell>
          <table:table-cell office:value-type="string">
            <text:p>[cmplx]</text:p>
          </table:table-cell>
          <table:table-cell table:number-columns-repeated="1022"/>
        </table:table-row>
        <table:table-row table:style-name="ro2">
          <table:table-cell office:value-type="string">
            <text:p>Ø</text:p>
          </table:table-cell>
          <table:table-cell office:value-type="string">
            <text:p>[O-slash]</text:p>
          </table:table-cell>
          <table:table-cell table:number-columns-repeated="1022"/>
        </table:table-row>
        <table:table-row table:style-name="ro3">
          <table:table-cell office:value-type="string">
            <text:p>ø</text:p>
          </table:table-cell>
          <table:table-cell office:value-type="string">
            <text:p>[o-slash]</text:p>
          </table:table-cell>
          <table:table-cell table:number-columns-repeated="1022"/>
        </table:table-row>
        <table:table-row table:style-name="ro2">
          <table:table-cell office:value-type="string">
            <text:p>⇆</text:p>
          </table:table-cell>
          <table:table-cell office:value-type="string">
            <text:p>[&lt;-&gt;]</text:p>
          </table:table-cell>
          <table:table-cell table:number-columns-repeated="1022"/>
        </table:table-row>
        <table:table-row table:style-name="ro3">
          <table:table-cell office:value-type="string">
            <text:p>ß</text:p>
          </table:table-cell>
          <table:table-cell office:value-type="string">
            <text:p>[sz]</text:p>
          </table:table-cell>
          <table:table-cell table:number-columns-repeated="1022"/>
        </table:table-row>
        <table:table-row table:style-name="ro4">
          <table:table-cell office:value-type="string">
            <text:p>ẋ</text:p>
          </table:table-cell>
          <table:table-cell office:value-type="string">
            <text:p>[x-hat]</text:p>
          </table:table-cell>
          <table:table-cell table:number-columns-repeated="1022"/>
        </table:table-row>
        <table:table-row table:style-name="ro4">
          <table:table-cell office:value-type="string">
            <text:p>ŷ</text:p>
          </table:table-cell>
          <table:table-cell office:value-type="string">
            <text:p>[y-hat]</text:p>
          </table:table-cell>
          <table:table-cell table:number-columns-repeated="1022"/>
        </table:table-row>
        <table:table-row table:style-name="ro2">
          <table:table-cell office:value-type="string">
            <text:p>ₘ</text:p>
          </table:table-cell>
          <table:table-cell office:value-type="string">
            <text:p>[sub-m]</text:p>
          </table:table-cell>
          <table:table-cell table:number-columns-repeated="1022"/>
        </table:table-row>
        <table:table-row table:style-name="ro2">
          <table:table-cell office:value-type="string">
            <text:p>×</text:p>
          </table:table-cell>
          <table:table-cell office:value-type="string">
            <text:p>[times]</text:p>
          </table:table-cell>
          <table:table-cell table:number-columns-repeated="1022"/>
        </table:table-row>
        <table:table-row table:style-name="ro2">
          <table:table-cell office:value-type="string">
            <text:p>≈</text:p>
          </table:table-cell>
          <table:table-cell office:value-type="string">
            <text:p>[approx]</text:p>
          </table:table-cell>
          <table:table-cell table:number-columns-repeated="1022"/>
        </table:table-row>
        <table:table-row table:style-name="ro2">
          <table:table-cell office:value-type="string">
            <text:p>£</text:p>
          </table:table-cell>
          <table:table-cell office:value-type="string">
            <text:p>[pound]</text:p>
          </table:table-cell>
          <table:table-cell table:number-columns-repeated="1022"/>
        </table:table-row>
        <table:table-row table:style-name="ro2">
          <table:table-cell office:value-type="string">
            <text:p>¥</text:p>
          </table:table-cell>
          <table:table-cell office:value-type="string">
            <text:p>[yen]</text:p>
          </table:table-cell>
          <table:table-cell table:number-columns-repeated="1022"/>
        </table:table-row>
        <table:table-row table:style-name="ro2">
          <table:table-cell office:value-type="string">
            <text:p><text:s/></text:p>
          </table:table-cell>
          <table:table-cell office:value-type="string">
            <text:p>[space]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WP 34S Solid Font Regular" svg:font-family="'WP 34S Solid Font Regular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4">24.01.2016</text:date>, <text:time>15:02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editing-cycles>0</meta:editing-cycles>
    <meta:editing-duration>PT00H00M00S</meta:editing-duration>
    <dc:description>Needs WP 34S Solid Font</dc:description>
    <dc:title>WP 34S Command Alias Names</dc:title>
    <dc:date>2016-01-24T15:02:04</dc:date>
    <dc:creator>Marcus von Cube</dc:creator>
    <meta:document-statistic meta:table-count="3" meta:cell-count="4226" meta:object-count="0"/>
    <meta:generator>NeoOffice/3.2015.2_Classic_Edition$Unix OpenOffice.org_project/Patch 0</meta:generator>
    <meta:user-defined meta:name="Info 1"/>
    <meta:user-defined meta:name="Info 2"/>
    <meta:user-defined meta:name="Info 3"/>
    <meta:user-defined meta:name="Info 4"/>
  </office:meta>
</office:document-meta>
</file>